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/>
    <style:style style:name="ta_extref" style:family="table">
      <style:table-properties table:display="false"/>
    </style:style>
  </office:automatic-styles>
  <office:body>
    <office:spreadsheet>
      <table:calculation-settings table:automatic-find-labels="false" table:use-regular-expressions="false" table:use-wildcards="true"/>
      <table:table table:name="Shares" table:style-name="ta1">
        <table:table-column table:style-name="co1" table:number-columns-repeated="127" table:default-cell-style-name="Default"/>
        <table:table-row table:style-name="ro1">
          <table:table-cell office:value-type="string" calcext:value-type="string">
            <text:p>j</text:p>
          </table:table-cell>
          <table:table-cell office:value-type="string" calcext:value-type="string">
            <text:p>I_1</text:p>
          </table:table-cell>
          <table:table-cell office:value-type="string" calcext:value-type="string">
            <text:p>I_2</text:p>
          </table:table-cell>
          <table:table-cell office:value-type="string" calcext:value-type="string">
            <text:p>I_3</text:p>
          </table:table-cell>
          <table:table-cell office:value-type="string" calcext:value-type="string">
            <text:p>I_4</text:p>
          </table:table-cell>
          <table:table-cell office:value-type="string" calcext:value-type="string">
            <text:p>I_5</text:p>
          </table:table-cell>
          <table:table-cell office:value-type="string" calcext:value-type="string">
            <text:p>I_6</text:p>
          </table:table-cell>
          <table:table-cell office:value-type="string" calcext:value-type="string">
            <text:p>I_7</text:p>
          </table:table-cell>
          <table:table-cell office:value-type="string" calcext:value-type="string">
            <text:p>I_8</text:p>
          </table:table-cell>
          <table:table-cell office:value-type="string" calcext:value-type="string">
            <text:p>I_9</text:p>
          </table:table-cell>
          <table:table-cell office:value-type="string" calcext:value-type="string">
            <text:p>I_10</text:p>
          </table:table-cell>
          <table:table-cell office:value-type="string" calcext:value-type="string">
            <text:p>I_11</text:p>
          </table:table-cell>
          <table:table-cell office:value-type="string" calcext:value-type="string">
            <text:p>I_12</text:p>
          </table:table-cell>
          <table:table-cell office:value-type="string" calcext:value-type="string">
            <text:p>I_13</text:p>
          </table:table-cell>
          <table:table-cell office:value-type="string" calcext:value-type="string">
            <text:p>I_14</text:p>
          </table:table-cell>
          <table:table-cell office:value-type="string" calcext:value-type="string">
            <text:p>I_15</text:p>
          </table:table-cell>
          <table:table-cell office:value-type="string" calcext:value-type="string">
            <text:p>I_16</text:p>
          </table:table-cell>
          <table:table-cell office:value-type="string" calcext:value-type="string">
            <text:p>I_17</text:p>
          </table:table-cell>
          <table:table-cell office:value-type="string" calcext:value-type="string">
            <text:p>I_18</text:p>
          </table:table-cell>
          <table:table-cell office:value-type="string" calcext:value-type="string">
            <text:p>II_1</text:p>
          </table:table-cell>
          <table:table-cell office:value-type="string" calcext:value-type="string">
            <text:p>II_2</text:p>
          </table:table-cell>
          <table:table-cell office:value-type="string" calcext:value-type="string">
            <text:p>II_3</text:p>
          </table:table-cell>
          <table:table-cell office:value-type="string" calcext:value-type="string">
            <text:p>II_4</text:p>
          </table:table-cell>
          <table:table-cell office:value-type="string" calcext:value-type="string">
            <text:p>II_5</text:p>
          </table:table-cell>
          <table:table-cell office:value-type="string" calcext:value-type="string">
            <text:p>II_6</text:p>
          </table:table-cell>
          <table:table-cell office:value-type="string" calcext:value-type="string">
            <text:p>II_7</text:p>
          </table:table-cell>
          <table:table-cell office:value-type="string" calcext:value-type="string">
            <text:p>II_8</text:p>
          </table:table-cell>
          <table:table-cell office:value-type="string" calcext:value-type="string">
            <text:p>II_9</text:p>
          </table:table-cell>
          <table:table-cell office:value-type="string" calcext:value-type="string">
            <text:p>II_10</text:p>
          </table:table-cell>
          <table:table-cell office:value-type="string" calcext:value-type="string">
            <text:p>II_11</text:p>
          </table:table-cell>
          <table:table-cell office:value-type="string" calcext:value-type="string">
            <text:p>II_12</text:p>
          </table:table-cell>
          <table:table-cell office:value-type="string" calcext:value-type="string">
            <text:p>II_13</text:p>
          </table:table-cell>
          <table:table-cell office:value-type="string" calcext:value-type="string">
            <text:p>II_14</text:p>
          </table:table-cell>
          <table:table-cell office:value-type="string" calcext:value-type="string">
            <text:p>II_15</text:p>
          </table:table-cell>
          <table:table-cell office:value-type="string" calcext:value-type="string">
            <text:p>II_16</text:p>
          </table:table-cell>
          <table:table-cell office:value-type="string" calcext:value-type="string">
            <text:p>II_17</text:p>
          </table:table-cell>
          <table:table-cell office:value-type="string" calcext:value-type="string">
            <text:p>II_18</text:p>
          </table:table-cell>
          <table:table-cell office:value-type="string" calcext:value-type="string">
            <text:p>III_1</text:p>
          </table:table-cell>
          <table:table-cell office:value-type="string" calcext:value-type="string">
            <text:p>III_2</text:p>
          </table:table-cell>
          <table:table-cell office:value-type="string" calcext:value-type="string">
            <text:p>III_3</text:p>
          </table:table-cell>
          <table:table-cell office:value-type="string" calcext:value-type="string">
            <text:p>III_4</text:p>
          </table:table-cell>
          <table:table-cell office:value-type="string" calcext:value-type="string">
            <text:p>III_5</text:p>
          </table:table-cell>
          <table:table-cell office:value-type="string" calcext:value-type="string">
            <text:p>III_6</text:p>
          </table:table-cell>
          <table:table-cell office:value-type="string" calcext:value-type="string">
            <text:p>III_7</text:p>
          </table:table-cell>
          <table:table-cell office:value-type="string" calcext:value-type="string">
            <text:p>III_8</text:p>
          </table:table-cell>
          <table:table-cell office:value-type="string" calcext:value-type="string">
            <text:p>III_9</text:p>
          </table:table-cell>
          <table:table-cell office:value-type="string" calcext:value-type="string">
            <text:p>III_10</text:p>
          </table:table-cell>
          <table:table-cell office:value-type="string" calcext:value-type="string">
            <text:p>III_11</text:p>
          </table:table-cell>
          <table:table-cell office:value-type="string" calcext:value-type="string">
            <text:p>III_12</text:p>
          </table:table-cell>
          <table:table-cell office:value-type="string" calcext:value-type="string">
            <text:p>III_13</text:p>
          </table:table-cell>
          <table:table-cell office:value-type="string" calcext:value-type="string">
            <text:p>III_14</text:p>
          </table:table-cell>
          <table:table-cell office:value-type="string" calcext:value-type="string">
            <text:p>III_15</text:p>
          </table:table-cell>
          <table:table-cell office:value-type="string" calcext:value-type="string">
            <text:p>III_16</text:p>
          </table:table-cell>
          <table:table-cell office:value-type="string" calcext:value-type="string">
            <text:p>III_17</text:p>
          </table:table-cell>
          <table:table-cell office:value-type="string" calcext:value-type="string">
            <text:p>III_18</text:p>
          </table:table-cell>
          <table:table-cell office:value-type="string" calcext:value-type="string">
            <text:p>IV_1</text:p>
          </table:table-cell>
          <table:table-cell office:value-type="string" calcext:value-type="string">
            <text:p>IV_2</text:p>
          </table:table-cell>
          <table:table-cell office:value-type="string" calcext:value-type="string">
            <text:p>IV_3</text:p>
          </table:table-cell>
          <table:table-cell office:value-type="string" calcext:value-type="string">
            <text:p>IV_4</text:p>
          </table:table-cell>
          <table:table-cell office:value-type="string" calcext:value-type="string">
            <text:p>IV_5</text:p>
          </table:table-cell>
          <table:table-cell office:value-type="string" calcext:value-type="string">
            <text:p>IV_6</text:p>
          </table:table-cell>
          <table:table-cell office:value-type="string" calcext:value-type="string">
            <text:p>IV_7</text:p>
          </table:table-cell>
          <table:table-cell office:value-type="string" calcext:value-type="string">
            <text:p>IV_8</text:p>
          </table:table-cell>
          <table:table-cell office:value-type="string" calcext:value-type="string">
            <text:p>IV_9</text:p>
          </table:table-cell>
          <table:table-cell office:value-type="string" calcext:value-type="string">
            <text:p>IV_10</text:p>
          </table:table-cell>
          <table:table-cell office:value-type="string" calcext:value-type="string">
            <text:p>IV_11</text:p>
          </table:table-cell>
          <table:table-cell office:value-type="string" calcext:value-type="string">
            <text:p>IV_12</text:p>
          </table:table-cell>
          <table:table-cell office:value-type="string" calcext:value-type="string">
            <text:p>IV_13</text:p>
          </table:table-cell>
          <table:table-cell office:value-type="string" calcext:value-type="string">
            <text:p>IV_14</text:p>
          </table:table-cell>
          <table:table-cell office:value-type="string" calcext:value-type="string">
            <text:p>IV_15</text:p>
          </table:table-cell>
          <table:table-cell office:value-type="string" calcext:value-type="string">
            <text:p>IV_16</text:p>
          </table:table-cell>
          <table:table-cell office:value-type="string" calcext:value-type="string">
            <text:p>IV_17</text:p>
          </table:table-cell>
          <table:table-cell office:value-type="string" calcext:value-type="string">
            <text:p>IV_18</text:p>
          </table:table-cell>
          <table:table-cell office:value-type="string" calcext:value-type="string">
            <text:p>V_1</text:p>
          </table:table-cell>
          <table:table-cell office:value-type="string" calcext:value-type="string">
            <text:p>V_2</text:p>
          </table:table-cell>
          <table:table-cell office:value-type="string" calcext:value-type="string">
            <text:p>V_3</text:p>
          </table:table-cell>
          <table:table-cell office:value-type="string" calcext:value-type="string">
            <text:p>V_4</text:p>
          </table:table-cell>
          <table:table-cell office:value-type="string" calcext:value-type="string">
            <text:p>V_5</text:p>
          </table:table-cell>
          <table:table-cell office:value-type="string" calcext:value-type="string">
            <text:p>V_6</text:p>
          </table:table-cell>
          <table:table-cell office:value-type="string" calcext:value-type="string">
            <text:p>V_7</text:p>
          </table:table-cell>
          <table:table-cell office:value-type="string" calcext:value-type="string">
            <text:p>V_8</text:p>
          </table:table-cell>
          <table:table-cell office:value-type="string" calcext:value-type="string">
            <text:p>V_9</text:p>
          </table:table-cell>
          <table:table-cell office:value-type="string" calcext:value-type="string">
            <text:p>V_10</text:p>
          </table:table-cell>
          <table:table-cell office:value-type="string" calcext:value-type="string">
            <text:p>V_11</text:p>
          </table:table-cell>
          <table:table-cell office:value-type="string" calcext:value-type="string">
            <text:p>V_12</text:p>
          </table:table-cell>
          <table:table-cell office:value-type="string" calcext:value-type="string">
            <text:p>V_13</text:p>
          </table:table-cell>
          <table:table-cell office:value-type="string" calcext:value-type="string">
            <text:p>V_14</text:p>
          </table:table-cell>
          <table:table-cell office:value-type="string" calcext:value-type="string">
            <text:p>V_15</text:p>
          </table:table-cell>
          <table:table-cell office:value-type="string" calcext:value-type="string">
            <text:p>V_16</text:p>
          </table:table-cell>
          <table:table-cell office:value-type="string" calcext:value-type="string">
            <text:p>V_17</text:p>
          </table:table-cell>
          <table:table-cell office:value-type="string" calcext:value-type="string">
            <text:p>V_18</text:p>
          </table:table-cell>
          <table:table-cell office:value-type="string" calcext:value-type="string">
            <text:p>VI_1</text:p>
          </table:table-cell>
          <table:table-cell office:value-type="string" calcext:value-type="string">
            <text:p>VI_2</text:p>
          </table:table-cell>
          <table:table-cell office:value-type="string" calcext:value-type="string">
            <text:p>VI_3</text:p>
          </table:table-cell>
          <table:table-cell office:value-type="string" calcext:value-type="string">
            <text:p>VI_4</text:p>
          </table:table-cell>
          <table:table-cell office:value-type="string" calcext:value-type="string">
            <text:p>VI_5</text:p>
          </table:table-cell>
          <table:table-cell office:value-type="string" calcext:value-type="string">
            <text:p>VI_6</text:p>
          </table:table-cell>
          <table:table-cell office:value-type="string" calcext:value-type="string">
            <text:p>VI_7</text:p>
          </table:table-cell>
          <table:table-cell office:value-type="string" calcext:value-type="string">
            <text:p>VI_8</text:p>
          </table:table-cell>
          <table:table-cell office:value-type="string" calcext:value-type="string">
            <text:p>VI_9</text:p>
          </table:table-cell>
          <table:table-cell office:value-type="string" calcext:value-type="string">
            <text:p>VI_10</text:p>
          </table:table-cell>
          <table:table-cell office:value-type="string" calcext:value-type="string">
            <text:p>VI_11</text:p>
          </table:table-cell>
          <table:table-cell office:value-type="string" calcext:value-type="string">
            <text:p>VI_12</text:p>
          </table:table-cell>
          <table:table-cell office:value-type="string" calcext:value-type="string">
            <text:p>VI_13</text:p>
          </table:table-cell>
          <table:table-cell office:value-type="string" calcext:value-type="string">
            <text:p>VI_14</text:p>
          </table:table-cell>
          <table:table-cell office:value-type="string" calcext:value-type="string">
            <text:p>VI_15</text:p>
          </table:table-cell>
          <table:table-cell office:value-type="string" calcext:value-type="string">
            <text:p>VI_16</text:p>
          </table:table-cell>
          <table:table-cell office:value-type="string" calcext:value-type="string">
            <text:p>VI_17</text:p>
          </table:table-cell>
          <table:table-cell office:value-type="string" calcext:value-type="string">
            <text:p>VI_18</text:p>
          </table:table-cell>
          <table:table-cell office:value-type="string" calcext:value-type="string">
            <text:p>VII_1</text:p>
          </table:table-cell>
          <table:table-cell office:value-type="string" calcext:value-type="string">
            <text:p>VII_2</text:p>
          </table:table-cell>
          <table:table-cell office:value-type="string" calcext:value-type="string">
            <text:p>VII_3</text:p>
          </table:table-cell>
          <table:table-cell office:value-type="string" calcext:value-type="string">
            <text:p>VII_4</text:p>
          </table:table-cell>
          <table:table-cell office:value-type="string" calcext:value-type="string">
            <text:p>VII_5</text:p>
          </table:table-cell>
          <table:table-cell office:value-type="string" calcext:value-type="string">
            <text:p>VII_6</text:p>
          </table:table-cell>
          <table:table-cell office:value-type="string" calcext:value-type="string">
            <text:p>VII_7</text:p>
          </table:table-cell>
          <table:table-cell office:value-type="string" calcext:value-type="string">
            <text:p>VII_8</text:p>
          </table:table-cell>
          <table:table-cell office:value-type="string" calcext:value-type="string">
            <text:p>VII_9</text:p>
          </table:table-cell>
          <table:table-cell office:value-type="string" calcext:value-type="string">
            <text:p>VII_10</text:p>
          </table:table-cell>
          <table:table-cell office:value-type="string" calcext:value-type="string">
            <text:p>VII_11</text:p>
          </table:table-cell>
          <table:table-cell office:value-type="string" calcext:value-type="string">
            <text:p>VII_12</text:p>
          </table:table-cell>
          <table:table-cell office:value-type="string" calcext:value-type="string">
            <text:p>VII_13</text:p>
          </table:table-cell>
          <table:table-cell office:value-type="string" calcext:value-type="string">
            <text:p>VII_14</text:p>
          </table:table-cell>
          <table:table-cell office:value-type="string" calcext:value-type="string">
            <text:p>VII_15</text:p>
          </table:table-cell>
          <table:table-cell office:value-type="string" calcext:value-type="string">
            <text:p>VII_16</text:p>
          </table:table-cell>
          <table:table-cell office:value-type="string" calcext:value-type="string">
            <text:p>VII_17</text:p>
          </table:table-cell>
          <table:table-cell office:value-type="string" calcext:value-type="string">
            <text:p>VII_18</text:p>
          </table:table-cell>
        </table:table-row>
        <table:table-row table:style-name="ro1">
          <table:table-cell office:value-type="string" calcext:value-type="string">
            <text:p>T. PERDIGAO,BRF,LANCHES PRONTOS</text:p>
          </table:table-cell>
          <table:table-cell table:formula="of:=IF([$Volumes.B4]=0;&quot;N/A&quot;;[$Volumes.B4]/([$Volumes.B$2]+[$Volumes.B$11]))" office:value-type="string" office:string-value="N/A" calcext:value-type="string">
            <text:p>N/A</text:p>
          </table:table-cell>
          <table:table-cell table:formula="of:=IF([$Volumes.C4]=0;&quot;N/A&quot;;[$Volumes.C4]/[$Volumes.C$2])" office:value-type="string" office:string-value="N/A" calcext:value-type="string">
            <text:p>N/A</text:p>
          </table:table-cell>
          <table:table-cell table:formula="of:=IF([$Volumes.D4]=0;&quot;N/A&quot;;[$Volumes.D4]/([$Volumes.D$2]+[$Volumes.D$11]))" office:value-type="string" office:string-value="N/A" calcext:value-type="string">
            <text:p>N/A</text:p>
          </table:table-cell>
          <table:table-cell table:formula="of:=IF([$Volumes.E4]=0;&quot;N/A&quot;;[$Volumes.E4]/([$Volumes.E$2]+[$Volumes.E$11]))" office:value-type="string" office:string-value="N/A" calcext:value-type="string">
            <text:p>N/A</text:p>
          </table:table-cell>
          <table:table-cell table:formula="of:=IF([$Volumes.F4]=0;&quot;N/A&quot;;[$Volumes.F4]/([$Volumes.F$2]+[$Volumes.F$11]))" office:value-type="string" office:string-value="N/A" calcext:value-type="string">
            <text:p>N/A</text:p>
          </table:table-cell>
          <table:table-cell table:formula="of:=IF([$Volumes.G4]=0;&quot;N/A&quot;;[$Volumes.G4]/([$Volumes.G$2]+[$Volumes.G$11]))" office:value-type="string" office:string-value="N/A" calcext:value-type="string">
            <text:p>N/A</text:p>
          </table:table-cell>
          <table:table-cell table:formula="of:=IF([$Volumes.H4]=0;&quot;N/A&quot;;[$Volumes.H4]/([$Volumes.H$2]+[$Volumes.H$11]))" office:value-type="string" office:string-value="N/A" calcext:value-type="string">
            <text:p>N/A</text:p>
          </table:table-cell>
          <table:table-cell table:formula="of:=IF([$Volumes.I4]=0;&quot;N/A&quot;;[$Volumes.I4]/([$Volumes.I$2]+[$Volumes.I$11]))" office:value-type="string" office:string-value="N/A" calcext:value-type="string">
            <text:p>N/A</text:p>
          </table:table-cell>
          <table:table-cell table:formula="of:=IF([$Volumes.J4]=0;&quot;N/A&quot;;[$Volumes.J4]/([$Volumes.J$2]+[$Volumes.J$11]))" office:value-type="string" office:string-value="N/A" calcext:value-type="string">
            <text:p>N/A</text:p>
          </table:table-cell>
          <table:table-cell table:formula="of:=IF([$Volumes.K4]=0;&quot;N/A&quot;;[$Volumes.K4]/([$Volumes.K$2]+[$Volumes.K$11]))" office:value-type="string" office:string-value="N/A" calcext:value-type="string">
            <text:p>N/A</text:p>
          </table:table-cell>
          <table:table-cell table:formula="of:=IF([$Volumes.L4]=0;&quot;N/A&quot;;[$Volumes.L4]/([$Volumes.L$2]+[$Volumes.L$11]))" office:value-type="string" office:string-value="N/A" calcext:value-type="string">
            <text:p>N/A</text:p>
          </table:table-cell>
          <table:table-cell table:formula="of:=IF([$Volumes.M4]=0;&quot;N/A&quot;;[$Volumes.M4]/([$Volumes.M$2]+[$Volumes.M$11]))" office:value-type="float" office:value="0.00253056840677808" calcext:value-type="float">
            <text:p>0.002530568406778</text:p>
          </table:table-cell>
          <table:table-cell table:formula="of:=IF([$Volumes.N4]=0;&quot;N/A&quot;;[$Volumes.N4]/([$Volumes.N$2]+[$Volumes.N$11]))" office:value-type="float" office:value="0.00765630316149629" calcext:value-type="float">
            <text:p>0.007656303161496</text:p>
          </table:table-cell>
          <table:table-cell table:formula="of:=IF([$Volumes.O4]=0;&quot;N/A&quot;;[$Volumes.O4]/([$Volumes.O$2]+[$Volumes.O$11]))" office:value-type="float" office:value="0.0135518908114042" calcext:value-type="float">
            <text:p>0.013551890811404</text:p>
          </table:table-cell>
          <table:table-cell table:formula="of:=IF([$Volumes.P4]=0;&quot;N/A&quot;;[$Volumes.P4]/([$Volumes.P$2]+[$Volumes.P$11]))" office:value-type="float" office:value="0.0114224651555515" calcext:value-type="float">
            <text:p>0.011422465155552</text:p>
          </table:table-cell>
          <table:table-cell table:formula="of:=IF([$Volumes.Q4]=0;&quot;N/A&quot;;[$Volumes.Q4]/([$Volumes.Q$2]+[$Volumes.Q$11]))" office:value-type="float" office:value="0.0099885120563898" calcext:value-type="float">
            <text:p>0.00998851205639</text:p>
          </table:table-cell>
          <table:table-cell table:formula="of:=IF([$Volumes.R4]=0;&quot;N/A&quot;;[$Volumes.R4]/([$Volumes.R$2]+[$Volumes.R$11]))" office:value-type="float" office:value="0.0086744424801135" calcext:value-type="float">
            <text:p>0.008674442480114</text:p>
          </table:table-cell>
          <table:table-cell table:formula="of:=IF([$Volumes.S4]=0;&quot;N/A&quot;;[$Volumes.S4]/([$Volumes.S$2]+[$Volumes.S$11]))" office:value-type="float" office:value="0.0152251348080652" calcext:value-type="float">
            <text:p>0.015225134808065</text:p>
          </table:table-cell>
          <table:table-cell table:formula="of:=IF([$Volumes.T4]=0;&quot;N/A&quot;;[$Volumes.T4]/([$Volumes.T$2]+[$Volumes.T$11]))" office:value-type="string" office:string-value="N/A" calcext:value-type="string">
            <text:p>N/A</text:p>
          </table:table-cell>
          <table:table-cell table:formula="of:=IF([$Volumes.U4]=0;&quot;N/A&quot;;[$Volumes.U4]/([$Volumes.U$2]+[$Volumes.U$11]))" office:value-type="string" office:string-value="N/A" calcext:value-type="string">
            <text:p>N/A</text:p>
          </table:table-cell>
          <table:table-cell table:formula="of:=IF([$Volumes.V4]=0;&quot;N/A&quot;;[$Volumes.V4]/([$Volumes.V$2]+[$Volumes.V$11]))" office:value-type="string" office:string-value="N/A" calcext:value-type="string">
            <text:p>N/A</text:p>
          </table:table-cell>
          <table:table-cell table:formula="of:=IF([$Volumes.W4]=0;&quot;N/A&quot;;[$Volumes.W4]/([$Volumes.W$2]+[$Volumes.W$11]))" office:value-type="string" office:string-value="N/A" calcext:value-type="string">
            <text:p>N/A</text:p>
          </table:table-cell>
          <table:table-cell table:formula="of:=IF([$Volumes.X4]=0;&quot;N/A&quot;;[$Volumes.X4]/([$Volumes.X$2]+[$Volumes.X$11]))" office:value-type="string" office:string-value="N/A" calcext:value-type="string">
            <text:p>N/A</text:p>
          </table:table-cell>
          <table:table-cell table:formula="of:=IF([$Volumes.Y4]=0;&quot;N/A&quot;;[$Volumes.Y4]/([$Volumes.Y$2]+[$Volumes.Y$11]))" office:value-type="string" office:string-value="N/A" calcext:value-type="string">
            <text:p>N/A</text:p>
          </table:table-cell>
          <table:table-cell table:formula="of:=IF([$Volumes.Z4]=0;&quot;N/A&quot;;[$Volumes.Z4]/([$Volumes.Z$2]+[$Volumes.Z$11]))" office:value-type="string" office:string-value="N/A" calcext:value-type="string">
            <text:p>N/A</text:p>
          </table:table-cell>
          <table:table-cell table:formula="of:=IF([$Volumes.AA4]=0;&quot;N/A&quot;;[$Volumes.AA4]/([$Volumes.AA$2]+[$Volumes.AA$11]))" office:value-type="float" office:value="0.000570265810001692" calcext:value-type="float">
            <text:p>0.000570265810002</text:p>
          </table:table-cell>
          <table:table-cell table:formula="of:=IF([$Volumes.AB4]=0;&quot;N/A&quot;;[$Volumes.AB4]/([$Volumes.AB$2]+[$Volumes.AB$11]))" office:value-type="float" office:value="0.00256897011142591" calcext:value-type="float">
            <text:p>0.002568970111426</text:p>
          </table:table-cell>
          <table:table-cell table:formula="of:=IF([$Volumes.AC4]=0;&quot;N/A&quot;;[$Volumes.AC4]/([$Volumes.AC$2]+[$Volumes.AC$11]))" office:value-type="float" office:value="0.00628913094785098" calcext:value-type="float">
            <text:p>0.006289130947851</text:p>
          </table:table-cell>
          <table:table-cell table:formula="of:=IF([$Volumes.AD4]=0;&quot;N/A&quot;;[$Volumes.AD4]/([$Volumes.AD$2]+[$Volumes.AD$11]))" office:value-type="float" office:value="0.00909190826253304" calcext:value-type="float">
            <text:p>0.009091908262533</text:p>
          </table:table-cell>
          <table:table-cell table:formula="of:=IF([$Volumes.AE4]=0;&quot;N/A&quot;;[$Volumes.AE4]/([$Volumes.AE$2]+[$Volumes.AE$11]))" office:value-type="float" office:value="0.0120694310149888" calcext:value-type="float">
            <text:p>0.012069431014989</text:p>
          </table:table-cell>
          <table:table-cell table:formula="of:=IF([$Volumes.AF4]=0;&quot;N/A&quot;;[$Volumes.AF4]/([$Volumes.AF$2]+[$Volumes.AF$11]))" office:value-type="float" office:value="0.0121584198982501" calcext:value-type="float">
            <text:p>0.01215841989825</text:p>
          </table:table-cell>
          <table:table-cell table:formula="of:=IF([$Volumes.AG4]=0;&quot;N/A&quot;;[$Volumes.AG4]/([$Volumes.AG$2]+[$Volumes.AG$11]))" office:value-type="float" office:value="0.0150345450089272" calcext:value-type="float">
            <text:p>0.015034545008927</text:p>
          </table:table-cell>
          <table:table-cell table:formula="of:=IF([$Volumes.AH4]=0;&quot;N/A&quot;;[$Volumes.AH4]/([$Volumes.AH$2]+[$Volumes.AH$11]))" office:value-type="float" office:value="0.0145185129734271" calcext:value-type="float">
            <text:p>0.014518512973427</text:p>
          </table:table-cell>
          <table:table-cell table:formula="of:=IF([$Volumes.AI4]=0;&quot;N/A&quot;;[$Volumes.AI4]/([$Volumes.AI$2]+[$Volumes.AI$11]))" office:value-type="float" office:value="0.0189525866827284" calcext:value-type="float">
            <text:p>0.018952586682728</text:p>
          </table:table-cell>
          <table:table-cell table:formula="of:=IF([$Volumes.AJ4]=0;&quot;N/A&quot;;[$Volumes.AJ4]/([$Volumes.AJ$2]+[$Volumes.AJ$11]))" office:value-type="float" office:value="0.0170792373894127" calcext:value-type="float">
            <text:p>0.017079237389413</text:p>
          </table:table-cell>
          <table:table-cell table:formula="of:=IF([$Volumes.AK4]=0;&quot;N/A&quot;;[$Volumes.AK4]/([$Volumes.AK$2]+[$Volumes.AK$11]))" office:value-type="float" office:value="0.0253448753634232" calcext:value-type="float">
            <text:p>0.025344875363423</text:p>
          </table:table-cell>
          <table:table-cell table:formula="of:=IF([$Volumes.AL4]=0;&quot;N/A&quot;;[$Volumes.AL4]/([$Volumes.AL$2]+[$Volumes.AL$11]))" office:value-type="string" office:string-value="N/A" calcext:value-type="string">
            <text:p>N/A</text:p>
          </table:table-cell>
          <table:table-cell table:formula="of:=IF([$Volumes.AM4]=0;&quot;N/A&quot;;[$Volumes.AM4]/([$Volumes.AM$2]+[$Volumes.AM$11]))" office:value-type="string" office:string-value="N/A" calcext:value-type="string">
            <text:p>N/A</text:p>
          </table:table-cell>
          <table:table-cell table:formula="of:=IF([$Volumes.AN4]=0;&quot;N/A&quot;;[$Volumes.AN4]/([$Volumes.AN$2]+[$Volumes.AN$11]))" office:value-type="string" office:string-value="N/A" calcext:value-type="string">
            <text:p>N/A</text:p>
          </table:table-cell>
          <table:table-cell table:formula="of:=IF([$Volumes.AO4]=0;&quot;N/A&quot;;[$Volumes.AO4]/([$Volumes.AO$2]+[$Volumes.AO$11]))" office:value-type="string" office:string-value="N/A" calcext:value-type="string">
            <text:p>N/A</text:p>
          </table:table-cell>
          <table:table-cell table:formula="of:=IF([$Volumes.AP4]=0;&quot;N/A&quot;;[$Volumes.AP4]/([$Volumes.AP$2]+[$Volumes.AP$11]))" office:value-type="string" office:string-value="N/A" calcext:value-type="string">
            <text:p>N/A</text:p>
          </table:table-cell>
          <table:table-cell table:formula="of:=IF([$Volumes.AQ4]=0;&quot;N/A&quot;;[$Volumes.AQ4]/([$Volumes.AQ$2]+[$Volumes.AQ$11]))" office:value-type="string" office:string-value="N/A" calcext:value-type="string">
            <text:p>N/A</text:p>
          </table:table-cell>
          <table:table-cell table:formula="of:=IF([$Volumes.AR4]=0;&quot;N/A&quot;;[$Volumes.AR4]/([$Volumes.AR$2]+[$Volumes.AR$11]))" office:value-type="string" office:string-value="N/A" calcext:value-type="string">
            <text:p>N/A</text:p>
          </table:table-cell>
          <table:table-cell table:formula="of:=IF([$Volumes.AS4]=0;&quot;N/A&quot;;[$Volumes.AS4]/([$Volumes.AS$2]+[$Volumes.AS$11]))" office:value-type="float" office:value="0.00187438634778449" calcext:value-type="float">
            <text:p>0.001874386347784</text:p>
          </table:table-cell>
          <table:table-cell table:formula="of:=IF([$Volumes.AT4]=0;&quot;N/A&quot;;[$Volumes.AT4]/([$Volumes.AT$2]+[$Volumes.AT$11]))" office:value-type="float" office:value="0.0139614578461228" calcext:value-type="float">
            <text:p>0.013961457846123</text:p>
          </table:table-cell>
          <table:table-cell table:formula="of:=IF([$Volumes.AU4]=0;&quot;N/A&quot;;[$Volumes.AU4]/([$Volumes.AU$2]+[$Volumes.AU$11]))" office:value-type="float" office:value="0.0219996975253033" calcext:value-type="float">
            <text:p>0.021999697525303</text:p>
          </table:table-cell>
          <table:table-cell table:formula="of:=IF([$Volumes.AV4]=0;&quot;N/A&quot;;[$Volumes.AV4]/([$Volumes.AV$2]+[$Volumes.AV$11]))" office:value-type="float" office:value="0.0315735055406224" calcext:value-type="float">
            <text:p>0.031573505540623</text:p>
          </table:table-cell>
          <table:table-cell table:formula="of:=IF([$Volumes.AW4]=0;&quot;N/A&quot;;[$Volumes.AW4]/([$Volumes.AW$2]+[$Volumes.AW$11]))" office:value-type="float" office:value="0.0493049802417494" calcext:value-type="float">
            <text:p>0.04930498024175</text:p>
          </table:table-cell>
          <table:table-cell table:formula="of:=IF([$Volumes.AX4]=0;&quot;N/A&quot;;[$Volumes.AX4]/([$Volumes.AX$2]+[$Volumes.AX$11]))" office:value-type="float" office:value="0.033824912540557" calcext:value-type="float">
            <text:p>0.033824912540557</text:p>
          </table:table-cell>
          <table:table-cell table:formula="of:=IF([$Volumes.AY4]=0;&quot;N/A&quot;;[$Volumes.AY4]/([$Volumes.AY$2]+[$Volumes.AY$11]))" office:value-type="float" office:value="0.047907619691573" calcext:value-type="float">
            <text:p>0.047907619691573</text:p>
          </table:table-cell>
          <table:table-cell table:formula="of:=IF([$Volumes.AZ4]=0;&quot;N/A&quot;;[$Volumes.AZ4]/([$Volumes.AZ$2]+[$Volumes.AZ$11]))" office:value-type="float" office:value="0.0379345579755638" calcext:value-type="float">
            <text:p>0.037934557975564</text:p>
          </table:table-cell>
          <table:table-cell table:formula="of:=IF([$Volumes.BA4]=0;&quot;N/A&quot;;[$Volumes.BA4]/([$Volumes.BA$2]+[$Volumes.BA$11]))" office:value-type="float" office:value="0.0342810431895976" calcext:value-type="float">
            <text:p>0.034281043189598</text:p>
          </table:table-cell>
          <table:table-cell table:formula="of:=IF([$Volumes.BB4]=0;&quot;N/A&quot;;[$Volumes.BB4]/([$Volumes.BB$2]+[$Volumes.BB$11]))" office:value-type="float" office:value="0.0380160677513678" calcext:value-type="float">
            <text:p>0.038016067751368</text:p>
          </table:table-cell>
          <table:table-cell table:formula="of:=IF([$Volumes.BC4]=0;&quot;N/A&quot;;[$Volumes.BC4]/([$Volumes.BC$2]+[$Volumes.BC$11]))" office:value-type="float" office:value="0.0462776950617835" calcext:value-type="float">
            <text:p>0.046277695061784</text:p>
          </table:table-cell>
          <table:table-cell table:formula="of:=IF([$Volumes.BD4]=0;&quot;N/A&quot;;[$Volumes.BD4]/([$Volumes.BD$2]+[$Volumes.BD$11]))" office:value-type="string" office:string-value="N/A" calcext:value-type="string">
            <text:p>N/A</text:p>
          </table:table-cell>
          <table:table-cell table:formula="of:=IF([$Volumes.BE4]=0;&quot;N/A&quot;;[$Volumes.BE4]/([$Volumes.BE$2]+[$Volumes.BE$11]))" office:value-type="string" office:string-value="N/A" calcext:value-type="string">
            <text:p>N/A</text:p>
          </table:table-cell>
          <table:table-cell table:formula="of:=IF([$Volumes.BF4]=0;&quot;N/A&quot;;[$Volumes.BF4]/([$Volumes.BF$2]+[$Volumes.BF$11]))" office:value-type="string" office:string-value="N/A" calcext:value-type="string">
            <text:p>N/A</text:p>
          </table:table-cell>
          <table:table-cell table:formula="of:=IF([$Volumes.BG4]=0;&quot;N/A&quot;;[$Volumes.BG4]/([$Volumes.BG$2]+[$Volumes.BG$11]))" office:value-type="string" office:string-value="N/A" calcext:value-type="string">
            <text:p>N/A</text:p>
          </table:table-cell>
          <table:table-cell table:formula="of:=IF([$Volumes.BH4]=0;&quot;N/A&quot;;[$Volumes.BH4]/([$Volumes.BH$2]+[$Volumes.BH$11]))" office:value-type="string" office:string-value="N/A" calcext:value-type="string">
            <text:p>N/A</text:p>
          </table:table-cell>
          <table:table-cell table:formula="of:=IF([$Volumes.BI4]=0;&quot;N/A&quot;;[$Volumes.BI4]/([$Volumes.BI$2]+[$Volumes.BI$11]))" office:value-type="string" office:string-value="N/A" calcext:value-type="string">
            <text:p>N/A</text:p>
          </table:table-cell>
          <table:table-cell table:formula="of:=IF([$Volumes.BJ4]=0;&quot;N/A&quot;;[$Volumes.BJ4]/([$Volumes.BJ$2]+[$Volumes.BJ$11]))" office:value-type="string" office:string-value="N/A" calcext:value-type="string">
            <text:p>N/A</text:p>
          </table:table-cell>
          <table:table-cell table:formula="of:=IF([$Volumes.BK4]=0;&quot;N/A&quot;;[$Volumes.BK4]/([$Volumes.BK$2]+[$Volumes.BK$11]))" office:value-type="float" office:value="0.00440758954368213" calcext:value-type="float">
            <text:p>0.004407589543682</text:p>
          </table:table-cell>
          <table:table-cell table:formula="of:=IF([$Volumes.BL4]=0;&quot;N/A&quot;;[$Volumes.BL4]/([$Volumes.BL$2]+[$Volumes.BL$11]))" office:value-type="float" office:value="0.0144270049219785" calcext:value-type="float">
            <text:p>0.014427004921979</text:p>
          </table:table-cell>
          <table:table-cell table:formula="of:=IF([$Volumes.BM4]=0;&quot;N/A&quot;;[$Volumes.BM4]/([$Volumes.BM$2]+[$Volumes.BM$11]))" office:value-type="float" office:value="0.0204294066227332" calcext:value-type="float">
            <text:p>0.020429406622733</text:p>
          </table:table-cell>
          <table:table-cell table:formula="of:=IF([$Volumes.BN4]=0;&quot;N/A&quot;;[$Volumes.BN4]/([$Volumes.BN$2]+[$Volumes.BN$11]))" office:value-type="float" office:value="0.0197433475430696" calcext:value-type="float">
            <text:p>0.01974334754307</text:p>
          </table:table-cell>
          <table:table-cell table:formula="of:=IF([$Volumes.BO4]=0;&quot;N/A&quot;;[$Volumes.BO4]/([$Volumes.BO$2]+[$Volumes.BO$11]))" office:value-type="float" office:value="0.0179947396825374" calcext:value-type="float">
            <text:p>0.017994739682537</text:p>
          </table:table-cell>
          <table:table-cell table:formula="of:=IF([$Volumes.BP4]=0;&quot;N/A&quot;;[$Volumes.BP4]/([$Volumes.BP$2]+[$Volumes.BP$11]))" office:value-type="float" office:value="0.0206003406430775" calcext:value-type="float">
            <text:p>0.020600340643078</text:p>
          </table:table-cell>
          <table:table-cell table:formula="of:=IF([$Volumes.BQ4]=0;&quot;N/A&quot;;[$Volumes.BQ4]/([$Volumes.BQ$2]+[$Volumes.BQ$11]))" office:value-type="float" office:value="0.024592794585284" calcext:value-type="float">
            <text:p>0.024592794585284</text:p>
          </table:table-cell>
          <table:table-cell table:formula="of:=IF([$Volumes.BR4]=0;&quot;N/A&quot;;[$Volumes.BR4]/([$Volumes.BR$2]+[$Volumes.BR$11]))" office:value-type="float" office:value="0.0279302730850771" calcext:value-type="float">
            <text:p>0.027930273085077</text:p>
          </table:table-cell>
          <table:table-cell table:formula="of:=IF([$Volumes.BS4]=0;&quot;N/A&quot;;[$Volumes.BS4]/([$Volumes.BS$2]+[$Volumes.BS$11]))" office:value-type="float" office:value="0.0266697001071963" calcext:value-type="float">
            <text:p>0.026669700107196</text:p>
          </table:table-cell>
          <table:table-cell table:formula="of:=IF([$Volumes.BT4]=0;&quot;N/A&quot;;[$Volumes.BT4]/([$Volumes.BT$2]+[$Volumes.BT$11]))" office:value-type="float" office:value="0.0227671526618486" calcext:value-type="float">
            <text:p>0.022767152661849</text:p>
          </table:table-cell>
          <table:table-cell table:formula="of:=IF([$Volumes.BU4]=0;&quot;N/A&quot;;[$Volumes.BU4]/([$Volumes.BU$2]+[$Volumes.BU$11]))" office:value-type="float" office:value="0.027755454863291" calcext:value-type="float">
            <text:p>0.027755454863291</text:p>
          </table:table-cell>
          <table:table-cell table:formula="of:=IF([$Volumes.BV4]=0;&quot;N/A&quot;;[$Volumes.BV4]/([$Volumes.BV$2]+[$Volumes.BV$11]))" office:value-type="string" office:string-value="N/A" calcext:value-type="string">
            <text:p>N/A</text:p>
          </table:table-cell>
          <table:table-cell table:formula="of:=IF([$Volumes.BW4]=0;&quot;N/A&quot;;[$Volumes.BW4]/([$Volumes.BW$2]+[$Volumes.BW$11]))" office:value-type="string" office:string-value="N/A" calcext:value-type="string">
            <text:p>N/A</text:p>
          </table:table-cell>
          <table:table-cell table:formula="of:=IF([$Volumes.BX4]=0;&quot;N/A&quot;;[$Volumes.BX4]/([$Volumes.BX$2]+[$Volumes.BX$11]))" office:value-type="string" office:string-value="N/A" calcext:value-type="string">
            <text:p>N/A</text:p>
          </table:table-cell>
          <table:table-cell table:formula="of:=IF([$Volumes.BY4]=0;&quot;N/A&quot;;[$Volumes.BY4]/([$Volumes.BY$2]+[$Volumes.BY$11]))" office:value-type="string" office:string-value="N/A" calcext:value-type="string">
            <text:p>N/A</text:p>
          </table:table-cell>
          <table:table-cell table:formula="of:=IF([$Volumes.BZ4]=0;&quot;N/A&quot;;[$Volumes.BZ4]/([$Volumes.BZ$2]+[$Volumes.BZ$11]))" office:value-type="string" office:string-value="N/A" calcext:value-type="string">
            <text:p>N/A</text:p>
          </table:table-cell>
          <table:table-cell table:formula="of:=IF([$Volumes.CA4]=0;&quot;N/A&quot;;[$Volumes.CA4]/([$Volumes.CA$2]+[$Volumes.CA$11]))" office:value-type="string" office:string-value="N/A" calcext:value-type="string">
            <text:p>N/A</text:p>
          </table:table-cell>
          <table:table-cell table:formula="of:=IF([$Volumes.CB4]=0;&quot;N/A&quot;;[$Volumes.CB4]/([$Volumes.CB$2]+[$Volumes.CB$11]))" office:value-type="string" office:string-value="N/A" calcext:value-type="string">
            <text:p>N/A</text:p>
          </table:table-cell>
          <table:table-cell table:formula="of:=IF([$Volumes.CC4]=0;&quot;N/A&quot;;[$Volumes.CC4]/([$Volumes.CC$2]+[$Volumes.CC$11]))" office:value-type="float" office:value="0.0133113438377335" calcext:value-type="float">
            <text:p>0.013311343837734</text:p>
          </table:table-cell>
          <table:table-cell table:formula="of:=IF([$Volumes.CD4]=0;&quot;N/A&quot;;[$Volumes.CD4]/([$Volumes.CD$2]+[$Volumes.CD$11]))" office:value-type="float" office:value="0.0247993644659031" calcext:value-type="float">
            <text:p>0.024799364465903</text:p>
          </table:table-cell>
          <table:table-cell table:formula="of:=IF([$Volumes.CE4]=0;&quot;N/A&quot;;[$Volumes.CE4]/([$Volumes.CE$2]+[$Volumes.CE$11]))" office:value-type="float" office:value="0.0234219903581269" calcext:value-type="float">
            <text:p>0.023421990358127</text:p>
          </table:table-cell>
          <table:table-cell table:formula="of:=IF([$Volumes.CF4]=0;&quot;N/A&quot;;[$Volumes.CF4]/([$Volumes.CF$2]+[$Volumes.CF$11]))" office:value-type="float" office:value="0.0250151037946011" calcext:value-type="float">
            <text:p>0.025015103794601</text:p>
          </table:table-cell>
          <table:table-cell table:formula="of:=IF([$Volumes.CG4]=0;&quot;N/A&quot;;[$Volumes.CG4]/([$Volumes.CG$2]+[$Volumes.CG$11]))" office:value-type="float" office:value="0.0274505899825371" calcext:value-type="float">
            <text:p>0.027450589982537</text:p>
          </table:table-cell>
          <table:table-cell table:formula="of:=IF([$Volumes.CH4]=0;&quot;N/A&quot;;[$Volumes.CH4]/([$Volumes.CH$2]+[$Volumes.CH$11]))" office:value-type="float" office:value="0.0366110973538621" calcext:value-type="float">
            <text:p>0.036611097353862</text:p>
          </table:table-cell>
          <table:table-cell table:formula="of:=IF([$Volumes.CI4]=0;&quot;N/A&quot;;[$Volumes.CI4]/([$Volumes.CI$2]+[$Volumes.CI$11]))" office:value-type="float" office:value="0.0315535621467467" calcext:value-type="float">
            <text:p>0.031553562146747</text:p>
          </table:table-cell>
          <table:table-cell table:formula="of:=IF([$Volumes.CJ4]=0;&quot;N/A&quot;;[$Volumes.CJ4]/([$Volumes.CJ$2]+[$Volumes.CJ$11]))" office:value-type="float" office:value="0.0337834941138957" calcext:value-type="float">
            <text:p>0.033783494113896</text:p>
          </table:table-cell>
          <table:table-cell table:formula="of:=IF([$Volumes.CK4]=0;&quot;N/A&quot;;[$Volumes.CK4]/([$Volumes.CK$2]+[$Volumes.CK$11]))" office:value-type="float" office:value="0.037223195213745" calcext:value-type="float">
            <text:p>0.037223195213745</text:p>
          </table:table-cell>
          <table:table-cell table:formula="of:=IF([$Volumes.CL4]=0;&quot;N/A&quot;;[$Volumes.CL4]/([$Volumes.CL$2]+[$Volumes.CL$11]))" office:value-type="float" office:value="0.036706184176418" calcext:value-type="float">
            <text:p>0.036706184176418</text:p>
          </table:table-cell>
          <table:table-cell table:formula="of:=IF([$Volumes.CM4]=0;&quot;N/A&quot;;[$Volumes.CM4]/([$Volumes.CM$2]+[$Volumes.CM$11]))" office:value-type="float" office:value="0.0389716228030881" calcext:value-type="float">
            <text:p>0.038971622803088</text:p>
          </table:table-cell>
          <table:table-cell table:formula="of:=IF([$Volumes.CN4]=0;&quot;N/A&quot;;[$Volumes.CN4]/([$Volumes.CN$2]+[$Volumes.CN$11]))" office:value-type="string" office:string-value="N/A" calcext:value-type="string">
            <text:p>N/A</text:p>
          </table:table-cell>
          <table:table-cell table:formula="of:=IF([$Volumes.CO4]=0;&quot;N/A&quot;;[$Volumes.CO4]/([$Volumes.CO$2]+[$Volumes.CO$11]))" office:value-type="string" office:string-value="N/A" calcext:value-type="string">
            <text:p>N/A</text:p>
          </table:table-cell>
          <table:table-cell table:formula="of:=IF([$Volumes.CP4]=0;&quot;N/A&quot;;[$Volumes.CP4]/([$Volumes.CP$2]+[$Volumes.CP$11]))" office:value-type="string" office:string-value="N/A" calcext:value-type="string">
            <text:p>N/A</text:p>
          </table:table-cell>
          <table:table-cell table:formula="of:=IF([$Volumes.CQ4]=0;&quot;N/A&quot;;[$Volumes.CQ4]/([$Volumes.CQ$2]+[$Volumes.CQ$11]))" office:value-type="string" office:string-value="N/A" calcext:value-type="string">
            <text:p>N/A</text:p>
          </table:table-cell>
          <table:table-cell table:formula="of:=IF([$Volumes.CR4]=0;&quot;N/A&quot;;[$Volumes.CR4]/([$Volumes.CR$2]+[$Volumes.CR$11]))" office:value-type="string" office:string-value="N/A" calcext:value-type="string">
            <text:p>N/A</text:p>
          </table:table-cell>
          <table:table-cell table:formula="of:=IF([$Volumes.CS4]=0;&quot;N/A&quot;;[$Volumes.CS4]/([$Volumes.CS$2]+[$Volumes.CS$11]))" office:value-type="string" office:string-value="N/A" calcext:value-type="string">
            <text:p>N/A</text:p>
          </table:table-cell>
          <table:table-cell table:formula="of:=IF([$Volumes.CT4]=0;&quot;N/A&quot;;[$Volumes.CT4]/([$Volumes.CT$2]+[$Volumes.CT$11]))" office:value-type="float" office:value="0.0211977365584772" calcext:value-type="float">
            <text:p>0.021197736558477</text:p>
          </table:table-cell>
          <table:table-cell table:formula="of:=IF([$Volumes.CU4]=0;&quot;N/A&quot;;[$Volumes.CU4]/([$Volumes.CU$2]+[$Volumes.CU$11]))" office:value-type="float" office:value="0.0877635833568503" calcext:value-type="float">
            <text:p>0.08776358335685</text:p>
          </table:table-cell>
          <table:table-cell table:formula="of:=IF([$Volumes.CV4]=0;&quot;N/A&quot;;[$Volumes.CV4]/([$Volumes.CV$2]+[$Volumes.CV$11]))" office:value-type="float" office:value="0.111199259731661" calcext:value-type="float">
            <text:p>0.111199259731661</text:p>
          </table:table-cell>
          <table:table-cell table:formula="of:=IF([$Volumes.CW4]=0;&quot;N/A&quot;;[$Volumes.CW4]/([$Volumes.CW$2]+[$Volumes.CW$11]))" office:value-type="float" office:value="0.0903997134651796" calcext:value-type="float">
            <text:p>0.09039971346518</text:p>
          </table:table-cell>
          <table:table-cell table:formula="of:=IF([$Volumes.CX4]=0;&quot;N/A&quot;;[$Volumes.CX4]/([$Volumes.CX$2]+[$Volumes.CX$11]))" office:value-type="float" office:value="0.0669824472610818" calcext:value-type="float">
            <text:p>0.066982447261082</text:p>
          </table:table-cell>
          <table:table-cell table:formula="of:=IF([$Volumes.CY4]=0;&quot;N/A&quot;;[$Volumes.CY4]/([$Volumes.CY$2]+[$Volumes.CY$11]))" office:value-type="float" office:value="0.0586399190196786" calcext:value-type="float">
            <text:p>0.058639919019679</text:p>
          </table:table-cell>
          <table:table-cell table:formula="of:=IF([$Volumes.CZ4]=0;&quot;N/A&quot;;[$Volumes.CZ4]/([$Volumes.CZ$2]+[$Volumes.CZ$11]))" office:value-type="float" office:value="0.0785573976507696" calcext:value-type="float">
            <text:p>0.07855739765077</text:p>
          </table:table-cell>
          <table:table-cell table:formula="of:=IF([$Volumes.DA4]=0;&quot;N/A&quot;;[$Volumes.DA4]/([$Volumes.DA$2]+[$Volumes.DA$11]))" office:value-type="float" office:value="0.0644811225349076" calcext:value-type="float">
            <text:p>0.064481122534908</text:p>
          </table:table-cell>
          <table:table-cell table:formula="of:=IF([$Volumes.DB4]=0;&quot;N/A&quot;;[$Volumes.DB4]/([$Volumes.DB$2]+[$Volumes.DB$11]))" office:value-type="float" office:value="0.0573256714355391" calcext:value-type="float">
            <text:p>0.057325671435539</text:p>
          </table:table-cell>
          <table:table-cell table:formula="of:=IF([$Volumes.DC4]=0;&quot;N/A&quot;;[$Volumes.DC4]/([$Volumes.DC$2]+[$Volumes.DC$11]))" office:value-type="float" office:value="0.058494614770988" calcext:value-type="float">
            <text:p>0.058494614770988</text:p>
          </table:table-cell>
          <table:table-cell table:formula="of:=IF([$Volumes.DD4]=0;&quot;N/A&quot;;[$Volumes.DD4]/([$Volumes.DD$2]+[$Volumes.DD$11]))" office:value-type="float" office:value="0.0635372068662047" calcext:value-type="float">
            <text:p>0.063537206866205</text:p>
          </table:table-cell>
          <table:table-cell table:formula="of:=IF([$Volumes.DE4]=0;&quot;N/A&quot;;[$Volumes.DE4]/([$Volumes.DE$2]+[$Volumes.DE$11]))" office:value-type="float" office:value="0.061774789288206" calcext:value-type="float">
            <text:p>0.061774789288206</text:p>
          </table:table-cell>
          <table:table-cell table:formula="of:=IF([$Volumes.DF4]=0;&quot;N/A&quot;;[$Volumes.DF4]/([$Volumes.DF$2]+[$Volumes.DF$11]))" office:value-type="string" office:string-value="N/A" calcext:value-type="string">
            <text:p>N/A</text:p>
          </table:table-cell>
          <table:table-cell table:formula="of:=IF([$Volumes.DG4]=0;&quot;N/A&quot;;[$Volumes.DG4]/([$Volumes.DG$2]+[$Volumes.DG$11]))" office:value-type="string" office:string-value="N/A" calcext:value-type="string">
            <text:p>N/A</text:p>
          </table:table-cell>
          <table:table-cell table:formula="of:=IF([$Volumes.DH4]=0;&quot;N/A&quot;;[$Volumes.DH4]/([$Volumes.DH$2]+[$Volumes.DH$11]))" office:value-type="string" office:string-value="N/A" calcext:value-type="string">
            <text:p>N/A</text:p>
          </table:table-cell>
          <table:table-cell table:formula="of:=IF([$Volumes.DI4]=0;&quot;N/A&quot;;[$Volumes.DI4]/([$Volumes.DI$2]+[$Volumes.DI$11]))" office:value-type="string" office:string-value="N/A" calcext:value-type="string">
            <text:p>N/A</text:p>
          </table:table-cell>
          <table:table-cell table:formula="of:=IF([$Volumes.DJ4]=0;&quot;N/A&quot;;[$Volumes.DJ4]/([$Volumes.DJ$2]+[$Volumes.DJ$11]))" office:value-type="string" office:string-value="N/A" calcext:value-type="string">
            <text:p>N/A</text:p>
          </table:table-cell>
          <table:table-cell table:formula="of:=IF([$Volumes.DK4]=0;&quot;N/A&quot;;[$Volumes.DK4]/([$Volumes.DK$2]+[$Volumes.DK$11]))" office:value-type="string" office:string-value="N/A" calcext:value-type="string">
            <text:p>N/A</text:p>
          </table:table-cell>
          <table:table-cell table:formula="of:=IF([$Volumes.DL4]=0;&quot;N/A&quot;;[$Volumes.DL4]/([$Volumes.DL$2]+[$Volumes.DL$11]))" office:value-type="string" office:string-value="N/A" calcext:value-type="string">
            <text:p>N/A</text:p>
          </table:table-cell>
          <table:table-cell table:formula="of:=IF([$Volumes.DM4]=0;&quot;N/A&quot;;[$Volumes.DM4]/([$Volumes.DM$2]+[$Volumes.DM$11]))" office:value-type="float" office:value="0.00247361555627694" calcext:value-type="float">
            <text:p>0.002473615556277</text:p>
          </table:table-cell>
          <table:table-cell table:formula="of:=IF([$Volumes.DN4]=0;&quot;N/A&quot;;[$Volumes.DN4]/([$Volumes.DN$2]+[$Volumes.DN$11]))" office:value-type="float" office:value="0.00183501260225855" calcext:value-type="float">
            <text:p>0.001835012602259</text:p>
          </table:table-cell>
          <table:table-cell table:formula="of:=IF([$Volumes.DO4]=0;&quot;N/A&quot;;[$Volumes.DO4]/([$Volumes.DO$2]+[$Volumes.DO$11]))" office:value-type="float" office:value="0.00278485840853153" calcext:value-type="float">
            <text:p>0.002784858408532</text:p>
          </table:table-cell>
          <table:table-cell table:formula="of:=IF([$Volumes.DP4]=0;&quot;N/A&quot;;[$Volumes.DP4]/([$Volumes.DP$2]+[$Volumes.DP$11]))" office:value-type="float" office:value="0.00206096259086665" calcext:value-type="float">
            <text:p>0.002060962590867</text:p>
          </table:table-cell>
          <table:table-cell table:formula="of:=IF([$Volumes.DQ4]=0;&quot;N/A&quot;;[$Volumes.DQ4]/([$Volumes.DQ$2]+[$Volumes.DQ$11]))" office:value-type="float" office:value="0.00278138876057505" calcext:value-type="float">
            <text:p>0.002781388760575</text:p>
          </table:table-cell>
          <table:table-cell table:formula="of:=IF([$Volumes.DR4]=0;&quot;N/A&quot;;[$Volumes.DR4]/([$Volumes.DR$2]+[$Volumes.DR$11]))" office:value-type="float" office:value="0.0132360627967802" calcext:value-type="float">
            <text:p>0.01323606279678</text:p>
          </table:table-cell>
          <table:table-cell table:formula="of:=IF([$Volumes.DS4]=0;&quot;N/A&quot;;[$Volumes.DS4]/([$Volumes.DS$2]+[$Volumes.DS$11]))" office:value-type="float" office:value="0.0101356029221219" calcext:value-type="float">
            <text:p>0.010135602922122</text:p>
          </table:table-cell>
          <table:table-cell table:formula="of:=IF([$Volumes.DT4]=0;&quot;N/A&quot;;[$Volumes.DT4]/([$Volumes.DT$2]+[$Volumes.DT$11]))" office:value-type="float" office:value="0.0216180793479291" calcext:value-type="float">
            <text:p>0.021618079347929</text:p>
          </table:table-cell>
          <table:table-cell table:formula="of:=IF([$Volumes.DU4]=0;&quot;N/A&quot;;[$Volumes.DU4]/([$Volumes.DU$2]+[$Volumes.DU$11]))" office:value-type="float" office:value="0.0367470602072008" calcext:value-type="float">
            <text:p>0.036747060207201</text:p>
          </table:table-cell>
          <table:table-cell table:formula="of:=IF([$Volumes.DV4]=0;&quot;N/A&quot;;[$Volumes.DV4]/([$Volumes.DV$2]+[$Volumes.DV$11]))" office:value-type="float" office:value="0.043377605091146" calcext:value-type="float">
            <text:p>0.043377605091146</text:p>
          </table:table-cell>
          <table:table-cell table:formula="of:=IF([$Volumes.DW4]=0;&quot;N/A&quot;;[$Volumes.DW4]/([$Volumes.DW$2]+[$Volumes.DW$11]))" office:value-type="float" office:value="0.0401058205284855" calcext:value-type="float">
            <text:p>0.040105820528486</text:p>
          </table:table-cell>
        </table:table-row>
        <table:table-row table:style-name="ro1">
          <table:table-cell office:value-type="string" calcext:value-type="string">
            <text:p>T. SADIA,BRF,LANCHES PRONTOS</text:p>
          </table:table-cell>
          <table:table-cell table:formula="of:=IF([$Volumes.B5]=0;&quot;N/A&quot;;[$Volumes.B5]/([$Volumes.B$2]+[$Volumes.B$11]))" office:value-type="float" office:value="0.0363226449759621" calcext:value-type="float">
            <text:p>0.036322644975962</text:p>
          </table:table-cell>
          <table:table-cell table:formula="of:=IF([$Volumes.C5]=0;&quot;N/A&quot;;[$Volumes.C5]/([$Volumes.C$2]+[$Volumes.C$11]))" office:value-type="float" office:value="0.0405838616815048" calcext:value-type="float">
            <text:p>0.040583861681505</text:p>
          </table:table-cell>
          <table:table-cell table:formula="of:=IF([$Volumes.D5]=0;&quot;N/A&quot;;[$Volumes.D5]/([$Volumes.D$2]+[$Volumes.D$11]))" office:value-type="float" office:value="0.0461800888033693" calcext:value-type="float">
            <text:p>0.046180088803369</text:p>
          </table:table-cell>
          <table:table-cell table:formula="of:=IF([$Volumes.E5]=0;&quot;N/A&quot;;[$Volumes.E5]/([$Volumes.E$2]+[$Volumes.E$11]))" office:value-type="float" office:value="0.0469554664476814" calcext:value-type="float">
            <text:p>0.046955466447682</text:p>
          </table:table-cell>
          <table:table-cell table:formula="of:=IF([$Volumes.F5]=0;&quot;N/A&quot;;[$Volumes.F5]/([$Volumes.F$2]+[$Volumes.F$11]))" office:value-type="float" office:value="0.0443744167730663" calcext:value-type="float">
            <text:p>0.044374416773066</text:p>
          </table:table-cell>
          <table:table-cell table:formula="of:=IF([$Volumes.G5]=0;&quot;N/A&quot;;[$Volumes.G5]/([$Volumes.G$2]+[$Volumes.G$11]))" office:value-type="float" office:value="0.0413645565414522" calcext:value-type="float">
            <text:p>0.041364556541452</text:p>
          </table:table-cell>
          <table:table-cell table:formula="of:=IF([$Volumes.H5]=0;&quot;N/A&quot;;[$Volumes.H5]/([$Volumes.H$2]+[$Volumes.H$11]))" office:value-type="float" office:value="0.0449476321459631" calcext:value-type="float">
            <text:p>0.044947632145963</text:p>
          </table:table-cell>
          <table:table-cell table:formula="of:=IF([$Volumes.I5]=0;&quot;N/A&quot;;[$Volumes.I5]/([$Volumes.I$2]+[$Volumes.I$11]))" office:value-type="float" office:value="0.0516811775172048" calcext:value-type="float">
            <text:p>0.051681177517205</text:p>
          </table:table-cell>
          <table:table-cell table:formula="of:=IF([$Volumes.J5]=0;&quot;N/A&quot;;[$Volumes.J5]/([$Volumes.J$2]+[$Volumes.J$11]))" office:value-type="float" office:value="0.051176543638336" calcext:value-type="float">
            <text:p>0.051176543638336</text:p>
          </table:table-cell>
          <table:table-cell table:formula="of:=IF([$Volumes.K5]=0;&quot;N/A&quot;;[$Volumes.K5]/([$Volumes.K$2]+[$Volumes.K$11]))" office:value-type="float" office:value="0.0522216689980106" calcext:value-type="float">
            <text:p>0.052221668998011</text:p>
          </table:table-cell>
          <table:table-cell table:formula="of:=IF([$Volumes.L5]=0;&quot;N/A&quot;;[$Volumes.L5]/([$Volumes.L$2]+[$Volumes.L$11]))" office:value-type="float" office:value="0.0556058046998908" calcext:value-type="float">
            <text:p>0.055605804699891</text:p>
          </table:table-cell>
          <table:table-cell table:formula="of:=IF([$Volumes.M5]=0;&quot;N/A&quot;;[$Volumes.M5]/([$Volumes.M$2]+[$Volumes.M$11]))" office:value-type="float" office:value="0.0440930219866417" calcext:value-type="float">
            <text:p>0.044093021986642</text:p>
          </table:table-cell>
          <table:table-cell table:formula="of:=IF([$Volumes.N5]=0;&quot;N/A&quot;;[$Volumes.N5]/([$Volumes.N$2]+[$Volumes.N$11]))" office:value-type="float" office:value="0.0427223132933817" calcext:value-type="float">
            <text:p>0.042722313293382</text:p>
          </table:table-cell>
          <table:table-cell table:formula="of:=IF([$Volumes.O5]=0;&quot;N/A&quot;;[$Volumes.O5]/([$Volumes.O$2]+[$Volumes.O$11]))" office:value-type="float" office:value="0.0378591384262313" calcext:value-type="float">
            <text:p>0.037859138426231</text:p>
          </table:table-cell>
          <table:table-cell table:formula="of:=IF([$Volumes.P5]=0;&quot;N/A&quot;;[$Volumes.P5]/([$Volumes.P$2]+[$Volumes.P$11]))" office:value-type="float" office:value="0.038620836562563" calcext:value-type="float">
            <text:p>0.038620836562563</text:p>
          </table:table-cell>
          <table:table-cell table:formula="of:=IF([$Volumes.Q5]=0;&quot;N/A&quot;;[$Volumes.Q5]/([$Volumes.Q$2]+[$Volumes.Q$11]))" office:value-type="float" office:value="0.0456537076475669" calcext:value-type="float">
            <text:p>0.045653707647567</text:p>
          </table:table-cell>
          <table:table-cell table:formula="of:=IF([$Volumes.R5]=0;&quot;N/A&quot;;[$Volumes.R5]/([$Volumes.R$2]+[$Volumes.R$11]))" office:value-type="float" office:value="0.0446345906151531" calcext:value-type="float">
            <text:p>0.044634590615153</text:p>
          </table:table-cell>
          <table:table-cell table:formula="of:=IF([$Volumes.S5]=0;&quot;N/A&quot;;[$Volumes.S5]/([$Volumes.S$2]+[$Volumes.S$11]))" office:value-type="float" office:value="0.0358180148182295" calcext:value-type="float">
            <text:p>0.03581801481823</text:p>
          </table:table-cell>
          <table:table-cell table:formula="of:=IF([$Volumes.T5]=0;&quot;N/A&quot;;[$Volumes.T5]/([$Volumes.T$2]+[$Volumes.T$11]))" office:value-type="float" office:value="0.126703687968067" calcext:value-type="float">
            <text:p>0.126703687968067</text:p>
          </table:table-cell>
          <table:table-cell table:formula="of:=IF([$Volumes.U5]=0;&quot;N/A&quot;;[$Volumes.U5]/([$Volumes.U$2]+[$Volumes.U$11]))" office:value-type="float" office:value="0.116060010000215" calcext:value-type="float">
            <text:p>0.116060010000215</text:p>
          </table:table-cell>
          <table:table-cell table:formula="of:=IF([$Volumes.V5]=0;&quot;N/A&quot;;[$Volumes.V5]/([$Volumes.V$2]+[$Volumes.V$11]))" office:value-type="float" office:value="0.111235453858415" calcext:value-type="float">
            <text:p>0.111235453858415</text:p>
          </table:table-cell>
          <table:table-cell table:formula="of:=IF([$Volumes.W5]=0;&quot;N/A&quot;;[$Volumes.W5]/([$Volumes.W$2]+[$Volumes.W$11]))" office:value-type="float" office:value="0.109857019842941" calcext:value-type="float">
            <text:p>0.109857019842941</text:p>
          </table:table-cell>
          <table:table-cell table:formula="of:=IF([$Volumes.X5]=0;&quot;N/A&quot;;[$Volumes.X5]/([$Volumes.X$2]+[$Volumes.X$11]))" office:value-type="float" office:value="0.105754056452157" calcext:value-type="float">
            <text:p>0.105754056452157</text:p>
          </table:table-cell>
          <table:table-cell table:formula="of:=IF([$Volumes.Y5]=0;&quot;N/A&quot;;[$Volumes.Y5]/([$Volumes.Y$2]+[$Volumes.Y$11]))" office:value-type="float" office:value="0.101564127719285" calcext:value-type="float">
            <text:p>0.101564127719285</text:p>
          </table:table-cell>
          <table:table-cell table:formula="of:=IF([$Volumes.Z5]=0;&quot;N/A&quot;;[$Volumes.Z5]/([$Volumes.Z$2]+[$Volumes.Z$11]))" office:value-type="float" office:value="0.104520391347849" calcext:value-type="float">
            <text:p>0.104520391347849</text:p>
          </table:table-cell>
          <table:table-cell table:formula="of:=IF([$Volumes.AA5]=0;&quot;N/A&quot;;[$Volumes.AA5]/([$Volumes.AA$2]+[$Volumes.AA$11]))" office:value-type="float" office:value="0.102019831553847" calcext:value-type="float">
            <text:p>0.102019831553847</text:p>
          </table:table-cell>
          <table:table-cell table:formula="of:=IF([$Volumes.AB5]=0;&quot;N/A&quot;;[$Volumes.AB5]/([$Volumes.AB$2]+[$Volumes.AB$11]))" office:value-type="float" office:value="0.0951759637020036" calcext:value-type="float">
            <text:p>0.095175963702004</text:p>
          </table:table-cell>
          <table:table-cell table:formula="of:=IF([$Volumes.AC5]=0;&quot;N/A&quot;;[$Volumes.AC5]/([$Volumes.AC$2]+[$Volumes.AC$11]))" office:value-type="float" office:value="0.096619310126259" calcext:value-type="float">
            <text:p>0.096619310126259</text:p>
          </table:table-cell>
          <table:table-cell table:formula="of:=IF([$Volumes.AD5]=0;&quot;N/A&quot;;[$Volumes.AD5]/([$Volumes.AD$2]+[$Volumes.AD$11]))" office:value-type="float" office:value="0.0970288449777526" calcext:value-type="float">
            <text:p>0.097028844977753</text:p>
          </table:table-cell>
          <table:table-cell table:formula="of:=IF([$Volumes.AE5]=0;&quot;N/A&quot;;[$Volumes.AE5]/([$Volumes.AE$2]+[$Volumes.AE$11]))" office:value-type="float" office:value="0.0827607638880587" calcext:value-type="float">
            <text:p>0.082760763888059</text:p>
          </table:table-cell>
          <table:table-cell table:formula="of:=IF([$Volumes.AF5]=0;&quot;N/A&quot;;[$Volumes.AF5]/([$Volumes.AF$2]+[$Volumes.AF$11]))" office:value-type="float" office:value="0.0830995850377394" calcext:value-type="float">
            <text:p>0.08309958503774</text:p>
          </table:table-cell>
          <table:table-cell table:formula="of:=IF([$Volumes.AG5]=0;&quot;N/A&quot;;[$Volumes.AG5]/([$Volumes.AG$2]+[$Volumes.AG$11]))" office:value-type="float" office:value="0.0818975577976618" calcext:value-type="float">
            <text:p>0.081897557797662</text:p>
          </table:table-cell>
          <table:table-cell table:formula="of:=IF([$Volumes.AH5]=0;&quot;N/A&quot;;[$Volumes.AH5]/([$Volumes.AH$2]+[$Volumes.AH$11]))" office:value-type="float" office:value="0.0829171643637852" calcext:value-type="float">
            <text:p>0.082917164363785</text:p>
          </table:table-cell>
          <table:table-cell table:formula="of:=IF([$Volumes.AI5]=0;&quot;N/A&quot;;[$Volumes.AI5]/([$Volumes.AI$2]+[$Volumes.AI$11]))" office:value-type="float" office:value="0.0834928484072776" calcext:value-type="float">
            <text:p>0.083492848407278</text:p>
          </table:table-cell>
          <table:table-cell table:formula="of:=IF([$Volumes.AJ5]=0;&quot;N/A&quot;;[$Volumes.AJ5]/([$Volumes.AJ$2]+[$Volumes.AJ$11]))" office:value-type="float" office:value="0.0986991105418322" calcext:value-type="float">
            <text:p>0.098699110541832</text:p>
          </table:table-cell>
          <table:table-cell table:formula="of:=IF([$Volumes.AK5]=0;&quot;N/A&quot;;[$Volumes.AK5]/([$Volumes.AK$2]+[$Volumes.AK$11]))" office:value-type="float" office:value="0.0815494162178906" calcext:value-type="float">
            <text:p>0.081549416217891</text:p>
          </table:table-cell>
          <table:table-cell table:formula="of:=IF([$Volumes.AL5]=0;&quot;N/A&quot;;[$Volumes.AL5]/([$Volumes.AL$2]+[$Volumes.AL$11]))" office:value-type="float" office:value="0.177168752130507" calcext:value-type="float">
            <text:p>0.177168752130507</text:p>
          </table:table-cell>
          <table:table-cell table:formula="of:=IF([$Volumes.AM5]=0;&quot;N/A&quot;;[$Volumes.AM5]/([$Volumes.AM$2]+[$Volumes.AM$11]))" office:value-type="float" office:value="0.188970465795512" calcext:value-type="float">
            <text:p>0.188970465795512</text:p>
          </table:table-cell>
          <table:table-cell table:formula="of:=IF([$Volumes.AN5]=0;&quot;N/A&quot;;[$Volumes.AN5]/([$Volumes.AN$2]+[$Volumes.AN$11]))" office:value-type="float" office:value="0.189414262118481" calcext:value-type="float">
            <text:p>0.189414262118481</text:p>
          </table:table-cell>
          <table:table-cell table:formula="of:=IF([$Volumes.AO5]=0;&quot;N/A&quot;;[$Volumes.AO5]/([$Volumes.AO$2]+[$Volumes.AO$11]))" office:value-type="float" office:value="0.177482685356261" calcext:value-type="float">
            <text:p>0.177482685356261</text:p>
          </table:table-cell>
          <table:table-cell table:formula="of:=IF([$Volumes.AP5]=0;&quot;N/A&quot;;[$Volumes.AP5]/([$Volumes.AP$2]+[$Volumes.AP$11]))" office:value-type="float" office:value="0.165020386078272" calcext:value-type="float">
            <text:p>0.165020386078272</text:p>
          </table:table-cell>
          <table:table-cell table:formula="of:=IF([$Volumes.AQ5]=0;&quot;N/A&quot;;[$Volumes.AQ5]/([$Volumes.AQ$2]+[$Volumes.AQ$11]))" office:value-type="float" office:value="0.157139686467517" calcext:value-type="float">
            <text:p>0.157139686467517</text:p>
          </table:table-cell>
          <table:table-cell table:formula="of:=IF([$Volumes.AR5]=0;&quot;N/A&quot;;[$Volumes.AR5]/([$Volumes.AR$2]+[$Volumes.AR$11]))" office:value-type="float" office:value="0.160895296093093" calcext:value-type="float">
            <text:p>0.160895296093093</text:p>
          </table:table-cell>
          <table:table-cell table:formula="of:=IF([$Volumes.AS5]=0;&quot;N/A&quot;;[$Volumes.AS5]/([$Volumes.AS$2]+[$Volumes.AS$11]))" office:value-type="float" office:value="0.161595325664748" calcext:value-type="float">
            <text:p>0.161595325664748</text:p>
          </table:table-cell>
          <table:table-cell table:formula="of:=IF([$Volumes.AT5]=0;&quot;N/A&quot;;[$Volumes.AT5]/([$Volumes.AT$2]+[$Volumes.AT$11]))" office:value-type="float" office:value="0.143505476549492" calcext:value-type="float">
            <text:p>0.143505476549492</text:p>
          </table:table-cell>
          <table:table-cell table:formula="of:=IF([$Volumes.AU5]=0;&quot;N/A&quot;;[$Volumes.AU5]/([$Volumes.AU$2]+[$Volumes.AU$11]))" office:value-type="float" office:value="0.15323927241763" calcext:value-type="float">
            <text:p>0.15323927241763</text:p>
          </table:table-cell>
          <table:table-cell table:formula="of:=IF([$Volumes.AV5]=0;&quot;N/A&quot;;[$Volumes.AV5]/([$Volumes.AV$2]+[$Volumes.AV$11]))" office:value-type="float" office:value="0.136453895598921" calcext:value-type="float">
            <text:p>0.136453895598921</text:p>
          </table:table-cell>
          <table:table-cell table:formula="of:=IF([$Volumes.AW5]=0;&quot;N/A&quot;;[$Volumes.AW5]/([$Volumes.AW$2]+[$Volumes.AW$11]))" office:value-type="float" office:value="0.120325273066545" calcext:value-type="float">
            <text:p>0.120325273066545</text:p>
          </table:table-cell>
          <table:table-cell table:formula="of:=IF([$Volumes.AX5]=0;&quot;N/A&quot;;[$Volumes.AX5]/([$Volumes.AX$2]+[$Volumes.AX$11]))" office:value-type="float" office:value="0.124763479361086" calcext:value-type="float">
            <text:p>0.124763479361086</text:p>
          </table:table-cell>
          <table:table-cell table:formula="of:=IF([$Volumes.AY5]=0;&quot;N/A&quot;;[$Volumes.AY5]/([$Volumes.AY$2]+[$Volumes.AY$11]))" office:value-type="float" office:value="0.111992692292037" calcext:value-type="float">
            <text:p>0.111992692292037</text:p>
          </table:table-cell>
          <table:table-cell table:formula="of:=IF([$Volumes.AZ5]=0;&quot;N/A&quot;;[$Volumes.AZ5]/([$Volumes.AZ$2]+[$Volumes.AZ$11]))" office:value-type="float" office:value="0.123536010260457" calcext:value-type="float">
            <text:p>0.123536010260457</text:p>
          </table:table-cell>
          <table:table-cell table:formula="of:=IF([$Volumes.BA5]=0;&quot;N/A&quot;;[$Volumes.BA5]/([$Volumes.BA$2]+[$Volumes.BA$11]))" office:value-type="float" office:value="0.138415298479679" calcext:value-type="float">
            <text:p>0.138415298479679</text:p>
          </table:table-cell>
          <table:table-cell table:formula="of:=IF([$Volumes.BB5]=0;&quot;N/A&quot;;[$Volumes.BB5]/([$Volumes.BB$2]+[$Volumes.BB$11]))" office:value-type="float" office:value="0.134204045599368" calcext:value-type="float">
            <text:p>0.134204045599368</text:p>
          </table:table-cell>
          <table:table-cell table:formula="of:=IF([$Volumes.BC5]=0;&quot;N/A&quot;;[$Volumes.BC5]/([$Volumes.BC$2]+[$Volumes.BC$11]))" office:value-type="float" office:value="0.102467255346641" calcext:value-type="float">
            <text:p>0.102467255346641</text:p>
          </table:table-cell>
          <table:table-cell table:formula="of:=IF([$Volumes.BD5]=0;&quot;N/A&quot;;[$Volumes.BD5]/([$Volumes.BD$2]+[$Volumes.BD$11]))" office:value-type="float" office:value="0.176341325127947" calcext:value-type="float">
            <text:p>0.176341325127947</text:p>
          </table:table-cell>
          <table:table-cell table:formula="of:=IF([$Volumes.BE5]=0;&quot;N/A&quot;;[$Volumes.BE5]/([$Volumes.BE$2]+[$Volumes.BE$11]))" office:value-type="float" office:value="0.171500556505258" calcext:value-type="float">
            <text:p>0.171500556505258</text:p>
          </table:table-cell>
          <table:table-cell table:formula="of:=IF([$Volumes.BF5]=0;&quot;N/A&quot;;[$Volumes.BF5]/([$Volumes.BF$2]+[$Volumes.BF$11]))" office:value-type="float" office:value="0.163477704512815" calcext:value-type="float">
            <text:p>0.163477704512815</text:p>
          </table:table-cell>
          <table:table-cell table:formula="of:=IF([$Volumes.BG5]=0;&quot;N/A&quot;;[$Volumes.BG5]/([$Volumes.BG$2]+[$Volumes.BG$11]))" office:value-type="float" office:value="0.161085984552104" calcext:value-type="float">
            <text:p>0.161085984552104</text:p>
          </table:table-cell>
          <table:table-cell table:formula="of:=IF([$Volumes.BH5]=0;&quot;N/A&quot;;[$Volumes.BH5]/([$Volumes.BH$2]+[$Volumes.BH$11]))" office:value-type="float" office:value="0.164816948817593" calcext:value-type="float">
            <text:p>0.164816948817593</text:p>
          </table:table-cell>
          <table:table-cell table:formula="of:=IF([$Volumes.BI5]=0;&quot;N/A&quot;;[$Volumes.BI5]/([$Volumes.BI$2]+[$Volumes.BI$11]))" office:value-type="float" office:value="0.159511157589184" calcext:value-type="float">
            <text:p>0.159511157589184</text:p>
          </table:table-cell>
          <table:table-cell table:formula="of:=IF([$Volumes.BJ5]=0;&quot;N/A&quot;;[$Volumes.BJ5]/([$Volumes.BJ$2]+[$Volumes.BJ$11]))" office:value-type="float" office:value="0.152187096093781" calcext:value-type="float">
            <text:p>0.152187096093781</text:p>
          </table:table-cell>
          <table:table-cell table:formula="of:=IF([$Volumes.BK5]=0;&quot;N/A&quot;;[$Volumes.BK5]/([$Volumes.BK$2]+[$Volumes.BK$11]))" office:value-type="float" office:value="0.138762849152675" calcext:value-type="float">
            <text:p>0.138762849152675</text:p>
          </table:table-cell>
          <table:table-cell table:formula="of:=IF([$Volumes.BL5]=0;&quot;N/A&quot;;[$Volumes.BL5]/([$Volumes.BL$2]+[$Volumes.BL$11]))" office:value-type="float" office:value="0.135480129365004" calcext:value-type="float">
            <text:p>0.135480129365004</text:p>
          </table:table-cell>
          <table:table-cell table:formula="of:=IF([$Volumes.BM5]=0;&quot;N/A&quot;;[$Volumes.BM5]/([$Volumes.BM$2]+[$Volumes.BM$11]))" office:value-type="float" office:value="0.122722411462836" calcext:value-type="float">
            <text:p>0.122722411462836</text:p>
          </table:table-cell>
          <table:table-cell table:formula="of:=IF([$Volumes.BN5]=0;&quot;N/A&quot;;[$Volumes.BN5]/([$Volumes.BN$2]+[$Volumes.BN$11]))" office:value-type="float" office:value="0.116855263975887" calcext:value-type="float">
            <text:p>0.116855263975887</text:p>
          </table:table-cell>
          <table:table-cell table:formula="of:=IF([$Volumes.BO5]=0;&quot;N/A&quot;;[$Volumes.BO5]/([$Volumes.BO$2]+[$Volumes.BO$11]))" office:value-type="float" office:value="0.114237791845261" calcext:value-type="float">
            <text:p>0.114237791845261</text:p>
          </table:table-cell>
          <table:table-cell table:formula="of:=IF([$Volumes.BP5]=0;&quot;N/A&quot;;[$Volumes.BP5]/([$Volumes.BP$2]+[$Volumes.BP$11]))" office:value-type="float" office:value="0.111631575646947" calcext:value-type="float">
            <text:p>0.111631575646947</text:p>
          </table:table-cell>
          <table:table-cell table:formula="of:=IF([$Volumes.BQ5]=0;&quot;N/A&quot;;[$Volumes.BQ5]/([$Volumes.BQ$2]+[$Volumes.BQ$11]))" office:value-type="float" office:value="0.115756552984965" calcext:value-type="float">
            <text:p>0.115756552984965</text:p>
          </table:table-cell>
          <table:table-cell table:formula="of:=IF([$Volumes.BR5]=0;&quot;N/A&quot;;[$Volumes.BR5]/([$Volumes.BR$2]+[$Volumes.BR$11]))" office:value-type="float" office:value="0.116512787410005" calcext:value-type="float">
            <text:p>0.116512787410005</text:p>
          </table:table-cell>
          <table:table-cell table:formula="of:=IF([$Volumes.BS5]=0;&quot;N/A&quot;;[$Volumes.BS5]/([$Volumes.BS$2]+[$Volumes.BS$11]))" office:value-type="float" office:value="0.114737658773456" calcext:value-type="float">
            <text:p>0.114737658773456</text:p>
          </table:table-cell>
          <table:table-cell table:formula="of:=IF([$Volumes.BT5]=0;&quot;N/A&quot;;[$Volumes.BT5]/([$Volumes.BT$2]+[$Volumes.BT$11]))" office:value-type="float" office:value="0.107189366807599" calcext:value-type="float">
            <text:p>0.107189366807599</text:p>
          </table:table-cell>
          <table:table-cell table:formula="of:=IF([$Volumes.BU5]=0;&quot;N/A&quot;;[$Volumes.BU5]/([$Volumes.BU$2]+[$Volumes.BU$11]))" office:value-type="float" office:value="0.0911778700181484" calcext:value-type="float">
            <text:p>0.091177870018148</text:p>
          </table:table-cell>
          <table:table-cell table:formula="of:=IF([$Volumes.BV5]=0;&quot;N/A&quot;;[$Volumes.BV5]/([$Volumes.BV$2]+[$Volumes.BV$11]))" office:value-type="float" office:value="0.172568628440458" calcext:value-type="float">
            <text:p>0.172568628440458</text:p>
          </table:table-cell>
          <table:table-cell table:formula="of:=IF([$Volumes.BW5]=0;&quot;N/A&quot;;[$Volumes.BW5]/([$Volumes.BW$2]+[$Volumes.BW$11]))" office:value-type="float" office:value="0.172706959907497" calcext:value-type="float">
            <text:p>0.172706959907497</text:p>
          </table:table-cell>
          <table:table-cell table:formula="of:=IF([$Volumes.BX5]=0;&quot;N/A&quot;;[$Volumes.BX5]/([$Volumes.BX$2]+[$Volumes.BX$11]))" office:value-type="float" office:value="0.162851539636101" calcext:value-type="float">
            <text:p>0.162851539636101</text:p>
          </table:table-cell>
          <table:table-cell table:formula="of:=IF([$Volumes.BY5]=0;&quot;N/A&quot;;[$Volumes.BY5]/([$Volumes.BY$2]+[$Volumes.BY$11]))" office:value-type="float" office:value="0.163021495396855" calcext:value-type="float">
            <text:p>0.163021495396855</text:p>
          </table:table-cell>
          <table:table-cell table:formula="of:=IF([$Volumes.BZ5]=0;&quot;N/A&quot;;[$Volumes.BZ5]/([$Volumes.BZ$2]+[$Volumes.BZ$11]))" office:value-type="float" office:value="0.153767365126196" calcext:value-type="float">
            <text:p>0.153767365126196</text:p>
          </table:table-cell>
          <table:table-cell table:formula="of:=IF([$Volumes.CA5]=0;&quot;N/A&quot;;[$Volumes.CA5]/([$Volumes.CA$2]+[$Volumes.CA$11]))" office:value-type="float" office:value="0.162518604593898" calcext:value-type="float">
            <text:p>0.162518604593898</text:p>
          </table:table-cell>
          <table:table-cell table:formula="of:=IF([$Volumes.CB5]=0;&quot;N/A&quot;;[$Volumes.CB5]/([$Volumes.CB$2]+[$Volumes.CB$11]))" office:value-type="float" office:value="0.167726982825144" calcext:value-type="float">
            <text:p>0.167726982825144</text:p>
          </table:table-cell>
          <table:table-cell table:formula="of:=IF([$Volumes.CC5]=0;&quot;N/A&quot;;[$Volumes.CC5]/([$Volumes.CC$2]+[$Volumes.CC$11]))" office:value-type="float" office:value="0.1504970239667" calcext:value-type="float">
            <text:p>0.1504970239667</text:p>
          </table:table-cell>
          <table:table-cell table:formula="of:=IF([$Volumes.CD5]=0;&quot;N/A&quot;;[$Volumes.CD5]/([$Volumes.CD$2]+[$Volumes.CD$11]))" office:value-type="float" office:value="0.144936061117258" calcext:value-type="float">
            <text:p>0.144936061117258</text:p>
          </table:table-cell>
          <table:table-cell table:formula="of:=IF([$Volumes.CE5]=0;&quot;N/A&quot;;[$Volumes.CE5]/([$Volumes.CE$2]+[$Volumes.CE$11]))" office:value-type="float" office:value="0.136625004947364" calcext:value-type="float">
            <text:p>0.136625004947364</text:p>
          </table:table-cell>
          <table:table-cell table:formula="of:=IF([$Volumes.CF5]=0;&quot;N/A&quot;;[$Volumes.CF5]/([$Volumes.CF$2]+[$Volumes.CF$11]))" office:value-type="float" office:value="0.126930213089055" calcext:value-type="float">
            <text:p>0.126930213089055</text:p>
          </table:table-cell>
          <table:table-cell table:formula="of:=IF([$Volumes.CG5]=0;&quot;N/A&quot;;[$Volumes.CG5]/([$Volumes.CG$2]+[$Volumes.CG$11]))" office:value-type="float" office:value="0.115543615907416" calcext:value-type="float">
            <text:p>0.115543615907416</text:p>
          </table:table-cell>
          <table:table-cell table:formula="of:=IF([$Volumes.CH5]=0;&quot;N/A&quot;;[$Volumes.CH5]/([$Volumes.CH$2]+[$Volumes.CH$11]))" office:value-type="float" office:value="0.121070491446493" calcext:value-type="float">
            <text:p>0.121070491446493</text:p>
          </table:table-cell>
          <table:table-cell table:formula="of:=IF([$Volumes.CI5]=0;&quot;N/A&quot;;[$Volumes.CI5]/([$Volumes.CI$2]+[$Volumes.CI$11]))" office:value-type="float" office:value="0.127990549424316" calcext:value-type="float">
            <text:p>0.127990549424316</text:p>
          </table:table-cell>
          <table:table-cell table:formula="of:=IF([$Volumes.CJ5]=0;&quot;N/A&quot;;[$Volumes.CJ5]/([$Volumes.CJ$2]+[$Volumes.CJ$11]))" office:value-type="float" office:value="0.130066127059333" calcext:value-type="float">
            <text:p>0.130066127059333</text:p>
          </table:table-cell>
          <table:table-cell table:formula="of:=IF([$Volumes.CK5]=0;&quot;N/A&quot;;[$Volumes.CK5]/([$Volumes.CK$2]+[$Volumes.CK$11]))" office:value-type="float" office:value="0.129737285617888" calcext:value-type="float">
            <text:p>0.129737285617888</text:p>
          </table:table-cell>
          <table:table-cell table:formula="of:=IF([$Volumes.CL5]=0;&quot;N/A&quot;;[$Volumes.CL5]/([$Volumes.CL$2]+[$Volumes.CL$11]))" office:value-type="float" office:value="0.118342521612196" calcext:value-type="float">
            <text:p>0.118342521612196</text:p>
          </table:table-cell>
          <table:table-cell table:formula="of:=IF([$Volumes.CM5]=0;&quot;N/A&quot;;[$Volumes.CM5]/([$Volumes.CM$2]+[$Volumes.CM$11]))" office:value-type="float" office:value="0.105671904081417" calcext:value-type="float">
            <text:p>0.105671904081417</text:p>
          </table:table-cell>
          <table:table-cell table:formula="of:=IF([$Volumes.CN5]=0;&quot;N/A&quot;;[$Volumes.CN5]/([$Volumes.CN$2]+[$Volumes.CN$11]))" office:value-type="float" office:value="0.197565200914656" calcext:value-type="float">
            <text:p>0.197565200914656</text:p>
          </table:table-cell>
          <table:table-cell table:formula="of:=IF([$Volumes.CO5]=0;&quot;N/A&quot;;[$Volumes.CO5]/([$Volumes.CO$2]+[$Volumes.CO$11]))" office:value-type="float" office:value="0.198836081280672" calcext:value-type="float">
            <text:p>0.198836081280672</text:p>
          </table:table-cell>
          <table:table-cell table:formula="of:=IF([$Volumes.CP5]=0;&quot;N/A&quot;;[$Volumes.CP5]/([$Volumes.CP$2]+[$Volumes.CP$11]))" office:value-type="float" office:value="0.197151038895844" calcext:value-type="float">
            <text:p>0.197151038895844</text:p>
          </table:table-cell>
          <table:table-cell table:formula="of:=IF([$Volumes.CQ5]=0;&quot;N/A&quot;;[$Volumes.CQ5]/([$Volumes.CQ$2]+[$Volumes.CQ$11]))" office:value-type="float" office:value="0.195743910777805" calcext:value-type="float">
            <text:p>0.195743910777805</text:p>
          </table:table-cell>
          <table:table-cell table:formula="of:=IF([$Volumes.CR5]=0;&quot;N/A&quot;;[$Volumes.CR5]/([$Volumes.CR$2]+[$Volumes.CR$11]))" office:value-type="float" office:value="0.195486584156649" calcext:value-type="float">
            <text:p>0.195486584156649</text:p>
          </table:table-cell>
          <table:table-cell table:formula="of:=IF([$Volumes.CS5]=0;&quot;N/A&quot;;[$Volumes.CS5]/([$Volumes.CS$2]+[$Volumes.CS$11]))" office:value-type="float" office:value="0.171979674749897" calcext:value-type="float">
            <text:p>0.171979674749897</text:p>
          </table:table-cell>
          <table:table-cell table:formula="of:=IF([$Volumes.CT5]=0;&quot;N/A&quot;;[$Volumes.CT5]/([$Volumes.CT$2]+[$Volumes.CT$11]))" office:value-type="float" office:value="0.163511221530007" calcext:value-type="float">
            <text:p>0.163511221530007</text:p>
          </table:table-cell>
          <table:table-cell table:formula="of:=IF([$Volumes.CU5]=0;&quot;N/A&quot;;[$Volumes.CU5]/([$Volumes.CU$2]+[$Volumes.CU$11]))" office:value-type="float" office:value="0.167519004768298" calcext:value-type="float">
            <text:p>0.167519004768298</text:p>
          </table:table-cell>
          <table:table-cell table:formula="of:=IF([$Volumes.CV5]=0;&quot;N/A&quot;;[$Volumes.CV5]/([$Volumes.CV$2]+[$Volumes.CV$11]))" office:value-type="float" office:value="0.140569534108118" calcext:value-type="float">
            <text:p>0.140569534108118</text:p>
          </table:table-cell>
          <table:table-cell table:formula="of:=IF([$Volumes.CW5]=0;&quot;N/A&quot;;[$Volumes.CW5]/([$Volumes.CW$2]+[$Volumes.CW$11]))" office:value-type="float" office:value="0.148845500127165" calcext:value-type="float">
            <text:p>0.148845500127165</text:p>
          </table:table-cell>
          <table:table-cell table:formula="of:=IF([$Volumes.CX5]=0;&quot;N/A&quot;;[$Volumes.CX5]/([$Volumes.CX$2]+[$Volumes.CX$11]))" office:value-type="float" office:value="0.155987584523135" calcext:value-type="float">
            <text:p>0.155987584523135</text:p>
          </table:table-cell>
          <table:table-cell table:formula="of:=IF([$Volumes.CY5]=0;&quot;N/A&quot;;[$Volumes.CY5]/([$Volumes.CY$2]+[$Volumes.CY$11]))" office:value-type="float" office:value="0.141460253345557" calcext:value-type="float">
            <text:p>0.141460253345557</text:p>
          </table:table-cell>
          <table:table-cell table:formula="of:=IF([$Volumes.CZ5]=0;&quot;N/A&quot;;[$Volumes.CZ5]/([$Volumes.CZ$2]+[$Volumes.CZ$11]))" office:value-type="float" office:value="0.137361200963057" calcext:value-type="float">
            <text:p>0.137361200963057</text:p>
          </table:table-cell>
          <table:table-cell table:formula="of:=IF([$Volumes.DA5]=0;&quot;N/A&quot;;[$Volumes.DA5]/([$Volumes.DA$2]+[$Volumes.DA$11]))" office:value-type="float" office:value="0.146518986354072" calcext:value-type="float">
            <text:p>0.146518986354072</text:p>
          </table:table-cell>
          <table:table-cell table:formula="of:=IF([$Volumes.DB5]=0;&quot;N/A&quot;;[$Volumes.DB5]/([$Volumes.DB$2]+[$Volumes.DB$11]))" office:value-type="float" office:value="0.140316302186624" calcext:value-type="float">
            <text:p>0.140316302186624</text:p>
          </table:table-cell>
          <table:table-cell table:formula="of:=IF([$Volumes.DC5]=0;&quot;N/A&quot;;[$Volumes.DC5]/([$Volumes.DC$2]+[$Volumes.DC$11]))" office:value-type="float" office:value="0.152644391019665" calcext:value-type="float">
            <text:p>0.152644391019665</text:p>
          </table:table-cell>
          <table:table-cell table:formula="of:=IF([$Volumes.DD5]=0;&quot;N/A&quot;;[$Volumes.DD5]/([$Volumes.DD$2]+[$Volumes.DD$11]))" office:value-type="float" office:value="0.147379944718655" calcext:value-type="float">
            <text:p>0.147379944718655</text:p>
          </table:table-cell>
          <table:table-cell table:formula="of:=IF([$Volumes.DE5]=0;&quot;N/A&quot;;[$Volumes.DE5]/([$Volumes.DE$2]+[$Volumes.DE$11]))" office:value-type="float" office:value="0.134086415545303" calcext:value-type="float">
            <text:p>0.134086415545303</text:p>
          </table:table-cell>
          <table:table-cell table:formula="of:=IF([$Volumes.DF5]=0;&quot;N/A&quot;;[$Volumes.DF5]/([$Volumes.DF$2]+[$Volumes.DF$11]))" office:value-type="float" office:value="0.166468443971842" calcext:value-type="float">
            <text:p>0.166468443971842</text:p>
          </table:table-cell>
          <table:table-cell table:formula="of:=IF([$Volumes.DG5]=0;&quot;N/A&quot;;[$Volumes.DG5]/([$Volumes.DG$2]+[$Volumes.DG$11]))" office:value-type="float" office:value="0.193268803900991" calcext:value-type="float">
            <text:p>0.193268803900991</text:p>
          </table:table-cell>
          <table:table-cell table:formula="of:=IF([$Volumes.DH5]=0;&quot;N/A&quot;;[$Volumes.DH5]/([$Volumes.DH$2]+[$Volumes.DH$11]))" office:value-type="float" office:value="0.186090011397937" calcext:value-type="float">
            <text:p>0.186090011397937</text:p>
          </table:table-cell>
          <table:table-cell table:formula="of:=IF([$Volumes.DI5]=0;&quot;N/A&quot;;[$Volumes.DI5]/([$Volumes.DI$2]+[$Volumes.DI$11]))" office:value-type="float" office:value="0.172318257450976" calcext:value-type="float">
            <text:p>0.172318257450976</text:p>
          </table:table-cell>
          <table:table-cell table:formula="of:=IF([$Volumes.DJ5]=0;&quot;N/A&quot;;[$Volumes.DJ5]/([$Volumes.DJ$2]+[$Volumes.DJ$11]))" office:value-type="float" office:value="0.174329892547051" calcext:value-type="float">
            <text:p>0.174329892547051</text:p>
          </table:table-cell>
          <table:table-cell table:formula="of:=IF([$Volumes.DK5]=0;&quot;N/A&quot;;[$Volumes.DK5]/([$Volumes.DK$2]+[$Volumes.DK$11]))" office:value-type="float" office:value="0.154775340182454" calcext:value-type="float">
            <text:p>0.154775340182454</text:p>
          </table:table-cell>
          <table:table-cell table:formula="of:=IF([$Volumes.DL5]=0;&quot;N/A&quot;;[$Volumes.DL5]/([$Volumes.DL$2]+[$Volumes.DL$11]))" office:value-type="float" office:value="0.155997694854283" calcext:value-type="float">
            <text:p>0.155997694854283</text:p>
          </table:table-cell>
          <table:table-cell table:formula="of:=IF([$Volumes.DM5]=0;&quot;N/A&quot;;[$Volumes.DM5]/([$Volumes.DM$2]+[$Volumes.DM$11]))" office:value-type="float" office:value="0.149282698821313" calcext:value-type="float">
            <text:p>0.149282698821313</text:p>
          </table:table-cell>
          <table:table-cell table:formula="of:=IF([$Volumes.DN5]=0;&quot;N/A&quot;;[$Volumes.DN5]/([$Volumes.DN$2]+[$Volumes.DN$11]))" office:value-type="float" office:value="0.155144198812286" calcext:value-type="float">
            <text:p>0.155144198812286</text:p>
          </table:table-cell>
          <table:table-cell table:formula="of:=IF([$Volumes.DO5]=0;&quot;N/A&quot;;[$Volumes.DO5]/([$Volumes.DO$2]+[$Volumes.DO$11]))" office:value-type="float" office:value="0.156489499693447" calcext:value-type="float">
            <text:p>0.156489499693447</text:p>
          </table:table-cell>
          <table:table-cell table:formula="of:=IF([$Volumes.DP5]=0;&quot;N/A&quot;;[$Volumes.DP5]/([$Volumes.DP$2]+[$Volumes.DP$11]))" office:value-type="float" office:value="0.161957310265605" calcext:value-type="float">
            <text:p>0.161957310265605</text:p>
          </table:table-cell>
          <table:table-cell table:formula="of:=IF([$Volumes.DQ5]=0;&quot;N/A&quot;;[$Volumes.DQ5]/([$Volumes.DQ$2]+[$Volumes.DQ$11]))" office:value-type="float" office:value="0.152752877377653" calcext:value-type="float">
            <text:p>0.152752877377653</text:p>
          </table:table-cell>
          <table:table-cell table:formula="of:=IF([$Volumes.DR5]=0;&quot;N/A&quot;;[$Volumes.DR5]/([$Volumes.DR$2]+[$Volumes.DR$11]))" office:value-type="float" office:value="0.183295833908983" calcext:value-type="float">
            <text:p>0.183295833908983</text:p>
          </table:table-cell>
          <table:table-cell table:formula="of:=IF([$Volumes.DS5]=0;&quot;N/A&quot;;[$Volumes.DS5]/([$Volumes.DS$2]+[$Volumes.DS$11]))" office:value-type="float" office:value="0.209109871146674" calcext:value-type="float">
            <text:p>0.209109871146674</text:p>
          </table:table-cell>
          <table:table-cell table:formula="of:=IF([$Volumes.DT5]=0;&quot;N/A&quot;;[$Volumes.DT5]/([$Volumes.DT$2]+[$Volumes.DT$11]))" office:value-type="float" office:value="0.173276855541799" calcext:value-type="float">
            <text:p>0.173276855541799</text:p>
          </table:table-cell>
          <table:table-cell table:formula="of:=IF([$Volumes.DU5]=0;&quot;N/A&quot;;[$Volumes.DU5]/([$Volumes.DU$2]+[$Volumes.DU$11]))" office:value-type="float" office:value="0.166793169829363" calcext:value-type="float">
            <text:p>0.166793169829363</text:p>
          </table:table-cell>
          <table:table-cell table:formula="of:=IF([$Volumes.DV5]=0;&quot;N/A&quot;;[$Volumes.DV5]/([$Volumes.DV$2]+[$Volumes.DV$11]))" office:value-type="float" office:value="0.136695743928863" calcext:value-type="float">
            <text:p>0.136695743928863</text:p>
          </table:table-cell>
          <table:table-cell table:formula="of:=IF([$Volumes.DW5]=0;&quot;N/A&quot;;[$Volumes.DW5]/([$Volumes.DW$2]+[$Volumes.DW$11]))" office:value-type="float" office:value="0.146191418075694" calcext:value-type="float">
            <text:p>0.146191418075694</text:p>
          </table:table-cell>
        </table:table-row>
        <table:table-row table:style-name="ro1">
          <table:table-cell office:value-type="string" calcext:value-type="string">
            <text:p>T. JBS FOODS,LANCHES PRONTOS</text:p>
          </table:table-cell>
          <table:table-cell table:formula="of:=IF([$Volumes.B6]=0;&quot;N/A&quot;;[$Volumes.B6]/([$Volumes.B$2]+[$Volumes.B$11]))" office:value-type="float" office:value="0.000875157316226885" calcext:value-type="float">
            <text:p>0.000875157316227</text:p>
          </table:table-cell>
          <table:table-cell table:formula="of:=IF([$Volumes.C6]=0;&quot;N/A&quot;;[$Volumes.C6]/([$Volumes.C$2]+[$Volumes.C$11]))" office:value-type="float" office:value="0.00140341426279366" calcext:value-type="float">
            <text:p>0.001403414262794</text:p>
          </table:table-cell>
          <table:table-cell table:formula="of:=IF([$Volumes.D6]=0;&quot;N/A&quot;;[$Volumes.D6]/([$Volumes.D$2]+[$Volumes.D$11]))" office:value-type="float" office:value="0.00120189851571898" calcext:value-type="float">
            <text:p>0.001201898515719</text:p>
          </table:table-cell>
          <table:table-cell table:formula="of:=IF([$Volumes.E6]=0;&quot;N/A&quot;;[$Volumes.E6]/([$Volumes.E$2]+[$Volumes.E$11]))" office:value-type="float" office:value="0.00253774799686877" calcext:value-type="float">
            <text:p>0.002537747996869</text:p>
          </table:table-cell>
          <table:table-cell table:formula="of:=IF([$Volumes.F6]=0;&quot;N/A&quot;;[$Volumes.F6]/([$Volumes.F$2]+[$Volumes.F$11]))" office:value-type="float" office:value="0.00349573379723513" calcext:value-type="float">
            <text:p>0.003495733797235</text:p>
          </table:table-cell>
          <table:table-cell table:formula="of:=IF([$Volumes.G6]=0;&quot;N/A&quot;;[$Volumes.G6]/([$Volumes.G$2]+[$Volumes.G$11]))" office:value-type="float" office:value="0.00488450762756083" calcext:value-type="float">
            <text:p>0.004884507627561</text:p>
          </table:table-cell>
          <table:table-cell table:formula="of:=IF([$Volumes.H6]=0;&quot;N/A&quot;;[$Volumes.H6]/([$Volumes.H$2]+[$Volumes.H$11]))" office:value-type="float" office:value="0.00514155842888139" calcext:value-type="float">
            <text:p>0.005141558428881</text:p>
          </table:table-cell>
          <table:table-cell table:formula="of:=IF([$Volumes.I6]=0;&quot;N/A&quot;;[$Volumes.I6]/([$Volumes.I$2]+[$Volumes.I$11]))" office:value-type="float" office:value="0.00351534065394042" calcext:value-type="float">
            <text:p>0.00351534065394</text:p>
          </table:table-cell>
          <table:table-cell table:formula="of:=IF([$Volumes.J6]=0;&quot;N/A&quot;;[$Volumes.J6]/([$Volumes.J$2]+[$Volumes.J$11]))" office:value-type="float" office:value="0.0036767613876086" calcext:value-type="float">
            <text:p>0.003676761387609</text:p>
          </table:table-cell>
          <table:table-cell table:formula="of:=IF([$Volumes.K6]=0;&quot;N/A&quot;;[$Volumes.K6]/([$Volumes.K$2]+[$Volumes.K$11]))" office:value-type="float" office:value="0.00388402206988461" calcext:value-type="float">
            <text:p>0.003884022069885</text:p>
          </table:table-cell>
          <table:table-cell table:formula="of:=IF([$Volumes.L6]=0;&quot;N/A&quot;;[$Volumes.L6]/([$Volumes.L$2]+[$Volumes.L$11]))" office:value-type="float" office:value="0.00369152524219889" calcext:value-type="float">
            <text:p>0.003691525242199</text:p>
          </table:table-cell>
          <table:table-cell table:formula="of:=IF([$Volumes.M6]=0;&quot;N/A&quot;;[$Volumes.M6]/([$Volumes.M$2]+[$Volumes.M$11]))" office:value-type="float" office:value="0.00377452759550326" calcext:value-type="float">
            <text:p>0.003774527595503</text:p>
          </table:table-cell>
          <table:table-cell table:formula="of:=IF([$Volumes.N6]=0;&quot;N/A&quot;;[$Volumes.N6]/([$Volumes.N$2]+[$Volumes.N$11]))" office:value-type="float" office:value="0.00484450634825482" calcext:value-type="float">
            <text:p>0.004844506348255</text:p>
          </table:table-cell>
          <table:table-cell table:formula="of:=IF([$Volumes.O6]=0;&quot;N/A&quot;;[$Volumes.O6]/([$Volumes.O$2]+[$Volumes.O$11]))" office:value-type="float" office:value="0.00652524601862296" calcext:value-type="float">
            <text:p>0.006525246018623</text:p>
          </table:table-cell>
          <table:table-cell table:formula="of:=IF([$Volumes.P6]=0;&quot;N/A&quot;;[$Volumes.P6]/([$Volumes.P$2]+[$Volumes.P$11]))" office:value-type="float" office:value="0.00628200132080609" calcext:value-type="float">
            <text:p>0.006282001320806</text:p>
          </table:table-cell>
          <table:table-cell table:formula="of:=IF([$Volumes.Q6]=0;&quot;N/A&quot;;[$Volumes.Q6]/([$Volumes.Q$2]+[$Volumes.Q$11]))" office:value-type="float" office:value="0.00586190220258469" calcext:value-type="float">
            <text:p>0.005861902202585</text:p>
          </table:table-cell>
          <table:table-cell table:formula="of:=IF([$Volumes.R6]=0;&quot;N/A&quot;;[$Volumes.R6]/([$Volumes.R$2]+[$Volumes.R$11]))" office:value-type="float" office:value="0.0087520187949763" calcext:value-type="float">
            <text:p>0.008752018794976</text:p>
          </table:table-cell>
          <table:table-cell table:formula="of:=IF([$Volumes.S6]=0;&quot;N/A&quot;;[$Volumes.S6]/([$Volumes.S$2]+[$Volumes.S$11]))" office:value-type="float" office:value="0.0073788792883739" calcext:value-type="float">
            <text:p>0.007378879288374</text:p>
          </table:table-cell>
          <table:table-cell table:formula="of:=IF([$Volumes.T6]=0;&quot;N/A&quot;;[$Volumes.T6]/([$Volumes.T$2]+[$Volumes.T$11]))" office:value-type="float" office:value="0.00311513250254426" calcext:value-type="float">
            <text:p>0.003115132502544</text:p>
          </table:table-cell>
          <table:table-cell table:formula="of:=IF([$Volumes.U6]=0;&quot;N/A&quot;;[$Volumes.U6]/([$Volumes.U$2]+[$Volumes.U$11]))" office:value-type="float" office:value="0.00790248211385101" calcext:value-type="float">
            <text:p>0.007902482113851</text:p>
          </table:table-cell>
          <table:table-cell table:formula="of:=IF([$Volumes.V6]=0;&quot;N/A&quot;;[$Volumes.V6]/([$Volumes.V$2]+[$Volumes.V$11]))" office:value-type="float" office:value="0.00941397362307896" calcext:value-type="float">
            <text:p>0.009413973623079</text:p>
          </table:table-cell>
          <table:table-cell table:formula="of:=IF([$Volumes.W6]=0;&quot;N/A&quot;;[$Volumes.W6]/([$Volumes.W$2]+[$Volumes.W$11]))" office:value-type="float" office:value="0.011799376457477" calcext:value-type="float">
            <text:p>0.011799376457477</text:p>
          </table:table-cell>
          <table:table-cell table:formula="of:=IF([$Volumes.X6]=0;&quot;N/A&quot;;[$Volumes.X6]/([$Volumes.X$2]+[$Volumes.X$11]))" office:value-type="float" office:value="0.0217521250553483" calcext:value-type="float">
            <text:p>0.021752125055348</text:p>
          </table:table-cell>
          <table:table-cell table:formula="of:=IF([$Volumes.Y6]=0;&quot;N/A&quot;;[$Volumes.Y6]/([$Volumes.Y$2]+[$Volumes.Y$11]))" office:value-type="float" office:value="0.0161679190620645" calcext:value-type="float">
            <text:p>0.016167919062065</text:p>
          </table:table-cell>
          <table:table-cell table:formula="of:=IF([$Volumes.Z6]=0;&quot;N/A&quot;;[$Volumes.Z6]/([$Volumes.Z$2]+[$Volumes.Z$11]))" office:value-type="float" office:value="0.0180565582996735" calcext:value-type="float">
            <text:p>0.018056558299674</text:p>
          </table:table-cell>
          <table:table-cell table:formula="of:=IF([$Volumes.AA6]=0;&quot;N/A&quot;;[$Volumes.AA6]/([$Volumes.AA$2]+[$Volumes.AA$11]))" office:value-type="float" office:value="0.0211359277428475" calcext:value-type="float">
            <text:p>0.021135927742848</text:p>
          </table:table-cell>
          <table:table-cell table:formula="of:=IF([$Volumes.AB6]=0;&quot;N/A&quot;;[$Volumes.AB6]/([$Volumes.AB$2]+[$Volumes.AB$11]))" office:value-type="float" office:value="0.0199679040479014" calcext:value-type="float">
            <text:p>0.019967904047901</text:p>
          </table:table-cell>
          <table:table-cell table:formula="of:=IF([$Volumes.AC6]=0;&quot;N/A&quot;;[$Volumes.AC6]/([$Volumes.AC$2]+[$Volumes.AC$11]))" office:value-type="float" office:value="0.0176863694051892" calcext:value-type="float">
            <text:p>0.017686369405189</text:p>
          </table:table-cell>
          <table:table-cell table:formula="of:=IF([$Volumes.AD6]=0;&quot;N/A&quot;;[$Volumes.AD6]/([$Volumes.AD$2]+[$Volumes.AD$11]))" office:value-type="float" office:value="0.0159799379622281" calcext:value-type="float">
            <text:p>0.015979937962228</text:p>
          </table:table-cell>
          <table:table-cell table:formula="of:=IF([$Volumes.AE6]=0;&quot;N/A&quot;;[$Volumes.AE6]/([$Volumes.AE$2]+[$Volumes.AE$11]))" office:value-type="float" office:value="0.0191246154464999" calcext:value-type="float">
            <text:p>0.0191246154465</text:p>
          </table:table-cell>
          <table:table-cell table:formula="of:=IF([$Volumes.AF6]=0;&quot;N/A&quot;;[$Volumes.AF6]/([$Volumes.AF$2]+[$Volumes.AF$11]))" office:value-type="float" office:value="0.0249232994428672" calcext:value-type="float">
            <text:p>0.024923299442867</text:p>
          </table:table-cell>
          <table:table-cell table:formula="of:=IF([$Volumes.AG6]=0;&quot;N/A&quot;;[$Volumes.AG6]/([$Volumes.AG$2]+[$Volumes.AG$11]))" office:value-type="float" office:value="0.0246601434575827" calcext:value-type="float">
            <text:p>0.024660143457583</text:p>
          </table:table-cell>
          <table:table-cell table:formula="of:=IF([$Volumes.AH6]=0;&quot;N/A&quot;;[$Volumes.AH6]/([$Volumes.AH$2]+[$Volumes.AH$11]))" office:value-type="float" office:value="0.0254474437523208" calcext:value-type="float">
            <text:p>0.025447443752321</text:p>
          </table:table-cell>
          <table:table-cell table:formula="of:=IF([$Volumes.AI6]=0;&quot;N/A&quot;;[$Volumes.AI6]/([$Volumes.AI$2]+[$Volumes.AI$11]))" office:value-type="float" office:value="0.0284759897041835" calcext:value-type="float">
            <text:p>0.028475989704184</text:p>
          </table:table-cell>
          <table:table-cell table:formula="of:=IF([$Volumes.AJ6]=0;&quot;N/A&quot;;[$Volumes.AJ6]/([$Volumes.AJ$2]+[$Volumes.AJ$11]))" office:value-type="float" office:value="0.0282794408030728" calcext:value-type="float">
            <text:p>0.028279440803073</text:p>
          </table:table-cell>
          <table:table-cell table:formula="of:=IF([$Volumes.AK6]=0;&quot;N/A&quot;;[$Volumes.AK6]/([$Volumes.AK$2]+[$Volumes.AK$11]))" office:value-type="float" office:value="0.0254317224520472" calcext:value-type="float">
            <text:p>0.025431722452047</text:p>
          </table:table-cell>
          <table:table-cell table:formula="of:=IF([$Volumes.AL6]=0;&quot;N/A&quot;;[$Volumes.AL6]/([$Volumes.AL$2]+[$Volumes.AL$11]))" office:value-type="float" office:value="0.0170876777755779" calcext:value-type="float">
            <text:p>0.017087677775578</text:p>
          </table:table-cell>
          <table:table-cell table:formula="of:=IF([$Volumes.AM6]=0;&quot;N/A&quot;;[$Volumes.AM6]/([$Volumes.AM$2]+[$Volumes.AM$11]))" office:value-type="float" office:value="0.0108501366922729" calcext:value-type="float">
            <text:p>0.010850136692273</text:p>
          </table:table-cell>
          <table:table-cell table:formula="of:=IF([$Volumes.AN6]=0;&quot;N/A&quot;;[$Volumes.AN6]/([$Volumes.AN$2]+[$Volumes.AN$11]))" office:value-type="float" office:value="0.0148057005303659" calcext:value-type="float">
            <text:p>0.014805700530366</text:p>
          </table:table-cell>
          <table:table-cell table:formula="of:=IF([$Volumes.AO6]=0;&quot;N/A&quot;;[$Volumes.AO6]/([$Volumes.AO$2]+[$Volumes.AO$11]))" office:value-type="float" office:value="0.0361562877602711" calcext:value-type="float">
            <text:p>0.036156287760271</text:p>
          </table:table-cell>
          <table:table-cell table:formula="of:=IF([$Volumes.AP6]=0;&quot;N/A&quot;;[$Volumes.AP6]/([$Volumes.AP$2]+[$Volumes.AP$11]))" office:value-type="float" office:value="0.0446733060196074" calcext:value-type="float">
            <text:p>0.044673306019607</text:p>
          </table:table-cell>
          <table:table-cell table:formula="of:=IF([$Volumes.AQ6]=0;&quot;N/A&quot;;[$Volumes.AQ6]/([$Volumes.AQ$2]+[$Volumes.AQ$11]))" office:value-type="float" office:value="0.0333502672843061" calcext:value-type="float">
            <text:p>0.033350267284306</text:p>
          </table:table-cell>
          <table:table-cell table:formula="of:=IF([$Volumes.AR6]=0;&quot;N/A&quot;;[$Volumes.AR6]/([$Volumes.AR$2]+[$Volumes.AR$11]))" office:value-type="float" office:value="0.030085975705025" calcext:value-type="float">
            <text:p>0.030085975705025</text:p>
          </table:table-cell>
          <table:table-cell table:formula="of:=IF([$Volumes.AS6]=0;&quot;N/A&quot;;[$Volumes.AS6]/([$Volumes.AS$2]+[$Volumes.AS$11]))" office:value-type="float" office:value="0.0332579170558221" calcext:value-type="float">
            <text:p>0.033257917055822</text:p>
          </table:table-cell>
          <table:table-cell table:formula="of:=IF([$Volumes.AT6]=0;&quot;N/A&quot;;[$Volumes.AT6]/([$Volumes.AT$2]+[$Volumes.AT$11]))" office:value-type="float" office:value="0.0423094296320444" calcext:value-type="float">
            <text:p>0.042309429632044</text:p>
          </table:table-cell>
          <table:table-cell table:formula="of:=IF([$Volumes.AU6]=0;&quot;N/A&quot;;[$Volumes.AU6]/([$Volumes.AU$2]+[$Volumes.AU$11]))" office:value-type="float" office:value="0.0360097763601993" calcext:value-type="float">
            <text:p>0.036009776360199</text:p>
          </table:table-cell>
          <table:table-cell table:formula="of:=IF([$Volumes.AV6]=0;&quot;N/A&quot;;[$Volumes.AV6]/([$Volumes.AV$2]+[$Volumes.AV$11]))" office:value-type="float" office:value="0.023385940324314" calcext:value-type="float">
            <text:p>0.023385940324314</text:p>
          </table:table-cell>
          <table:table-cell table:formula="of:=IF([$Volumes.AW6]=0;&quot;N/A&quot;;[$Volumes.AW6]/([$Volumes.AW$2]+[$Volumes.AW$11]))" office:value-type="float" office:value="0.0251640210403842" calcext:value-type="float">
            <text:p>0.025164021040384</text:p>
          </table:table-cell>
          <table:table-cell table:formula="of:=IF([$Volumes.AX6]=0;&quot;N/A&quot;;[$Volumes.AX6]/([$Volumes.AX$2]+[$Volumes.AX$11]))" office:value-type="float" office:value="0.0229248551497369" calcext:value-type="float">
            <text:p>0.022924855149737</text:p>
          </table:table-cell>
          <table:table-cell table:formula="of:=IF([$Volumes.AY6]=0;&quot;N/A&quot;;[$Volumes.AY6]/([$Volumes.AY$2]+[$Volumes.AY$11]))" office:value-type="float" office:value="0.029001043629353" calcext:value-type="float">
            <text:p>0.029001043629353</text:p>
          </table:table-cell>
          <table:table-cell table:formula="of:=IF([$Volumes.AZ6]=0;&quot;N/A&quot;;[$Volumes.AZ6]/([$Volumes.AZ$2]+[$Volumes.AZ$11]))" office:value-type="float" office:value="0.0263618650267248" calcext:value-type="float">
            <text:p>0.026361865026725</text:p>
          </table:table-cell>
          <table:table-cell table:formula="of:=IF([$Volumes.BA6]=0;&quot;N/A&quot;;[$Volumes.BA6]/([$Volumes.BA$2]+[$Volumes.BA$11]))" office:value-type="float" office:value="0.023604426648173" calcext:value-type="float">
            <text:p>0.023604426648173</text:p>
          </table:table-cell>
          <table:table-cell table:formula="of:=IF([$Volumes.BB6]=0;&quot;N/A&quot;;[$Volumes.BB6]/([$Volumes.BB$2]+[$Volumes.BB$11]))" office:value-type="float" office:value="0.0282149230891308" calcext:value-type="float">
            <text:p>0.028214923089131</text:p>
          </table:table-cell>
          <table:table-cell table:formula="of:=IF([$Volumes.BC6]=0;&quot;N/A&quot;;[$Volumes.BC6]/([$Volumes.BC$2]+[$Volumes.BC$11]))" office:value-type="float" office:value="0.0194553841033981" calcext:value-type="float">
            <text:p>0.019455384103398</text:p>
          </table:table-cell>
          <table:table-cell table:formula="of:=IF([$Volumes.BD6]=0;&quot;N/A&quot;;[$Volumes.BD6]/([$Volumes.BD$2]+[$Volumes.BD$11]))" office:value-type="float" office:value="0.00921583457412185" calcext:value-type="float">
            <text:p>0.009215834574122</text:p>
          </table:table-cell>
          <table:table-cell table:formula="of:=IF([$Volumes.BE6]=0;&quot;N/A&quot;;[$Volumes.BE6]/([$Volumes.BE$2]+[$Volumes.BE$11]))" office:value-type="float" office:value="0.0144501433671526" calcext:value-type="float">
            <text:p>0.014450143367153</text:p>
          </table:table-cell>
          <table:table-cell table:formula="of:=IF([$Volumes.BF6]=0;&quot;N/A&quot;;[$Volumes.BF6]/([$Volumes.BF$2]+[$Volumes.BF$11]))" office:value-type="float" office:value="0.016070159424723" calcext:value-type="float">
            <text:p>0.016070159424723</text:p>
          </table:table-cell>
          <table:table-cell table:formula="of:=IF([$Volumes.BG6]=0;&quot;N/A&quot;;[$Volumes.BG6]/([$Volumes.BG$2]+[$Volumes.BG$11]))" office:value-type="float" office:value="0.0206344737949405" calcext:value-type="float">
            <text:p>0.020634473794941</text:p>
          </table:table-cell>
          <table:table-cell table:formula="of:=IF([$Volumes.BH6]=0;&quot;N/A&quot;;[$Volumes.BH6]/([$Volumes.BH$2]+[$Volumes.BH$11]))" office:value-type="float" office:value="0.0177599461886878" calcext:value-type="float">
            <text:p>0.017759946188688</text:p>
          </table:table-cell>
          <table:table-cell table:formula="of:=IF([$Volumes.BI6]=0;&quot;N/A&quot;;[$Volumes.BI6]/([$Volumes.BI$2]+[$Volumes.BI$11]))" office:value-type="float" office:value="0.0196490757164204" calcext:value-type="float">
            <text:p>0.01964907571642</text:p>
          </table:table-cell>
          <table:table-cell table:formula="of:=IF([$Volumes.BJ6]=0;&quot;N/A&quot;;[$Volumes.BJ6]/([$Volumes.BJ$2]+[$Volumes.BJ$11]))" office:value-type="float" office:value="0.017592438827372" calcext:value-type="float">
            <text:p>0.017592438827372</text:p>
          </table:table-cell>
          <table:table-cell table:formula="of:=IF([$Volumes.BK6]=0;&quot;N/A&quot;;[$Volumes.BK6]/([$Volumes.BK$2]+[$Volumes.BK$11]))" office:value-type="float" office:value="0.0214348038861173" calcext:value-type="float">
            <text:p>0.021434803886117</text:p>
          </table:table-cell>
          <table:table-cell table:formula="of:=IF([$Volumes.BL6]=0;&quot;N/A&quot;;[$Volumes.BL6]/([$Volumes.BL$2]+[$Volumes.BL$11]))" office:value-type="float" office:value="0.0236429835318384" calcext:value-type="float">
            <text:p>0.023642983531839</text:p>
          </table:table-cell>
          <table:table-cell table:formula="of:=IF([$Volumes.BM6]=0;&quot;N/A&quot;;[$Volumes.BM6]/([$Volumes.BM$2]+[$Volumes.BM$11]))" office:value-type="float" office:value="0.0193147134390309" calcext:value-type="float">
            <text:p>0.019314713439031</text:p>
          </table:table-cell>
          <table:table-cell table:formula="of:=IF([$Volumes.BN6]=0;&quot;N/A&quot;;[$Volumes.BN6]/([$Volumes.BN$2]+[$Volumes.BN$11]))" office:value-type="float" office:value="0.0123665640006796" calcext:value-type="float">
            <text:p>0.01236656400068</text:p>
          </table:table-cell>
          <table:table-cell table:formula="of:=IF([$Volumes.BO6]=0;&quot;N/A&quot;;[$Volumes.BO6]/([$Volumes.BO$2]+[$Volumes.BO$11]))" office:value-type="float" office:value="0.0111492831554704" calcext:value-type="float">
            <text:p>0.011149283155471</text:p>
          </table:table-cell>
          <table:table-cell table:formula="of:=IF([$Volumes.BP6]=0;&quot;N/A&quot;;[$Volumes.BP6]/([$Volumes.BP$2]+[$Volumes.BP$11]))" office:value-type="float" office:value="0.0100557364839808" calcext:value-type="float">
            <text:p>0.010055736483981</text:p>
          </table:table-cell>
          <table:table-cell table:formula="of:=IF([$Volumes.BQ6]=0;&quot;N/A&quot;;[$Volumes.BQ6]/([$Volumes.BQ$2]+[$Volumes.BQ$11]))" office:value-type="float" office:value="0.00943026908227818" calcext:value-type="float">
            <text:p>0.009430269082278</text:p>
          </table:table-cell>
          <table:table-cell table:formula="of:=IF([$Volumes.BR6]=0;&quot;N/A&quot;;[$Volumes.BR6]/([$Volumes.BR$2]+[$Volumes.BR$11]))" office:value-type="float" office:value="0.00811160722177286" calcext:value-type="float">
            <text:p>0.008111607221773</text:p>
          </table:table-cell>
          <table:table-cell table:formula="of:=IF([$Volumes.BS6]=0;&quot;N/A&quot;;[$Volumes.BS6]/([$Volumes.BS$2]+[$Volumes.BS$11]))" office:value-type="float" office:value="0.00733113535033591" calcext:value-type="float">
            <text:p>0.007331135350336</text:p>
          </table:table-cell>
          <table:table-cell table:formula="of:=IF([$Volumes.BT6]=0;&quot;N/A&quot;;[$Volumes.BT6]/([$Volumes.BT$2]+[$Volumes.BT$11]))" office:value-type="float" office:value="0.00715870866775198" calcext:value-type="float">
            <text:p>0.007158708667752</text:p>
          </table:table-cell>
          <table:table-cell table:formula="of:=IF([$Volumes.BU6]=0;&quot;N/A&quot;;[$Volumes.BU6]/([$Volumes.BU$2]+[$Volumes.BU$11]))" office:value-type="float" office:value="0.00925639273438307" calcext:value-type="float">
            <text:p>0.009256392734383</text:p>
          </table:table-cell>
          <table:table-cell table:formula="of:=IF([$Volumes.BV6]=0;&quot;N/A&quot;;[$Volumes.BV6]/([$Volumes.BV$2]+[$Volumes.BV$11]))" office:value-type="float" office:value="0.00823041915847456" calcext:value-type="float">
            <text:p>0.008230419158475</text:p>
          </table:table-cell>
          <table:table-cell table:formula="of:=IF([$Volumes.BW6]=0;&quot;N/A&quot;;[$Volumes.BW6]/([$Volumes.BW$2]+[$Volumes.BW$11]))" office:value-type="float" office:value="0.0104635169067402" calcext:value-type="float">
            <text:p>0.01046351690674</text:p>
          </table:table-cell>
          <table:table-cell table:formula="of:=IF([$Volumes.BX6]=0;&quot;N/A&quot;;[$Volumes.BX6]/([$Volumes.BX$2]+[$Volumes.BX$11]))" office:value-type="float" office:value="0.0131740921114833" calcext:value-type="float">
            <text:p>0.013174092111483</text:p>
          </table:table-cell>
          <table:table-cell table:formula="of:=IF([$Volumes.BY6]=0;&quot;N/A&quot;;[$Volumes.BY6]/([$Volumes.BY$2]+[$Volumes.BY$11]))" office:value-type="float" office:value="0.0168071500336827" calcext:value-type="float">
            <text:p>0.016807150033683</text:p>
          </table:table-cell>
          <table:table-cell table:formula="of:=IF([$Volumes.BZ6]=0;&quot;N/A&quot;;[$Volumes.BZ6]/([$Volumes.BZ$2]+[$Volumes.BZ$11]))" office:value-type="float" office:value="0.0199524785299986" calcext:value-type="float">
            <text:p>0.019952478529999</text:p>
          </table:table-cell>
          <table:table-cell table:formula="of:=IF([$Volumes.CA6]=0;&quot;N/A&quot;;[$Volumes.CA6]/([$Volumes.CA$2]+[$Volumes.CA$11]))" office:value-type="float" office:value="0.0246022137302305" calcext:value-type="float">
            <text:p>0.024602213730231</text:p>
          </table:table-cell>
          <table:table-cell table:formula="of:=IF([$Volumes.CB6]=0;&quot;N/A&quot;;[$Volumes.CB6]/([$Volumes.CB$2]+[$Volumes.CB$11]))" office:value-type="float" office:value="0.0210233180340395" calcext:value-type="float">
            <text:p>0.02102331803404</text:p>
          </table:table-cell>
          <table:table-cell table:formula="of:=IF([$Volumes.CC6]=0;&quot;N/A&quot;;[$Volumes.CC6]/([$Volumes.CC$2]+[$Volumes.CC$11]))" office:value-type="float" office:value="0.0213971870597732" calcext:value-type="float">
            <text:p>0.021397187059773</text:p>
          </table:table-cell>
          <table:table-cell table:formula="of:=IF([$Volumes.CD6]=0;&quot;N/A&quot;;[$Volumes.CD6]/([$Volumes.CD$2]+[$Volumes.CD$11]))" office:value-type="float" office:value="0.0229794058827434" calcext:value-type="float">
            <text:p>0.022979405882743</text:p>
          </table:table-cell>
          <table:table-cell table:formula="of:=IF([$Volumes.CE6]=0;&quot;N/A&quot;;[$Volumes.CE6]/([$Volumes.CE$2]+[$Volumes.CE$11]))" office:value-type="float" office:value="0.0187493719966565" calcext:value-type="float">
            <text:p>0.018749371996657</text:p>
          </table:table-cell>
          <table:table-cell table:formula="of:=IF([$Volumes.CF6]=0;&quot;N/A&quot;;[$Volumes.CF6]/([$Volumes.CF$2]+[$Volumes.CF$11]))" office:value-type="float" office:value="0.0162667974981103" calcext:value-type="float">
            <text:p>0.01626679749811</text:p>
          </table:table-cell>
          <table:table-cell table:formula="of:=IF([$Volumes.CG6]=0;&quot;N/A&quot;;[$Volumes.CG6]/([$Volumes.CG$2]+[$Volumes.CG$11]))" office:value-type="float" office:value="0.0151018534419584" calcext:value-type="float">
            <text:p>0.015101853441959</text:p>
          </table:table-cell>
          <table:table-cell table:formula="of:=IF([$Volumes.CH6]=0;&quot;N/A&quot;;[$Volumes.CH6]/([$Volumes.CH$2]+[$Volumes.CH$11]))" office:value-type="float" office:value="0.0203620939233807" calcext:value-type="float">
            <text:p>0.020362093923381</text:p>
          </table:table-cell>
          <table:table-cell table:formula="of:=IF([$Volumes.CI6]=0;&quot;N/A&quot;;[$Volumes.CI6]/([$Volumes.CI$2]+[$Volumes.CI$11]))" office:value-type="float" office:value="0.0265799198022237" calcext:value-type="float">
            <text:p>0.026579919802224</text:p>
          </table:table-cell>
          <table:table-cell table:formula="of:=IF([$Volumes.CJ6]=0;&quot;N/A&quot;;[$Volumes.CJ6]/([$Volumes.CJ$2]+[$Volumes.CJ$11]))" office:value-type="float" office:value="0.0212082015812247" calcext:value-type="float">
            <text:p>0.021208201581225</text:p>
          </table:table-cell>
          <table:table-cell table:formula="of:=IF([$Volumes.CK6]=0;&quot;N/A&quot;;[$Volumes.CK6]/([$Volumes.CK$2]+[$Volumes.CK$11]))" office:value-type="float" office:value="0.023101166803066" calcext:value-type="float">
            <text:p>0.023101166803066</text:p>
          </table:table-cell>
          <table:table-cell table:formula="of:=IF([$Volumes.CL6]=0;&quot;N/A&quot;;[$Volumes.CL6]/([$Volumes.CL$2]+[$Volumes.CL$11]))" office:value-type="float" office:value="0.0177661341672175" calcext:value-type="float">
            <text:p>0.017766134167218</text:p>
          </table:table-cell>
          <table:table-cell table:formula="of:=IF([$Volumes.CM6]=0;&quot;N/A&quot;;[$Volumes.CM6]/([$Volumes.CM$2]+[$Volumes.CM$11]))" office:value-type="float" office:value="0.0151833176649712" calcext:value-type="float">
            <text:p>0.015183317664971</text:p>
          </table:table-cell>
          <table:table-cell table:formula="of:=IF([$Volumes.CN6]=0;&quot;N/A&quot;;[$Volumes.CN6]/([$Volumes.CN$2]+[$Volumes.CN$11]))" office:value-type="float" office:value="0.0112191793285965" calcext:value-type="float">
            <text:p>0.011219179328597</text:p>
          </table:table-cell>
          <table:table-cell table:formula="of:=IF([$Volumes.CO6]=0;&quot;N/A&quot;;[$Volumes.CO6]/([$Volumes.CO$2]+[$Volumes.CO$11]))" office:value-type="float" office:value="0.0191896872113716" calcext:value-type="float">
            <text:p>0.019189687211372</text:p>
          </table:table-cell>
          <table:table-cell table:formula="of:=IF([$Volumes.CP6]=0;&quot;N/A&quot;;[$Volumes.CP6]/([$Volumes.CP$2]+[$Volumes.CP$11]))" office:value-type="float" office:value="0.0283376900694526" calcext:value-type="float">
            <text:p>0.028337690069453</text:p>
          </table:table-cell>
          <table:table-cell table:formula="of:=IF([$Volumes.CQ6]=0;&quot;N/A&quot;;[$Volumes.CQ6]/([$Volumes.CQ$2]+[$Volumes.CQ$11]))" office:value-type="float" office:value="0.0346905065076803" calcext:value-type="float">
            <text:p>0.03469050650768</text:p>
          </table:table-cell>
          <table:table-cell table:formula="of:=IF([$Volumes.CR6]=0;&quot;N/A&quot;;[$Volumes.CR6]/([$Volumes.CR$2]+[$Volumes.CR$11]))" office:value-type="float" office:value="0.0535383818454212" calcext:value-type="float">
            <text:p>0.053538381845421</text:p>
          </table:table-cell>
          <table:table-cell table:formula="of:=IF([$Volumes.CS6]=0;&quot;N/A&quot;;[$Volumes.CS6]/([$Volumes.CS$2]+[$Volumes.CS$11]))" office:value-type="float" office:value="0.0499950438158598" calcext:value-type="float">
            <text:p>0.04999504381586</text:p>
          </table:table-cell>
          <table:table-cell table:formula="of:=IF([$Volumes.CT6]=0;&quot;N/A&quot;;[$Volumes.CT6]/([$Volumes.CT$2]+[$Volumes.CT$11]))" office:value-type="float" office:value="0.0502611864271637" calcext:value-type="float">
            <text:p>0.050261186427164</text:p>
          </table:table-cell>
          <table:table-cell table:formula="of:=IF([$Volumes.CU6]=0;&quot;N/A&quot;;[$Volumes.CU6]/([$Volumes.CU$2]+[$Volumes.CU$11]))" office:value-type="float" office:value="0.0488481568767454" calcext:value-type="float">
            <text:p>0.048848156876745</text:p>
          </table:table-cell>
          <table:table-cell table:formula="of:=IF([$Volumes.CV6]=0;&quot;N/A&quot;;[$Volumes.CV6]/([$Volumes.CV$2]+[$Volumes.CV$11]))" office:value-type="float" office:value="0.0483561178463419" calcext:value-type="float">
            <text:p>0.048356117846342</text:p>
          </table:table-cell>
          <table:table-cell table:formula="of:=IF([$Volumes.CW6]=0;&quot;N/A&quot;;[$Volumes.CW6]/([$Volumes.CW$2]+[$Volumes.CW$11]))" office:value-type="float" office:value="0.0512465485792999" calcext:value-type="float">
            <text:p>0.0512465485793</text:p>
          </table:table-cell>
          <table:table-cell table:formula="of:=IF([$Volumes.CX6]=0;&quot;N/A&quot;;[$Volumes.CX6]/([$Volumes.CX$2]+[$Volumes.CX$11]))" office:value-type="float" office:value="0.0492901099355855" calcext:value-type="float">
            <text:p>0.049290109935586</text:p>
          </table:table-cell>
          <table:table-cell table:formula="of:=IF([$Volumes.CY6]=0;&quot;N/A&quot;;[$Volumes.CY6]/([$Volumes.CY$2]+[$Volumes.CY$11]))" office:value-type="float" office:value="0.0525268434054525" calcext:value-type="float">
            <text:p>0.052526843405453</text:p>
          </table:table-cell>
          <table:table-cell table:formula="of:=IF([$Volumes.CZ6]=0;&quot;N/A&quot;;[$Volumes.CZ6]/([$Volumes.CZ$2]+[$Volumes.CZ$11]))" office:value-type="float" office:value="0.0542857398319883" calcext:value-type="float">
            <text:p>0.054285739831988</text:p>
          </table:table-cell>
          <table:table-cell table:formula="of:=IF([$Volumes.DA6]=0;&quot;N/A&quot;;[$Volumes.DA6]/([$Volumes.DA$2]+[$Volumes.DA$11]))" office:value-type="float" office:value="0.0573980342821435" calcext:value-type="float">
            <text:p>0.057398034282144</text:p>
          </table:table-cell>
          <table:table-cell table:formula="of:=IF([$Volumes.DB6]=0;&quot;N/A&quot;;[$Volumes.DB6]/([$Volumes.DB$2]+[$Volumes.DB$11]))" office:value-type="float" office:value="0.0638443096589783" calcext:value-type="float">
            <text:p>0.063844309658978</text:p>
          </table:table-cell>
          <table:table-cell table:formula="of:=IF([$Volumes.DC6]=0;&quot;N/A&quot;;[$Volumes.DC6]/([$Volumes.DC$2]+[$Volumes.DC$11]))" office:value-type="float" office:value="0.0599887846126057" calcext:value-type="float">
            <text:p>0.059988784612606</text:p>
          </table:table-cell>
          <table:table-cell table:formula="of:=IF([$Volumes.DD6]=0;&quot;N/A&quot;;[$Volumes.DD6]/([$Volumes.DD$2]+[$Volumes.DD$11]))" office:value-type="float" office:value="0.0705536892636168" calcext:value-type="float">
            <text:p>0.070553689263617</text:p>
          </table:table-cell>
          <table:table-cell table:formula="of:=IF([$Volumes.DE6]=0;&quot;N/A&quot;;[$Volumes.DE6]/([$Volumes.DE$2]+[$Volumes.DE$11]))" office:value-type="float" office:value="0.0697032425956806" calcext:value-type="float">
            <text:p>0.069703242595681</text:p>
          </table:table-cell>
          <table:table-cell table:formula="of:=IF([$Volumes.DF6]=0;&quot;N/A&quot;;[$Volumes.DF6]/([$Volumes.DF$2]+[$Volumes.DF$11]))" office:value-type="float" office:value="0.0154987861628957" calcext:value-type="float">
            <text:p>0.015498786162896</text:p>
          </table:table-cell>
          <table:table-cell table:formula="of:=IF([$Volumes.DG6]=0;&quot;N/A&quot;;[$Volumes.DG6]/([$Volumes.DG$2]+[$Volumes.DG$11]))" office:value-type="float" office:value="0.015748541957544" calcext:value-type="float">
            <text:p>0.015748541957544</text:p>
          </table:table-cell>
          <table:table-cell table:formula="of:=IF([$Volumes.DH6]=0;&quot;N/A&quot;;[$Volumes.DH6]/([$Volumes.DH$2]+[$Volumes.DH$11]))" office:value-type="float" office:value="0.0206365813337767" calcext:value-type="float">
            <text:p>0.020636581333777</text:p>
          </table:table-cell>
          <table:table-cell table:formula="of:=IF([$Volumes.DI6]=0;&quot;N/A&quot;;[$Volumes.DI6]/([$Volumes.DI$2]+[$Volumes.DI$11]))" office:value-type="float" office:value="0.0209130035657324" calcext:value-type="float">
            <text:p>0.020913003565733</text:p>
          </table:table-cell>
          <table:table-cell table:formula="of:=IF([$Volumes.DJ6]=0;&quot;N/A&quot;;[$Volumes.DJ6]/([$Volumes.DJ$2]+[$Volumes.DJ$11]))" office:value-type="float" office:value="0.0303432916799054" calcext:value-type="float">
            <text:p>0.030343291679905</text:p>
          </table:table-cell>
          <table:table-cell table:formula="of:=IF([$Volumes.DK6]=0;&quot;N/A&quot;;[$Volumes.DK6]/([$Volumes.DK$2]+[$Volumes.DK$11]))" office:value-type="float" office:value="0.0386877673280276" calcext:value-type="float">
            <text:p>0.038687767328028</text:p>
          </table:table-cell>
          <table:table-cell table:formula="of:=IF([$Volumes.DL6]=0;&quot;N/A&quot;;[$Volumes.DL6]/([$Volumes.DL$2]+[$Volumes.DL$11]))" office:value-type="float" office:value="0.0382760769675472" calcext:value-type="float">
            <text:p>0.038276076967547</text:p>
          </table:table-cell>
          <table:table-cell table:formula="of:=IF([$Volumes.DM6]=0;&quot;N/A&quot;;[$Volumes.DM6]/([$Volumes.DM$2]+[$Volumes.DM$11]))" office:value-type="float" office:value="0.0386378749890458" calcext:value-type="float">
            <text:p>0.038637874989046</text:p>
          </table:table-cell>
          <table:table-cell table:formula="of:=IF([$Volumes.DN6]=0;&quot;N/A&quot;;[$Volumes.DN6]/([$Volumes.DN$2]+[$Volumes.DN$11]))" office:value-type="float" office:value="0.0418138204967982" calcext:value-type="float">
            <text:p>0.041813820496798</text:p>
          </table:table-cell>
          <table:table-cell table:formula="of:=IF([$Volumes.DO6]=0;&quot;N/A&quot;;[$Volumes.DO6]/([$Volumes.DO$2]+[$Volumes.DO$11]))" office:value-type="float" office:value="0.0393300178748751" calcext:value-type="float">
            <text:p>0.039330017874875</text:p>
          </table:table-cell>
          <table:table-cell table:formula="of:=IF([$Volumes.DP6]=0;&quot;N/A&quot;;[$Volumes.DP6]/([$Volumes.DP$2]+[$Volumes.DP$11]))" office:value-type="float" office:value="0.0309389741319387" calcext:value-type="float">
            <text:p>0.030938974131939</text:p>
          </table:table-cell>
          <table:table-cell table:formula="of:=IF([$Volumes.DQ6]=0;&quot;N/A&quot;;[$Volumes.DQ6]/([$Volumes.DQ$2]+[$Volumes.DQ$11]))" office:value-type="float" office:value="0.0271433742438262" calcext:value-type="float">
            <text:p>0.027143374243826</text:p>
          </table:table-cell>
          <table:table-cell table:formula="of:=IF([$Volumes.DR6]=0;&quot;N/A&quot;;[$Volumes.DR6]/([$Volumes.DR$2]+[$Volumes.DR$11]))" office:value-type="float" office:value="0.0255266925366475" calcext:value-type="float">
            <text:p>0.025526692536648</text:p>
          </table:table-cell>
          <table:table-cell table:formula="of:=IF([$Volumes.DS6]=0;&quot;N/A&quot;;[$Volumes.DS6]/([$Volumes.DS$2]+[$Volumes.DS$11]))" office:value-type="float" office:value="0.0286411041849102" calcext:value-type="float">
            <text:p>0.02864110418491</text:p>
          </table:table-cell>
          <table:table-cell table:formula="of:=IF([$Volumes.DT6]=0;&quot;N/A&quot;;[$Volumes.DT6]/([$Volumes.DT$2]+[$Volumes.DT$11]))" office:value-type="float" office:value="0.0277167032693537" calcext:value-type="float">
            <text:p>0.027716703269354</text:p>
          </table:table-cell>
          <table:table-cell table:formula="of:=IF([$Volumes.DU6]=0;&quot;N/A&quot;;[$Volumes.DU6]/([$Volumes.DU$2]+[$Volumes.DU$11]))" office:value-type="float" office:value="0.0288391679403893" calcext:value-type="float">
            <text:p>0.028839167940389</text:p>
          </table:table-cell>
          <table:table-cell table:formula="of:=IF([$Volumes.DV6]=0;&quot;N/A&quot;;[$Volumes.DV6]/([$Volumes.DV$2]+[$Volumes.DV$11]))" office:value-type="float" office:value="0.0325511680391317" calcext:value-type="float">
            <text:p>0.032551168039132</text:p>
          </table:table-cell>
          <table:table-cell table:formula="of:=IF([$Volumes.DW6]=0;&quot;N/A&quot;;[$Volumes.DW6]/([$Volumes.DW$2]+[$Volumes.DW$11]))" office:value-type="float" office:value="0.0313386121309671" calcext:value-type="float">
            <text:p>0.031338612130967</text:p>
          </table:table-cell>
        </table:table-row>
        <table:table-row table:style-name="ro1">
          <table:table-cell office:value-type="string" calcext:value-type="string">
            <text:p>T. MARCA PROPRIA,LANCHES PRONTOS</text:p>
          </table:table-cell>
          <table:table-cell table:formula="of:=IF([$Volumes.B7]=0;&quot;N/A&quot;;[$Volumes.B7]/([$Volumes.B$2]+[$Volumes.B$11]))" office:value-type="float" office:value="0.000238679268061878" calcext:value-type="float">
            <text:p>0.000238679268062</text:p>
          </table:table-cell>
          <table:table-cell table:formula="of:=IF([$Volumes.C7]=0;&quot;N/A&quot;;[$Volumes.C7]/([$Volumes.C$2]+[$Volumes.C$11]))" office:value-type="float" office:value="0.000403031788289461" calcext:value-type="float">
            <text:p>0.000403031788289</text:p>
          </table:table-cell>
          <table:table-cell table:formula="of:=IF([$Volumes.D7]=0;&quot;N/A&quot;;[$Volumes.D7]/([$Volumes.D$2]+[$Volumes.D$11]))" office:value-type="float" office:value="0.000357707891583031" calcext:value-type="float">
            <text:p>0.000357707891583</text:p>
          </table:table-cell>
          <table:table-cell table:formula="of:=IF([$Volumes.E7]=0;&quot;N/A&quot;;[$Volumes.E7]/([$Volumes.E$2]+[$Volumes.E$11]))" office:value-type="float" office:value="0.000484738381424372" calcext:value-type="float">
            <text:p>0.000484738381424</text:p>
          </table:table-cell>
          <table:table-cell table:formula="of:=IF([$Volumes.F7]=0;&quot;N/A&quot;;[$Volumes.F7]/([$Volumes.F$2]+[$Volumes.F$11]))" office:value-type="float" office:value="0.000627805253381003" calcext:value-type="float">
            <text:p>0.000627805253381</text:p>
          </table:table-cell>
          <table:table-cell table:formula="of:=IF([$Volumes.G7]=0;&quot;N/A&quot;;[$Volumes.G7]/([$Volumes.G$2]+[$Volumes.G$11]))" office:value-type="float" office:value="0.000257455746108623" calcext:value-type="float">
            <text:p>0.000257455746109</text:p>
          </table:table-cell>
          <table:table-cell table:formula="of:=IF([$Volumes.H7]=0;&quot;N/A&quot;;[$Volumes.H7]/([$Volumes.H$2]+[$Volumes.H$11]))" office:value-type="string" office:string-value="N/A" calcext:value-type="string">
            <text:p>N/A</text:p>
          </table:table-cell>
          <table:table-cell table:formula="of:=IF([$Volumes.I7]=0;&quot;N/A&quot;;[$Volumes.I7]/([$Volumes.I$2]+[$Volumes.I$11]))" office:value-type="string" office:string-value="N/A" calcext:value-type="string">
            <text:p>N/A</text:p>
          </table:table-cell>
          <table:table-cell table:formula="of:=IF([$Volumes.J7]=0;&quot;N/A&quot;;[$Volumes.J7]/([$Volumes.J$2]+[$Volumes.J$11]))" office:value-type="string" office:string-value="N/A" calcext:value-type="string">
            <text:p>N/A</text:p>
          </table:table-cell>
          <table:table-cell table:formula="of:=IF([$Volumes.K7]=0;&quot;N/A&quot;;[$Volumes.K7]/([$Volumes.K$2]+[$Volumes.K$11]))" office:value-type="string" office:string-value="N/A" calcext:value-type="string">
            <text:p>N/A</text:p>
          </table:table-cell>
          <table:table-cell table:formula="of:=IF([$Volumes.L7]=0;&quot;N/A&quot;;[$Volumes.L7]/([$Volumes.L$2]+[$Volumes.L$11]))" office:value-type="string" office:string-value="N/A" calcext:value-type="string">
            <text:p>N/A</text:p>
          </table:table-cell>
          <table:table-cell table:formula="of:=IF([$Volumes.M7]=0;&quot;N/A&quot;;[$Volumes.M7]/([$Volumes.M$2]+[$Volumes.M$11]))" office:value-type="string" office:string-value="N/A" calcext:value-type="string">
            <text:p>N/A</text:p>
          </table:table-cell>
          <table:table-cell table:formula="of:=IF([$Volumes.N7]=0;&quot;N/A&quot;;[$Volumes.N7]/([$Volumes.N$2]+[$Volumes.N$11]))" office:value-type="string" office:string-value="N/A" calcext:value-type="string">
            <text:p>N/A</text:p>
          </table:table-cell>
          <table:table-cell table:formula="of:=IF([$Volumes.O7]=0;&quot;N/A&quot;;[$Volumes.O7]/([$Volumes.O$2]+[$Volumes.O$11]))" office:value-type="string" office:string-value="N/A" calcext:value-type="string">
            <text:p>N/A</text:p>
          </table:table-cell>
          <table:table-cell table:formula="of:=IF([$Volumes.P7]=0;&quot;N/A&quot;;[$Volumes.P7]/([$Volumes.P$2]+[$Volumes.P$11]))" office:value-type="string" office:string-value="N/A" calcext:value-type="string">
            <text:p>N/A</text:p>
          </table:table-cell>
          <table:table-cell table:formula="of:=IF([$Volumes.Q7]=0;&quot;N/A&quot;;[$Volumes.Q7]/([$Volumes.Q$2]+[$Volumes.Q$11]))" office:value-type="string" office:string-value="N/A" calcext:value-type="string">
            <text:p>N/A</text:p>
          </table:table-cell>
          <table:table-cell table:formula="of:=IF([$Volumes.R7]=0;&quot;N/A&quot;;[$Volumes.R7]/([$Volumes.R$2]+[$Volumes.R$11]))" office:value-type="string" office:string-value="N/A" calcext:value-type="string">
            <text:p>N/A</text:p>
          </table:table-cell>
          <table:table-cell table:formula="of:=IF([$Volumes.S7]=0;&quot;N/A&quot;;[$Volumes.S7]/([$Volumes.S$2]+[$Volumes.S$11]))" office:value-type="float" office:value="0.0000991404127036801" calcext:value-type="float">
            <text:p>9.91404127036801E-05</text:p>
          </table:table-cell>
          <table:table-cell table:formula="of:=IF([$Volumes.T7]=0;&quot;N/A&quot;;[$Volumes.T7]/([$Volumes.T$2]+[$Volumes.T$11]))" office:value-type="float" office:value="0.000288438194680024" calcext:value-type="float">
            <text:p>0.00028843819468</text:p>
          </table:table-cell>
          <table:table-cell table:formula="of:=IF([$Volumes.U7]=0;&quot;N/A&quot;;[$Volumes.U7]/([$Volumes.U$2]+[$Volumes.U$11]))" office:value-type="float" office:value="0.00052152035948421" calcext:value-type="float">
            <text:p>0.000521520359484</text:p>
          </table:table-cell>
          <table:table-cell table:formula="of:=IF([$Volumes.V7]=0;&quot;N/A&quot;;[$Volumes.V7]/([$Volumes.V$2]+[$Volumes.V$11]))" office:value-type="float" office:value="0.000365449286610208" calcext:value-type="float">
            <text:p>0.00036544928661</text:p>
          </table:table-cell>
          <table:table-cell table:formula="of:=IF([$Volumes.W7]=0;&quot;N/A&quot;;[$Volumes.W7]/([$Volumes.W$2]+[$Volumes.W$11]))" office:value-type="float" office:value="0.000533676878188241" calcext:value-type="float">
            <text:p>0.000533676878188</text:p>
          </table:table-cell>
          <table:table-cell table:formula="of:=IF([$Volumes.X7]=0;&quot;N/A&quot;;[$Volumes.X7]/([$Volumes.X$2]+[$Volumes.X$11]))" office:value-type="float" office:value="0.000516867764032708" calcext:value-type="float">
            <text:p>0.000516867764033</text:p>
          </table:table-cell>
          <table:table-cell table:formula="of:=IF([$Volumes.Y7]=0;&quot;N/A&quot;;[$Volumes.Y7]/([$Volumes.Y$2]+[$Volumes.Y$11]))" office:value-type="float" office:value="0.000190469368198313" calcext:value-type="float">
            <text:p>0.000190469368198</text:p>
          </table:table-cell>
          <table:table-cell table:formula="of:=IF([$Volumes.Z7]=0;&quot;N/A&quot;;[$Volumes.Z7]/([$Volumes.Z$2]+[$Volumes.Z$11]))" office:value-type="string" office:string-value="N/A" calcext:value-type="string">
            <text:p>N/A</text:p>
          </table:table-cell>
          <table:table-cell table:formula="of:=IF([$Volumes.AA7]=0;&quot;N/A&quot;;[$Volumes.AA7]/([$Volumes.AA$2]+[$Volumes.AA$11]))" office:value-type="string" office:string-value="N/A" calcext:value-type="string">
            <text:p>N/A</text:p>
          </table:table-cell>
          <table:table-cell table:formula="of:=IF([$Volumes.AB7]=0;&quot;N/A&quot;;[$Volumes.AB7]/([$Volumes.AB$2]+[$Volumes.AB$11]))" office:value-type="string" office:string-value="N/A" calcext:value-type="string">
            <text:p>N/A</text:p>
          </table:table-cell>
          <table:table-cell table:formula="of:=IF([$Volumes.AC7]=0;&quot;N/A&quot;;[$Volumes.AC7]/([$Volumes.AC$2]+[$Volumes.AC$11]))" office:value-type="string" office:string-value="N/A" calcext:value-type="string">
            <text:p>N/A</text:p>
          </table:table-cell>
          <table:table-cell table:formula="of:=IF([$Volumes.AD7]=0;&quot;N/A&quot;;[$Volumes.AD7]/([$Volumes.AD$2]+[$Volumes.AD$11]))" office:value-type="string" office:string-value="N/A" calcext:value-type="string">
            <text:p>N/A</text:p>
          </table:table-cell>
          <table:table-cell table:formula="of:=IF([$Volumes.AE7]=0;&quot;N/A&quot;;[$Volumes.AE7]/([$Volumes.AE$2]+[$Volumes.AE$11]))" office:value-type="string" office:string-value="N/A" calcext:value-type="string">
            <text:p>N/A</text:p>
          </table:table-cell>
          <table:table-cell table:formula="of:=IF([$Volumes.AF7]=0;&quot;N/A&quot;;[$Volumes.AF7]/([$Volumes.AF$2]+[$Volumes.AF$11]))" office:value-type="string" office:string-value="N/A" calcext:value-type="string">
            <text:p>N/A</text:p>
          </table:table-cell>
          <table:table-cell table:formula="of:=IF([$Volumes.AG7]=0;&quot;N/A&quot;;[$Volumes.AG7]/([$Volumes.AG$2]+[$Volumes.AG$11]))" office:value-type="string" office:string-value="N/A" calcext:value-type="string">
            <text:p>N/A</text:p>
          </table:table-cell>
          <table:table-cell table:formula="of:=IF([$Volumes.AH7]=0;&quot;N/A&quot;;[$Volumes.AH7]/([$Volumes.AH$2]+[$Volumes.AH$11]))" office:value-type="string" office:string-value="N/A" calcext:value-type="string">
            <text:p>N/A</text:p>
          </table:table-cell>
          <table:table-cell table:formula="of:=IF([$Volumes.AI7]=0;&quot;N/A&quot;;[$Volumes.AI7]/([$Volumes.AI$2]+[$Volumes.AI$11]))" office:value-type="string" office:string-value="N/A" calcext:value-type="string">
            <text:p>N/A</text:p>
          </table:table-cell>
          <table:table-cell table:formula="of:=IF([$Volumes.AJ7]=0;&quot;N/A&quot;;[$Volumes.AJ7]/([$Volumes.AJ$2]+[$Volumes.AJ$11]))" office:value-type="string" office:string-value="N/A" calcext:value-type="string">
            <text:p>N/A</text:p>
          </table:table-cell>
          <table:table-cell table:formula="of:=IF([$Volumes.AK7]=0;&quot;N/A&quot;;[$Volumes.AK7]/([$Volumes.AK$2]+[$Volumes.AK$11]))" office:value-type="float" office:value="0.0000796098312386223" calcext:value-type="float">
            <text:p>7.96098312386223E-05</text:p>
          </table:table-cell>
          <table:table-cell table:formula="of:=IF([$Volumes.AL7]=0;&quot;N/A&quot;;[$Volumes.AL7]/([$Volumes.AL$2]+[$Volumes.AL$11]))" office:value-type="float" office:value="0.00130806835685141" calcext:value-type="float">
            <text:p>0.001308068356851</text:p>
          </table:table-cell>
          <table:table-cell table:formula="of:=IF([$Volumes.AM7]=0;&quot;N/A&quot;;[$Volumes.AM7]/([$Volumes.AM$2]+[$Volumes.AM$11]))" office:value-type="float" office:value="0.00133565512473268" calcext:value-type="float">
            <text:p>0.001335655124733</text:p>
          </table:table-cell>
          <table:table-cell table:formula="of:=IF([$Volumes.AN7]=0;&quot;N/A&quot;;[$Volumes.AN7]/([$Volumes.AN$2]+[$Volumes.AN$11]))" office:value-type="float" office:value="0.00210569963098537" calcext:value-type="float">
            <text:p>0.002105699630985</text:p>
          </table:table-cell>
          <table:table-cell table:formula="of:=IF([$Volumes.AO7]=0;&quot;N/A&quot;;[$Volumes.AO7]/([$Volumes.AO$2]+[$Volumes.AO$11]))" office:value-type="float" office:value="0.00294125307173441" calcext:value-type="float">
            <text:p>0.002941253071734</text:p>
          </table:table-cell>
          <table:table-cell table:formula="of:=IF([$Volumes.AP7]=0;&quot;N/A&quot;;[$Volumes.AP7]/([$Volumes.AP$2]+[$Volumes.AP$11]))" office:value-type="float" office:value="0.00114212250597974" calcext:value-type="float">
            <text:p>0.00114212250598</text:p>
          </table:table-cell>
          <table:table-cell table:formula="of:=IF([$Volumes.AQ7]=0;&quot;N/A&quot;;[$Volumes.AQ7]/([$Volumes.AQ$2]+[$Volumes.AQ$11]))" office:value-type="float" office:value="0.0000996025901970317" calcext:value-type="float">
            <text:p>9.96025901970317E-05</text:p>
          </table:table-cell>
          <table:table-cell table:formula="of:=IF([$Volumes.AR7]=0;&quot;N/A&quot;;[$Volumes.AR7]/([$Volumes.AR$2]+[$Volumes.AR$11]))" office:value-type="string" office:string-value="N/A" calcext:value-type="string">
            <text:p>N/A</text:p>
          </table:table-cell>
          <table:table-cell table:formula="of:=IF([$Volumes.AS7]=0;&quot;N/A&quot;;[$Volumes.AS7]/([$Volumes.AS$2]+[$Volumes.AS$11]))" office:value-type="string" office:string-value="N/A" calcext:value-type="string">
            <text:p>N/A</text:p>
          </table:table-cell>
          <table:table-cell table:formula="of:=IF([$Volumes.AT7]=0;&quot;N/A&quot;;[$Volumes.AT7]/([$Volumes.AT$2]+[$Volumes.AT$11]))" office:value-type="string" office:string-value="N/A" calcext:value-type="string">
            <text:p>N/A</text:p>
          </table:table-cell>
          <table:table-cell table:formula="of:=IF([$Volumes.AU7]=0;&quot;N/A&quot;;[$Volumes.AU7]/([$Volumes.AU$2]+[$Volumes.AU$11]))" office:value-type="string" office:string-value="N/A" calcext:value-type="string">
            <text:p>N/A</text:p>
          </table:table-cell>
          <table:table-cell table:formula="of:=IF([$Volumes.AV7]=0;&quot;N/A&quot;;[$Volumes.AV7]/([$Volumes.AV$2]+[$Volumes.AV$11]))" office:value-type="string" office:string-value="N/A" calcext:value-type="string">
            <text:p>N/A</text:p>
          </table:table-cell>
          <table:table-cell table:formula="of:=IF([$Volumes.AW7]=0;&quot;N/A&quot;;[$Volumes.AW7]/([$Volumes.AW$2]+[$Volumes.AW$11]))" office:value-type="string" office:string-value="N/A" calcext:value-type="string">
            <text:p>N/A</text:p>
          </table:table-cell>
          <table:table-cell table:formula="of:=IF([$Volumes.AX7]=0;&quot;N/A&quot;;[$Volumes.AX7]/([$Volumes.AX$2]+[$Volumes.AX$11]))" office:value-type="string" office:string-value="N/A" calcext:value-type="string">
            <text:p>N/A</text:p>
          </table:table-cell>
          <table:table-cell table:formula="of:=IF([$Volumes.AY7]=0;&quot;N/A&quot;;[$Volumes.AY7]/([$Volumes.AY$2]+[$Volumes.AY$11]))" office:value-type="string" office:string-value="N/A" calcext:value-type="string">
            <text:p>N/A</text:p>
          </table:table-cell>
          <table:table-cell table:formula="of:=IF([$Volumes.AZ7]=0;&quot;N/A&quot;;[$Volumes.AZ7]/([$Volumes.AZ$2]+[$Volumes.AZ$11]))" office:value-type="string" office:string-value="N/A" calcext:value-type="string">
            <text:p>N/A</text:p>
          </table:table-cell>
          <table:table-cell table:formula="of:=IF([$Volumes.BA7]=0;&quot;N/A&quot;;[$Volumes.BA7]/([$Volumes.BA$2]+[$Volumes.BA$11]))" office:value-type="string" office:string-value="N/A" calcext:value-type="string">
            <text:p>N/A</text:p>
          </table:table-cell>
          <table:table-cell table:formula="of:=IF([$Volumes.BB7]=0;&quot;N/A&quot;;[$Volumes.BB7]/([$Volumes.BB$2]+[$Volumes.BB$11]))" office:value-type="string" office:string-value="N/A" calcext:value-type="string">
            <text:p>N/A</text:p>
          </table:table-cell>
          <table:table-cell table:formula="of:=IF([$Volumes.BC7]=0;&quot;N/A&quot;;[$Volumes.BC7]/([$Volumes.BC$2]+[$Volumes.BC$11]))" office:value-type="float" office:value="0.0000167430155795165" calcext:value-type="float">
            <text:p>1.67430155795165E-05</text:p>
          </table:table-cell>
          <table:table-cell table:formula="of:=IF([$Volumes.BD7]=0;&quot;N/A&quot;;[$Volumes.BD7]/([$Volumes.BD$2]+[$Volumes.BD$11]))" office:value-type="float" office:value="0.00100666269132409" calcext:value-type="float">
            <text:p>0.001006662691324</text:p>
          </table:table-cell>
          <table:table-cell table:formula="of:=IF([$Volumes.BE7]=0;&quot;N/A&quot;;[$Volumes.BE7]/([$Volumes.BE$2]+[$Volumes.BE$11]))" office:value-type="float" office:value="0.00285499015785682" calcext:value-type="float">
            <text:p>0.002854990157857</text:p>
          </table:table-cell>
          <table:table-cell table:formula="of:=IF([$Volumes.BF7]=0;&quot;N/A&quot;;[$Volumes.BF7]/([$Volumes.BF$2]+[$Volumes.BF$11]))" office:value-type="float" office:value="0.00314756163914891" calcext:value-type="float">
            <text:p>0.003147561639149</text:p>
          </table:table-cell>
          <table:table-cell table:formula="of:=IF([$Volumes.BG7]=0;&quot;N/A&quot;;[$Volumes.BG7]/([$Volumes.BG$2]+[$Volumes.BG$11]))" office:value-type="float" office:value="0.00697731031800088" calcext:value-type="float">
            <text:p>0.006977310318001</text:p>
          </table:table-cell>
          <table:table-cell table:formula="of:=IF([$Volumes.BH7]=0;&quot;N/A&quot;;[$Volumes.BH7]/([$Volumes.BH$2]+[$Volumes.BH$11]))" office:value-type="float" office:value="0.00634606583187208" calcext:value-type="float">
            <text:p>0.006346065831872</text:p>
          </table:table-cell>
          <table:table-cell table:formula="of:=IF([$Volumes.BI7]=0;&quot;N/A&quot;;[$Volumes.BI7]/([$Volumes.BI$2]+[$Volumes.BI$11]))" office:value-type="float" office:value="0.00192127190465496" calcext:value-type="float">
            <text:p>0.001921271904655</text:p>
          </table:table-cell>
          <table:table-cell table:formula="of:=IF([$Volumes.BJ7]=0;&quot;N/A&quot;;[$Volumes.BJ7]/([$Volumes.BJ$2]+[$Volumes.BJ$11]))" office:value-type="string" office:string-value="N/A" calcext:value-type="string">
            <text:p>N/A</text:p>
          </table:table-cell>
          <table:table-cell table:formula="of:=IF([$Volumes.BK7]=0;&quot;N/A&quot;;[$Volumes.BK7]/([$Volumes.BK$2]+[$Volumes.BK$11]))" office:value-type="string" office:string-value="N/A" calcext:value-type="string">
            <text:p>N/A</text:p>
          </table:table-cell>
          <table:table-cell table:formula="of:=IF([$Volumes.BL7]=0;&quot;N/A&quot;;[$Volumes.BL7]/([$Volumes.BL$2]+[$Volumes.BL$11]))" office:value-type="string" office:string-value="N/A" calcext:value-type="string">
            <text:p>N/A</text:p>
          </table:table-cell>
          <table:table-cell table:formula="of:=IF([$Volumes.BM7]=0;&quot;N/A&quot;;[$Volumes.BM7]/([$Volumes.BM$2]+[$Volumes.BM$11]))" office:value-type="string" office:string-value="N/A" calcext:value-type="string">
            <text:p>N/A</text:p>
          </table:table-cell>
          <table:table-cell table:formula="of:=IF([$Volumes.BN7]=0;&quot;N/A&quot;;[$Volumes.BN7]/([$Volumes.BN$2]+[$Volumes.BN$11]))" office:value-type="string" office:string-value="N/A" calcext:value-type="string">
            <text:p>N/A</text:p>
          </table:table-cell>
          <table:table-cell table:formula="of:=IF([$Volumes.BO7]=0;&quot;N/A&quot;;[$Volumes.BO7]/([$Volumes.BO$2]+[$Volumes.BO$11]))" office:value-type="string" office:string-value="N/A" calcext:value-type="string">
            <text:p>N/A</text:p>
          </table:table-cell>
          <table:table-cell table:formula="of:=IF([$Volumes.BP7]=0;&quot;N/A&quot;;[$Volumes.BP7]/([$Volumes.BP$2]+[$Volumes.BP$11]))" office:value-type="string" office:string-value="N/A" calcext:value-type="string">
            <text:p>N/A</text:p>
          </table:table-cell>
          <table:table-cell table:formula="of:=IF([$Volumes.BQ7]=0;&quot;N/A&quot;;[$Volumes.BQ7]/([$Volumes.BQ$2]+[$Volumes.BQ$11]))" office:value-type="string" office:string-value="N/A" calcext:value-type="string">
            <text:p>N/A</text:p>
          </table:table-cell>
          <table:table-cell table:formula="of:=IF([$Volumes.BR7]=0;&quot;N/A&quot;;[$Volumes.BR7]/([$Volumes.BR$2]+[$Volumes.BR$11]))" office:value-type="string" office:string-value="N/A" calcext:value-type="string">
            <text:p>N/A</text:p>
          </table:table-cell>
          <table:table-cell table:formula="of:=IF([$Volumes.BS7]=0;&quot;N/A&quot;;[$Volumes.BS7]/([$Volumes.BS$2]+[$Volumes.BS$11]))" office:value-type="string" office:string-value="N/A" calcext:value-type="string">
            <text:p>N/A</text:p>
          </table:table-cell>
          <table:table-cell table:formula="of:=IF([$Volumes.BT7]=0;&quot;N/A&quot;;[$Volumes.BT7]/([$Volumes.BT$2]+[$Volumes.BT$11]))" office:value-type="string" office:string-value="N/A" calcext:value-type="string">
            <text:p>N/A</text:p>
          </table:table-cell>
          <table:table-cell table:formula="of:=IF([$Volumes.BU7]=0;&quot;N/A&quot;;[$Volumes.BU7]/([$Volumes.BU$2]+[$Volumes.BU$11]))" office:value-type="float" office:value="0.00100180380965154" calcext:value-type="float">
            <text:p>0.001001803809652</text:p>
          </table:table-cell>
          <table:table-cell table:formula="of:=IF([$Volumes.BV7]=0;&quot;N/A&quot;;[$Volumes.BV7]/([$Volumes.BV$2]+[$Volumes.BV$11]))" office:value-type="float" office:value="0.00088959694667259" calcext:value-type="float">
            <text:p>0.000889596946673</text:p>
          </table:table-cell>
          <table:table-cell table:formula="of:=IF([$Volumes.BW7]=0;&quot;N/A&quot;;[$Volumes.BW7]/([$Volumes.BW$2]+[$Volumes.BW$11]))" office:value-type="float" office:value="0.00201020005655147" calcext:value-type="float">
            <text:p>0.002010200056551</text:p>
          </table:table-cell>
          <table:table-cell table:formula="of:=IF([$Volumes.BX7]=0;&quot;N/A&quot;;[$Volumes.BX7]/([$Volumes.BX$2]+[$Volumes.BX$11]))" office:value-type="float" office:value="0.00204857132333565" calcext:value-type="float">
            <text:p>0.002048571323336</text:p>
          </table:table-cell>
          <table:table-cell table:formula="of:=IF([$Volumes.BY7]=0;&quot;N/A&quot;;[$Volumes.BY7]/([$Volumes.BY$2]+[$Volumes.BY$11]))" office:value-type="float" office:value="0.00415921288830418" calcext:value-type="float">
            <text:p>0.004159212888304</text:p>
          </table:table-cell>
          <table:table-cell table:formula="of:=IF([$Volumes.BZ7]=0;&quot;N/A&quot;;[$Volumes.BZ7]/([$Volumes.BZ$2]+[$Volumes.BZ$11]))" office:value-type="float" office:value="0.00367510930595542" calcext:value-type="float">
            <text:p>0.003675109305955</text:p>
          </table:table-cell>
          <table:table-cell table:formula="of:=IF([$Volumes.CA7]=0;&quot;N/A&quot;;[$Volumes.CA7]/([$Volumes.CA$2]+[$Volumes.CA$11]))" office:value-type="float" office:value="0.00111562899066692" calcext:value-type="float">
            <text:p>0.001115628990667</text:p>
          </table:table-cell>
          <table:table-cell table:formula="of:=IF([$Volumes.CB7]=0;&quot;N/A&quot;;[$Volumes.CB7]/([$Volumes.CB$2]+[$Volumes.CB$11]))" office:value-type="float" office:value="0.0000129453928781032" calcext:value-type="float">
            <text:p>1.29453928781032E-05</text:p>
          </table:table-cell>
          <table:table-cell table:formula="of:=IF([$Volumes.CC7]=0;&quot;N/A&quot;;[$Volumes.CC7]/([$Volumes.CC$2]+[$Volumes.CC$11]))" office:value-type="string" office:string-value="N/A" calcext:value-type="string">
            <text:p>N/A</text:p>
          </table:table-cell>
          <table:table-cell table:formula="of:=IF([$Volumes.CD7]=0;&quot;N/A&quot;;[$Volumes.CD7]/([$Volumes.CD$2]+[$Volumes.CD$11]))" office:value-type="string" office:string-value="N/A" calcext:value-type="string">
            <text:p>N/A</text:p>
          </table:table-cell>
          <table:table-cell table:formula="of:=IF([$Volumes.CE7]=0;&quot;N/A&quot;;[$Volumes.CE7]/([$Volumes.CE$2]+[$Volumes.CE$11]))" office:value-type="string" office:string-value="N/A" calcext:value-type="string">
            <text:p>N/A</text:p>
          </table:table-cell>
          <table:table-cell table:formula="of:=IF([$Volumes.CF7]=0;&quot;N/A&quot;;[$Volumes.CF7]/([$Volumes.CF$2]+[$Volumes.CF$11]))" office:value-type="string" office:string-value="N/A" calcext:value-type="string">
            <text:p>N/A</text:p>
          </table:table-cell>
          <table:table-cell table:formula="of:=IF([$Volumes.CG7]=0;&quot;N/A&quot;;[$Volumes.CG7]/([$Volumes.CG$2]+[$Volumes.CG$11]))" office:value-type="string" office:string-value="N/A" calcext:value-type="string">
            <text:p>N/A</text:p>
          </table:table-cell>
          <table:table-cell table:formula="of:=IF([$Volumes.CH7]=0;&quot;N/A&quot;;[$Volumes.CH7]/([$Volumes.CH$2]+[$Volumes.CH$11]))" office:value-type="string" office:string-value="N/A" calcext:value-type="string">
            <text:p>N/A</text:p>
          </table:table-cell>
          <table:table-cell table:formula="of:=IF([$Volumes.CI7]=0;&quot;N/A&quot;;[$Volumes.CI7]/([$Volumes.CI$2]+[$Volumes.CI$11]))" office:value-type="string" office:string-value="N/A" calcext:value-type="string">
            <text:p>N/A</text:p>
          </table:table-cell>
          <table:table-cell table:formula="of:=IF([$Volumes.CJ7]=0;&quot;N/A&quot;;[$Volumes.CJ7]/([$Volumes.CJ$2]+[$Volumes.CJ$11]))" office:value-type="string" office:string-value="N/A" calcext:value-type="string">
            <text:p>N/A</text:p>
          </table:table-cell>
          <table:table-cell table:formula="of:=IF([$Volumes.CK7]=0;&quot;N/A&quot;;[$Volumes.CK7]/([$Volumes.CK$2]+[$Volumes.CK$11]))" office:value-type="string" office:string-value="N/A" calcext:value-type="string">
            <text:p>N/A</text:p>
          </table:table-cell>
          <table:table-cell table:formula="of:=IF([$Volumes.CL7]=0;&quot;N/A&quot;;[$Volumes.CL7]/([$Volumes.CL$2]+[$Volumes.CL$11]))" office:value-type="string" office:string-value="N/A" calcext:value-type="string">
            <text:p>N/A</text:p>
          </table:table-cell>
          <table:table-cell table:formula="of:=IF([$Volumes.CM7]=0;&quot;N/A&quot;;[$Volumes.CM7]/([$Volumes.CM$2]+[$Volumes.CM$11]))" office:value-type="float" office:value="0.00071099124295489" calcext:value-type="float">
            <text:p>0.000710991242955</text:p>
          </table:table-cell>
          <table:table-cell table:formula="of:=IF([$Volumes.CN7]=0;&quot;N/A&quot;;[$Volumes.CN7]/([$Volumes.CN$2]+[$Volumes.CN$11]))" office:value-type="float" office:value="0.0000463985911025496" calcext:value-type="float">
            <text:p>4.63985911025496E-05</text:p>
          </table:table-cell>
          <table:table-cell table:formula="of:=IF([$Volumes.CO7]=0;&quot;N/A&quot;;[$Volumes.CO7]/([$Volumes.CO$2]+[$Volumes.CO$11]))" office:value-type="float" office:value="0.0000363785539552069" calcext:value-type="float">
            <text:p>3.63785539552069E-05</text:p>
          </table:table-cell>
          <table:table-cell table:formula="of:=IF([$Volumes.CP7]=0;&quot;N/A&quot;;[$Volumes.CP7]/([$Volumes.CP$2]+[$Volumes.CP$11]))" office:value-type="float" office:value="0.0000543041010593152" calcext:value-type="float">
            <text:p>5.43041010593152E-05</text:p>
          </table:table-cell>
          <table:table-cell table:formula="of:=IF([$Volumes.CQ7]=0;&quot;N/A&quot;;[$Volumes.CQ7]/([$Volumes.CQ$2]+[$Volumes.CQ$11]))" office:value-type="float" office:value="0.0000631228348203176" calcext:value-type="float">
            <text:p>6.31228348203176E-05</text:p>
          </table:table-cell>
          <table:table-cell table:formula="of:=IF([$Volumes.CR7]=0;&quot;N/A&quot;;[$Volumes.CR7]/([$Volumes.CR$2]+[$Volumes.CR$11]))" office:value-type="float" office:value="0.0000529558673050655" calcext:value-type="float">
            <text:p>5.29558673050655E-05</text:p>
          </table:table-cell>
          <table:table-cell table:formula="of:=IF([$Volumes.CS7]=0;&quot;N/A&quot;;[$Volumes.CS7]/([$Volumes.CS$2]+[$Volumes.CS$11]))" office:value-type="float" office:value="0.000018199870337044" calcext:value-type="float">
            <text:p>1.8199870337044E-05</text:p>
          </table:table-cell>
          <table:table-cell table:formula="of:=IF([$Volumes.CT7]=0;&quot;N/A&quot;;[$Volumes.CT7]/([$Volumes.CT$2]+[$Volumes.CT$11]))" office:value-type="string" office:string-value="N/A" calcext:value-type="string">
            <text:p>N/A</text:p>
          </table:table-cell>
          <table:table-cell table:formula="of:=IF([$Volumes.CU7]=0;&quot;N/A&quot;;[$Volumes.CU7]/([$Volumes.CU$2]+[$Volumes.CU$11]))" office:value-type="string" office:string-value="N/A" calcext:value-type="string">
            <text:p>N/A</text:p>
          </table:table-cell>
          <table:table-cell table:formula="of:=IF([$Volumes.CV7]=0;&quot;N/A&quot;;[$Volumes.CV7]/([$Volumes.CV$2]+[$Volumes.CV$11]))" office:value-type="string" office:string-value="N/A" calcext:value-type="string">
            <text:p>N/A</text:p>
          </table:table-cell>
          <table:table-cell table:formula="of:=IF([$Volumes.CW7]=0;&quot;N/A&quot;;[$Volumes.CW7]/([$Volumes.CW$2]+[$Volumes.CW$11]))" office:value-type="string" office:string-value="N/A" calcext:value-type="string">
            <text:p>N/A</text:p>
          </table:table-cell>
          <table:table-cell table:formula="of:=IF([$Volumes.CX7]=0;&quot;N/A&quot;;[$Volumes.CX7]/([$Volumes.CX$2]+[$Volumes.CX$11]))" office:value-type="string" office:string-value="N/A" calcext:value-type="string">
            <text:p>N/A</text:p>
          </table:table-cell>
          <table:table-cell table:formula="of:=IF([$Volumes.CY7]=0;&quot;N/A&quot;;[$Volumes.CY7]/([$Volumes.CY$2]+[$Volumes.CY$11]))" office:value-type="string" office:string-value="N/A" calcext:value-type="string">
            <text:p>N/A</text:p>
          </table:table-cell>
          <table:table-cell table:formula="of:=IF([$Volumes.CZ7]=0;&quot;N/A&quot;;[$Volumes.CZ7]/([$Volumes.CZ$2]+[$Volumes.CZ$11]))" office:value-type="string" office:string-value="N/A" calcext:value-type="string">
            <text:p>N/A</text:p>
          </table:table-cell>
          <table:table-cell table:formula="of:=IF([$Volumes.DA7]=0;&quot;N/A&quot;;[$Volumes.DA7]/([$Volumes.DA$2]+[$Volumes.DA$11]))" office:value-type="string" office:string-value="N/A" calcext:value-type="string">
            <text:p>N/A</text:p>
          </table:table-cell>
          <table:table-cell table:formula="of:=IF([$Volumes.DB7]=0;&quot;N/A&quot;;[$Volumes.DB7]/([$Volumes.DB$2]+[$Volumes.DB$11]))" office:value-type="string" office:string-value="N/A" calcext:value-type="string">
            <text:p>N/A</text:p>
          </table:table-cell>
          <table:table-cell table:formula="of:=IF([$Volumes.DC7]=0;&quot;N/A&quot;;[$Volumes.DC7]/([$Volumes.DC$2]+[$Volumes.DC$11]))" office:value-type="string" office:string-value="N/A" calcext:value-type="string">
            <text:p>N/A</text:p>
          </table:table-cell>
          <table:table-cell table:formula="of:=IF([$Volumes.DD7]=0;&quot;N/A&quot;;[$Volumes.DD7]/([$Volumes.DD$2]+[$Volumes.DD$11]))" office:value-type="string" office:string-value="N/A" calcext:value-type="string">
            <text:p>N/A</text:p>
          </table:table-cell>
          <table:table-cell table:formula="of:=IF([$Volumes.DE7]=0;&quot;N/A&quot;;[$Volumes.DE7]/([$Volumes.DE$2]+[$Volumes.DE$11]))" office:value-type="float" office:value="0.0000258255808061062" calcext:value-type="float">
            <text:p>2.58255808061062E-05</text:p>
          </table:table-cell>
          <table:table-cell table:formula="of:=IF([$Volumes.DF7]=0;&quot;N/A&quot;;[$Volumes.DF7]/([$Volumes.DF$2]+[$Volumes.DF$11]))" office:value-type="float" office:value="0.00102326929577894" calcext:value-type="float">
            <text:p>0.001023269295779</text:p>
          </table:table-cell>
          <table:table-cell table:formula="of:=IF([$Volumes.DG7]=0;&quot;N/A&quot;;[$Volumes.DG7]/([$Volumes.DG$2]+[$Volumes.DG$11]))" office:value-type="float" office:value="0.0014207400236928" calcext:value-type="float">
            <text:p>0.001420740023693</text:p>
          </table:table-cell>
          <table:table-cell table:formula="of:=IF([$Volumes.DH7]=0;&quot;N/A&quot;;[$Volumes.DH7]/([$Volumes.DH$2]+[$Volumes.DH$11]))" office:value-type="float" office:value="0.00137096169699915" calcext:value-type="float">
            <text:p>0.001370961696999</text:p>
          </table:table-cell>
          <table:table-cell table:formula="of:=IF([$Volumes.DI7]=0;&quot;N/A&quot;;[$Volumes.DI7]/([$Volumes.DI$2]+[$Volumes.DI$11]))" office:value-type="float" office:value="0.00215244948980638" calcext:value-type="float">
            <text:p>0.002152449489806</text:p>
          </table:table-cell>
          <table:table-cell table:formula="of:=IF([$Volumes.DJ7]=0;&quot;N/A&quot;;[$Volumes.DJ7]/([$Volumes.DJ$2]+[$Volumes.DJ$11]))" office:value-type="float" office:value="0.00242458264214434" calcext:value-type="float">
            <text:p>0.002424582642144</text:p>
          </table:table-cell>
          <table:table-cell table:formula="of:=IF([$Volumes.DK7]=0;&quot;N/A&quot;;[$Volumes.DK7]/([$Volumes.DK$2]+[$Volumes.DK$11]))" office:value-type="float" office:value="0.000922293073064649" calcext:value-type="float">
            <text:p>0.000922293073065</text:p>
          </table:table-cell>
          <table:table-cell table:formula="of:=IF([$Volumes.DL7]=0;&quot;N/A&quot;;[$Volumes.DL7]/([$Volumes.DL$2]+[$Volumes.DL$11]))" office:value-type="string" office:string-value="N/A" calcext:value-type="string">
            <text:p>N/A</text:p>
          </table:table-cell>
          <table:table-cell table:formula="of:=IF([$Volumes.DM7]=0;&quot;N/A&quot;;[$Volumes.DM7]/([$Volumes.DM$2]+[$Volumes.DM$11]))" office:value-type="string" office:string-value="N/A" calcext:value-type="string">
            <text:p>N/A</text:p>
          </table:table-cell>
          <table:table-cell table:formula="of:=IF([$Volumes.DN7]=0;&quot;N/A&quot;;[$Volumes.DN7]/([$Volumes.DN$2]+[$Volumes.DN$11]))" office:value-type="string" office:string-value="N/A" calcext:value-type="string">
            <text:p>N/A</text:p>
          </table:table-cell>
          <table:table-cell table:formula="of:=IF([$Volumes.DO7]=0;&quot;N/A&quot;;[$Volumes.DO7]/([$Volumes.DO$2]+[$Volumes.DO$11]))" office:value-type="string" office:string-value="N/A" calcext:value-type="string">
            <text:p>N/A</text:p>
          </table:table-cell>
          <table:table-cell table:formula="of:=IF([$Volumes.DP7]=0;&quot;N/A&quot;;[$Volumes.DP7]/([$Volumes.DP$2]+[$Volumes.DP$11]))" office:value-type="string" office:string-value="N/A" calcext:value-type="string">
            <text:p>N/A</text:p>
          </table:table-cell>
          <table:table-cell table:formula="of:=IF([$Volumes.DQ7]=0;&quot;N/A&quot;;[$Volumes.DQ7]/([$Volumes.DQ$2]+[$Volumes.DQ$11]))" office:value-type="string" office:string-value="N/A" calcext:value-type="string">
            <text:p>N/A</text:p>
          </table:table-cell>
          <table:table-cell table:formula="of:=IF([$Volumes.DR7]=0;&quot;N/A&quot;;[$Volumes.DR7]/([$Volumes.DR$2]+[$Volumes.DR$11]))" office:value-type="string" office:string-value="N/A" calcext:value-type="string">
            <text:p>N/A</text:p>
          </table:table-cell>
          <table:table-cell table:formula="of:=IF([$Volumes.DS7]=0;&quot;N/A&quot;;[$Volumes.DS7]/([$Volumes.DS$2]+[$Volumes.DS$11]))" office:value-type="string" office:string-value="N/A" calcext:value-type="string">
            <text:p>N/A</text:p>
          </table:table-cell>
          <table:table-cell table:formula="of:=IF([$Volumes.DT7]=0;&quot;N/A&quot;;[$Volumes.DT7]/([$Volumes.DT$2]+[$Volumes.DT$11]))" office:value-type="string" office:string-value="N/A" calcext:value-type="string">
            <text:p>N/A</text:p>
          </table:table-cell>
          <table:table-cell table:formula="of:=IF([$Volumes.DU7]=0;&quot;N/A&quot;;[$Volumes.DU7]/([$Volumes.DU$2]+[$Volumes.DU$11]))" office:value-type="string" office:string-value="N/A" calcext:value-type="string">
            <text:p>N/A</text:p>
          </table:table-cell>
          <table:table-cell table:formula="of:=IF([$Volumes.DV7]=0;&quot;N/A&quot;;[$Volumes.DV7]/([$Volumes.DV$2]+[$Volumes.DV$11]))" office:value-type="string" office:string-value="N/A" calcext:value-type="string">
            <text:p>N/A</text:p>
          </table:table-cell>
          <table:table-cell table:formula="of:=IF([$Volumes.DW7]=0;&quot;N/A&quot;;[$Volumes.DW7]/([$Volumes.DW$2]+[$Volumes.DW$11]))" office:value-type="float" office:value="0.000403909329966975" calcext:value-type="float">
            <text:p>0.000403909329967</text:p>
          </table:table-cell>
        </table:table-row>
        <table:table-row table:style-name="ro1">
          <table:table-cell office:value-type="string" calcext:value-type="string">
            <text:p>T. OUTRO FABRICANTE,LANCHES PRONTOS</text:p>
          </table:table-cell>
          <table:table-cell table:formula="of:=IF([$Volumes.B8]=0;&quot;N/A&quot;;[$Volumes.B8]/([$Volumes.B$2]+[$Volumes.B$11]))" office:value-type="float" office:value="0.00303050343387657" calcext:value-type="float">
            <text:p>0.003030503433877</text:p>
          </table:table-cell>
          <table:table-cell table:formula="of:=IF([$Volumes.C8]=0;&quot;N/A&quot;;[$Volumes.C8]/([$Volumes.C$2]+[$Volumes.C$11]))" office:value-type="float" office:value="0.00237500875242004" calcext:value-type="float">
            <text:p>0.00237500875242</text:p>
          </table:table-cell>
          <table:table-cell table:formula="of:=IF([$Volumes.D8]=0;&quot;N/A&quot;;[$Volumes.D8]/([$Volumes.D$2]+[$Volumes.D$11]))" office:value-type="float" office:value="0.00175276866875685" calcext:value-type="float">
            <text:p>0.001752768668757</text:p>
          </table:table-cell>
          <table:table-cell table:formula="of:=IF([$Volumes.E8]=0;&quot;N/A&quot;;[$Volumes.E8]/([$Volumes.E$2]+[$Volumes.E$11]))" office:value-type="float" office:value="0.00233814983981168" calcext:value-type="float">
            <text:p>0.002338149839812</text:p>
          </table:table-cell>
          <table:table-cell table:formula="of:=IF([$Volumes.F8]=0;&quot;N/A&quot;;[$Volumes.F8]/([$Volumes.F$2]+[$Volumes.F$11]))" office:value-type="float" office:value="0.00184061085650339" calcext:value-type="float">
            <text:p>0.001840610856503</text:p>
          </table:table-cell>
          <table:table-cell table:formula="of:=IF([$Volumes.G8]=0;&quot;N/A&quot;;[$Volumes.G8]/([$Volumes.G$2]+[$Volumes.G$11]))" office:value-type="float" office:value="0.00107988382395561" calcext:value-type="float">
            <text:p>0.001079883823956</text:p>
          </table:table-cell>
          <table:table-cell table:formula="of:=IF([$Volumes.H8]=0;&quot;N/A&quot;;[$Volumes.H8]/([$Volumes.H$2]+[$Volumes.H$11]))" office:value-type="float" office:value="0.000919918220978778" calcext:value-type="float">
            <text:p>0.000919918220979</text:p>
          </table:table-cell>
          <table:table-cell table:formula="of:=IF([$Volumes.I8]=0;&quot;N/A&quot;;[$Volumes.I8]/([$Volumes.I$2]+[$Volumes.I$11]))" office:value-type="float" office:value="0.00113398085610981" calcext:value-type="float">
            <text:p>0.00113398085611</text:p>
          </table:table-cell>
          <table:table-cell table:formula="of:=IF([$Volumes.J8]=0;&quot;N/A&quot;;[$Volumes.J8]/([$Volumes.J$2]+[$Volumes.J$11]))" office:value-type="float" office:value="0.000809171425072164" calcext:value-type="float">
            <text:p>0.000809171425072</text:p>
          </table:table-cell>
          <table:table-cell table:formula="of:=IF([$Volumes.K8]=0;&quot;N/A&quot;;[$Volumes.K8]/([$Volumes.K$2]+[$Volumes.K$11]))" office:value-type="float" office:value="0.000375644470262563" calcext:value-type="float">
            <text:p>0.000375644470263</text:p>
          </table:table-cell>
          <table:table-cell table:formula="of:=IF([$Volumes.L8]=0;&quot;N/A&quot;;[$Volumes.L8]/([$Volumes.L$2]+[$Volumes.L$11]))" office:value-type="float" office:value="0.000409385208503893" calcext:value-type="float">
            <text:p>0.000409385208504</text:p>
          </table:table-cell>
          <table:table-cell table:formula="of:=IF([$Volumes.M8]=0;&quot;N/A&quot;;[$Volumes.M8]/([$Volumes.M$2]+[$Volumes.M$11]))" office:value-type="float" office:value="0.000362525249285624" calcext:value-type="float">
            <text:p>0.000362525249286</text:p>
          </table:table-cell>
          <table:table-cell table:formula="of:=IF([$Volumes.N8]=0;&quot;N/A&quot;;[$Volumes.N8]/([$Volumes.N$2]+[$Volumes.N$11]))" office:value-type="float" office:value="0.0000708261162025559" calcext:value-type="float">
            <text:p>7.08261162025559E-05</text:p>
          </table:table-cell>
          <table:table-cell table:formula="of:=IF([$Volumes.O8]=0;&quot;N/A&quot;;[$Volumes.O8]/([$Volumes.O$2]+[$Volumes.O$11]))" office:value-type="float" office:value="0.0000918054093529204" calcext:value-type="float">
            <text:p>9.18054093529204E-05</text:p>
          </table:table-cell>
          <table:table-cell table:formula="of:=IF([$Volumes.P8]=0;&quot;N/A&quot;;[$Volumes.P8]/([$Volumes.P$2]+[$Volumes.P$11]))" office:value-type="float" office:value="0.0000992641292226696" calcext:value-type="float">
            <text:p>9.92641292226696E-05</text:p>
          </table:table-cell>
          <table:table-cell table:formula="of:=IF([$Volumes.Q8]=0;&quot;N/A&quot;;[$Volumes.Q8]/([$Volumes.Q$2]+[$Volumes.Q$11]))" office:value-type="float" office:value="0.0000634863054431555" calcext:value-type="float">
            <text:p>6.34863054431555E-05</text:p>
          </table:table-cell>
          <table:table-cell table:formula="of:=IF([$Volumes.R8]=0;&quot;N/A&quot;;[$Volumes.R8]/([$Volumes.R$2]+[$Volumes.R$11]))" office:value-type="float" office:value="0.000119890668424333" calcext:value-type="float">
            <text:p>0.000119890668424</text:p>
          </table:table-cell>
          <table:table-cell table:formula="of:=IF([$Volumes.S8]=0;&quot;N/A&quot;;[$Volumes.S8]/([$Volumes.S$2]+[$Volumes.S$11]))" office:value-type="float" office:value="0.000162873535156046" calcext:value-type="float">
            <text:p>0.000162873535156</text:p>
          </table:table-cell>
          <table:table-cell table:formula="of:=IF([$Volumes.T8]=0;&quot;N/A&quot;;[$Volumes.T8]/([$Volumes.T$2]+[$Volumes.T$11]))" office:value-type="float" office:value="0.00261036566185422" calcext:value-type="float">
            <text:p>0.002610365661854</text:p>
          </table:table-cell>
          <table:table-cell table:formula="of:=IF([$Volumes.U8]=0;&quot;N/A&quot;;[$Volumes.U8]/([$Volumes.U$2]+[$Volumes.U$11]))" office:value-type="float" office:value="0.00238305830930979" calcext:value-type="float">
            <text:p>0.00238305830931</text:p>
          </table:table-cell>
          <table:table-cell table:formula="of:=IF([$Volumes.V8]=0;&quot;N/A&quot;;[$Volumes.V8]/([$Volumes.V$2]+[$Volumes.V$11]))" office:value-type="float" office:value="0.00266047080652231" calcext:value-type="float">
            <text:p>0.002660470806522</text:p>
          </table:table-cell>
          <table:table-cell table:formula="of:=IF([$Volumes.W8]=0;&quot;N/A&quot;;[$Volumes.W8]/([$Volumes.W$2]+[$Volumes.W$11]))" office:value-type="float" office:value="0.00352372952447578" calcext:value-type="float">
            <text:p>0.003523729524476</text:p>
          </table:table-cell>
          <table:table-cell table:formula="of:=IF([$Volumes.X8]=0;&quot;N/A&quot;;[$Volumes.X8]/([$Volumes.X$2]+[$Volumes.X$11]))" office:value-type="float" office:value="0.00462269056564464" calcext:value-type="float">
            <text:p>0.004622690565645</text:p>
          </table:table-cell>
          <table:table-cell table:formula="of:=IF([$Volumes.Y8]=0;&quot;N/A&quot;;[$Volumes.Y8]/([$Volumes.Y$2]+[$Volumes.Y$11]))" office:value-type="float" office:value="0.00432951525404627" calcext:value-type="float">
            <text:p>0.004329515254046</text:p>
          </table:table-cell>
          <table:table-cell table:formula="of:=IF([$Volumes.Z8]=0;&quot;N/A&quot;;[$Volumes.Z8]/([$Volumes.Z$2]+[$Volumes.Z$11]))" office:value-type="float" office:value="0.00199660375247696" calcext:value-type="float">
            <text:p>0.001996603752477</text:p>
          </table:table-cell>
          <table:table-cell table:formula="of:=IF([$Volumes.AA8]=0;&quot;N/A&quot;;[$Volumes.AA8]/([$Volumes.AA$2]+[$Volumes.AA$11]))" office:value-type="float" office:value="0.00533451181761077" calcext:value-type="float">
            <text:p>0.005334511817611</text:p>
          </table:table-cell>
          <table:table-cell table:formula="of:=IF([$Volumes.AB8]=0;&quot;N/A&quot;;[$Volumes.AB8]/([$Volumes.AB$2]+[$Volumes.AB$11]))" office:value-type="float" office:value="0.00360531600864886" calcext:value-type="float">
            <text:p>0.003605316008649</text:p>
          </table:table-cell>
          <table:table-cell table:formula="of:=IF([$Volumes.AC8]=0;&quot;N/A&quot;;[$Volumes.AC8]/([$Volumes.AC$2]+[$Volumes.AC$11]))" office:value-type="float" office:value="0.00643404179918395" calcext:value-type="float">
            <text:p>0.006434041799184</text:p>
          </table:table-cell>
          <table:table-cell table:formula="of:=IF([$Volumes.AD8]=0;&quot;N/A&quot;;[$Volumes.AD8]/([$Volumes.AD$2]+[$Volumes.AD$11]))" office:value-type="float" office:value="0.00559334196311032" calcext:value-type="float">
            <text:p>0.00559334196311</text:p>
          </table:table-cell>
          <table:table-cell table:formula="of:=IF([$Volumes.AE8]=0;&quot;N/A&quot;;[$Volumes.AE8]/([$Volumes.AE$2]+[$Volumes.AE$11]))" office:value-type="float" office:value="0.00575573839157615" calcext:value-type="float">
            <text:p>0.005755738391576</text:p>
          </table:table-cell>
          <table:table-cell table:formula="of:=IF([$Volumes.AF8]=0;&quot;N/A&quot;;[$Volumes.AF8]/([$Volumes.AF$2]+[$Volumes.AF$11]))" office:value-type="float" office:value="0.00567733909912279" calcext:value-type="float">
            <text:p>0.005677339099123</text:p>
          </table:table-cell>
          <table:table-cell table:formula="of:=IF([$Volumes.AG8]=0;&quot;N/A&quot;;[$Volumes.AG8]/([$Volumes.AG$2]+[$Volumes.AG$11]))" office:value-type="float" office:value="0.00526354477101706" calcext:value-type="float">
            <text:p>0.005263544771017</text:p>
          </table:table-cell>
          <table:table-cell table:formula="of:=IF([$Volumes.AH8]=0;&quot;N/A&quot;;[$Volumes.AH8]/([$Volumes.AH$2]+[$Volumes.AH$11]))" office:value-type="float" office:value="0.00380801518811553" calcext:value-type="float">
            <text:p>0.003808015188116</text:p>
          </table:table-cell>
          <table:table-cell table:formula="of:=IF([$Volumes.AI8]=0;&quot;N/A&quot;;[$Volumes.AI8]/([$Volumes.AI$2]+[$Volumes.AI$11]))" office:value-type="float" office:value="0.00508784544981848" calcext:value-type="float">
            <text:p>0.005087845449818</text:p>
          </table:table-cell>
          <table:table-cell table:formula="of:=IF([$Volumes.AJ8]=0;&quot;N/A&quot;;[$Volumes.AJ8]/([$Volumes.AJ$2]+[$Volumes.AJ$11]))" office:value-type="float" office:value="0.00562155803520871" calcext:value-type="float">
            <text:p>0.005621558035209</text:p>
          </table:table-cell>
          <table:table-cell table:formula="of:=IF([$Volumes.AK8]=0;&quot;N/A&quot;;[$Volumes.AK8]/([$Volumes.AK$2]+[$Volumes.AK$11]))" office:value-type="float" office:value="0.0062747021530805" calcext:value-type="float">
            <text:p>0.006274702153081</text:p>
          </table:table-cell>
          <table:table-cell table:formula="of:=IF([$Volumes.AL8]=0;&quot;N/A&quot;;[$Volumes.AL8]/([$Volumes.AL$2]+[$Volumes.AL$11]))" office:value-type="float" office:value="0.00476865426295197" calcext:value-type="float">
            <text:p>0.004768654262952</text:p>
          </table:table-cell>
          <table:table-cell table:formula="of:=IF([$Volumes.AM8]=0;&quot;N/A&quot;;[$Volumes.AM8]/([$Volumes.AM$2]+[$Volumes.AM$11]))" office:value-type="float" office:value="0.00286918508275909" calcext:value-type="float">
            <text:p>0.002869185082759</text:p>
          </table:table-cell>
          <table:table-cell table:formula="of:=IF([$Volumes.AN8]=0;&quot;N/A&quot;;[$Volumes.AN8]/([$Volumes.AN$2]+[$Volumes.AN$11]))" office:value-type="float" office:value="0.00243471519832683" calcext:value-type="float">
            <text:p>0.002434715198327</text:p>
          </table:table-cell>
          <table:table-cell table:formula="of:=IF([$Volumes.AO8]=0;&quot;N/A&quot;;[$Volumes.AO8]/([$Volumes.AO$2]+[$Volumes.AO$11]))" office:value-type="float" office:value="0.00329875344509439" calcext:value-type="float">
            <text:p>0.003298753445094</text:p>
          </table:table-cell>
          <table:table-cell table:formula="of:=IF([$Volumes.AP8]=0;&quot;N/A&quot;;[$Volumes.AP8]/([$Volumes.AP$2]+[$Volumes.AP$11]))" office:value-type="float" office:value="0.000652641431988421" calcext:value-type="float">
            <text:p>0.000652641431988</text:p>
          </table:table-cell>
          <table:table-cell table:formula="of:=IF([$Volumes.AQ8]=0;&quot;N/A&quot;;[$Volumes.AQ8]/([$Volumes.AQ$2]+[$Volumes.AQ$11]))" office:value-type="float" office:value="0.000763619858177243" calcext:value-type="float">
            <text:p>0.000763619858177</text:p>
          </table:table-cell>
          <table:table-cell table:formula="of:=IF([$Volumes.AR8]=0;&quot;N/A&quot;;[$Volumes.AR8]/([$Volumes.AR$2]+[$Volumes.AR$11]))" office:value-type="float" office:value="0.00087351799925254" calcext:value-type="float">
            <text:p>0.000873517999253</text:p>
          </table:table-cell>
          <table:table-cell table:formula="of:=IF([$Volumes.AS8]=0;&quot;N/A&quot;;[$Volumes.AS8]/([$Volumes.AS$2]+[$Volumes.AS$11]))" office:value-type="float" office:value="0.000597149632922492" calcext:value-type="float">
            <text:p>0.000597149632922</text:p>
          </table:table-cell>
          <table:table-cell table:formula="of:=IF([$Volumes.AT8]=0;&quot;N/A&quot;;[$Volumes.AT8]/([$Volumes.AT$2]+[$Volumes.AT$11]))" office:value-type="float" office:value="0.000441404404971097" calcext:value-type="float">
            <text:p>0.000441404404971</text:p>
          </table:table-cell>
          <table:table-cell table:formula="of:=IF([$Volumes.AU8]=0;&quot;N/A&quot;;[$Volumes.AU8]/([$Volumes.AU$2]+[$Volumes.AU$11]))" office:value-type="float" office:value="0.000468078670751133" calcext:value-type="float">
            <text:p>0.000468078670751</text:p>
          </table:table-cell>
          <table:table-cell table:formula="of:=IF([$Volumes.AV8]=0;&quot;N/A&quot;;[$Volumes.AV8]/([$Volumes.AV$2]+[$Volumes.AV$11]))" office:value-type="float" office:value="0.000165740186564947" calcext:value-type="float">
            <text:p>0.000165740186565</text:p>
          </table:table-cell>
          <table:table-cell table:formula="of:=IF([$Volumes.AW8]=0;&quot;N/A&quot;;[$Volumes.AW8]/([$Volumes.AW$2]+[$Volumes.AW$11]))" office:value-type="float" office:value="0.0000660039896141224" calcext:value-type="float">
            <text:p>6.60039896141224E-05</text:p>
          </table:table-cell>
          <table:table-cell table:formula="of:=IF([$Volumes.AX8]=0;&quot;N/A&quot;;[$Volumes.AX8]/([$Volumes.AX$2]+[$Volumes.AX$11]))" office:value-type="string" office:string-value="N/A" calcext:value-type="string">
            <text:p>N/A</text:p>
          </table:table-cell>
          <table:table-cell table:formula="of:=IF([$Volumes.AY8]=0;&quot;N/A&quot;;[$Volumes.AY8]/([$Volumes.AY$2]+[$Volumes.AY$11]))" office:value-type="string" office:string-value="N/A" calcext:value-type="string">
            <text:p>N/A</text:p>
          </table:table-cell>
          <table:table-cell table:formula="of:=IF([$Volumes.AZ8]=0;&quot;N/A&quot;;[$Volumes.AZ8]/([$Volumes.AZ$2]+[$Volumes.AZ$11]))" office:value-type="string" office:string-value="N/A" calcext:value-type="string">
            <text:p>N/A</text:p>
          </table:table-cell>
          <table:table-cell table:formula="of:=IF([$Volumes.BA8]=0;&quot;N/A&quot;;[$Volumes.BA8]/([$Volumes.BA$2]+[$Volumes.BA$11]))" office:value-type="string" office:string-value="N/A" calcext:value-type="string">
            <text:p>N/A</text:p>
          </table:table-cell>
          <table:table-cell table:formula="of:=IF([$Volumes.BB8]=0;&quot;N/A&quot;;[$Volumes.BB8]/([$Volumes.BB$2]+[$Volumes.BB$11]))" office:value-type="string" office:string-value="N/A" calcext:value-type="string">
            <text:p>N/A</text:p>
          </table:table-cell>
          <table:table-cell table:formula="of:=IF([$Volumes.BC8]=0;&quot;N/A&quot;;[$Volumes.BC8]/([$Volumes.BC$2]+[$Volumes.BC$11]))" office:value-type="float" office:value="0.00170778758911068" calcext:value-type="float">
            <text:p>0.001707787589111</text:p>
          </table:table-cell>
          <table:table-cell table:formula="of:=IF([$Volumes.BD8]=0;&quot;N/A&quot;;[$Volumes.BD8]/([$Volumes.BD$2]+[$Volumes.BD$11]))" office:value-type="float" office:value="0.00323430980825418" calcext:value-type="float">
            <text:p>0.003234309808254</text:p>
          </table:table-cell>
          <table:table-cell table:formula="of:=IF([$Volumes.BE8]=0;&quot;N/A&quot;;[$Volumes.BE8]/([$Volumes.BE$2]+[$Volumes.BE$11]))" office:value-type="float" office:value="0.00274468371993962" calcext:value-type="float">
            <text:p>0.00274468371994</text:p>
          </table:table-cell>
          <table:table-cell table:formula="of:=IF([$Volumes.BF8]=0;&quot;N/A&quot;;[$Volumes.BF8]/([$Volumes.BF$2]+[$Volumes.BF$11]))" office:value-type="float" office:value="0.00217657471527067" calcext:value-type="float">
            <text:p>0.002176574715271</text:p>
          </table:table-cell>
          <table:table-cell table:formula="of:=IF([$Volumes.BG8]=0;&quot;N/A&quot;;[$Volumes.BG8]/([$Volumes.BG$2]+[$Volumes.BG$11]))" office:value-type="float" office:value="0.00221152931302716" calcext:value-type="float">
            <text:p>0.002211529313027</text:p>
          </table:table-cell>
          <table:table-cell table:formula="of:=IF([$Volumes.BH8]=0;&quot;N/A&quot;;[$Volumes.BH8]/([$Volumes.BH$2]+[$Volumes.BH$11]))" office:value-type="float" office:value="0.00210459558615493" calcext:value-type="float">
            <text:p>0.002104595586155</text:p>
          </table:table-cell>
          <table:table-cell table:formula="of:=IF([$Volumes.BI8]=0;&quot;N/A&quot;;[$Volumes.BI8]/([$Volumes.BI$2]+[$Volumes.BI$11]))" office:value-type="float" office:value="0.00183660568512779" calcext:value-type="float">
            <text:p>0.001836605685128</text:p>
          </table:table-cell>
          <table:table-cell table:formula="of:=IF([$Volumes.BJ8]=0;&quot;N/A&quot;;[$Volumes.BJ8]/([$Volumes.BJ$2]+[$Volumes.BJ$11]))" office:value-type="float" office:value="0.00204609142681851" calcext:value-type="float">
            <text:p>0.002046091426819</text:p>
          </table:table-cell>
          <table:table-cell table:formula="of:=IF([$Volumes.BK8]=0;&quot;N/A&quot;;[$Volumes.BK8]/([$Volumes.BK$2]+[$Volumes.BK$11]))" office:value-type="float" office:value="0.00170338422966362" calcext:value-type="float">
            <text:p>0.001703384229664</text:p>
          </table:table-cell>
          <table:table-cell table:formula="of:=IF([$Volumes.BL8]=0;&quot;N/A&quot;;[$Volumes.BL8]/([$Volumes.BL$2]+[$Volumes.BL$11]))" office:value-type="float" office:value="0.00148792826773699" calcext:value-type="float">
            <text:p>0.001487928267737</text:p>
          </table:table-cell>
          <table:table-cell table:formula="of:=IF([$Volumes.BM8]=0;&quot;N/A&quot;;[$Volumes.BM8]/([$Volumes.BM$2]+[$Volumes.BM$11]))" office:value-type="float" office:value="0.0012142193608185" calcext:value-type="float">
            <text:p>0.001214219360819</text:p>
          </table:table-cell>
          <table:table-cell table:formula="of:=IF([$Volumes.BN8]=0;&quot;N/A&quot;;[$Volumes.BN8]/([$Volumes.BN$2]+[$Volumes.BN$11]))" office:value-type="float" office:value="0.00130813163365967" calcext:value-type="float">
            <text:p>0.00130813163366</text:p>
          </table:table-cell>
          <table:table-cell table:formula="of:=IF([$Volumes.BO8]=0;&quot;N/A&quot;;[$Volumes.BO8]/([$Volumes.BO$2]+[$Volumes.BO$11]))" office:value-type="float" office:value="0.000948875162167696" calcext:value-type="float">
            <text:p>0.000948875162168</text:p>
          </table:table-cell>
          <table:table-cell table:formula="of:=IF([$Volumes.BP8]=0;&quot;N/A&quot;;[$Volumes.BP8]/([$Volumes.BP$2]+[$Volumes.BP$11]))" office:value-type="float" office:value="0.000325911783410587" calcext:value-type="float">
            <text:p>0.000325911783411</text:p>
          </table:table-cell>
          <table:table-cell table:formula="of:=IF([$Volumes.BQ8]=0;&quot;N/A&quot;;[$Volumes.BQ8]/([$Volumes.BQ$2]+[$Volumes.BQ$11]))" office:value-type="float" office:value="0.000451305734651884" calcext:value-type="float">
            <text:p>0.000451305734652</text:p>
          </table:table-cell>
          <table:table-cell table:formula="of:=IF([$Volumes.BR8]=0;&quot;N/A&quot;;[$Volumes.BR8]/([$Volumes.BR$2]+[$Volumes.BR$11]))" office:value-type="float" office:value="0.00049731477581706" calcext:value-type="float">
            <text:p>0.000497314775817</text:p>
          </table:table-cell>
          <table:table-cell table:formula="of:=IF([$Volumes.BS8]=0;&quot;N/A&quot;;[$Volumes.BS8]/([$Volumes.BS$2]+[$Volumes.BS$11]))" office:value-type="float" office:value="0.00039755237653476" calcext:value-type="float">
            <text:p>0.000397552376535</text:p>
          </table:table-cell>
          <table:table-cell table:formula="of:=IF([$Volumes.BT8]=0;&quot;N/A&quot;;[$Volumes.BT8]/([$Volumes.BT$2]+[$Volumes.BT$11]))" office:value-type="float" office:value="0.000293725641902037" calcext:value-type="float">
            <text:p>0.000293725641902</text:p>
          </table:table-cell>
          <table:table-cell table:formula="of:=IF([$Volumes.BU8]=0;&quot;N/A&quot;;[$Volumes.BU8]/([$Volumes.BU$2]+[$Volumes.BU$11]))" office:value-type="float" office:value="0.000315636816739526" calcext:value-type="float">
            <text:p>0.00031563681674</text:p>
          </table:table-cell>
          <table:table-cell table:formula="of:=IF([$Volumes.BV8]=0;&quot;N/A&quot;;[$Volumes.BV8]/([$Volumes.BV$2]+[$Volumes.BV$11]))" office:value-type="float" office:value="0.0013904070796142" calcext:value-type="float">
            <text:p>0.001390407079614</text:p>
          </table:table-cell>
          <table:table-cell table:formula="of:=IF([$Volumes.BW8]=0;&quot;N/A&quot;;[$Volumes.BW8]/([$Volumes.BW$2]+[$Volumes.BW$11]))" office:value-type="float" office:value="0.000811937482125025" calcext:value-type="float">
            <text:p>0.000811937482125</text:p>
          </table:table-cell>
          <table:table-cell table:formula="of:=IF([$Volumes.BX8]=0;&quot;N/A&quot;;[$Volumes.BX8]/([$Volumes.BX$2]+[$Volumes.BX$11]))" office:value-type="float" office:value="0.000777271434577514" calcext:value-type="float">
            <text:p>0.000777271434578</text:p>
          </table:table-cell>
          <table:table-cell table:formula="of:=IF([$Volumes.BY8]=0;&quot;N/A&quot;;[$Volumes.BY8]/([$Volumes.BY$2]+[$Volumes.BY$11]))" office:value-type="float" office:value="0.000812192752991682" calcext:value-type="float">
            <text:p>0.000812192752992</text:p>
          </table:table-cell>
          <table:table-cell table:formula="of:=IF([$Volumes.BZ8]=0;&quot;N/A&quot;;[$Volumes.BZ8]/([$Volumes.BZ$2]+[$Volumes.BZ$11]))" office:value-type="float" office:value="0.000758774811822036" calcext:value-type="float">
            <text:p>0.000758774811822</text:p>
          </table:table-cell>
          <table:table-cell table:formula="of:=IF([$Volumes.CA8]=0;&quot;N/A&quot;;[$Volumes.CA8]/([$Volumes.CA$2]+[$Volumes.CA$11]))" office:value-type="float" office:value="0.000629162861015649" calcext:value-type="float">
            <text:p>0.000629162861016</text:p>
          </table:table-cell>
          <table:table-cell table:formula="of:=IF([$Volumes.CB8]=0;&quot;N/A&quot;;[$Volumes.CB8]/([$Volumes.CB$2]+[$Volumes.CB$11]))" office:value-type="float" office:value="0.000815559751320499" calcext:value-type="float">
            <text:p>0.000815559751321</text:p>
          </table:table-cell>
          <table:table-cell table:formula="of:=IF([$Volumes.CC8]=0;&quot;N/A&quot;;[$Volumes.CC8]/([$Volumes.CC$2]+[$Volumes.CC$11]))" office:value-type="float" office:value="0.000684136614274113" calcext:value-type="float">
            <text:p>0.000684136614274</text:p>
          </table:table-cell>
          <table:table-cell table:formula="of:=IF([$Volumes.CD8]=0;&quot;N/A&quot;;[$Volumes.CD8]/([$Volumes.CD$2]+[$Volumes.CD$11]))" office:value-type="float" office:value="0.000621765209905119" calcext:value-type="float">
            <text:p>0.000621765209905</text:p>
          </table:table-cell>
          <table:table-cell table:formula="of:=IF([$Volumes.CE8]=0;&quot;N/A&quot;;[$Volumes.CE8]/([$Volumes.CE$2]+[$Volumes.CE$11]))" office:value-type="float" office:value="0.000405745572004433" calcext:value-type="float">
            <text:p>0.000405745572004</text:p>
          </table:table-cell>
          <table:table-cell table:formula="of:=IF([$Volumes.CF8]=0;&quot;N/A&quot;;[$Volumes.CF8]/([$Volumes.CF$2]+[$Volumes.CF$11]))" office:value-type="float" office:value="0.000498573687110041" calcext:value-type="float">
            <text:p>0.00049857368711</text:p>
          </table:table-cell>
          <table:table-cell table:formula="of:=IF([$Volumes.CG8]=0;&quot;N/A&quot;;[$Volumes.CG8]/([$Volumes.CG$2]+[$Volumes.CG$11]))" office:value-type="float" office:value="0.000436469752657758" calcext:value-type="float">
            <text:p>0.000436469752658</text:p>
          </table:table-cell>
          <table:table-cell table:formula="of:=IF([$Volumes.CH8]=0;&quot;N/A&quot;;[$Volumes.CH8]/([$Volumes.CH$2]+[$Volumes.CH$11]))" office:value-type="float" office:value="0.00013119905878467" calcext:value-type="float">
            <text:p>0.000131199058785</text:p>
          </table:table-cell>
          <table:table-cell table:formula="of:=IF([$Volumes.CI8]=0;&quot;N/A&quot;;[$Volumes.CI8]/([$Volumes.CI$2]+[$Volumes.CI$11]))" office:value-type="float" office:value="0.000316504512833283" calcext:value-type="float">
            <text:p>0.000316504512833</text:p>
          </table:table-cell>
          <table:table-cell table:formula="of:=IF([$Volumes.CJ8]=0;&quot;N/A&quot;;[$Volumes.CJ8]/([$Volumes.CJ$2]+[$Volumes.CJ$11]))" office:value-type="float" office:value="0.000409851748348821" calcext:value-type="float">
            <text:p>0.000409851748349</text:p>
          </table:table-cell>
          <table:table-cell table:formula="of:=IF([$Volumes.CK8]=0;&quot;N/A&quot;;[$Volumes.CK8]/([$Volumes.CK$2]+[$Volumes.CK$11]))" office:value-type="float" office:value="0.00034114289232725" calcext:value-type="float">
            <text:p>0.000341142892327</text:p>
          </table:table-cell>
          <table:table-cell table:formula="of:=IF([$Volumes.CL8]=0;&quot;N/A&quot;;[$Volumes.CL8]/([$Volumes.CL$2]+[$Volumes.CL$11]))" office:value-type="float" office:value="0.000308234885883803" calcext:value-type="float">
            <text:p>0.000308234885884</text:p>
          </table:table-cell>
          <table:table-cell table:formula="of:=IF([$Volumes.CM8]=0;&quot;N/A&quot;;[$Volumes.CM8]/([$Volumes.CM$2]+[$Volumes.CM$11]))" office:value-type="float" office:value="0.000724280798897972" calcext:value-type="float">
            <text:p>0.000724280798898</text:p>
          </table:table-cell>
          <table:table-cell table:formula="of:=IF([$Volumes.CN8]=0;&quot;N/A&quot;;[$Volumes.CN8]/([$Volumes.CN$2]+[$Volumes.CN$11]))" office:value-type="float" office:value="0.00724745993021825" calcext:value-type="float">
            <text:p>0.007247459930218</text:p>
          </table:table-cell>
          <table:table-cell table:formula="of:=IF([$Volumes.CO8]=0;&quot;N/A&quot;;[$Volumes.CO8]/([$Volumes.CO$2]+[$Volumes.CO$11]))" office:value-type="float" office:value="0.00612069170296355" calcext:value-type="float">
            <text:p>0.006120691702964</text:p>
          </table:table-cell>
          <table:table-cell table:formula="of:=IF([$Volumes.CP8]=0;&quot;N/A&quot;;[$Volumes.CP8]/([$Volumes.CP$2]+[$Volumes.CP$11]))" office:value-type="float" office:value="0.00539420737189198" calcext:value-type="float">
            <text:p>0.005394207371892</text:p>
          </table:table-cell>
          <table:table-cell table:formula="of:=IF([$Volumes.CQ8]=0;&quot;N/A&quot;;[$Volumes.CQ8]/([$Volumes.CQ$2]+[$Volumes.CQ$11]))" office:value-type="float" office:value="0.00697056447372936" calcext:value-type="float">
            <text:p>0.006970564473729</text:p>
          </table:table-cell>
          <table:table-cell table:formula="of:=IF([$Volumes.CR8]=0;&quot;N/A&quot;;[$Volumes.CR8]/([$Volumes.CR$2]+[$Volumes.CR$11]))" office:value-type="float" office:value="0.00606344680643" calcext:value-type="float">
            <text:p>0.00606344680643</text:p>
          </table:table-cell>
          <table:table-cell table:formula="of:=IF([$Volumes.CS8]=0;&quot;N/A&quot;;[$Volumes.CS8]/([$Volumes.CS$2]+[$Volumes.CS$11]))" office:value-type="float" office:value="0.00676125183021183" calcext:value-type="float">
            <text:p>0.006761251830212</text:p>
          </table:table-cell>
          <table:table-cell table:formula="of:=IF([$Volumes.CT8]=0;&quot;N/A&quot;;[$Volumes.CT8]/([$Volumes.CT$2]+[$Volumes.CT$11]))" office:value-type="float" office:value="0.00423954731169543" calcext:value-type="float">
            <text:p>0.004239547311695</text:p>
          </table:table-cell>
          <table:table-cell table:formula="of:=IF([$Volumes.CU8]=0;&quot;N/A&quot;;[$Volumes.CU8]/([$Volumes.CU$2]+[$Volumes.CU$11]))" office:value-type="float" office:value="0.00430581416209041" calcext:value-type="float">
            <text:p>0.00430581416209</text:p>
          </table:table-cell>
          <table:table-cell table:formula="of:=IF([$Volumes.CV8]=0;&quot;N/A&quot;;[$Volumes.CV8]/([$Volumes.CV$2]+[$Volumes.CV$11]))" office:value-type="float" office:value="0.00208018806713523" calcext:value-type="float">
            <text:p>0.002080188067135</text:p>
          </table:table-cell>
          <table:table-cell table:formula="of:=IF([$Volumes.CW8]=0;&quot;N/A&quot;;[$Volumes.CW8]/([$Volumes.CW$2]+[$Volumes.CW$11]))" office:value-type="float" office:value="0.00309851198222299" calcext:value-type="float">
            <text:p>0.003098511982223</text:p>
          </table:table-cell>
          <table:table-cell table:formula="of:=IF([$Volumes.CX8]=0;&quot;N/A&quot;;[$Volumes.CX8]/([$Volumes.CX$2]+[$Volumes.CX$11]))" office:value-type="float" office:value="0.00200990472785989" calcext:value-type="float">
            <text:p>0.00200990472786</text:p>
          </table:table-cell>
          <table:table-cell table:formula="of:=IF([$Volumes.CY8]=0;&quot;N/A&quot;;[$Volumes.CY8]/([$Volumes.CY$2]+[$Volumes.CY$11]))" office:value-type="float" office:value="0.00124541856129141" calcext:value-type="float">
            <text:p>0.001245418561291</text:p>
          </table:table-cell>
          <table:table-cell table:formula="of:=IF([$Volumes.CZ8]=0;&quot;N/A&quot;;[$Volumes.CZ8]/([$Volumes.CZ$2]+[$Volumes.CZ$11]))" office:value-type="float" office:value="0.00118987167992605" calcext:value-type="float">
            <text:p>0.001189871679926</text:p>
          </table:table-cell>
          <table:table-cell table:formula="of:=IF([$Volumes.DA8]=0;&quot;N/A&quot;;[$Volumes.DA8]/([$Volumes.DA$2]+[$Volumes.DA$11]))" office:value-type="float" office:value="0.00162194956336134" calcext:value-type="float">
            <text:p>0.001621949563361</text:p>
          </table:table-cell>
          <table:table-cell table:formula="of:=IF([$Volumes.DB8]=0;&quot;N/A&quot;;[$Volumes.DB8]/([$Volumes.DB$2]+[$Volumes.DB$11]))" office:value-type="float" office:value="0.000636177259774149" calcext:value-type="float">
            <text:p>0.000636177259774</text:p>
          </table:table-cell>
          <table:table-cell table:formula="of:=IF([$Volumes.DC8]=0;&quot;N/A&quot;;[$Volumes.DC8]/([$Volumes.DC$2]+[$Volumes.DC$11]))" office:value-type="float" office:value="0.000281757741562196" calcext:value-type="float">
            <text:p>0.000281757741562</text:p>
          </table:table-cell>
          <table:table-cell table:formula="of:=IF([$Volumes.DD8]=0;&quot;N/A&quot;;[$Volumes.DD8]/([$Volumes.DD$2]+[$Volumes.DD$11]))" office:value-type="float" office:value="0.000270514983996614" calcext:value-type="float">
            <text:p>0.000270514983997</text:p>
          </table:table-cell>
          <table:table-cell table:formula="of:=IF([$Volumes.DE8]=0;&quot;N/A&quot;;[$Volumes.DE8]/([$Volumes.DE$2]+[$Volumes.DE$11]))" office:value-type="float" office:value="0.00206604646448849" calcext:value-type="float">
            <text:p>0.002066046464489</text:p>
          </table:table-cell>
          <table:table-cell table:formula="of:=IF([$Volumes.DF8]=0;&quot;N/A&quot;;[$Volumes.DF8]/([$Volumes.DF$2]+[$Volumes.DF$11]))" office:value-type="float" office:value="0.000748733631057761" calcext:value-type="float">
            <text:p>0.000748733631058</text:p>
          </table:table-cell>
          <table:table-cell table:formula="of:=IF([$Volumes.DG8]=0;&quot;N/A&quot;;[$Volumes.DG8]/([$Volumes.DG$2]+[$Volumes.DG$11]))" office:value-type="float" office:value="0.000288964072615486" calcext:value-type="float">
            <text:p>0.000288964072615</text:p>
          </table:table-cell>
          <table:table-cell table:formula="of:=IF([$Volumes.DH8]=0;&quot;N/A&quot;;[$Volumes.DH8]/([$Volumes.DH$2]+[$Volumes.DH$11]))" office:value-type="float" office:value="0.000312675474754192" calcext:value-type="float">
            <text:p>0.000312675474754</text:p>
          </table:table-cell>
          <table:table-cell table:formula="of:=IF([$Volumes.DI8]=0;&quot;N/A&quot;;[$Volumes.DI8]/([$Volumes.DI$2]+[$Volumes.DI$11]))" office:value-type="float" office:value="0.000489193065865086" calcext:value-type="float">
            <text:p>0.000489193065865</text:p>
          </table:table-cell>
          <table:table-cell table:formula="of:=IF([$Volumes.DJ8]=0;&quot;N/A&quot;;[$Volumes.DJ8]/([$Volumes.DJ$2]+[$Volumes.DJ$11]))" office:value-type="float" office:value="0.000480115374682047" calcext:value-type="float">
            <text:p>0.000480115374682</text:p>
          </table:table-cell>
          <table:table-cell table:formula="of:=IF([$Volumes.DK8]=0;&quot;N/A&quot;;[$Volumes.DK8]/([$Volumes.DK$2]+[$Volumes.DK$11]))" office:value-type="float" office:value="0.000412604795844711" calcext:value-type="float">
            <text:p>0.000412604795845</text:p>
          </table:table-cell>
          <table:table-cell table:formula="of:=IF([$Volumes.DL8]=0;&quot;N/A&quot;;[$Volumes.DL8]/([$Volumes.DL$2]+[$Volumes.DL$11]))" office:value-type="float" office:value="0.000465884344896475" calcext:value-type="float">
            <text:p>0.000465884344896</text:p>
          </table:table-cell>
          <table:table-cell table:formula="of:=IF([$Volumes.DM8]=0;&quot;N/A&quot;;[$Volumes.DM8]/([$Volumes.DM$2]+[$Volumes.DM$11]))" office:value-type="float" office:value="0.000296833866753233" calcext:value-type="float">
            <text:p>0.000296833866753</text:p>
          </table:table-cell>
          <table:table-cell table:formula="of:=IF([$Volumes.DN8]=0;&quot;N/A&quot;;[$Volumes.DN8]/([$Volumes.DN$2]+[$Volumes.DN$11]))" office:value-type="float" office:value="0.000171267842877465" calcext:value-type="float">
            <text:p>0.000171267842877</text:p>
          </table:table-cell>
          <table:table-cell table:formula="of:=IF([$Volumes.DO8]=0;&quot;N/A&quot;;[$Volumes.DO8]/([$Volumes.DO$2]+[$Volumes.DO$11]))" office:value-type="float" office:value="0.000171000077716848" calcext:value-type="float">
            <text:p>0.000171000077717</text:p>
          </table:table-cell>
          <table:table-cell table:formula="of:=IF([$Volumes.DP8]=0;&quot;N/A&quot;;[$Volumes.DP8]/([$Volumes.DP$2]+[$Volumes.DP$11]))" office:value-type="float" office:value="0.000245352689388887" calcext:value-type="float">
            <text:p>0.000245352689389</text:p>
          </table:table-cell>
          <table:table-cell table:formula="of:=IF([$Volumes.DQ8]=0;&quot;N/A&quot;;[$Volumes.DQ8]/([$Volumes.DQ$2]+[$Volumes.DQ$11]))" office:value-type="float" office:value="0.0000496676564388402" calcext:value-type="float">
            <text:p>4.96676564388402E-05</text:p>
          </table:table-cell>
          <table:table-cell table:formula="of:=IF([$Volumes.DR8]=0;&quot;N/A&quot;;[$Volumes.DR8]/([$Volumes.DR$2]+[$Volumes.DR$11]))" office:value-type="float" office:value="0.0000236358264228218" calcext:value-type="float">
            <text:p>2.36358264228218E-05</text:p>
          </table:table-cell>
          <table:table-cell table:formula="of:=IF([$Volumes.DS8]=0;&quot;N/A&quot;;[$Volumes.DS8]/([$Volumes.DS$2]+[$Volumes.DS$11]))" office:value-type="string" office:string-value="N/A" calcext:value-type="string">
            <text:p>N/A</text:p>
          </table:table-cell>
          <table:table-cell table:formula="of:=IF([$Volumes.DT8]=0;&quot;N/A&quot;;[$Volumes.DT8]/([$Volumes.DT$2]+[$Volumes.DT$11]))" office:value-type="string" office:string-value="N/A" calcext:value-type="string">
            <text:p>N/A</text:p>
          </table:table-cell>
          <table:table-cell table:formula="of:=IF([$Volumes.DU8]=0;&quot;N/A&quot;;[$Volumes.DU8]/([$Volumes.DU$2]+[$Volumes.DU$11]))" office:value-type="string" office:string-value="N/A" calcext:value-type="string">
            <text:p>N/A</text:p>
          </table:table-cell>
          <table:table-cell table:formula="of:=IF([$Volumes.DV8]=0;&quot;N/A&quot;;[$Volumes.DV8]/([$Volumes.DV$2]+[$Volumes.DV$11]))" office:value-type="float" office:value="0.0000239522943628636" calcext:value-type="float">
            <text:p>2.39522943628636E-05</text:p>
          </table:table-cell>
          <table:table-cell table:formula="of:=IF([$Volumes.DW8]=0;&quot;N/A&quot;;[$Volumes.DW8]/([$Volumes.DW$2]+[$Volumes.DW$11]))" office:value-type="float" office:value="0.000190074978807988" calcext:value-type="float">
            <text:p>0.000190074978808</text:p>
          </table:table-cell>
        </table:table-row>
        <table:table-row table:style-name="ro1">
          <table:table-cell office:value-type="string" calcext:value-type="string">
            <text:p>T. AURORA ALIMENTOS,LANCHES PRONTOS</text:p>
          </table:table-cell>
          <table:table-cell table:formula="of:=IF([$Volumes.B9]=0;&quot;N/A&quot;;[$Volumes.B9]/([$Volumes.B$2]+[$Volumes.B$11]))" office:value-type="float" office:value="0.000853459200948532" calcext:value-type="float">
            <text:p>0.000853459200949</text:p>
          </table:table-cell>
          <table:table-cell table:formula="of:=IF([$Volumes.C9]=0;&quot;N/A&quot;;[$Volumes.C9]/([$Volumes.C$2]+[$Volumes.C$11]))" office:value-type="float" office:value="0.00103636745560147" calcext:value-type="float">
            <text:p>0.001036367455601</text:p>
          </table:table-cell>
          <table:table-cell table:formula="of:=IF([$Volumes.D9]=0;&quot;N/A&quot;;[$Volumes.D9]/([$Volumes.D$2]+[$Volumes.D$11]))" office:value-type="float" office:value="0.00183146440490512" calcext:value-type="float">
            <text:p>0.001831464404905</text:p>
          </table:table-cell>
          <table:table-cell table:formula="of:=IF([$Volumes.E9]=0;&quot;N/A&quot;;[$Volumes.E9]/([$Volumes.E$2]+[$Volumes.E$11]))" office:value-type="float" office:value="0.0022882503005474" calcext:value-type="float">
            <text:p>0.002288250300547</text:p>
          </table:table-cell>
          <table:table-cell table:formula="of:=IF([$Volumes.F9]=0;&quot;N/A&quot;;[$Volumes.F9]/([$Volumes.F$2]+[$Volumes.F$11]))" office:value-type="float" office:value="0.00227579404350613" calcext:value-type="float">
            <text:p>0.002275794043506</text:p>
          </table:table-cell>
          <table:table-cell table:formula="of:=IF([$Volumes.G9]=0;&quot;N/A&quot;;[$Volumes.G9]/([$Volumes.G$2]+[$Volumes.G$11]))" office:value-type="float" office:value="0.00180219022276036" calcext:value-type="float">
            <text:p>0.00180219022276</text:p>
          </table:table-cell>
          <table:table-cell table:formula="of:=IF([$Volumes.H9]=0;&quot;N/A&quot;;[$Volumes.H9]/([$Volumes.H$2]+[$Volumes.H$11]))" office:value-type="float" office:value="0.00193967252795525" calcext:value-type="float">
            <text:p>0.001939672527955</text:p>
          </table:table-cell>
          <table:table-cell table:formula="of:=IF([$Volumes.I9]=0;&quot;N/A&quot;;[$Volumes.I9]/([$Volumes.I$2]+[$Volumes.I$11]))" office:value-type="float" office:value="0.00182854413047708" calcext:value-type="float">
            <text:p>0.001828544130477</text:p>
          </table:table-cell>
          <table:table-cell table:formula="of:=IF([$Volumes.J9]=0;&quot;N/A&quot;;[$Volumes.J9]/([$Volumes.J$2]+[$Volumes.J$11]))" office:value-type="float" office:value="0.00222167242147006" calcext:value-type="float">
            <text:p>0.00222167242147</text:p>
          </table:table-cell>
          <table:table-cell table:formula="of:=IF([$Volumes.K9]=0;&quot;N/A&quot;;[$Volumes.K9]/([$Volumes.K$2]+[$Volumes.K$11]))" office:value-type="float" office:value="0.00190657287737037" calcext:value-type="float">
            <text:p>0.00190657287737</text:p>
          </table:table-cell>
          <table:table-cell table:formula="of:=IF([$Volumes.L9]=0;&quot;N/A&quot;;[$Volumes.L9]/([$Volumes.L$2]+[$Volumes.L$11]))" office:value-type="float" office:value="0.00205398440818332" calcext:value-type="float">
            <text:p>0.002053984408183</text:p>
          </table:table-cell>
          <table:table-cell table:formula="of:=IF([$Volumes.M9]=0;&quot;N/A&quot;;[$Volumes.M9]/([$Volumes.M$2]+[$Volumes.M$11]))" office:value-type="float" office:value="0.00191214298152613" calcext:value-type="float">
            <text:p>0.001912142981526</text:p>
          </table:table-cell>
          <table:table-cell table:formula="of:=IF([$Volumes.N9]=0;&quot;N/A&quot;;[$Volumes.N9]/([$Volumes.N$2]+[$Volumes.N$11]))" office:value-type="float" office:value="0.00210353565121591" calcext:value-type="float">
            <text:p>0.002103535651216</text:p>
          </table:table-cell>
          <table:table-cell table:formula="of:=IF([$Volumes.O9]=0;&quot;N/A&quot;;[$Volumes.O9]/([$Volumes.O$2]+[$Volumes.O$11]))" office:value-type="float" office:value="0.00223157764273253" calcext:value-type="float">
            <text:p>0.002231577642733</text:p>
          </table:table-cell>
          <table:table-cell table:formula="of:=IF([$Volumes.P9]=0;&quot;N/A&quot;;[$Volumes.P9]/([$Volumes.P$2]+[$Volumes.P$11]))" office:value-type="float" office:value="0.00165912901700748" calcext:value-type="float">
            <text:p>0.001659129017007</text:p>
          </table:table-cell>
          <table:table-cell table:formula="of:=IF([$Volumes.Q9]=0;&quot;N/A&quot;;[$Volumes.Q9]/([$Volumes.Q$2]+[$Volumes.Q$11]))" office:value-type="float" office:value="0.00165064394152204" calcext:value-type="float">
            <text:p>0.001650643941522</text:p>
          </table:table-cell>
          <table:table-cell table:formula="of:=IF([$Volumes.R9]=0;&quot;N/A&quot;;[$Volumes.R9]/([$Volumes.R$2]+[$Volumes.R$11]))" office:value-type="float" office:value="0.00169257414246117" calcext:value-type="float">
            <text:p>0.001692574142461</text:p>
          </table:table-cell>
          <table:table-cell table:formula="of:=IF([$Volumes.S9]=0;&quot;N/A&quot;;[$Volumes.S9]/([$Volumes.S$2]+[$Volumes.S$11]))" office:value-type="float" office:value="0.00114719620414258" calcext:value-type="float">
            <text:p>0.001147196204143</text:p>
          </table:table-cell>
          <table:table-cell table:formula="of:=IF([$Volumes.T9]=0;&quot;N/A&quot;;[$Volumes.T9]/([$Volumes.T$2]+[$Volumes.T$11]))" office:value-type="float" office:value="0.00747054924221262" calcext:value-type="float">
            <text:p>0.007470549242213</text:p>
          </table:table-cell>
          <table:table-cell table:formula="of:=IF([$Volumes.U9]=0;&quot;N/A&quot;;[$Volumes.U9]/([$Volumes.U$2]+[$Volumes.U$11]))" office:value-type="float" office:value="0.00714193158960321" calcext:value-type="float">
            <text:p>0.007141931589603</text:p>
          </table:table-cell>
          <table:table-cell table:formula="of:=IF([$Volumes.V9]=0;&quot;N/A&quot;;[$Volumes.V9]/([$Volumes.V$2]+[$Volumes.V$11]))" office:value-type="float" office:value="0.00591296945735317" calcext:value-type="float">
            <text:p>0.005912969457353</text:p>
          </table:table-cell>
          <table:table-cell table:formula="of:=IF([$Volumes.W9]=0;&quot;N/A&quot;;[$Volumes.W9]/([$Volumes.W$2]+[$Volumes.W$11]))" office:value-type="float" office:value="0.00454721942785049" calcext:value-type="float">
            <text:p>0.00454721942785</text:p>
          </table:table-cell>
          <table:table-cell table:formula="of:=IF([$Volumes.X9]=0;&quot;N/A&quot;;[$Volumes.X9]/([$Volumes.X$2]+[$Volumes.X$11]))" office:value-type="float" office:value="0.00433877728680977" calcext:value-type="float">
            <text:p>0.00433877728681</text:p>
          </table:table-cell>
          <table:table-cell table:formula="of:=IF([$Volumes.Y9]=0;&quot;N/A&quot;;[$Volumes.Y9]/([$Volumes.Y$2]+[$Volumes.Y$11]))" office:value-type="float" office:value="0.00553826316761248" calcext:value-type="float">
            <text:p>0.005538263167612</text:p>
          </table:table-cell>
          <table:table-cell table:formula="of:=IF([$Volumes.Z9]=0;&quot;N/A&quot;;[$Volumes.Z9]/([$Volumes.Z$2]+[$Volumes.Z$11]))" office:value-type="float" office:value="0.00842929802409365" calcext:value-type="float">
            <text:p>0.008429298024094</text:p>
          </table:table-cell>
          <table:table-cell table:formula="of:=IF([$Volumes.AA9]=0;&quot;N/A&quot;;[$Volumes.AA9]/([$Volumes.AA$2]+[$Volumes.AA$11]))" office:value-type="float" office:value="0.0103947185620562" calcext:value-type="float">
            <text:p>0.010394718562056</text:p>
          </table:table-cell>
          <table:table-cell table:formula="of:=IF([$Volumes.AB9]=0;&quot;N/A&quot;;[$Volumes.AB9]/([$Volumes.AB$2]+[$Volumes.AB$11]))" office:value-type="float" office:value="0.0098306896025304" calcext:value-type="float">
            <text:p>0.00983068960253</text:p>
          </table:table-cell>
          <table:table-cell table:formula="of:=IF([$Volumes.AC9]=0;&quot;N/A&quot;;[$Volumes.AC9]/([$Volumes.AC$2]+[$Volumes.AC$11]))" office:value-type="float" office:value="0.0117087967877041" calcext:value-type="float">
            <text:p>0.011708796787704</text:p>
          </table:table-cell>
          <table:table-cell table:formula="of:=IF([$Volumes.AD9]=0;&quot;N/A&quot;;[$Volumes.AD9]/([$Volumes.AD$2]+[$Volumes.AD$11]))" office:value-type="float" office:value="0.0100665608282766" calcext:value-type="float">
            <text:p>0.010066560828277</text:p>
          </table:table-cell>
          <table:table-cell table:formula="of:=IF([$Volumes.AE9]=0;&quot;N/A&quot;;[$Volumes.AE9]/([$Volumes.AE$2]+[$Volumes.AE$11]))" office:value-type="float" office:value="0.00680557332779476" calcext:value-type="float">
            <text:p>0.006805573327795</text:p>
          </table:table-cell>
          <table:table-cell table:formula="of:=IF([$Volumes.AF9]=0;&quot;N/A&quot;;[$Volumes.AF9]/([$Volumes.AF$2]+[$Volumes.AF$11]))" office:value-type="float" office:value="0.00765746637822482" calcext:value-type="float">
            <text:p>0.007657466378225</text:p>
          </table:table-cell>
          <table:table-cell table:formula="of:=IF([$Volumes.AG9]=0;&quot;N/A&quot;;[$Volumes.AG9]/([$Volumes.AG$2]+[$Volumes.AG$11]))" office:value-type="float" office:value="0.00973464979059646" calcext:value-type="float">
            <text:p>0.009734649790596</text:p>
          </table:table-cell>
          <table:table-cell table:formula="of:=IF([$Volumes.AH9]=0;&quot;N/A&quot;;[$Volumes.AH9]/([$Volumes.AH$2]+[$Volumes.AH$11]))" office:value-type="float" office:value="0.0142563933811285" calcext:value-type="float">
            <text:p>0.014256393381129</text:p>
          </table:table-cell>
          <table:table-cell table:formula="of:=IF([$Volumes.AI9]=0;&quot;N/A&quot;;[$Volumes.AI9]/([$Volumes.AI$2]+[$Volumes.AI$11]))" office:value-type="float" office:value="0.00993651867763694" calcext:value-type="float">
            <text:p>0.009936518677637</text:p>
          </table:table-cell>
          <table:table-cell table:formula="of:=IF([$Volumes.AJ9]=0;&quot;N/A&quot;;[$Volumes.AJ9]/([$Volumes.AJ$2]+[$Volumes.AJ$11]))" office:value-type="float" office:value="0.00858968346092323" calcext:value-type="float">
            <text:p>0.008589683460923</text:p>
          </table:table-cell>
          <table:table-cell table:formula="of:=IF([$Volumes.AK9]=0;&quot;N/A&quot;;[$Volumes.AK9]/([$Volumes.AK$2]+[$Volumes.AK$11]))" office:value-type="float" office:value="0.00928540122537749" calcext:value-type="float">
            <text:p>0.009285401225378</text:p>
          </table:table-cell>
          <table:table-cell table:formula="of:=IF([$Volumes.AL9]=0;&quot;N/A&quot;;[$Volumes.AL9]/([$Volumes.AL$2]+[$Volumes.AL$11]))" office:value-type="float" office:value="0.0181142630682967" calcext:value-type="float">
            <text:p>0.018114263068297</text:p>
          </table:table-cell>
          <table:table-cell table:formula="of:=IF([$Volumes.AM9]=0;&quot;N/A&quot;;[$Volumes.AM9]/([$Volumes.AM$2]+[$Volumes.AM$11]))" office:value-type="float" office:value="0.0154177474274698" calcext:value-type="float">
            <text:p>0.01541774742747</text:p>
          </table:table-cell>
          <table:table-cell table:formula="of:=IF([$Volumes.AN9]=0;&quot;N/A&quot;;[$Volumes.AN9]/([$Volumes.AN$2]+[$Volumes.AN$11]))" office:value-type="float" office:value="0.0123051822185708" calcext:value-type="float">
            <text:p>0.012305182218571</text:p>
          </table:table-cell>
          <table:table-cell table:formula="of:=IF([$Volumes.AO9]=0;&quot;N/A&quot;;[$Volumes.AO9]/([$Volumes.AO$2]+[$Volumes.AO$11]))" office:value-type="float" office:value="0.00966876009769047" calcext:value-type="float">
            <text:p>0.00966876009769</text:p>
          </table:table-cell>
          <table:table-cell table:formula="of:=IF([$Volumes.AP9]=0;&quot;N/A&quot;;[$Volumes.AP9]/([$Volumes.AP$2]+[$Volumes.AP$11]))" office:value-type="float" office:value="0.0130854607113678" calcext:value-type="float">
            <text:p>0.013085460711368</text:p>
          </table:table-cell>
          <table:table-cell table:formula="of:=IF([$Volumes.AQ9]=0;&quot;N/A&quot;;[$Volumes.AQ9]/([$Volumes.AQ$2]+[$Volumes.AQ$11]))" office:value-type="float" office:value="0.0214145568923618" calcext:value-type="float">
            <text:p>0.021414556892362</text:p>
          </table:table-cell>
          <table:table-cell table:formula="of:=IF([$Volumes.AR9]=0;&quot;N/A&quot;;[$Volumes.AR9]/([$Volumes.AR$2]+[$Volumes.AR$11]))" office:value-type="float" office:value="0.0118260898360344" calcext:value-type="float">
            <text:p>0.011826089836034</text:p>
          </table:table-cell>
          <table:table-cell table:formula="of:=IF([$Volumes.AS9]=0;&quot;N/A&quot;;[$Volumes.AS9]/([$Volumes.AS$2]+[$Volumes.AS$11]))" office:value-type="float" office:value="0.0112629055765103" calcext:value-type="float">
            <text:p>0.01126290557651</text:p>
          </table:table-cell>
          <table:table-cell table:formula="of:=IF([$Volumes.AT9]=0;&quot;N/A&quot;;[$Volumes.AT9]/([$Volumes.AT$2]+[$Volumes.AT$11]))" office:value-type="float" office:value="0.0139778061574181" calcext:value-type="float">
            <text:p>0.013977806157418</text:p>
          </table:table-cell>
          <table:table-cell table:formula="of:=IF([$Volumes.AU9]=0;&quot;N/A&quot;;[$Volumes.AU9]/([$Volumes.AU$2]+[$Volumes.AU$11]))" office:value-type="float" office:value="0.0181582242963802" calcext:value-type="float">
            <text:p>0.01815822429638</text:p>
          </table:table-cell>
          <table:table-cell table:formula="of:=IF([$Volumes.AV9]=0;&quot;N/A&quot;;[$Volumes.AV9]/([$Volumes.AV$2]+[$Volumes.AV$11]))" office:value-type="float" office:value="0.0194081758467553" calcext:value-type="float">
            <text:p>0.019408175846755</text:p>
          </table:table-cell>
          <table:table-cell table:formula="of:=IF([$Volumes.AW9]=0;&quot;N/A&quot;;[$Volumes.AW9]/([$Volumes.AW$2]+[$Volumes.AW$11]))" office:value-type="float" office:value="0.0183656101101296" calcext:value-type="float">
            <text:p>0.01836561011013</text:p>
          </table:table-cell>
          <table:table-cell table:formula="of:=IF([$Volumes.AX9]=0;&quot;N/A&quot;;[$Volumes.AX9]/([$Volumes.AX$2]+[$Volumes.AX$11]))" office:value-type="float" office:value="0.024314240310327" calcext:value-type="float">
            <text:p>0.024314240310327</text:p>
          </table:table-cell>
          <table:table-cell table:formula="of:=IF([$Volumes.AY9]=0;&quot;N/A&quot;;[$Volumes.AY9]/([$Volumes.AY$2]+[$Volumes.AY$11]))" office:value-type="float" office:value="0.0235099163208474" calcext:value-type="float">
            <text:p>0.023509916320847</text:p>
          </table:table-cell>
          <table:table-cell table:formula="of:=IF([$Volumes.AZ9]=0;&quot;N/A&quot;;[$Volumes.AZ9]/([$Volumes.AZ$2]+[$Volumes.AZ$11]))" office:value-type="float" office:value="0.0216697846477543" calcext:value-type="float">
            <text:p>0.021669784647754</text:p>
          </table:table-cell>
          <table:table-cell table:formula="of:=IF([$Volumes.BA9]=0;&quot;N/A&quot;;[$Volumes.BA9]/([$Volumes.BA$2]+[$Volumes.BA$11]))" office:value-type="float" office:value="0.0168839517399274" calcext:value-type="float">
            <text:p>0.016883951739927</text:p>
          </table:table-cell>
          <table:table-cell table:formula="of:=IF([$Volumes.BB9]=0;&quot;N/A&quot;;[$Volumes.BB9]/([$Volumes.BB$2]+[$Volumes.BB$11]))" office:value-type="float" office:value="0.027482279385143" calcext:value-type="float">
            <text:p>0.027482279385143</text:p>
          </table:table-cell>
          <table:table-cell table:formula="of:=IF([$Volumes.BC9]=0;&quot;N/A&quot;;[$Volumes.BC9]/([$Volumes.BC$2]+[$Volumes.BC$11]))" office:value-type="float" office:value="0.0334190590967149" calcext:value-type="float">
            <text:p>0.033419059096715</text:p>
          </table:table-cell>
          <table:table-cell table:formula="of:=IF([$Volumes.BD9]=0;&quot;N/A&quot;;[$Volumes.BD9]/([$Volumes.BD$2]+[$Volumes.BD$11]))" office:value-type="float" office:value="0.00511124863272297" calcext:value-type="float">
            <text:p>0.005111248632723</text:p>
          </table:table-cell>
          <table:table-cell table:formula="of:=IF([$Volumes.BE9]=0;&quot;N/A&quot;;[$Volumes.BE9]/([$Volumes.BE$2]+[$Volumes.BE$11]))" office:value-type="float" office:value="0.0060149451734847" calcext:value-type="float">
            <text:p>0.006014945173485</text:p>
          </table:table-cell>
          <table:table-cell table:formula="of:=IF([$Volumes.BF9]=0;&quot;N/A&quot;;[$Volumes.BF9]/([$Volumes.BF$2]+[$Volumes.BF$11]))" office:value-type="float" office:value="0.0067708417040905" calcext:value-type="float">
            <text:p>0.006770841704091</text:p>
          </table:table-cell>
          <table:table-cell table:formula="of:=IF([$Volumes.BG9]=0;&quot;N/A&quot;;[$Volumes.BG9]/([$Volumes.BG$2]+[$Volumes.BG$11]))" office:value-type="float" office:value="0.0072101028772669" calcext:value-type="float">
            <text:p>0.007210102877267</text:p>
          </table:table-cell>
          <table:table-cell table:formula="of:=IF([$Volumes.BH9]=0;&quot;N/A&quot;;[$Volumes.BH9]/([$Volumes.BH$2]+[$Volumes.BH$11]))" office:value-type="float" office:value="0.00684961937702571" calcext:value-type="float">
            <text:p>0.006849619377026</text:p>
          </table:table-cell>
          <table:table-cell table:formula="of:=IF([$Volumes.BI9]=0;&quot;N/A&quot;;[$Volumes.BI9]/([$Volumes.BI$2]+[$Volumes.BI$11]))" office:value-type="float" office:value="0.00719011587369177" calcext:value-type="float">
            <text:p>0.007190115873692</text:p>
          </table:table-cell>
          <table:table-cell table:formula="of:=IF([$Volumes.BJ9]=0;&quot;N/A&quot;;[$Volumes.BJ9]/([$Volumes.BJ$2]+[$Volumes.BJ$11]))" office:value-type="float" office:value="0.0105594107396904" calcext:value-type="float">
            <text:p>0.01055941073969</text:p>
          </table:table-cell>
          <table:table-cell table:formula="of:=IF([$Volumes.BK9]=0;&quot;N/A&quot;;[$Volumes.BK9]/([$Volumes.BK$2]+[$Volumes.BK$11]))" office:value-type="float" office:value="0.00855668887352426" calcext:value-type="float">
            <text:p>0.008556688873524</text:p>
          </table:table-cell>
          <table:table-cell table:formula="of:=IF([$Volumes.BL9]=0;&quot;N/A&quot;;[$Volumes.BL9]/([$Volumes.BL$2]+[$Volumes.BL$11]))" office:value-type="float" office:value="0.00993700111845497" calcext:value-type="float">
            <text:p>0.009937001118455</text:p>
          </table:table-cell>
          <table:table-cell table:formula="of:=IF([$Volumes.BM9]=0;&quot;N/A&quot;;[$Volumes.BM9]/([$Volumes.BM$2]+[$Volumes.BM$11]))" office:value-type="float" office:value="0.011777264292092" calcext:value-type="float">
            <text:p>0.011777264292092</text:p>
          </table:table-cell>
          <table:table-cell table:formula="of:=IF([$Volumes.BN9]=0;&quot;N/A&quot;;[$Volumes.BN9]/([$Volumes.BN$2]+[$Volumes.BN$11]))" office:value-type="float" office:value="0.012589081237333" calcext:value-type="float">
            <text:p>0.012589081237333</text:p>
          </table:table-cell>
          <table:table-cell table:formula="of:=IF([$Volumes.BO9]=0;&quot;N/A&quot;;[$Volumes.BO9]/([$Volumes.BO$2]+[$Volumes.BO$11]))" office:value-type="float" office:value="0.0129385906041295" calcext:value-type="float">
            <text:p>0.01293859060413</text:p>
          </table:table-cell>
          <table:table-cell table:formula="of:=IF([$Volumes.BP9]=0;&quot;N/A&quot;;[$Volumes.BP9]/([$Volumes.BP$2]+[$Volumes.BP$11]))" office:value-type="float" office:value="0.0137494033626341" calcext:value-type="float">
            <text:p>0.013749403362634</text:p>
          </table:table-cell>
          <table:table-cell table:formula="of:=IF([$Volumes.BQ9]=0;&quot;N/A&quot;;[$Volumes.BQ9]/([$Volumes.BQ$2]+[$Volumes.BQ$11]))" office:value-type="float" office:value="0.0104878064007908" calcext:value-type="float">
            <text:p>0.010487806400791</text:p>
          </table:table-cell>
          <table:table-cell table:formula="of:=IF([$Volumes.BR9]=0;&quot;N/A&quot;;[$Volumes.BR9]/([$Volumes.BR$2]+[$Volumes.BR$11]))" office:value-type="float" office:value="0.010000059275889" calcext:value-type="float">
            <text:p>0.010000059275889</text:p>
          </table:table-cell>
          <table:table-cell table:formula="of:=IF([$Volumes.BS9]=0;&quot;N/A&quot;;[$Volumes.BS9]/([$Volumes.BS$2]+[$Volumes.BS$11]))" office:value-type="float" office:value="0.00953451886096076" calcext:value-type="float">
            <text:p>0.009534518860961</text:p>
          </table:table-cell>
          <table:table-cell table:formula="of:=IF([$Volumes.BT9]=0;&quot;N/A&quot;;[$Volumes.BT9]/([$Volumes.BT$2]+[$Volumes.BT$11]))" office:value-type="float" office:value="0.011093266103463" calcext:value-type="float">
            <text:p>0.011093266103463</text:p>
          </table:table-cell>
          <table:table-cell table:formula="of:=IF([$Volumes.BU9]=0;&quot;N/A&quot;;[$Volumes.BU9]/([$Volumes.BU$2]+[$Volumes.BU$11]))" office:value-type="float" office:value="0.0109306401970884" calcext:value-type="float">
            <text:p>0.010930640197088</text:p>
          </table:table-cell>
          <table:table-cell table:formula="of:=IF([$Volumes.BV9]=0;&quot;N/A&quot;;[$Volumes.BV9]/([$Volumes.BV$2]+[$Volumes.BV$11]))" office:value-type="float" office:value="0.0027149180891045" calcext:value-type="float">
            <text:p>0.002714918089105</text:p>
          </table:table-cell>
          <table:table-cell table:formula="of:=IF([$Volumes.BW9]=0;&quot;N/A&quot;;[$Volumes.BW9]/([$Volumes.BW$2]+[$Volumes.BW$11]))" office:value-type="float" office:value="0.00432815061036001" calcext:value-type="float">
            <text:p>0.00432815061036</text:p>
          </table:table-cell>
          <table:table-cell table:formula="of:=IF([$Volumes.BX9]=0;&quot;N/A&quot;;[$Volumes.BX9]/([$Volumes.BX$2]+[$Volumes.BX$11]))" office:value-type="float" office:value="0.00392587944922202" calcext:value-type="float">
            <text:p>0.003925879449222</text:p>
          </table:table-cell>
          <table:table-cell table:formula="of:=IF([$Volumes.BY9]=0;&quot;N/A&quot;;[$Volumes.BY9]/([$Volumes.BY$2]+[$Volumes.BY$11]))" office:value-type="float" office:value="0.00324222107041034" calcext:value-type="float">
            <text:p>0.00324222107041</text:p>
          </table:table-cell>
          <table:table-cell table:formula="of:=IF([$Volumes.BZ9]=0;&quot;N/A&quot;;[$Volumes.BZ9]/([$Volumes.BZ$2]+[$Volumes.BZ$11]))" office:value-type="float" office:value="0.00277117757361091" calcext:value-type="float">
            <text:p>0.002771177573611</text:p>
          </table:table-cell>
          <table:table-cell table:formula="of:=IF([$Volumes.CA9]=0;&quot;N/A&quot;;[$Volumes.CA9]/([$Volumes.CA$2]+[$Volumes.CA$11]))" office:value-type="float" office:value="0.00509816503874536" calcext:value-type="float">
            <text:p>0.005098165038745</text:p>
          </table:table-cell>
          <table:table-cell table:formula="of:=IF([$Volumes.CB9]=0;&quot;N/A&quot;;[$Volumes.CB9]/([$Volumes.CB$2]+[$Volumes.CB$11]))" office:value-type="float" office:value="0.00587073567021979" calcext:value-type="float">
            <text:p>0.00587073567022</text:p>
          </table:table-cell>
          <table:table-cell table:formula="of:=IF([$Volumes.CC9]=0;&quot;N/A&quot;;[$Volumes.CC9]/([$Volumes.CC$2]+[$Volumes.CC$11]))" office:value-type="float" office:value="0.00476289395270835" calcext:value-type="float">
            <text:p>0.004762893952708</text:p>
          </table:table-cell>
          <table:table-cell table:formula="of:=IF([$Volumes.CD9]=0;&quot;N/A&quot;;[$Volumes.CD9]/([$Volumes.CD$2]+[$Volumes.CD$11]))" office:value-type="float" office:value="0.00439769351589142" calcext:value-type="float">
            <text:p>0.004397693515891</text:p>
          </table:table-cell>
          <table:table-cell table:formula="of:=IF([$Volumes.CE9]=0;&quot;N/A&quot;;[$Volumes.CE9]/([$Volumes.CE$2]+[$Volumes.CE$11]))" office:value-type="float" office:value="0.010084740749336" calcext:value-type="float">
            <text:p>0.010084740749336</text:p>
          </table:table-cell>
          <table:table-cell table:formula="of:=IF([$Volumes.CF9]=0;&quot;N/A&quot;;[$Volumes.CF9]/([$Volumes.CF$2]+[$Volumes.CF$11]))" office:value-type="float" office:value="0.00860870566410005" calcext:value-type="float">
            <text:p>0.0086087056641</text:p>
          </table:table-cell>
          <table:table-cell table:formula="of:=IF([$Volumes.CG9]=0;&quot;N/A&quot;;[$Volumes.CG9]/([$Volumes.CG$2]+[$Volumes.CG$11]))" office:value-type="float" office:value="0.00766172288896156" calcext:value-type="float">
            <text:p>0.007661722888962</text:p>
          </table:table-cell>
          <table:table-cell table:formula="of:=IF([$Volumes.CH9]=0;&quot;N/A&quot;;[$Volumes.CH9]/([$Volumes.CH$2]+[$Volumes.CH$11]))" office:value-type="float" office:value="0.00799658263292562" calcext:value-type="float">
            <text:p>0.007996582632926</text:p>
          </table:table-cell>
          <table:table-cell table:formula="of:=IF([$Volumes.CI9]=0;&quot;N/A&quot;;[$Volumes.CI9]/([$Volumes.CI$2]+[$Volumes.CI$11]))" office:value-type="float" office:value="0.0116073185624778" calcext:value-type="float">
            <text:p>0.011607318562478</text:p>
          </table:table-cell>
          <table:table-cell table:formula="of:=IF([$Volumes.CJ9]=0;&quot;N/A&quot;;[$Volumes.CJ9]/([$Volumes.CJ$2]+[$Volumes.CJ$11]))" office:value-type="float" office:value="0.00845075271595427" calcext:value-type="float">
            <text:p>0.008450752715954</text:p>
          </table:table-cell>
          <table:table-cell table:formula="of:=IF([$Volumes.CK9]=0;&quot;N/A&quot;;[$Volumes.CK9]/([$Volumes.CK$2]+[$Volumes.CK$11]))" office:value-type="float" office:value="0.0109745024795842" calcext:value-type="float">
            <text:p>0.010974502479584</text:p>
          </table:table-cell>
          <table:table-cell table:formula="of:=IF([$Volumes.CL9]=0;&quot;N/A&quot;;[$Volumes.CL9]/([$Volumes.CL$2]+[$Volumes.CL$11]))" office:value-type="float" office:value="0.0146706689302568" calcext:value-type="float">
            <text:p>0.014670668930257</text:p>
          </table:table-cell>
          <table:table-cell table:formula="of:=IF([$Volumes.CM9]=0;&quot;N/A&quot;;[$Volumes.CM9]/([$Volumes.CM$2]+[$Volumes.CM$11]))" office:value-type="float" office:value="0.0138078486248623" calcext:value-type="float">
            <text:p>0.013807848624862</text:p>
          </table:table-cell>
          <table:table-cell table:formula="of:=IF([$Volumes.CN9]=0;&quot;N/A&quot;;[$Volumes.CN9]/([$Volumes.CN$2]+[$Volumes.CN$11]))" office:value-type="float" office:value="0.00829606808913587" calcext:value-type="float">
            <text:p>0.008296068089136</text:p>
          </table:table-cell>
          <table:table-cell table:formula="of:=IF([$Volumes.CO9]=0;&quot;N/A&quot;;[$Volumes.CO9]/([$Volumes.CO$2]+[$Volumes.CO$11]))" office:value-type="float" office:value="0.0110681750408717" calcext:value-type="float">
            <text:p>0.011068175040872</text:p>
          </table:table-cell>
          <table:table-cell table:formula="of:=IF([$Volumes.CP9]=0;&quot;N/A&quot;;[$Volumes.CP9]/([$Volumes.CP$2]+[$Volumes.CP$11]))" office:value-type="float" office:value="0.00911403829445506" calcext:value-type="float">
            <text:p>0.009114038294455</text:p>
          </table:table-cell>
          <table:table-cell table:formula="of:=IF([$Volumes.CQ9]=0;&quot;N/A&quot;;[$Volumes.CQ9]/([$Volumes.CQ$2]+[$Volumes.CQ$11]))" office:value-type="float" office:value="0.00703368730854968" calcext:value-type="float">
            <text:p>0.00703368730855</text:p>
          </table:table-cell>
          <table:table-cell table:formula="of:=IF([$Volumes.CR9]=0;&quot;N/A&quot;;[$Volumes.CR9]/([$Volumes.CR$2]+[$Volumes.CR$11]))" office:value-type="float" office:value="0.00599283898335658" calcext:value-type="float">
            <text:p>0.005992838983357</text:p>
          </table:table-cell>
          <table:table-cell table:formula="of:=IF([$Volumes.CS9]=0;&quot;N/A&quot;;[$Volumes.CS9]/([$Volumes.CS$2]+[$Volumes.CS$11]))" office:value-type="float" office:value="0.00831734074402909" calcext:value-type="float">
            <text:p>0.008317340744029</text:p>
          </table:table-cell>
          <table:table-cell table:formula="of:=IF([$Volumes.CT9]=0;&quot;N/A&quot;;[$Volumes.CT9]/([$Volumes.CT$2]+[$Volumes.CT$11]))" office:value-type="float" office:value="0.00651266629583852" calcext:value-type="float">
            <text:p>0.006512666295839</text:p>
          </table:table-cell>
          <table:table-cell table:formula="of:=IF([$Volumes.CU9]=0;&quot;N/A&quot;;[$Volumes.CU9]/([$Volumes.CU$2]+[$Volumes.CU$11]))" office:value-type="float" office:value="0.00881550210079495" calcext:value-type="float">
            <text:p>0.008815502100795</text:p>
          </table:table-cell>
          <table:table-cell table:formula="of:=IF([$Volumes.CV9]=0;&quot;N/A&quot;;[$Volumes.CV9]/([$Volumes.CV$2]+[$Volumes.CV$11]))" office:value-type="float" office:value="0.00655424335438639" calcext:value-type="float">
            <text:p>0.006554243354386</text:p>
          </table:table-cell>
          <table:table-cell table:formula="of:=IF([$Volumes.CW9]=0;&quot;N/A&quot;;[$Volumes.CW9]/([$Volumes.CW$2]+[$Volumes.CW$11]))" office:value-type="float" office:value="0.00842695037752829" calcext:value-type="float">
            <text:p>0.008426950377528</text:p>
          </table:table-cell>
          <table:table-cell table:formula="of:=IF([$Volumes.CX9]=0;&quot;N/A&quot;;[$Volumes.CX9]/([$Volumes.CX$2]+[$Volumes.CX$11]))" office:value-type="float" office:value="0.00709073685107653" calcext:value-type="float">
            <text:p>0.007090736851077</text:p>
          </table:table-cell>
          <table:table-cell table:formula="of:=IF([$Volumes.CY9]=0;&quot;N/A&quot;;[$Volumes.CY9]/([$Volumes.CY$2]+[$Volumes.CY$11]))" office:value-type="float" office:value="0.0120507401634817" calcext:value-type="float">
            <text:p>0.012050740163482</text:p>
          </table:table-cell>
          <table:table-cell table:formula="of:=IF([$Volumes.CZ9]=0;&quot;N/A&quot;;[$Volumes.CZ9]/([$Volumes.CZ$2]+[$Volumes.CZ$11]))" office:value-type="float" office:value="0.00813078981282798" calcext:value-type="float">
            <text:p>0.008130789812828</text:p>
          </table:table-cell>
          <table:table-cell table:formula="of:=IF([$Volumes.DA9]=0;&quot;N/A&quot;;[$Volumes.DA9]/([$Volumes.DA$2]+[$Volumes.DA$11]))" office:value-type="float" office:value="0.0083858243382299" calcext:value-type="float">
            <text:p>0.00838582433823</text:p>
          </table:table-cell>
          <table:table-cell table:formula="of:=IF([$Volumes.DB9]=0;&quot;N/A&quot;;[$Volumes.DB9]/([$Volumes.DB$2]+[$Volumes.DB$11]))" office:value-type="float" office:value="0.00889776687985488" calcext:value-type="float">
            <text:p>0.008897766879855</text:p>
          </table:table-cell>
          <table:table-cell table:formula="of:=IF([$Volumes.DC9]=0;&quot;N/A&quot;;[$Volumes.DC9]/([$Volumes.DC$2]+[$Volumes.DC$11]))" office:value-type="float" office:value="0.0122948832681685" calcext:value-type="float">
            <text:p>0.012294883268169</text:p>
          </table:table-cell>
          <table:table-cell table:formula="of:=IF([$Volumes.DD9]=0;&quot;N/A&quot;;[$Volumes.DD9]/([$Volumes.DD$2]+[$Volumes.DD$11]))" office:value-type="float" office:value="0.00961173552512968" calcext:value-type="float">
            <text:p>0.00961173552513</text:p>
          </table:table-cell>
          <table:table-cell table:formula="of:=IF([$Volumes.DE9]=0;&quot;N/A&quot;;[$Volumes.DE9]/([$Volumes.DE$2]+[$Volumes.DE$11]))" office:value-type="float" office:value="0.0113202129200099" calcext:value-type="float">
            <text:p>0.01132021292001</text:p>
          </table:table-cell>
          <table:table-cell table:formula="of:=IF([$Volumes.DF9]=0;&quot;N/A&quot;;[$Volumes.DF9]/([$Volumes.DF$2]+[$Volumes.DF$11]))" office:value-type="float" office:value="0.000773691418759687" calcext:value-type="float">
            <text:p>0.00077369141876</text:p>
          </table:table-cell>
          <table:table-cell table:formula="of:=IF([$Volumes.DG9]=0;&quot;N/A&quot;;[$Volumes.DG9]/([$Volumes.DG$2]+[$Volumes.DG$11]))" office:value-type="float" office:value="0.00166154341753904" calcext:value-type="float">
            <text:p>0.001661543417539</text:p>
          </table:table-cell>
          <table:table-cell table:formula="of:=IF([$Volumes.DH9]=0;&quot;N/A&quot;;[$Volumes.DH9]/([$Volumes.DH$2]+[$Volumes.DH$11]))" office:value-type="float" office:value="0.00226088420206878" calcext:value-type="float">
            <text:p>0.002260884202069</text:p>
          </table:table-cell>
          <table:table-cell table:formula="of:=IF([$Volumes.DI9]=0;&quot;N/A&quot;;[$Volumes.DI9]/([$Volumes.DI$2]+[$Volumes.DI$11]))" office:value-type="float" office:value="0.00325313388800282" calcext:value-type="float">
            <text:p>0.003253133888003</text:p>
          </table:table-cell>
          <table:table-cell table:formula="of:=IF([$Volumes.DJ9]=0;&quot;N/A&quot;;[$Volumes.DJ9]/([$Volumes.DJ$2]+[$Volumes.DJ$11]))" office:value-type="float" office:value="0.00357685954138125" calcext:value-type="float">
            <text:p>0.003576859541381</text:p>
          </table:table-cell>
          <table:table-cell table:formula="of:=IF([$Volumes.DK9]=0;&quot;N/A&quot;;[$Volumes.DK9]/([$Volumes.DK$2]+[$Volumes.DK$11]))" office:value-type="float" office:value="0.0051939662535746" calcext:value-type="float">
            <text:p>0.005193966253575</text:p>
          </table:table-cell>
          <table:table-cell table:formula="of:=IF([$Volumes.DL9]=0;&quot;N/A&quot;;[$Volumes.DL9]/([$Volumes.DL$2]+[$Volumes.DL$11]))" office:value-type="float" office:value="0.00571321328215151" calcext:value-type="float">
            <text:p>0.005713213282152</text:p>
          </table:table-cell>
          <table:table-cell table:formula="of:=IF([$Volumes.DM9]=0;&quot;N/A&quot;;[$Volumes.DM9]/([$Volumes.DM$2]+[$Volumes.DM$11]))" office:value-type="float" office:value="0.0026715048007791" calcext:value-type="float">
            <text:p>0.002671504800779</text:p>
          </table:table-cell>
          <table:table-cell table:formula="of:=IF([$Volumes.DN9]=0;&quot;N/A&quot;;[$Volumes.DN9]/([$Volumes.DN$2]+[$Volumes.DN$11]))" office:value-type="float" office:value="0.00276475232073622" calcext:value-type="float">
            <text:p>0.002764752320736</text:p>
          </table:table-cell>
          <table:table-cell table:formula="of:=IF([$Volumes.DO9]=0;&quot;N/A&quot;;[$Volumes.DO9]/([$Volumes.DO$2]+[$Volumes.DO$11]))" office:value-type="float" office:value="0.00539871673934621" calcext:value-type="float">
            <text:p>0.005398716739346</text:p>
          </table:table-cell>
          <table:table-cell table:formula="of:=IF([$Volumes.DP9]=0;&quot;N/A&quot;;[$Volumes.DP9]/([$Volumes.DP$2]+[$Volumes.DP$11]))" office:value-type="float" office:value="0.0054468297044333" calcext:value-type="float">
            <text:p>0.005446829704433</text:p>
          </table:table-cell>
          <table:table-cell table:formula="of:=IF([$Volumes.DQ9]=0;&quot;N/A&quot;;[$Volumes.DQ9]/([$Volumes.DQ$2]+[$Volumes.DQ$11]))" office:value-type="float" office:value="0.00526477158251706" calcext:value-type="float">
            <text:p>0.005264771582517</text:p>
          </table:table-cell>
          <table:table-cell table:formula="of:=IF([$Volumes.DR9]=0;&quot;N/A&quot;;[$Volumes.DR9]/([$Volumes.DR$2]+[$Volumes.DR$11]))" office:value-type="float" office:value="0.00458535032602743" calcext:value-type="float">
            <text:p>0.004585350326027</text:p>
          </table:table-cell>
          <table:table-cell table:formula="of:=IF([$Volumes.DS9]=0;&quot;N/A&quot;;[$Volumes.DS9]/([$Volumes.DS$2]+[$Volumes.DS$11]))" office:value-type="float" office:value="0.0040358961861843" calcext:value-type="float">
            <text:p>0.004035896186184</text:p>
          </table:table-cell>
          <table:table-cell table:formula="of:=IF([$Volumes.DT9]=0;&quot;N/A&quot;;[$Volumes.DT9]/([$Volumes.DT$2]+[$Volumes.DT$11]))" office:value-type="float" office:value="0.00401037915455546" calcext:value-type="float">
            <text:p>0.004010379154555</text:p>
          </table:table-cell>
          <table:table-cell table:formula="of:=IF([$Volumes.DU9]=0;&quot;N/A&quot;;[$Volumes.DU9]/([$Volumes.DU$2]+[$Volumes.DU$11]))" office:value-type="float" office:value="0.00429419669087978" calcext:value-type="float">
            <text:p>0.00429419669088</text:p>
          </table:table-cell>
          <table:table-cell table:formula="of:=IF([$Volumes.DV9]=0;&quot;N/A&quot;;[$Volumes.DV9]/([$Volumes.DV$2]+[$Volumes.DV$11]))" office:value-type="float" office:value="0.00737730666376199" calcext:value-type="float">
            <text:p>0.007377306663762</text:p>
          </table:table-cell>
          <table:table-cell table:formula="of:=IF([$Volumes.DW9]=0;&quot;N/A&quot;;[$Volumes.DW9]/([$Volumes.DW$2]+[$Volumes.DW$11]))" office:value-type="float" office:value="0.00724660856705455" calcext:value-type="float">
            <text:p>0.007246608567055</text:p>
          </table:table-cell>
        </table:table-row>
        <table:table-row table:style-name="ro1">
          <table:table-cell office:value-type="string" calcext:value-type="string">
            <text:p>T. MASSA LEVE,LANCHES PRONTOS</text:p>
          </table:table-cell>
          <table:table-cell table:formula="of:=IF([$Volumes.B10]=0;&quot;N/A&quot;;[$Volumes.B10]/([$Volumes.B$2]+[$Volumes.B$11]))" office:value-type="float" office:value="0.00279905687090747" calcext:value-type="float">
            <text:p>0.002799056870907</text:p>
          </table:table-cell>
          <table:table-cell table:formula="of:=IF([$Volumes.C10]=0;&quot;N/A&quot;;[$Volumes.C10]/([$Volumes.C$2]+[$Volumes.C$11]))" office:value-type="float" office:value="0.00304432940082932" calcext:value-type="float">
            <text:p>0.003044329400829</text:p>
          </table:table-cell>
          <table:table-cell table:formula="of:=IF([$Volumes.D10]=0;&quot;N/A&quot;;[$Volumes.D10]/([$Volumes.D$2]+[$Volumes.D$11]))" office:value-type="float" office:value="0.00318360023508897" calcext:value-type="float">
            <text:p>0.003183600235089</text:p>
          </table:table-cell>
          <table:table-cell table:formula="of:=IF([$Volumes.E10]=0;&quot;N/A&quot;;[$Volumes.E10]/([$Volumes.E$2]+[$Volumes.E$11]))" office:value-type="float" office:value="0.00328624108583287" calcext:value-type="float">
            <text:p>0.003286241085833</text:p>
          </table:table-cell>
          <table:table-cell table:formula="of:=IF([$Volumes.F10]=0;&quot;N/A&quot;;[$Volumes.F10]/([$Volumes.F$2]+[$Volumes.F$11]))" office:value-type="float" office:value="0.00453018563519246" calcext:value-type="float">
            <text:p>0.004530185635192</text:p>
          </table:table-cell>
          <table:table-cell table:formula="of:=IF([$Volumes.G10]=0;&quot;N/A&quot;;[$Volumes.G10]/([$Volumes.G$2]+[$Volumes.G$11]))" office:value-type="float" office:value="0.0054494799592992" calcext:value-type="float">
            <text:p>0.005449479959299</text:p>
          </table:table-cell>
          <table:table-cell table:formula="of:=IF([$Volumes.H10]=0;&quot;N/A&quot;;[$Volumes.H10]/([$Volumes.H$2]+[$Volumes.H$11]))" office:value-type="float" office:value="0.00458532880689422" calcext:value-type="float">
            <text:p>0.004585328806894</text:p>
          </table:table-cell>
          <table:table-cell table:formula="of:=IF([$Volumes.I10]=0;&quot;N/A&quot;;[$Volumes.I10]/([$Volumes.I$2]+[$Volumes.I$11]))" office:value-type="float" office:value="0.00517378765600103" calcext:value-type="float">
            <text:p>0.005173787656001</text:p>
          </table:table-cell>
          <table:table-cell table:formula="of:=IF([$Volumes.J10]=0;&quot;N/A&quot;;[$Volumes.J10]/([$Volumes.J$2]+[$Volumes.J$11]))" office:value-type="float" office:value="0.00403875913040405" calcext:value-type="float">
            <text:p>0.004038759130404</text:p>
          </table:table-cell>
          <table:table-cell table:formula="of:=IF([$Volumes.K10]=0;&quot;N/A&quot;;[$Volumes.K10]/([$Volumes.K$2]+[$Volumes.K$11]))" office:value-type="float" office:value="0.00490464100795648" calcext:value-type="float">
            <text:p>0.004904641007956</text:p>
          </table:table-cell>
          <table:table-cell table:formula="of:=IF([$Volumes.L10]=0;&quot;N/A&quot;;[$Volumes.L10]/([$Volumes.L$2]+[$Volumes.L$11]))" office:value-type="float" office:value="0.00539964973285307" calcext:value-type="float">
            <text:p>0.005399649732853</text:p>
          </table:table-cell>
          <table:table-cell table:formula="of:=IF([$Volumes.M10]=0;&quot;N/A&quot;;[$Volumes.M10]/([$Volumes.M$2]+[$Volumes.M$11]))" office:value-type="float" office:value="0.00789025542562828" calcext:value-type="float">
            <text:p>0.007890255425628</text:p>
          </table:table-cell>
          <table:table-cell table:formula="of:=IF([$Volumes.N10]=0;&quot;N/A&quot;;[$Volumes.N10]/([$Volumes.N$2]+[$Volumes.N$11]))" office:value-type="float" office:value="0.00655849836035668" calcext:value-type="float">
            <text:p>0.006558498360357</text:p>
          </table:table-cell>
          <table:table-cell table:formula="of:=IF([$Volumes.O10]=0;&quot;N/A&quot;;[$Volumes.O10]/([$Volumes.O$2]+[$Volumes.O$11]))" office:value-type="float" office:value="0.00642637865470443" calcext:value-type="float">
            <text:p>0.006426378654704</text:p>
          </table:table-cell>
          <table:table-cell table:formula="of:=IF([$Volumes.P10]=0;&quot;N/A&quot;;[$Volumes.P10]/([$Volumes.P$2]+[$Volumes.P$11]))" office:value-type="float" office:value="0.00485685203696634" calcext:value-type="float">
            <text:p>0.004856852036966</text:p>
          </table:table-cell>
          <table:table-cell table:formula="of:=IF([$Volumes.Q10]=0;&quot;N/A&quot;;[$Volumes.Q10]/([$Volumes.Q$2]+[$Volumes.Q$11]))" office:value-type="float" office:value="0.00450752768646404" calcext:value-type="float">
            <text:p>0.004507527686464</text:p>
          </table:table-cell>
          <table:table-cell table:formula="of:=IF([$Volumes.R10]=0;&quot;N/A&quot;;[$Volumes.R10]/([$Volumes.R$2]+[$Volumes.R$11]))" office:value-type="float" office:value="0.00407628272642732" calcext:value-type="float">
            <text:p>0.004076282726427</text:p>
          </table:table-cell>
          <table:table-cell table:formula="of:=IF([$Volumes.S10]=0;&quot;N/A&quot;;[$Volumes.S10]/([$Volumes.S$2]+[$Volumes.S$11]))" office:value-type="float" office:value="0.00427720066235877" calcext:value-type="float">
            <text:p>0.004277200662359</text:p>
          </table:table-cell>
          <table:table-cell table:formula="of:=IF([$Volumes.T10]=0;&quot;N/A&quot;;[$Volumes.T10]/([$Volumes.T$2]+[$Volumes.T$11]))" office:value-type="float" office:value="0.0130301954446701" calcext:value-type="float">
            <text:p>0.01303019544467</text:p>
          </table:table-cell>
          <table:table-cell table:formula="of:=IF([$Volumes.U10]=0;&quot;N/A&quot;;[$Volumes.U10]/([$Volumes.U$2]+[$Volumes.U$11]))" office:value-type="float" office:value="0.0153993372814365" calcext:value-type="float">
            <text:p>0.015399337281437</text:p>
          </table:table-cell>
          <table:table-cell table:formula="of:=IF([$Volumes.V10]=0;&quot;N/A&quot;;[$Volumes.V10]/([$Volumes.V$2]+[$Volumes.V$11]))" office:value-type="float" office:value="0.0121109893582623" calcext:value-type="float">
            <text:p>0.012110989358262</text:p>
          </table:table-cell>
          <table:table-cell table:formula="of:=IF([$Volumes.W10]=0;&quot;N/A&quot;;[$Volumes.W10]/([$Volumes.W$2]+[$Volumes.W$11]))" office:value-type="float" office:value="0.0112437676527879" calcext:value-type="float">
            <text:p>0.011243767652788</text:p>
          </table:table-cell>
          <table:table-cell table:formula="of:=IF([$Volumes.X10]=0;&quot;N/A&quot;;[$Volumes.X10]/([$Volumes.X$2]+[$Volumes.X$11]))" office:value-type="float" office:value="0.00813884732659954" calcext:value-type="float">
            <text:p>0.0081388473266</text:p>
          </table:table-cell>
          <table:table-cell table:formula="of:=IF([$Volumes.Y10]=0;&quot;N/A&quot;;[$Volumes.Y10]/([$Volumes.Y$2]+[$Volumes.Y$11]))" office:value-type="float" office:value="0.0119409642370481" calcext:value-type="float">
            <text:p>0.011940964237048</text:p>
          </table:table-cell>
          <table:table-cell table:formula="of:=IF([$Volumes.Z10]=0;&quot;N/A&quot;;[$Volumes.Z10]/([$Volumes.Z$2]+[$Volumes.Z$11]))" office:value-type="float" office:value="0.0144045885269611" calcext:value-type="float">
            <text:p>0.014404588526961</text:p>
          </table:table-cell>
          <table:table-cell table:formula="of:=IF([$Volumes.AA10]=0;&quot;N/A&quot;;[$Volumes.AA10]/([$Volumes.AA$2]+[$Volumes.AA$11]))" office:value-type="float" office:value="0.0128562456659875" calcext:value-type="float">
            <text:p>0.012856245665988</text:p>
          </table:table-cell>
          <table:table-cell table:formula="of:=IF([$Volumes.AB10]=0;&quot;N/A&quot;;[$Volumes.AB10]/([$Volumes.AB$2]+[$Volumes.AB$11]))" office:value-type="float" office:value="0.0118158028704504" calcext:value-type="float">
            <text:p>0.011815802870451</text:p>
          </table:table-cell>
          <table:table-cell table:formula="of:=IF([$Volumes.AC10]=0;&quot;N/A&quot;;[$Volumes.AC10]/([$Volumes.AC$2]+[$Volumes.AC$11]))" office:value-type="float" office:value="0.0104190902108407" calcext:value-type="float">
            <text:p>0.010419090210841</text:p>
          </table:table-cell>
          <table:table-cell table:formula="of:=IF([$Volumes.AD10]=0;&quot;N/A&quot;;[$Volumes.AD10]/([$Volumes.AD$2]+[$Volumes.AD$11]))" office:value-type="float" office:value="0.00810270864356944" calcext:value-type="float">
            <text:p>0.008102708643569</text:p>
          </table:table-cell>
          <table:table-cell table:formula="of:=IF([$Volumes.AE10]=0;&quot;N/A&quot;;[$Volumes.AE10]/([$Volumes.AE$2]+[$Volumes.AE$11]))" office:value-type="float" office:value="0.0113646467221427" calcext:value-type="float">
            <text:p>0.011364646722143</text:p>
          </table:table-cell>
          <table:table-cell table:formula="of:=IF([$Volumes.AF10]=0;&quot;N/A&quot;;[$Volumes.AF10]/([$Volumes.AF$2]+[$Volumes.AF$11]))" office:value-type="float" office:value="0.00844659459277471" calcext:value-type="float">
            <text:p>0.008446594592775</text:p>
          </table:table-cell>
          <table:table-cell table:formula="of:=IF([$Volumes.AG10]=0;&quot;N/A&quot;;[$Volumes.AG10]/([$Volumes.AG$2]+[$Volumes.AG$11]))" office:value-type="float" office:value="0.00967648907489462" calcext:value-type="float">
            <text:p>0.009676489074895</text:p>
          </table:table-cell>
          <table:table-cell table:formula="of:=IF([$Volumes.AH10]=0;&quot;N/A&quot;;[$Volumes.AH10]/([$Volumes.AH$2]+[$Volumes.AH$11]))" office:value-type="float" office:value="0.00402644818169768" calcext:value-type="float">
            <text:p>0.004026448181698</text:p>
          </table:table-cell>
          <table:table-cell table:formula="of:=IF([$Volumes.AI10]=0;&quot;N/A&quot;;[$Volumes.AI10]/([$Volumes.AI$2]+[$Volumes.AI$11]))" office:value-type="float" office:value="0.00295703838109108" calcext:value-type="float">
            <text:p>0.002957038381091</text:p>
          </table:table-cell>
          <table:table-cell table:formula="of:=IF([$Volumes.AJ10]=0;&quot;N/A&quot;;[$Volumes.AJ10]/([$Volumes.AJ$2]+[$Volumes.AJ$11]))" office:value-type="float" office:value="0.00185239635002424" calcext:value-type="float">
            <text:p>0.001852396350024</text:p>
          </table:table-cell>
          <table:table-cell table:formula="of:=IF([$Volumes.AK10]=0;&quot;N/A&quot;;[$Volumes.AK10]/([$Volumes.AK$2]+[$Volumes.AK$11]))" office:value-type="float" office:value="0.0021494654434428" calcext:value-type="float">
            <text:p>0.002149465443443</text:p>
          </table:table-cell>
          <table:table-cell table:formula="of:=IF([$Volumes.AL10]=0;&quot;N/A&quot;;[$Volumes.AL10]/([$Volumes.AL$2]+[$Volumes.AL$11]))" office:value-type="float" office:value="0.00149020445717249" calcext:value-type="float">
            <text:p>0.001490204457172</text:p>
          </table:table-cell>
          <table:table-cell table:formula="of:=IF([$Volumes.AM10]=0;&quot;N/A&quot;;[$Volumes.AM10]/([$Volumes.AM$2]+[$Volumes.AM$11]))" office:value-type="float" office:value="0.00372664269369859" calcext:value-type="float">
            <text:p>0.003726642693699</text:p>
          </table:table-cell>
          <table:table-cell table:formula="of:=IF([$Volumes.AN10]=0;&quot;N/A&quot;;[$Volumes.AN10]/([$Volumes.AN$2]+[$Volumes.AN$11]))" office:value-type="float" office:value="0.00391528525136342" calcext:value-type="float">
            <text:p>0.003915285251363</text:p>
          </table:table-cell>
          <table:table-cell table:formula="of:=IF([$Volumes.AO10]=0;&quot;N/A&quot;;[$Volumes.AO10]/([$Volumes.AO$2]+[$Volumes.AO$11]))" office:value-type="float" office:value="0.00490750512521432" calcext:value-type="float">
            <text:p>0.004907505125214</text:p>
          </table:table-cell>
          <table:table-cell table:formula="of:=IF([$Volumes.AP10]=0;&quot;N/A&quot;;[$Volumes.AP10]/([$Volumes.AP$2]+[$Volumes.AP$11]))" office:value-type="float" office:value="0.00673852278528044" calcext:value-type="float">
            <text:p>0.00673852278528</text:p>
          </table:table-cell>
          <table:table-cell table:formula="of:=IF([$Volumes.AQ10]=0;&quot;N/A&quot;;[$Volumes.AQ10]/([$Volumes.AQ$2]+[$Volumes.AQ$11]))" office:value-type="float" office:value="0.00516273425854614" calcext:value-type="float">
            <text:p>0.005162734258546</text:p>
          </table:table-cell>
          <table:table-cell table:formula="of:=IF([$Volumes.AR10]=0;&quot;N/A&quot;;[$Volumes.AR10]/([$Volumes.AR$2]+[$Volumes.AR$11]))" office:value-type="float" office:value="0.00492193795732681" calcext:value-type="float">
            <text:p>0.004921937957327</text:p>
          </table:table-cell>
          <table:table-cell table:formula="of:=IF([$Volumes.AS10]=0;&quot;N/A&quot;;[$Volumes.AS10]/([$Volumes.AS$2]+[$Volumes.AS$11]))" office:value-type="float" office:value="0.00993590639223813" calcext:value-type="float">
            <text:p>0.009935906392238</text:p>
          </table:table-cell>
          <table:table-cell table:formula="of:=IF([$Volumes.AT10]=0;&quot;N/A&quot;;[$Volumes.AT10]/([$Volumes.AT$2]+[$Volumes.AT$11]))" office:value-type="float" office:value="0.0156126372869406" calcext:value-type="float">
            <text:p>0.015612637286941</text:p>
          </table:table-cell>
          <table:table-cell table:formula="of:=IF([$Volumes.AU10]=0;&quot;N/A&quot;;[$Volumes.AU10]/([$Volumes.AU$2]+[$Volumes.AU$11]))" office:value-type="float" office:value="0.00973280822285978" calcext:value-type="float">
            <text:p>0.00973280822286</text:p>
          </table:table-cell>
          <table:table-cell table:formula="of:=IF([$Volumes.AV10]=0;&quot;N/A&quot;;[$Volumes.AV10]/([$Volumes.AV$2]+[$Volumes.AV$11]))" office:value-type="float" office:value="0.00818756521630839" calcext:value-type="float">
            <text:p>0.008187565216308</text:p>
          </table:table-cell>
          <table:table-cell table:formula="of:=IF([$Volumes.AW10]=0;&quot;N/A&quot;;[$Volumes.AW10]/([$Volumes.AW$2]+[$Volumes.AW$11]))" office:value-type="float" office:value="0.00938906752260891" calcext:value-type="float">
            <text:p>0.009389067522609</text:p>
          </table:table-cell>
          <table:table-cell table:formula="of:=IF([$Volumes.AX10]=0;&quot;N/A&quot;;[$Volumes.AX10]/([$Volumes.AX$2]+[$Volumes.AX$11]))" office:value-type="float" office:value="0.0149193501768129" calcext:value-type="float">
            <text:p>0.014919350176813</text:p>
          </table:table-cell>
          <table:table-cell table:formula="of:=IF([$Volumes.AY10]=0;&quot;N/A&quot;;[$Volumes.AY10]/([$Volumes.AY$2]+[$Volumes.AY$11]))" office:value-type="float" office:value="0.0130373172324699" calcext:value-type="float">
            <text:p>0.01303731723247</text:p>
          </table:table-cell>
          <table:table-cell table:formula="of:=IF([$Volumes.AZ10]=0;&quot;N/A&quot;;[$Volumes.AZ10]/([$Volumes.AZ$2]+[$Volumes.AZ$11]))" office:value-type="float" office:value="0.00938416075794104" calcext:value-type="float">
            <text:p>0.009384160757941</text:p>
          </table:table-cell>
          <table:table-cell table:formula="of:=IF([$Volumes.BA10]=0;&quot;N/A&quot;;[$Volumes.BA10]/([$Volumes.BA$2]+[$Volumes.BA$11]))" office:value-type="float" office:value="0.00700187410391106" calcext:value-type="float">
            <text:p>0.007001874103911</text:p>
          </table:table-cell>
          <table:table-cell table:formula="of:=IF([$Volumes.BB10]=0;&quot;N/A&quot;;[$Volumes.BB10]/([$Volumes.BB$2]+[$Volumes.BB$11]))" office:value-type="float" office:value="0.00507966301431553" calcext:value-type="float">
            <text:p>0.005079663014316</text:p>
          </table:table-cell>
          <table:table-cell table:formula="of:=IF([$Volumes.BC10]=0;&quot;N/A&quot;;[$Volumes.BC10]/([$Volumes.BC$2]+[$Volumes.BC$11]))" office:value-type="float" office:value="0.00788596033795226" calcext:value-type="float">
            <text:p>0.007885960337952</text:p>
          </table:table-cell>
          <table:table-cell table:formula="of:=IF([$Volumes.BD10]=0;&quot;N/A&quot;;[$Volumes.BD10]/([$Volumes.BD$2]+[$Volumes.BD$11]))" office:value-type="float" office:value="0.00758569047397767" calcext:value-type="float">
            <text:p>0.007585690473978</text:p>
          </table:table-cell>
          <table:table-cell table:formula="of:=IF([$Volumes.BE10]=0;&quot;N/A&quot;;[$Volumes.BE10]/([$Volumes.BE$2]+[$Volumes.BE$11]))" office:value-type="float" office:value="0.00567104863174286" calcext:value-type="float">
            <text:p>0.005671048631743</text:p>
          </table:table-cell>
          <table:table-cell table:formula="of:=IF([$Volumes.BF10]=0;&quot;N/A&quot;;[$Volumes.BF10]/([$Volumes.BF$2]+[$Volumes.BF$11]))" office:value-type="float" office:value="0.00815238014611859" calcext:value-type="float">
            <text:p>0.008152380146119</text:p>
          </table:table-cell>
          <table:table-cell table:formula="of:=IF([$Volumes.BG10]=0;&quot;N/A&quot;;[$Volumes.BG10]/([$Volumes.BG$2]+[$Volumes.BG$11]))" office:value-type="float" office:value="0.00784381595526884" calcext:value-type="float">
            <text:p>0.007843815955269</text:p>
          </table:table-cell>
          <table:table-cell table:formula="of:=IF([$Volumes.BH10]=0;&quot;N/A&quot;;[$Volumes.BH10]/([$Volumes.BH$2]+[$Volumes.BH$11]))" office:value-type="float" office:value="0.0093802987321568" calcext:value-type="float">
            <text:p>0.009380298732157</text:p>
          </table:table-cell>
          <table:table-cell table:formula="of:=IF([$Volumes.BI10]=0;&quot;N/A&quot;;[$Volumes.BI10]/([$Volumes.BI$2]+[$Volumes.BI$11]))" office:value-type="float" office:value="0.0101729719154951" calcext:value-type="float">
            <text:p>0.010172971915495</text:p>
          </table:table-cell>
          <table:table-cell table:formula="of:=IF([$Volumes.BJ10]=0;&quot;N/A&quot;;[$Volumes.BJ10]/([$Volumes.BJ$2]+[$Volumes.BJ$11]))" office:value-type="float" office:value="0.00973702672569582" calcext:value-type="float">
            <text:p>0.009737026725696</text:p>
          </table:table-cell>
          <table:table-cell table:formula="of:=IF([$Volumes.BK10]=0;&quot;N/A&quot;;[$Volumes.BK10]/([$Volumes.BK$2]+[$Volumes.BK$11]))" office:value-type="float" office:value="0.0112542662333418" calcext:value-type="float">
            <text:p>0.011254266233342</text:p>
          </table:table-cell>
          <table:table-cell table:formula="of:=IF([$Volumes.BL10]=0;&quot;N/A&quot;;[$Volumes.BL10]/([$Volumes.BL$2]+[$Volumes.BL$11]))" office:value-type="float" office:value="0.0101336436207991" calcext:value-type="float">
            <text:p>0.010133643620799</text:p>
          </table:table-cell>
          <table:table-cell table:formula="of:=IF([$Volumes.BM10]=0;&quot;N/A&quot;;[$Volumes.BM10]/([$Volumes.BM$2]+[$Volumes.BM$11]))" office:value-type="float" office:value="0.00979337582824104" calcext:value-type="float">
            <text:p>0.009793375828241</text:p>
          </table:table-cell>
          <table:table-cell table:formula="of:=IF([$Volumes.BN10]=0;&quot;N/A&quot;;[$Volumes.BN10]/([$Volumes.BN$2]+[$Volumes.BN$11]))" office:value-type="float" office:value="0.00914343554248717" calcext:value-type="float">
            <text:p>0.009143435542487</text:p>
          </table:table-cell>
          <table:table-cell table:formula="of:=IF([$Volumes.BO10]=0;&quot;N/A&quot;;[$Volumes.BO10]/([$Volumes.BO$2]+[$Volumes.BO$11]))" office:value-type="float" office:value="0.0104782928622233" calcext:value-type="float">
            <text:p>0.010478292862223</text:p>
          </table:table-cell>
          <table:table-cell table:formula="of:=IF([$Volumes.BP10]=0;&quot;N/A&quot;;[$Volumes.BP10]/([$Volumes.BP$2]+[$Volumes.BP$11]))" office:value-type="float" office:value="0.00988599076345446" calcext:value-type="float">
            <text:p>0.009885990763454</text:p>
          </table:table-cell>
          <table:table-cell table:formula="of:=IF([$Volumes.BQ10]=0;&quot;N/A&quot;;[$Volumes.BQ10]/([$Volumes.BQ$2]+[$Volumes.BQ$11]))" office:value-type="float" office:value="0.0121650471161388" calcext:value-type="float">
            <text:p>0.012165047116139</text:p>
          </table:table-cell>
          <table:table-cell table:formula="of:=IF([$Volumes.BR10]=0;&quot;N/A&quot;;[$Volumes.BR10]/([$Volumes.BR$2]+[$Volumes.BR$11]))" office:value-type="float" office:value="0.0117204995814183" calcext:value-type="float">
            <text:p>0.011720499581418</text:p>
          </table:table-cell>
          <table:table-cell table:formula="of:=IF([$Volumes.BS10]=0;&quot;N/A&quot;;[$Volumes.BS10]/([$Volumes.BS$2]+[$Volumes.BS$11]))" office:value-type="float" office:value="0.0139210713545901" calcext:value-type="float">
            <text:p>0.01392107135459</text:p>
          </table:table-cell>
          <table:table-cell table:formula="of:=IF([$Volumes.BT10]=0;&quot;N/A&quot;;[$Volumes.BT10]/([$Volumes.BT$2]+[$Volumes.BT$11]))" office:value-type="float" office:value="0.0127121725483649" calcext:value-type="float">
            <text:p>0.012712172548365</text:p>
          </table:table-cell>
          <table:table-cell table:formula="of:=IF([$Volumes.BU10]=0;&quot;N/A&quot;;[$Volumes.BU10]/([$Volumes.BU$2]+[$Volumes.BU$11]))" office:value-type="float" office:value="0.0169894947445015" calcext:value-type="float">
            <text:p>0.016989494744502</text:p>
          </table:table-cell>
          <table:table-cell table:formula="of:=IF([$Volumes.BV10]=0;&quot;N/A&quot;;[$Volumes.BV10]/([$Volumes.BV$2]+[$Volumes.BV$11]))" office:value-type="float" office:value="0.00503445975746562" calcext:value-type="float">
            <text:p>0.005034459757466</text:p>
          </table:table-cell>
          <table:table-cell table:formula="of:=IF([$Volumes.BW10]=0;&quot;N/A&quot;;[$Volumes.BW10]/([$Volumes.BW$2]+[$Volumes.BW$11]))" office:value-type="float" office:value="0.00563772719443263" calcext:value-type="float">
            <text:p>0.005637727194433</text:p>
          </table:table-cell>
          <table:table-cell table:formula="of:=IF([$Volumes.BX10]=0;&quot;N/A&quot;;[$Volumes.BX10]/([$Volumes.BX$2]+[$Volumes.BX$11]))" office:value-type="float" office:value="0.00837213553684763" calcext:value-type="float">
            <text:p>0.008372135536848</text:p>
          </table:table-cell>
          <table:table-cell table:formula="of:=IF([$Volumes.BY10]=0;&quot;N/A&quot;;[$Volumes.BY10]/([$Volumes.BY$2]+[$Volumes.BY$11]))" office:value-type="float" office:value="0.0076634316209699" calcext:value-type="float">
            <text:p>0.00766343162097</text:p>
          </table:table-cell>
          <table:table-cell table:formula="of:=IF([$Volumes.BZ10]=0;&quot;N/A&quot;;[$Volumes.BZ10]/([$Volumes.BZ$2]+[$Volumes.BZ$11]))" office:value-type="float" office:value="0.00887436627739685" calcext:value-type="float">
            <text:p>0.008874366277397</text:p>
          </table:table-cell>
          <table:table-cell table:formula="of:=IF([$Volumes.CA10]=0;&quot;N/A&quot;;[$Volumes.CA10]/([$Volumes.CA$2]+[$Volumes.CA$11]))" office:value-type="float" office:value="0.00956068100141306" calcext:value-type="float">
            <text:p>0.009560681001413</text:p>
          </table:table-cell>
          <table:table-cell table:formula="of:=IF([$Volumes.CB10]=0;&quot;N/A&quot;;[$Volumes.CB10]/([$Volumes.CB$2]+[$Volumes.CB$11]))" office:value-type="float" office:value="0.00974788083721168" calcext:value-type="float">
            <text:p>0.009747880837212</text:p>
          </table:table-cell>
          <table:table-cell table:formula="of:=IF([$Volumes.CC10]=0;&quot;N/A&quot;;[$Volumes.CC10]/([$Volumes.CC$2]+[$Volumes.CC$11]))" office:value-type="float" office:value="0.00927819560691749" calcext:value-type="float">
            <text:p>0.009278195606917</text:p>
          </table:table-cell>
          <table:table-cell table:formula="of:=IF([$Volumes.CD10]=0;&quot;N/A&quot;;[$Volumes.CD10]/([$Volumes.CD$2]+[$Volumes.CD$11]))" office:value-type="float" office:value="0.00696895172768655" calcext:value-type="float">
            <text:p>0.006968951727687</text:p>
          </table:table-cell>
          <table:table-cell table:formula="of:=IF([$Volumes.CE10]=0;&quot;N/A&quot;;[$Volumes.CE10]/([$Volumes.CE$2]+[$Volumes.CE$11]))" office:value-type="float" office:value="0.00711363607691643" calcext:value-type="float">
            <text:p>0.007113636076916</text:p>
          </table:table-cell>
          <table:table-cell table:formula="of:=IF([$Volumes.CF10]=0;&quot;N/A&quot;;[$Volumes.CF10]/([$Volumes.CF$2]+[$Volumes.CF$11]))" office:value-type="float" office:value="0.00639503849333146" calcext:value-type="float">
            <text:p>0.006395038493331</text:p>
          </table:table-cell>
          <table:table-cell table:formula="of:=IF([$Volumes.CG10]=0;&quot;N/A&quot;;[$Volumes.CG10]/([$Volumes.CG$2]+[$Volumes.CG$11]))" office:value-type="float" office:value="0.00924644383707281" calcext:value-type="float">
            <text:p>0.009246443837073</text:p>
          </table:table-cell>
          <table:table-cell table:formula="of:=IF([$Volumes.CH10]=0;&quot;N/A&quot;;[$Volumes.CH10]/([$Volumes.CH$2]+[$Volumes.CH$11]))" office:value-type="float" office:value="0.00830490042106959" calcext:value-type="float">
            <text:p>0.00830490042107</text:p>
          </table:table-cell>
          <table:table-cell table:formula="of:=IF([$Volumes.CI10]=0;&quot;N/A&quot;;[$Volumes.CI10]/([$Volumes.CI$2]+[$Volumes.CI$11]))" office:value-type="float" office:value="0.00879753360161085" calcext:value-type="float">
            <text:p>0.008797533601611</text:p>
          </table:table-cell>
          <table:table-cell table:formula="of:=IF([$Volumes.CJ10]=0;&quot;N/A&quot;;[$Volumes.CJ10]/([$Volumes.CJ$2]+[$Volumes.CJ$11]))" office:value-type="float" office:value="0.00722770305421493" calcext:value-type="float">
            <text:p>0.007227703054215</text:p>
          </table:table-cell>
          <table:table-cell table:formula="of:=IF([$Volumes.CK10]=0;&quot;N/A&quot;;[$Volumes.CK10]/([$Volumes.CK$2]+[$Volumes.CK$11]))" office:value-type="float" office:value="0.00823892268262038" calcext:value-type="float">
            <text:p>0.00823892268262</text:p>
          </table:table-cell>
          <table:table-cell table:formula="of:=IF([$Volumes.CL10]=0;&quot;N/A&quot;;[$Volumes.CL10]/([$Volumes.CL$2]+[$Volumes.CL$11]))" office:value-type="float" office:value="0.00689265670348674" calcext:value-type="float">
            <text:p>0.006892656703487</text:p>
          </table:table-cell>
          <table:table-cell table:formula="of:=IF([$Volumes.CM10]=0;&quot;N/A&quot;;[$Volumes.CM10]/([$Volumes.CM$2]+[$Volumes.CM$11]))" office:value-type="float" office:value="0.00899038459549501" calcext:value-type="float">
            <text:p>0.008990384595495</text:p>
          </table:table-cell>
          <table:table-cell table:formula="of:=IF([$Volumes.CN10]=0;&quot;N/A&quot;;[$Volumes.CN10]/([$Volumes.CN$2]+[$Volumes.CN$11]))" office:value-type="float" office:value="0.00624525036240318" calcext:value-type="float">
            <text:p>0.006245250362403</text:p>
          </table:table-cell>
          <table:table-cell table:formula="of:=IF([$Volumes.CO10]=0;&quot;N/A&quot;;[$Volumes.CO10]/([$Volumes.CO$2]+[$Volumes.CO$11]))" office:value-type="float" office:value="0.0107134841398084" calcext:value-type="float">
            <text:p>0.010713484139809</text:p>
          </table:table-cell>
          <table:table-cell table:formula="of:=IF([$Volumes.CP10]=0;&quot;N/A&quot;;[$Volumes.CP10]/([$Volumes.CP$2]+[$Volumes.CP$11]))" office:value-type="float" office:value="0.00956657246994936" calcext:value-type="float">
            <text:p>0.009566572469949</text:p>
          </table:table-cell>
          <table:table-cell table:formula="of:=IF([$Volumes.CQ10]=0;&quot;N/A&quot;;[$Volumes.CQ10]/([$Volumes.CQ$2]+[$Volumes.CQ$11]))" office:value-type="float" office:value="0.00784526661338233" calcext:value-type="float">
            <text:p>0.007845266613382</text:p>
          </table:table-cell>
          <table:table-cell table:formula="of:=IF([$Volumes.CR10]=0;&quot;N/A&quot;;[$Volumes.CR10]/([$Volumes.CR$2]+[$Volumes.CR$11]))" office:value-type="float" office:value="0.00711373817464714" calcext:value-type="float">
            <text:p>0.007113738174647</text:p>
          </table:table-cell>
          <table:table-cell table:formula="of:=IF([$Volumes.CS10]=0;&quot;N/A&quot;;[$Volumes.CS10]/([$Volumes.CS$2]+[$Volumes.CS$11]))" office:value-type="float" office:value="0.0084447398363884" calcext:value-type="float">
            <text:p>0.008444739836388</text:p>
          </table:table-cell>
          <table:table-cell table:formula="of:=IF([$Volumes.CT10]=0;&quot;N/A&quot;;[$Volumes.CT10]/([$Volumes.CT$2]+[$Volumes.CT$11]))" office:value-type="float" office:value="0.00640442253468885" calcext:value-type="float">
            <text:p>0.006404422534689</text:p>
          </table:table-cell>
          <table:table-cell table:formula="of:=IF([$Volumes.CU10]=0;&quot;N/A&quot;;[$Volumes.CU10]/([$Volumes.CU$2]+[$Volumes.CU$11]))" office:value-type="float" office:value="0.00662182026442692" calcext:value-type="float">
            <text:p>0.006621820264427</text:p>
          </table:table-cell>
          <table:table-cell table:formula="of:=IF([$Volumes.CV10]=0;&quot;N/A&quot;;[$Volumes.CV10]/([$Volumes.CV$2]+[$Volumes.CV$11]))" office:value-type="float" office:value="0.00684315836371072" calcext:value-type="float">
            <text:p>0.006843158363711</text:p>
          </table:table-cell>
          <table:table-cell table:formula="of:=IF([$Volumes.CW10]=0;&quot;N/A&quot;;[$Volumes.CW10]/([$Volumes.CW$2]+[$Volumes.CW$11]))" office:value-type="float" office:value="0.00553723300327181" calcext:value-type="float">
            <text:p>0.005537233003272</text:p>
          </table:table-cell>
          <table:table-cell table:formula="of:=IF([$Volumes.CX10]=0;&quot;N/A&quot;;[$Volumes.CX10]/([$Volumes.CX$2]+[$Volumes.CX$11]))" office:value-type="float" office:value="0.00343322781840445" calcext:value-type="float">
            <text:p>0.003433227818404</text:p>
          </table:table-cell>
          <table:table-cell table:formula="of:=IF([$Volumes.CY10]=0;&quot;N/A&quot;;[$Volumes.CY10]/([$Volumes.CY$2]+[$Volumes.CY$11]))" office:value-type="float" office:value="0.00689365485334541" calcext:value-type="float">
            <text:p>0.006893654853345</text:p>
          </table:table-cell>
          <table:table-cell table:formula="of:=IF([$Volumes.CZ10]=0;&quot;N/A&quot;;[$Volumes.CZ10]/([$Volumes.CZ$2]+[$Volumes.CZ$11]))" office:value-type="float" office:value="0.00561309031617287" calcext:value-type="float">
            <text:p>0.005613090316173</text:p>
          </table:table-cell>
          <table:table-cell table:formula="of:=IF([$Volumes.DA10]=0;&quot;N/A&quot;;[$Volumes.DA10]/([$Volumes.DA$2]+[$Volumes.DA$11]))" office:value-type="float" office:value="0.0062979956449669" calcext:value-type="float">
            <text:p>0.006297995644967</text:p>
          </table:table-cell>
          <table:table-cell table:formula="of:=IF([$Volumes.DB10]=0;&quot;N/A&quot;;[$Volumes.DB10]/([$Volumes.DB$2]+[$Volumes.DB$11]))" office:value-type="float" office:value="0.00644892016757356" calcext:value-type="float">
            <text:p>0.006448920167574</text:p>
          </table:table-cell>
          <table:table-cell table:formula="of:=IF([$Volumes.DC10]=0;&quot;N/A&quot;;[$Volumes.DC10]/([$Volumes.DC$2]+[$Volumes.DC$11]))" office:value-type="float" office:value="0.00840150356658183" calcext:value-type="float">
            <text:p>0.008401503566582</text:p>
          </table:table-cell>
          <table:table-cell table:formula="of:=IF([$Volumes.DD10]=0;&quot;N/A&quot;;[$Volumes.DD10]/([$Volumes.DD$2]+[$Volumes.DD$11]))" office:value-type="float" office:value="0.00776885219665275" calcext:value-type="float">
            <text:p>0.007768852196653</text:p>
          </table:table-cell>
          <table:table-cell table:formula="of:=IF([$Volumes.DE10]=0;&quot;N/A&quot;;[$Volumes.DE10]/([$Volumes.DE$2]+[$Volumes.DE$11]))" office:value-type="float" office:value="0.00728281378732194" calcext:value-type="float">
            <text:p>0.007282813787322</text:p>
          </table:table-cell>
          <table:table-cell table:formula="of:=IF([$Volumes.DF10]=0;&quot;N/A&quot;;[$Volumes.DF10]/([$Volumes.DF$2]+[$Volumes.DF$11]))" office:value-type="float" office:value="0.00564046002063513" calcext:value-type="float">
            <text:p>0.005640460020635</text:p>
          </table:table-cell>
          <table:table-cell table:formula="of:=IF([$Volumes.DG10]=0;&quot;N/A&quot;;[$Volumes.DG10]/([$Volumes.DG$2]+[$Volumes.DG$11]))" office:value-type="float" office:value="0.00623680790061757" calcext:value-type="float">
            <text:p>0.006236807900618</text:p>
          </table:table-cell>
          <table:table-cell table:formula="of:=IF([$Volumes.DH10]=0;&quot;N/A&quot;;[$Volumes.DH10]/([$Volumes.DH$2]+[$Volumes.DH$11]))" office:value-type="float" office:value="0.00887517309109977" calcext:value-type="float">
            <text:p>0.0088751730911</text:p>
          </table:table-cell>
          <table:table-cell table:formula="of:=IF([$Volumes.DI10]=0;&quot;N/A&quot;;[$Volumes.DI10]/([$Volumes.DI$2]+[$Volumes.DI$11]))" office:value-type="float" office:value="0.00719113806821676" calcext:value-type="float">
            <text:p>0.007191138068217</text:p>
          </table:table-cell>
          <table:table-cell table:formula="of:=IF([$Volumes.DJ10]=0;&quot;N/A&quot;;[$Volumes.DJ10]/([$Volumes.DJ$2]+[$Volumes.DJ$11]))" office:value-type="float" office:value="0.00986637094971606" calcext:value-type="float">
            <text:p>0.009866370949716</text:p>
          </table:table-cell>
          <table:table-cell table:formula="of:=IF([$Volumes.DK10]=0;&quot;N/A&quot;;[$Volumes.DK10]/([$Volumes.DK$2]+[$Volumes.DK$11]))" office:value-type="float" office:value="0.012426685616029" calcext:value-type="float">
            <text:p>0.012426685616029</text:p>
          </table:table-cell>
          <table:table-cell table:formula="of:=IF([$Volumes.DL10]=0;&quot;N/A&quot;;[$Volumes.DL10]/([$Volumes.DL$2]+[$Volumes.DL$11]))" office:value-type="float" office:value="0.00387419613124437" calcext:value-type="float">
            <text:p>0.003874196131244</text:p>
          </table:table-cell>
          <table:table-cell table:formula="of:=IF([$Volumes.DM10]=0;&quot;N/A&quot;;[$Volumes.DM10]/([$Volumes.DM$2]+[$Volumes.DM$11]))" office:value-type="float" office:value="0.00398252104560587" calcext:value-type="float">
            <text:p>0.003982521045606</text:p>
          </table:table-cell>
          <table:table-cell table:formula="of:=IF([$Volumes.DN10]=0;&quot;N/A&quot;;[$Volumes.DN10]/([$Volumes.DN$2]+[$Volumes.DN$11]))" office:value-type="float" office:value="0.00435509657602696" calcext:value-type="float">
            <text:p>0.004355096576027</text:p>
          </table:table-cell>
          <table:table-cell table:formula="of:=IF([$Volumes.DO10]=0;&quot;N/A&quot;;[$Volumes.DO10]/([$Volumes.DO$2]+[$Volumes.DO$11]))" office:value-type="float" office:value="0.00312685856396522" calcext:value-type="float">
            <text:p>0.003126858563965</text:p>
          </table:table-cell>
          <table:table-cell table:formula="of:=IF([$Volumes.DP10]=0;&quot;N/A&quot;;[$Volumes.DP10]/([$Volumes.DP$2]+[$Volumes.DP$11]))" office:value-type="float" office:value="0.00323865549993331" calcext:value-type="float">
            <text:p>0.003238655499933</text:p>
          </table:table-cell>
          <table:table-cell table:formula="of:=IF([$Volumes.DQ10]=0;&quot;N/A&quot;;[$Volumes.DQ10]/([$Volumes.DQ$2]+[$Volumes.DQ$11]))" office:value-type="float" office:value="0.00618362322663561" calcext:value-type="float">
            <text:p>0.006183623226636</text:p>
          </table:table-cell>
          <table:table-cell table:formula="of:=IF([$Volumes.DR10]=0;&quot;N/A&quot;;[$Volumes.DR10]/([$Volumes.DR$2]+[$Volumes.DR$11]))" office:value-type="float" office:value="0.0064053089605847" calcext:value-type="float">
            <text:p>0.006405308960585</text:p>
          </table:table-cell>
          <table:table-cell table:formula="of:=IF([$Volumes.DS10]=0;&quot;N/A&quot;;[$Volumes.DS10]/([$Volumes.DS$2]+[$Volumes.DS$11]))" office:value-type="float" office:value="0.00401296495785371" calcext:value-type="float">
            <text:p>0.004012964957854</text:p>
          </table:table-cell>
          <table:table-cell table:formula="of:=IF([$Volumes.DT10]=0;&quot;N/A&quot;;[$Volumes.DT10]/([$Volumes.DT$2]+[$Volumes.DT$11]))" office:value-type="float" office:value="0.00339339774616231" calcext:value-type="float">
            <text:p>0.003393397746162</text:p>
          </table:table-cell>
          <table:table-cell table:formula="of:=IF([$Volumes.DU10]=0;&quot;N/A&quot;;[$Volumes.DU10]/([$Volumes.DU$2]+[$Volumes.DU$11]))" office:value-type="float" office:value="0.00190071001071728" calcext:value-type="float">
            <text:p>0.001900710010717</text:p>
          </table:table-cell>
          <table:table-cell table:formula="of:=IF([$Volumes.DV10]=0;&quot;N/A&quot;;[$Volumes.DV10]/([$Volumes.DV$2]+[$Volumes.DV$11]))" office:value-type="float" office:value="0.00273056155736645" calcext:value-type="float">
            <text:p>0.002730561557366</text:p>
          </table:table-cell>
          <table:table-cell table:formula="of:=IF([$Volumes.DW10]=0;&quot;N/A&quot;;[$Volumes.DW10]/([$Volumes.DW$2]+[$Volumes.DW$11]))" office:value-type="float" office:value="0.00356390585264978" calcext:value-type="float">
            <text:p>0.00356390585265</text:p>
          </table:table-cell>
        </table:table-row>
        <table:table-row table:style-name="ro1">
          <table:table-cell office:value-type="string" calcext:value-type="string">
            <text:p>Outside good</text:p>
          </table:table-cell>
          <table:table-cell table:formula="of:=IF([$Volumes.B11]=0;&quot;N/A&quot;;[$Volumes.B11]/([$Volumes.B$2]+[$Volumes.B$11]))" office:value-type="float" office:value="0.955880498934016" calcext:value-type="float">
            <text:p>0.955880498934016</text:p>
          </table:table-cell>
          <table:table-cell table:formula="of:=IF([$Volumes.C11]=0;&quot;N/A&quot;;[$Volumes.C11]/([$Volumes.C$2]+[$Volumes.C$11]))" office:value-type="float" office:value="0.951161183654781" calcext:value-type="float">
            <text:p>0.951161183654781</text:p>
          </table:table-cell>
          <table:table-cell table:formula="of:=IF([$Volumes.D11]=0;&quot;N/A&quot;;[$Volumes.D11]/([$Volumes.D$2]+[$Volumes.D$11]))" office:value-type="float" office:value="0.945499625638409" calcext:value-type="float">
            <text:p>0.945499625638409</text:p>
          </table:table-cell>
          <table:table-cell table:formula="of:=IF([$Volumes.E11]=0;&quot;N/A&quot;;[$Volumes.E11]/([$Volumes.E$2]+[$Volumes.E$11]))" office:value-type="float" office:value="0.942109405947833" calcext:value-type="float">
            <text:p>0.942109405947833</text:p>
          </table:table-cell>
          <table:table-cell table:formula="of:=IF([$Volumes.F11]=0;&quot;N/A&quot;;[$Volumes.F11]/([$Volumes.F$2]+[$Volumes.F$11]))" office:value-type="float" office:value="0.942855453641116" calcext:value-type="float">
            <text:p>0.942855453641116</text:p>
          </table:table-cell>
          <table:table-cell table:formula="of:=IF([$Volumes.G11]=0;&quot;N/A&quot;;[$Volumes.G11]/([$Volumes.G$2]+[$Volumes.G$11]))" office:value-type="float" office:value="0.94515477453036" calcext:value-type="float">
            <text:p>0.94515477453036</text:p>
          </table:table-cell>
          <table:table-cell table:formula="of:=IF([$Volumes.H11]=0;&quot;N/A&quot;;[$Volumes.H11]/([$Volumes.H$2]+[$Volumes.H$11]))" office:value-type="float" office:value="0.942458758720327" calcext:value-type="float">
            <text:p>0.942458758720327</text:p>
          </table:table-cell>
          <table:table-cell table:formula="of:=IF([$Volumes.I11]=0;&quot;N/A&quot;;[$Volumes.I11]/([$Volumes.I$2]+[$Volumes.I$11]))" office:value-type="float" office:value="0.936674256566618" calcext:value-type="float">
            <text:p>0.936674256566618</text:p>
          </table:table-cell>
          <table:table-cell table:formula="of:=IF([$Volumes.J11]=0;&quot;N/A&quot;;[$Volumes.J11]/([$Volumes.J$2]+[$Volumes.J$11]))" office:value-type="float" office:value="0.938077091997109" calcext:value-type="float">
            <text:p>0.938077091997109</text:p>
          </table:table-cell>
          <table:table-cell table:formula="of:=IF([$Volumes.K11]=0;&quot;N/A&quot;;[$Volumes.K11]/([$Volumes.K$2]+[$Volumes.K$11]))" office:value-type="float" office:value="0.936707450576515" calcext:value-type="float">
            <text:p>0.936707450576515</text:p>
          </table:table-cell>
          <table:table-cell table:formula="of:=IF([$Volumes.L11]=0;&quot;N/A&quot;;[$Volumes.L11]/([$Volumes.L$2]+[$Volumes.L$11]))" office:value-type="float" office:value="0.93283965070837" calcext:value-type="float">
            <text:p>0.93283965070837</text:p>
          </table:table-cell>
          <table:table-cell table:formula="of:=IF([$Volumes.M11]=0;&quot;N/A&quot;;[$Volumes.M11]/([$Volumes.M$2]+[$Volumes.M$11]))" office:value-type="float" office:value="0.939444066692858" calcext:value-type="float">
            <text:p>0.939444066692858</text:p>
          </table:table-cell>
          <table:table-cell table:formula="of:=IF([$Volumes.N11]=0;&quot;N/A&quot;;[$Volumes.N11]/([$Volumes.N$2]+[$Volumes.N$11]))" office:value-type="float" office:value="0.936044017069092" calcext:value-type="float">
            <text:p>0.936044017069092</text:p>
          </table:table-cell>
          <table:table-cell table:formula="of:=IF([$Volumes.O11]=0;&quot;N/A&quot;;[$Volumes.O11]/([$Volumes.O$2]+[$Volumes.O$11]))" office:value-type="float" office:value="0.933313963036952" calcext:value-type="float">
            <text:p>0.933313963036952</text:p>
          </table:table-cell>
          <table:table-cell table:formula="of:=IF([$Volumes.P11]=0;&quot;N/A&quot;;[$Volumes.P11]/([$Volumes.P$2]+[$Volumes.P$11]))" office:value-type="float" office:value="0.937059451777883" calcext:value-type="float">
            <text:p>0.937059451777883</text:p>
          </table:table-cell>
          <table:table-cell table:formula="of:=IF([$Volumes.Q11]=0;&quot;N/A&quot;;[$Volumes.Q11]/([$Volumes.Q$2]+[$Volumes.Q$11]))" office:value-type="float" office:value="0.932267166126091" calcext:value-type="float">
            <text:p>0.932267166126091</text:p>
          </table:table-cell>
          <table:table-cell table:formula="of:=IF([$Volumes.R11]=0;&quot;N/A&quot;;[$Volumes.R11]/([$Volumes.R$2]+[$Volumes.R$11]))" office:value-type="float" office:value="0.932050200572444" calcext:value-type="float">
            <text:p>0.932050200572444</text:p>
          </table:table-cell>
          <table:table-cell table:formula="of:=IF([$Volumes.S11]=0;&quot;N/A&quot;;[$Volumes.S11]/([$Volumes.S$2]+[$Volumes.S$11]))" office:value-type="float" office:value="0.93589156027097" calcext:value-type="float">
            <text:p>0.93589156027097</text:p>
          </table:table-cell>
          <table:table-cell table:formula="of:=IF([$Volumes.T11]=0;&quot;N/A&quot;;[$Volumes.T11]/([$Volumes.T$2]+[$Volumes.T$11]))" office:value-type="float" office:value="0.846788841940838" calcext:value-type="float">
            <text:p>0.846788841940838</text:p>
          </table:table-cell>
          <table:table-cell table:formula="of:=IF([$Volumes.U11]=0;&quot;N/A&quot;;[$Volumes.U11]/([$Volumes.U$2]+[$Volumes.U$11]))" office:value-type="float" office:value="0.8505916603461" calcext:value-type="float">
            <text:p>0.8505916603461</text:p>
          </table:table-cell>
          <table:table-cell table:formula="of:=IF([$Volumes.V11]=0;&quot;N/A&quot;;[$Volumes.V11]/([$Volumes.V$2]+[$Volumes.V$11]))" office:value-type="float" office:value="0.858300693609758" calcext:value-type="float">
            <text:p>0.858300693609758</text:p>
          </table:table-cell>
          <table:table-cell table:formula="of:=IF([$Volumes.W11]=0;&quot;N/A&quot;;[$Volumes.W11]/([$Volumes.W$2]+[$Volumes.W$11]))" office:value-type="float" office:value="0.85849521021628" calcext:value-type="float">
            <text:p>0.85849521021628</text:p>
          </table:table-cell>
          <table:table-cell table:formula="of:=IF([$Volumes.X11]=0;&quot;N/A&quot;;[$Volumes.X11]/([$Volumes.X$2]+[$Volumes.X$11]))" office:value-type="float" office:value="0.854876635549408" calcext:value-type="float">
            <text:p>0.854876635549408</text:p>
          </table:table-cell>
          <table:table-cell table:formula="of:=IF([$Volumes.Y11]=0;&quot;N/A&quot;;[$Volumes.Y11]/([$Volumes.Y$2]+[$Volumes.Y$11]))" office:value-type="float" office:value="0.860268741191745" calcext:value-type="float">
            <text:p>0.860268741191745</text:p>
          </table:table-cell>
          <table:table-cell table:formula="of:=IF([$Volumes.Z11]=0;&quot;N/A&quot;;[$Volumes.Z11]/([$Volumes.Z$2]+[$Volumes.Z$11]))" office:value-type="float" office:value="0.852592560048946" calcext:value-type="float">
            <text:p>0.852592560048946</text:p>
          </table:table-cell>
          <table:table-cell table:formula="of:=IF([$Volumes.AA11]=0;&quot;N/A&quot;;[$Volumes.AA11]/([$Volumes.AA$2]+[$Volumes.AA$11]))" office:value-type="float" office:value="0.847681280293092" calcext:value-type="float">
            <text:p>0.847681280293092</text:p>
          </table:table-cell>
          <table:table-cell table:formula="of:=IF([$Volumes.AB11]=0;&quot;N/A&quot;;[$Volumes.AB11]/([$Volumes.AB$2]+[$Volumes.AB$11]))" office:value-type="float" office:value="0.857035353657039" calcext:value-type="float">
            <text:p>0.857035353657039</text:p>
          </table:table-cell>
          <table:table-cell table:formula="of:=IF([$Volumes.AC11]=0;&quot;N/A&quot;;[$Volumes.AC11]/([$Volumes.AC$2]+[$Volumes.AC$11]))" office:value-type="float" office:value="0.850850506265539" calcext:value-type="float">
            <text:p>0.850850506265539</text:p>
          </table:table-cell>
          <table:table-cell table:formula="of:=IF([$Volumes.AD11]=0;&quot;N/A&quot;;[$Volumes.AD11]/([$Volumes.AD$2]+[$Volumes.AD$11]))" office:value-type="float" office:value="0.85413669736253" calcext:value-type="float">
            <text:p>0.85413669736253</text:p>
          </table:table-cell>
          <table:table-cell table:formula="of:=IF([$Volumes.AE11]=0;&quot;N/A&quot;;[$Volumes.AE11]/([$Volumes.AE$2]+[$Volumes.AE$11]))" office:value-type="float" office:value="0.862119231208939" calcext:value-type="float">
            <text:p>0.862119231208939</text:p>
          </table:table-cell>
          <table:table-cell table:formula="of:=IF([$Volumes.AF11]=0;&quot;N/A&quot;;[$Volumes.AF11]/([$Volumes.AF$2]+[$Volumes.AF$11]))" office:value-type="float" office:value="0.858037295551021" calcext:value-type="float">
            <text:p>0.858037295551021</text:p>
          </table:table-cell>
          <table:table-cell table:formula="of:=IF([$Volumes.AG11]=0;&quot;N/A&quot;;[$Volumes.AG11]/([$Volumes.AG$2]+[$Volumes.AG$11]))" office:value-type="float" office:value="0.85373307009932" calcext:value-type="float">
            <text:p>0.85373307009932</text:p>
          </table:table-cell>
          <table:table-cell table:formula="of:=IF([$Volumes.AH11]=0;&quot;N/A&quot;;[$Volumes.AH11]/([$Volumes.AH$2]+[$Volumes.AH$11]))" office:value-type="float" office:value="0.855026022159525" calcext:value-type="float">
            <text:p>0.855026022159525</text:p>
          </table:table-cell>
          <table:table-cell table:formula="of:=IF([$Volumes.AI11]=0;&quot;N/A&quot;;[$Volumes.AI11]/([$Volumes.AI$2]+[$Volumes.AI$11]))" office:value-type="float" office:value="0.851097172697264" calcext:value-type="float">
            <text:p>0.851097172697264</text:p>
          </table:table-cell>
          <table:table-cell table:formula="of:=IF([$Volumes.AJ11]=0;&quot;N/A&quot;;[$Volumes.AJ11]/([$Volumes.AJ$2]+[$Volumes.AJ$11]))" office:value-type="float" office:value="0.839878573419526" calcext:value-type="float">
            <text:p>0.839878573419526</text:p>
          </table:table-cell>
          <table:table-cell table:formula="of:=IF([$Volumes.AK11]=0;&quot;N/A&quot;;[$Volumes.AK11]/([$Volumes.AK$2]+[$Volumes.AK$11]))" office:value-type="float" office:value="0.849877570056114" calcext:value-type="float">
            <text:p>0.849877570056114</text:p>
          </table:table-cell>
          <table:table-cell table:formula="of:=IF([$Volumes.AL11]=0;&quot;N/A&quot;;[$Volumes.AL11]/([$Volumes.AL$2]+[$Volumes.AL$11]))" office:value-type="float" office:value="0.780062379948642" calcext:value-type="float">
            <text:p>0.780062379948642</text:p>
          </table:table-cell>
          <table:table-cell table:formula="of:=IF([$Volumes.AM11]=0;&quot;N/A&quot;;[$Volumes.AM11]/([$Volumes.AM$2]+[$Volumes.AM$11]))" office:value-type="float" office:value="0.776846656752996" calcext:value-type="float">
            <text:p>0.776846656752996</text:p>
          </table:table-cell>
          <table:table-cell table:formula="of:=IF([$Volumes.AN11]=0;&quot;N/A&quot;;[$Volumes.AN11]/([$Volumes.AN$2]+[$Volumes.AN$11]))" office:value-type="float" office:value="0.775019155051907" calcext:value-type="float">
            <text:p>0.775019155051907</text:p>
          </table:table-cell>
          <table:table-cell table:formula="of:=IF([$Volumes.AO11]=0;&quot;N/A&quot;;[$Volumes.AO11]/([$Volumes.AO$2]+[$Volumes.AO$11]))" office:value-type="float" office:value="0.765561005160705" calcext:value-type="float">
            <text:p>0.765561005160705</text:p>
          </table:table-cell>
          <table:table-cell table:formula="of:=IF([$Volumes.AP11]=0;&quot;N/A&quot;;[$Volumes.AP11]/([$Volumes.AP$2]+[$Volumes.AP$11]))" office:value-type="float" office:value="0.768671244431704" calcext:value-type="float">
            <text:p>0.768671244431704</text:p>
          </table:table-cell>
          <table:table-cell table:formula="of:=IF([$Volumes.AQ11]=0;&quot;N/A&quot;;[$Volumes.AQ11]/([$Volumes.AQ$2]+[$Volumes.AQ$11]))" office:value-type="float" office:value="0.782069532648895" calcext:value-type="float">
            <text:p>0.782069532648895</text:p>
          </table:table-cell>
          <table:table-cell table:formula="of:=IF([$Volumes.AR11]=0;&quot;N/A&quot;;[$Volumes.AR11]/([$Volumes.AR$2]+[$Volumes.AR$11]))" office:value-type="float" office:value="0.791397182409268" calcext:value-type="float">
            <text:p>0.791397182409268</text:p>
          </table:table-cell>
          <table:table-cell table:formula="of:=IF([$Volumes.AS11]=0;&quot;N/A&quot;;[$Volumes.AS11]/([$Volumes.AS$2]+[$Volumes.AS$11]))" office:value-type="float" office:value="0.781459821840171" calcext:value-type="float">
            <text:p>0.781459821840171</text:p>
          </table:table-cell>
          <table:table-cell table:formula="of:=IF([$Volumes.AT11]=0;&quot;N/A&quot;;[$Volumes.AT11]/([$Volumes.AT$2]+[$Volumes.AT$11]))" office:value-type="float" office:value="0.770191788123011" calcext:value-type="float">
            <text:p>0.770191788123011</text:p>
          </table:table-cell>
          <table:table-cell table:formula="of:=IF([$Volumes.AU11]=0;&quot;N/A&quot;;[$Volumes.AU11]/([$Volumes.AU$2]+[$Volumes.AU$11]))" office:value-type="float" office:value="0.760408283150696" calcext:value-type="float">
            <text:p>0.760408283150696</text:p>
          </table:table-cell>
          <table:table-cell table:formula="of:=IF([$Volumes.AV11]=0;&quot;N/A&quot;;[$Volumes.AV11]/([$Volumes.AV$2]+[$Volumes.AV$11]))" office:value-type="float" office:value="0.780825177286514" calcext:value-type="float">
            <text:p>0.780825177286514</text:p>
          </table:table-cell>
          <table:table-cell table:formula="of:=IF([$Volumes.AW11]=0;&quot;N/A&quot;;[$Volumes.AW11]/([$Volumes.AW$2]+[$Volumes.AW$11]))" office:value-type="float" office:value="0.777385044028969" calcext:value-type="float">
            <text:p>0.777385044028969</text:p>
          </table:table-cell>
          <table:table-cell table:formula="of:=IF([$Volumes.AX11]=0;&quot;N/A&quot;;[$Volumes.AX11]/([$Volumes.AX$2]+[$Volumes.AX$11]))" office:value-type="float" office:value="0.779236622161949" calcext:value-type="float">
            <text:p>0.779236622161949</text:p>
          </table:table-cell>
          <table:table-cell table:formula="of:=IF([$Volumes.AY11]=0;&quot;N/A&quot;;[$Volumes.AY11]/([$Volumes.AY$2]+[$Volumes.AY$11]))" office:value-type="float" office:value="0.774534970332796" calcext:value-type="float">
            <text:p>0.774534970332796</text:p>
          </table:table-cell>
          <table:table-cell table:formula="of:=IF([$Volumes.AZ11]=0;&quot;N/A&quot;;[$Volumes.AZ11]/([$Volumes.AZ$2]+[$Volumes.AZ$11]))" office:value-type="float" office:value="0.781097041542234" calcext:value-type="float">
            <text:p>0.781097041542234</text:p>
          </table:table-cell>
          <table:table-cell table:formula="of:=IF([$Volumes.BA11]=0;&quot;N/A&quot;;[$Volumes.BA11]/([$Volumes.BA$2]+[$Volumes.BA$11]))" office:value-type="float" office:value="0.779829958732575" calcext:value-type="float">
            <text:p>0.779829958732575</text:p>
          </table:table-cell>
          <table:table-cell table:formula="of:=IF([$Volumes.BB11]=0;&quot;N/A&quot;;[$Volumes.BB11]/([$Volumes.BB$2]+[$Volumes.BB$11]))" office:value-type="float" office:value="0.767019302131874" calcext:value-type="float">
            <text:p>0.767019302131874</text:p>
          </table:table-cell>
          <table:table-cell table:formula="of:=IF([$Volumes.BC11]=0;&quot;N/A&quot;;[$Volumes.BC11]/([$Volumes.BC$2]+[$Volumes.BC$11]))" office:value-type="float" office:value="0.7887868584644" calcext:value-type="float">
            <text:p>0.7887868584644</text:p>
          </table:table-cell>
          <table:table-cell table:formula="of:=IF([$Volumes.BD11]=0;&quot;N/A&quot;;[$Volumes.BD11]/([$Volumes.BD$2]+[$Volumes.BD$11]))" office:value-type="float" office:value="0.797498434093644" calcext:value-type="float">
            <text:p>0.797498434093644</text:p>
          </table:table-cell>
          <table:table-cell table:formula="of:=IF([$Volumes.BE11]=0;&quot;N/A&quot;;[$Volumes.BE11]/([$Volumes.BE$2]+[$Volumes.BE$11]))" office:value-type="float" office:value="0.796763632444565" calcext:value-type="float">
            <text:p>0.796763632444565</text:p>
          </table:table-cell>
          <table:table-cell table:formula="of:=IF([$Volumes.BF11]=0;&quot;N/A&quot;;[$Volumes.BF11]/([$Volumes.BF$2]+[$Volumes.BF$11]))" office:value-type="float" office:value="0.800211294548598" calcext:value-type="float">
            <text:p>0.800211294548598</text:p>
          </table:table-cell>
          <table:table-cell table:formula="of:=IF([$Volumes.BG11]=0;&quot;N/A&quot;;[$Volumes.BG11]/([$Volumes.BG$2]+[$Volumes.BG$11]))" office:value-type="float" office:value="0.794043249649371" calcext:value-type="float">
            <text:p>0.794043249649371</text:p>
          </table:table-cell>
          <table:table-cell table:formula="of:=IF([$Volumes.BH11]=0;&quot;N/A&quot;;[$Volumes.BH11]/([$Volumes.BH$2]+[$Volumes.BH$11]))" office:value-type="float" office:value="0.792736069651828" calcext:value-type="float">
            <text:p>0.792736069651828</text:p>
          </table:table-cell>
          <table:table-cell table:formula="of:=IF([$Volumes.BI11]=0;&quot;N/A&quot;;[$Volumes.BI11]/([$Volumes.BI$2]+[$Volumes.BI$11]))" office:value-type="float" office:value="0.799731826887661" calcext:value-type="float">
            <text:p>0.799731826887661</text:p>
          </table:table-cell>
          <table:table-cell table:formula="of:=IF([$Volumes.BJ11]=0;&quot;N/A&quot;;[$Volumes.BJ11]/([$Volumes.BJ$2]+[$Volumes.BJ$11]))" office:value-type="float" office:value="0.80787135711453" calcext:value-type="float">
            <text:p>0.80787135711453</text:p>
          </table:table-cell>
          <table:table-cell table:formula="of:=IF([$Volumes.BK11]=0;&quot;N/A&quot;;[$Volumes.BK11]/([$Volumes.BK$2]+[$Volumes.BK$11]))" office:value-type="float" office:value="0.813873790126794" calcext:value-type="float">
            <text:p>0.813873790126794</text:p>
          </table:table-cell>
          <table:table-cell table:formula="of:=IF([$Volumes.BL11]=0;&quot;N/A&quot;;[$Volumes.BL11]/([$Volumes.BL$2]+[$Volumes.BL$11]))" office:value-type="float" office:value="0.80488475442411" calcext:value-type="float">
            <text:p>0.80488475442411</text:p>
          </table:table-cell>
          <table:table-cell table:formula="of:=IF([$Volumes.BM11]=0;&quot;N/A&quot;;[$Volumes.BM11]/([$Volumes.BM$2]+[$Volumes.BM$11]))" office:value-type="float" office:value="0.814748608994248" calcext:value-type="float">
            <text:p>0.814748608994248</text:p>
          </table:table-cell>
          <table:table-cell table:formula="of:=IF([$Volumes.BN11]=0;&quot;N/A&quot;;[$Volumes.BN11]/([$Volumes.BN$2]+[$Volumes.BN$11]))" office:value-type="float" office:value="0.827994176066884" calcext:value-type="float">
            <text:p>0.827994176066884</text:p>
          </table:table-cell>
          <table:table-cell table:formula="of:=IF([$Volumes.BO11]=0;&quot;N/A&quot;;[$Volumes.BO11]/([$Volumes.BO$2]+[$Volumes.BO$11]))" office:value-type="float" office:value="0.832259204367941" calcext:value-type="float">
            <text:p>0.832259204367941</text:p>
          </table:table-cell>
          <table:table-cell table:formula="of:=IF([$Volumes.BP11]=0;&quot;N/A&quot;;[$Volumes.BP11]/([$Volumes.BP$2]+[$Volumes.BP$11]))" office:value-type="float" office:value="0.833751041316495" calcext:value-type="float">
            <text:p>0.833751041316495</text:p>
          </table:table-cell>
          <table:table-cell table:formula="of:=IF([$Volumes.BQ11]=0;&quot;N/A&quot;;[$Volumes.BQ11]/([$Volumes.BQ$2]+[$Volumes.BQ$11]))" office:value-type="float" office:value="0.827129695908866" calcext:value-type="float">
            <text:p>0.827129695908866</text:p>
          </table:table-cell>
          <table:table-cell table:formula="of:=IF([$Volumes.BR11]=0;&quot;N/A&quot;;[$Volumes.BR11]/([$Volumes.BR$2]+[$Volumes.BR$11]))" office:value-type="float" office:value="0.825234179119964" calcext:value-type="float">
            <text:p>0.825234179119964</text:p>
          </table:table-cell>
          <table:table-cell table:formula="of:=IF([$Volumes.BS11]=0;&quot;N/A&quot;;[$Volumes.BS11]/([$Volumes.BS$2]+[$Volumes.BS$11]))" office:value-type="float" office:value="0.827408363176926" calcext:value-type="float">
            <text:p>0.827408363176926</text:p>
          </table:table-cell>
          <table:table-cell table:formula="of:=IF([$Volumes.BT11]=0;&quot;N/A&quot;;[$Volumes.BT11]/([$Volumes.BT$2]+[$Volumes.BT$11]))" office:value-type="float" office:value="0.83878560756907" calcext:value-type="float">
            <text:p>0.83878560756907</text:p>
          </table:table-cell>
          <table:table-cell table:formula="of:=IF([$Volumes.BU11]=0;&quot;N/A&quot;;[$Volumes.BU11]/([$Volumes.BU$2]+[$Volumes.BU$11]))" office:value-type="float" office:value="0.842572706816197" calcext:value-type="float">
            <text:p>0.842572706816197</text:p>
          </table:table-cell>
          <table:table-cell table:formula="of:=IF([$Volumes.BV11]=0;&quot;N/A&quot;;[$Volumes.BV11]/([$Volumes.BV$2]+[$Volumes.BV$11]))" office:value-type="float" office:value="0.809164980921198" calcext:value-type="float">
            <text:p>0.809164980921198</text:p>
          </table:table-cell>
          <table:table-cell table:formula="of:=IF([$Volumes.BW11]=0;&quot;N/A&quot;;[$Volumes.BW11]/([$Volumes.BW$2]+[$Volumes.BW$11]))" office:value-type="float" office:value="0.804041507842293" calcext:value-type="float">
            <text:p>0.804041507842293</text:p>
          </table:table-cell>
          <table:table-cell table:formula="of:=IF([$Volumes.BX11]=0;&quot;N/A&quot;;[$Volumes.BX11]/([$Volumes.BX$2]+[$Volumes.BX$11]))" office:value-type="float" office:value="0.808850510508433" calcext:value-type="float">
            <text:p>0.808850510508433</text:p>
          </table:table-cell>
          <table:table-cell table:formula="of:=IF([$Volumes.BY11]=0;&quot;N/A&quot;;[$Volumes.BY11]/([$Volumes.BY$2]+[$Volumes.BY$11]))" office:value-type="float" office:value="0.804294296236787" calcext:value-type="float">
            <text:p>0.804294296236787</text:p>
          </table:table-cell>
          <table:table-cell table:formula="of:=IF([$Volumes.BZ11]=0;&quot;N/A&quot;;[$Volumes.BZ11]/([$Volumes.BZ$2]+[$Volumes.BZ$11]))" office:value-type="float" office:value="0.81020072837502" calcext:value-type="float">
            <text:p>0.81020072837502</text:p>
          </table:table-cell>
          <table:table-cell table:formula="of:=IF([$Volumes.CA11]=0;&quot;N/A&quot;;[$Volumes.CA11]/([$Volumes.CA$2]+[$Volumes.CA$11]))" office:value-type="float" office:value="0.796469057568969" calcext:value-type="float">
            <text:p>0.796469057568969</text:p>
          </table:table-cell>
          <table:table-cell table:formula="of:=IF([$Volumes.CB11]=0;&quot;N/A&quot;;[$Volumes.CB11]/([$Volumes.CB$2]+[$Volumes.CB$11]))" office:value-type="float" office:value="0.794809050185626" calcext:value-type="float">
            <text:p>0.794809050185626</text:p>
          </table:table-cell>
          <table:table-cell table:formula="of:=IF([$Volumes.CC11]=0;&quot;N/A&quot;;[$Volumes.CC11]/([$Volumes.CC$2]+[$Volumes.CC$11]))" office:value-type="float" office:value="0.800075734548697" calcext:value-type="float">
            <text:p>0.800075734548697</text:p>
          </table:table-cell>
          <table:table-cell table:formula="of:=IF([$Volumes.CD11]=0;&quot;N/A&quot;;[$Volumes.CD11]/([$Volumes.CD$2]+[$Volumes.CD$11]))" office:value-type="float" office:value="0.795303234801549" calcext:value-type="float">
            <text:p>0.795303234801549</text:p>
          </table:table-cell>
          <table:table-cell table:formula="of:=IF([$Volumes.CE11]=0;&quot;N/A&quot;;[$Volumes.CE11]/([$Volumes.CE$2]+[$Volumes.CE$11]))" office:value-type="float" office:value="0.803599510299596" calcext:value-type="float">
            <text:p>0.803599510299596</text:p>
          </table:table-cell>
          <table:table-cell table:formula="of:=IF([$Volumes.CF11]=0;&quot;N/A&quot;;[$Volumes.CF11]/([$Volumes.CF$2]+[$Volumes.CF$11]))" office:value-type="float" office:value="0.816292215422853" calcext:value-type="float">
            <text:p>0.816292215422853</text:p>
          </table:table-cell>
          <table:table-cell table:formula="of:=IF([$Volumes.CG11]=0;&quot;N/A&quot;;[$Volumes.CG11]/([$Volumes.CG$2]+[$Volumes.CG$11]))" office:value-type="float" office:value="0.824552589270125" calcext:value-type="float">
            <text:p>0.824552589270125</text:p>
          </table:table-cell>
          <table:table-cell table:formula="of:=IF([$Volumes.CH11]=0;&quot;N/A&quot;;[$Volumes.CH11]/([$Volumes.CH$2]+[$Volumes.CH$11]))" office:value-type="float" office:value="0.805523635163484" calcext:value-type="float">
            <text:p>0.805523635163484</text:p>
          </table:table-cell>
          <table:table-cell table:formula="of:=IF([$Volumes.CI11]=0;&quot;N/A&quot;;[$Volumes.CI11]/([$Volumes.CI$2]+[$Volumes.CI$11]))" office:value-type="float" office:value="0.793161071225563" calcext:value-type="float">
            <text:p>0.793161071225563</text:p>
          </table:table-cell>
          <table:table-cell table:formula="of:=IF([$Volumes.CJ11]=0;&quot;N/A&quot;;[$Volumes.CJ11]/([$Volumes.CJ$2]+[$Volumes.CJ$11]))" office:value-type="float" office:value="0.798847364143721" calcext:value-type="float">
            <text:p>0.798847364143721</text:p>
          </table:table-cell>
          <table:table-cell table:formula="of:=IF([$Volumes.CK11]=0;&quot;N/A&quot;;[$Volumes.CK11]/([$Volumes.CK$2]+[$Volumes.CK$11]))" office:value-type="float" office:value="0.790383784310769" calcext:value-type="float">
            <text:p>0.790383784310769</text:p>
          </table:table-cell>
          <table:table-cell table:formula="of:=IF([$Volumes.CL11]=0;&quot;N/A&quot;;[$Volumes.CL11]/([$Volumes.CL$2]+[$Volumes.CL$11]))" office:value-type="float" office:value="0.805307041335479" calcext:value-type="float">
            <text:p>0.805307041335479</text:p>
          </table:table-cell>
          <table:table-cell table:formula="of:=IF([$Volumes.CM11]=0;&quot;N/A&quot;;[$Volumes.CM11]/([$Volumes.CM$2]+[$Volumes.CM$11]))" office:value-type="float" office:value="0.815939650188314" calcext:value-type="float">
            <text:p>0.815939650188314</text:p>
          </table:table-cell>
          <table:table-cell table:formula="of:=IF([$Volumes.CN11]=0;&quot;N/A&quot;;[$Volumes.CN11]/([$Volumes.CN$2]+[$Volumes.CN$11]))" office:value-type="float" office:value="0.769380442783887" calcext:value-type="float">
            <text:p>0.769380442783887</text:p>
          </table:table-cell>
          <table:table-cell table:formula="of:=IF([$Volumes.CO11]=0;&quot;N/A&quot;;[$Volumes.CO11]/([$Volumes.CO$2]+[$Volumes.CO$11]))" office:value-type="float" office:value="0.754035502070358" calcext:value-type="float">
            <text:p>0.754035502070358</text:p>
          </table:table-cell>
          <table:table-cell table:formula="of:=IF([$Volumes.CP11]=0;&quot;N/A&quot;;[$Volumes.CP11]/([$Volumes.CP$2]+[$Volumes.CP$11]))" office:value-type="float" office:value="0.750391199480858" calcext:value-type="float">
            <text:p>0.750391199480858</text:p>
          </table:table-cell>
          <table:table-cell table:formula="of:=IF([$Volumes.CQ11]=0;&quot;N/A&quot;;[$Volumes.CQ11]/([$Volumes.CQ$2]+[$Volumes.CQ$11]))" office:value-type="float" office:value="0.747643923936202" calcext:value-type="float">
            <text:p>0.747643923936202</text:p>
          </table:table-cell>
          <table:table-cell table:formula="of:=IF([$Volumes.CR11]=0;&quot;N/A&quot;;[$Volumes.CR11]/([$Volumes.CR$2]+[$Volumes.CR$11]))" office:value-type="float" office:value="0.731760880144075" calcext:value-type="float">
            <text:p>0.731760880144075</text:p>
          </table:table-cell>
          <table:table-cell table:formula="of:=IF([$Volumes.CS11]=0;&quot;N/A&quot;;[$Volumes.CS11]/([$Volumes.CS$2]+[$Volumes.CS$11]))" office:value-type="float" office:value="0.754474649218108" calcext:value-type="float">
            <text:p>0.754474649218108</text:p>
          </table:table-cell>
          <table:table-cell table:formula="of:=IF([$Volumes.CT11]=0;&quot;N/A&quot;;[$Volumes.CT11]/([$Volumes.CT$2]+[$Volumes.CT$11]))" office:value-type="float" office:value="0.74787321934213" calcext:value-type="float">
            <text:p>0.74787321934213</text:p>
          </table:table-cell>
          <table:table-cell table:formula="of:=IF([$Volumes.CU11]=0;&quot;N/A&quot;;[$Volumes.CU11]/([$Volumes.CU$2]+[$Volumes.CU$11]))" office:value-type="float" office:value="0.676126118470794" calcext:value-type="float">
            <text:p>0.676126118470794</text:p>
          </table:table-cell>
          <table:table-cell table:formula="of:=IF([$Volumes.CV11]=0;&quot;N/A&quot;;[$Volumes.CV11]/([$Volumes.CV$2]+[$Volumes.CV$11]))" office:value-type="float" office:value="0.684397498528646" calcext:value-type="float">
            <text:p>0.684397498528646</text:p>
          </table:table-cell>
          <table:table-cell table:formula="of:=IF([$Volumes.CW11]=0;&quot;N/A&quot;;[$Volumes.CW11]/([$Volumes.CW$2]+[$Volumes.CW$11]))" office:value-type="float" office:value="0.692445542465333" calcext:value-type="float">
            <text:p>0.692445542465333</text:p>
          </table:table-cell>
          <table:table-cell table:formula="of:=IF([$Volumes.CX11]=0;&quot;N/A&quot;;[$Volumes.CX11]/([$Volumes.CX$2]+[$Volumes.CX$11]))" office:value-type="float" office:value="0.715197362682308" calcext:value-type="float">
            <text:p>0.715197362682308</text:p>
          </table:table-cell>
          <table:table-cell table:formula="of:=IF([$Volumes.CY11]=0;&quot;N/A&quot;;[$Volumes.CY11]/([$Volumes.CY$2]+[$Volumes.CY$11]))" office:value-type="float" office:value="0.727165629544696" calcext:value-type="float">
            <text:p>0.727165629544696</text:p>
          </table:table-cell>
          <table:table-cell table:formula="of:=IF([$Volumes.CZ11]=0;&quot;N/A&quot;;[$Volumes.CZ11]/([$Volumes.CZ$2]+[$Volumes.CZ$11]))" office:value-type="float" office:value="0.714870532003809" calcext:value-type="float">
            <text:p>0.714870532003809</text:p>
          </table:table-cell>
          <table:table-cell table:formula="of:=IF([$Volumes.DA11]=0;&quot;N/A&quot;;[$Volumes.DA11]/([$Volumes.DA$2]+[$Volumes.DA$11]))" office:value-type="float" office:value="0.715296087282318" calcext:value-type="float">
            <text:p>0.715296087282318</text:p>
          </table:table-cell>
          <table:table-cell table:formula="of:=IF([$Volumes.DB11]=0;&quot;N/A&quot;;[$Volumes.DB11]/([$Volumes.DB$2]+[$Volumes.DB$11]))" office:value-type="float" office:value="0.722539567168639" calcext:value-type="float">
            <text:p>0.722539567168639</text:p>
          </table:table-cell>
          <table:table-cell table:formula="of:=IF([$Volumes.DC11]=0;&quot;N/A&quot;;[$Volumes.DC11]/([$Volumes.DC$2]+[$Volumes.DC$11]))" office:value-type="float" office:value="0.707894065020429" calcext:value-type="float">
            <text:p>0.707894065020429</text:p>
          </table:table-cell>
          <table:table-cell table:formula="of:=IF([$Volumes.DD11]=0;&quot;N/A&quot;;[$Volumes.DD11]/([$Volumes.DD$2]+[$Volumes.DD$11]))" office:value-type="float" office:value="0.700886510038994" calcext:value-type="float">
            <text:p>0.700886510038994</text:p>
          </table:table-cell>
          <table:table-cell table:formula="of:=IF([$Volumes.DE11]=0;&quot;N/A&quot;;[$Volumes.DE11]/([$Volumes.DE$2]+[$Volumes.DE$11]))" office:value-type="float" office:value="0.713732045291248" calcext:value-type="float">
            <text:p>0.713732045291248</text:p>
          </table:table-cell>
          <table:table-cell table:formula="of:=IF([$Volumes.DF11]=0;&quot;N/A&quot;;[$Volumes.DF11]/([$Volumes.DF$2]+[$Volumes.DF$11]))" office:value-type="float" office:value="0.809846615499031" calcext:value-type="float">
            <text:p>0.809846615499031</text:p>
          </table:table-cell>
          <table:table-cell table:formula="of:=IF([$Volumes.DG11]=0;&quot;N/A&quot;;[$Volumes.DG11]/([$Volumes.DG$2]+[$Volumes.DG$11]))" office:value-type="float" office:value="0.781374598727" calcext:value-type="float">
            <text:p>0.781374598727</text:p>
          </table:table-cell>
          <table:table-cell table:formula="of:=IF([$Volumes.DH11]=0;&quot;N/A&quot;;[$Volumes.DH11]/([$Volumes.DH$2]+[$Volumes.DH$11]))" office:value-type="float" office:value="0.780453712803364" calcext:value-type="float">
            <text:p>0.780453712803364</text:p>
          </table:table-cell>
          <table:table-cell table:formula="of:=IF([$Volumes.DI11]=0;&quot;N/A&quot;;[$Volumes.DI11]/([$Volumes.DI$2]+[$Volumes.DI$11]))" office:value-type="float" office:value="0.7936828244714" calcext:value-type="float">
            <text:p>0.7936828244714</text:p>
          </table:table-cell>
          <table:table-cell table:formula="of:=IF([$Volumes.DJ11]=0;&quot;N/A&quot;;[$Volumes.DJ11]/([$Volumes.DJ$2]+[$Volumes.DJ$11]))" office:value-type="float" office:value="0.778954881496386" calcext:value-type="float">
            <text:p>0.778954881496386</text:p>
          </table:table-cell>
          <table:table-cell table:formula="of:=IF([$Volumes.DK11]=0;&quot;N/A&quot;;[$Volumes.DK11]/([$Volumes.DK$2]+[$Volumes.DK$11]))" office:value-type="float" office:value="0.787557071880661" calcext:value-type="float">
            <text:p>0.787557071880661</text:p>
          </table:table-cell>
          <table:table-cell table:formula="of:=IF([$Volumes.DL11]=0;&quot;N/A&quot;;[$Volumes.DL11]/([$Volumes.DL$2]+[$Volumes.DL$11]))" office:value-type="float" office:value="0.795648414191199" calcext:value-type="float">
            <text:p>0.795648414191199</text:p>
          </table:table-cell>
          <table:table-cell table:formula="of:=IF([$Volumes.DM11]=0;&quot;N/A&quot;;[$Volumes.DM11]/([$Volumes.DM$2]+[$Volumes.DM$11]))" office:value-type="float" office:value="0.802654950920226" calcext:value-type="float">
            <text:p>0.802654950920226</text:p>
          </table:table-cell>
          <table:table-cell table:formula="of:=IF([$Volumes.DN11]=0;&quot;N/A&quot;;[$Volumes.DN11]/([$Volumes.DN$2]+[$Volumes.DN$11]))" office:value-type="float" office:value="0.793915851349016" calcext:value-type="float">
            <text:p>0.793915851349016</text:p>
          </table:table-cell>
          <table:table-cell table:formula="of:=IF([$Volumes.DO11]=0;&quot;N/A&quot;;[$Volumes.DO11]/([$Volumes.DO$2]+[$Volumes.DO$11]))" office:value-type="float" office:value="0.792674620059587" calcext:value-type="float">
            <text:p>0.792674620059587</text:p>
          </table:table-cell>
          <table:table-cell table:formula="of:=IF([$Volumes.DP11]=0;&quot;N/A&quot;;[$Volumes.DP11]/([$Volumes.DP$2]+[$Volumes.DP$11]))" office:value-type="float" office:value="0.796136450386773" calcext:value-type="float">
            <text:p>0.796136450386773</text:p>
          </table:table-cell>
          <table:table-cell table:formula="of:=IF([$Volumes.DQ11]=0;&quot;N/A&quot;;[$Volumes.DQ11]/([$Volumes.DQ$2]+[$Volumes.DQ$11]))" office:value-type="float" office:value="0.805824297152354" calcext:value-type="float">
            <text:p>0.805824297152354</text:p>
          </table:table-cell>
          <table:table-cell table:formula="of:=IF([$Volumes.DR11]=0;&quot;N/A&quot;;[$Volumes.DR11]/([$Volumes.DR$2]+[$Volumes.DR$11]))" office:value-type="float" office:value="0.766950751470977" calcext:value-type="float">
            <text:p>0.766950751470977</text:p>
          </table:table-cell>
          <table:table-cell table:formula="of:=IF([$Volumes.DS11]=0;&quot;N/A&quot;;[$Volumes.DS11]/([$Volumes.DS$2]+[$Volumes.DS$11]))" office:value-type="float" office:value="0.744087491830586" calcext:value-type="float">
            <text:p>0.744087491830586</text:p>
          </table:table-cell>
          <table:table-cell table:formula="of:=IF([$Volumes.DT11]=0;&quot;N/A&quot;;[$Volumes.DT11]/([$Volumes.DT$2]+[$Volumes.DT$11]))" office:value-type="float" office:value="0.77000831499437" calcext:value-type="float">
            <text:p>0.77000831499437</text:p>
          </table:table-cell>
          <table:table-cell table:formula="of:=IF([$Volumes.DU11]=0;&quot;N/A&quot;;[$Volumes.DU11]/([$Volumes.DU$2]+[$Volumes.DU$11]))" office:value-type="float" office:value="0.76142569532145" calcext:value-type="float">
            <text:p>0.76142569532145</text:p>
          </table:table-cell>
          <table:table-cell table:formula="of:=IF([$Volumes.DV11]=0;&quot;N/A&quot;;[$Volumes.DV11]/([$Volumes.DV$2]+[$Volumes.DV$11]))" office:value-type="float" office:value="0.777219710131005" calcext:value-type="float">
            <text:p>0.777219710131005</text:p>
          </table:table-cell>
          <table:table-cell table:formula="of:=IF([$Volumes.DW11]=0;&quot;N/A&quot;;[$Volumes.DW11]/([$Volumes.DW$2]+[$Volumes.DW$11]))" office:value-type="float" office:value="0.770959650536374" calcext:value-type="float">
            <text:p>0.770959650536374</text:p>
          </table:table-cell>
        </table:table-row>
      </table:table>
      <table:table table:name="Volumes" table:style-name="ta1">
        <table:table-column table:style-name="co1" table:number-columns-repeated="127" table:default-cell-style-name="Default"/>
        <table:table-row table:style-name="ro1">
          <table:table-cell office:value-type="string" calcext:value-type="string">
            <text:p>j</text:p>
          </table:table-cell>
          <table:table-cell office:value-type="string" calcext:value-type="string">
            <text:p>I_1</text:p>
          </table:table-cell>
          <table:table-cell office:value-type="string" calcext:value-type="string">
            <text:p>I_2</text:p>
          </table:table-cell>
          <table:table-cell office:value-type="string" calcext:value-type="string">
            <text:p>I_3</text:p>
          </table:table-cell>
          <table:table-cell office:value-type="string" calcext:value-type="string">
            <text:p>I_4</text:p>
          </table:table-cell>
          <table:table-cell office:value-type="string" calcext:value-type="string">
            <text:p>I_5</text:p>
          </table:table-cell>
          <table:table-cell office:value-type="string" calcext:value-type="string">
            <text:p>I_6</text:p>
          </table:table-cell>
          <table:table-cell office:value-type="string" calcext:value-type="string">
            <text:p>I_7</text:p>
          </table:table-cell>
          <table:table-cell office:value-type="string" calcext:value-type="string">
            <text:p>I_8</text:p>
          </table:table-cell>
          <table:table-cell office:value-type="string" calcext:value-type="string">
            <text:p>I_9</text:p>
          </table:table-cell>
          <table:table-cell office:value-type="string" calcext:value-type="string">
            <text:p>I_10</text:p>
          </table:table-cell>
          <table:table-cell office:value-type="string" calcext:value-type="string">
            <text:p>I_11</text:p>
          </table:table-cell>
          <table:table-cell office:value-type="string" calcext:value-type="string">
            <text:p>I_12</text:p>
          </table:table-cell>
          <table:table-cell office:value-type="string" calcext:value-type="string">
            <text:p>I_13</text:p>
          </table:table-cell>
          <table:table-cell office:value-type="string" calcext:value-type="string">
            <text:p>I_14</text:p>
          </table:table-cell>
          <table:table-cell office:value-type="string" calcext:value-type="string">
            <text:p>I_15</text:p>
          </table:table-cell>
          <table:table-cell office:value-type="string" calcext:value-type="string">
            <text:p>I_16</text:p>
          </table:table-cell>
          <table:table-cell office:value-type="string" calcext:value-type="string">
            <text:p>I_17</text:p>
          </table:table-cell>
          <table:table-cell office:value-type="string" calcext:value-type="string">
            <text:p>I_18</text:p>
          </table:table-cell>
          <table:table-cell office:value-type="string" calcext:value-type="string">
            <text:p>II_1</text:p>
          </table:table-cell>
          <table:table-cell office:value-type="string" calcext:value-type="string">
            <text:p>II_2</text:p>
          </table:table-cell>
          <table:table-cell office:value-type="string" calcext:value-type="string">
            <text:p>II_3</text:p>
          </table:table-cell>
          <table:table-cell office:value-type="string" calcext:value-type="string">
            <text:p>II_4</text:p>
          </table:table-cell>
          <table:table-cell office:value-type="string" calcext:value-type="string">
            <text:p>II_5</text:p>
          </table:table-cell>
          <table:table-cell office:value-type="string" calcext:value-type="string">
            <text:p>II_6</text:p>
          </table:table-cell>
          <table:table-cell office:value-type="string" calcext:value-type="string">
            <text:p>II_7</text:p>
          </table:table-cell>
          <table:table-cell office:value-type="string" calcext:value-type="string">
            <text:p>II_8</text:p>
          </table:table-cell>
          <table:table-cell office:value-type="string" calcext:value-type="string">
            <text:p>II_9</text:p>
          </table:table-cell>
          <table:table-cell office:value-type="string" calcext:value-type="string">
            <text:p>II_10</text:p>
          </table:table-cell>
          <table:table-cell office:value-type="string" calcext:value-type="string">
            <text:p>II_11</text:p>
          </table:table-cell>
          <table:table-cell office:value-type="string" calcext:value-type="string">
            <text:p>II_12</text:p>
          </table:table-cell>
          <table:table-cell office:value-type="string" calcext:value-type="string">
            <text:p>II_13</text:p>
          </table:table-cell>
          <table:table-cell office:value-type="string" calcext:value-type="string">
            <text:p>II_14</text:p>
          </table:table-cell>
          <table:table-cell office:value-type="string" calcext:value-type="string">
            <text:p>II_15</text:p>
          </table:table-cell>
          <table:table-cell office:value-type="string" calcext:value-type="string">
            <text:p>II_16</text:p>
          </table:table-cell>
          <table:table-cell office:value-type="string" calcext:value-type="string">
            <text:p>II_17</text:p>
          </table:table-cell>
          <table:table-cell office:value-type="string" calcext:value-type="string">
            <text:p>II_18</text:p>
          </table:table-cell>
          <table:table-cell office:value-type="string" calcext:value-type="string">
            <text:p>III_1</text:p>
          </table:table-cell>
          <table:table-cell office:value-type="string" calcext:value-type="string">
            <text:p>III_2</text:p>
          </table:table-cell>
          <table:table-cell office:value-type="string" calcext:value-type="string">
            <text:p>III_3</text:p>
          </table:table-cell>
          <table:table-cell office:value-type="string" calcext:value-type="string">
            <text:p>III_4</text:p>
          </table:table-cell>
          <table:table-cell office:value-type="string" calcext:value-type="string">
            <text:p>III_5</text:p>
          </table:table-cell>
          <table:table-cell office:value-type="string" calcext:value-type="string">
            <text:p>III_6</text:p>
          </table:table-cell>
          <table:table-cell office:value-type="string" calcext:value-type="string">
            <text:p>III_7</text:p>
          </table:table-cell>
          <table:table-cell office:value-type="string" calcext:value-type="string">
            <text:p>III_8</text:p>
          </table:table-cell>
          <table:table-cell office:value-type="string" calcext:value-type="string">
            <text:p>III_9</text:p>
          </table:table-cell>
          <table:table-cell office:value-type="string" calcext:value-type="string">
            <text:p>III_10</text:p>
          </table:table-cell>
          <table:table-cell office:value-type="string" calcext:value-type="string">
            <text:p>III_11</text:p>
          </table:table-cell>
          <table:table-cell office:value-type="string" calcext:value-type="string">
            <text:p>III_12</text:p>
          </table:table-cell>
          <table:table-cell office:value-type="string" calcext:value-type="string">
            <text:p>III_13</text:p>
          </table:table-cell>
          <table:table-cell office:value-type="string" calcext:value-type="string">
            <text:p>III_14</text:p>
          </table:table-cell>
          <table:table-cell office:value-type="string" calcext:value-type="string">
            <text:p>III_15</text:p>
          </table:table-cell>
          <table:table-cell office:value-type="string" calcext:value-type="string">
            <text:p>III_16</text:p>
          </table:table-cell>
          <table:table-cell office:value-type="string" calcext:value-type="string">
            <text:p>III_17</text:p>
          </table:table-cell>
          <table:table-cell office:value-type="string" calcext:value-type="string">
            <text:p>III_18</text:p>
          </table:table-cell>
          <table:table-cell office:value-type="string" calcext:value-type="string">
            <text:p>IV_1</text:p>
          </table:table-cell>
          <table:table-cell office:value-type="string" calcext:value-type="string">
            <text:p>IV_2</text:p>
          </table:table-cell>
          <table:table-cell office:value-type="string" calcext:value-type="string">
            <text:p>IV_3</text:p>
          </table:table-cell>
          <table:table-cell office:value-type="string" calcext:value-type="string">
            <text:p>IV_4</text:p>
          </table:table-cell>
          <table:table-cell office:value-type="string" calcext:value-type="string">
            <text:p>IV_5</text:p>
          </table:table-cell>
          <table:table-cell office:value-type="string" calcext:value-type="string">
            <text:p>IV_6</text:p>
          </table:table-cell>
          <table:table-cell office:value-type="string" calcext:value-type="string">
            <text:p>IV_7</text:p>
          </table:table-cell>
          <table:table-cell office:value-type="string" calcext:value-type="string">
            <text:p>IV_8</text:p>
          </table:table-cell>
          <table:table-cell office:value-type="string" calcext:value-type="string">
            <text:p>IV_9</text:p>
          </table:table-cell>
          <table:table-cell office:value-type="string" calcext:value-type="string">
            <text:p>IV_10</text:p>
          </table:table-cell>
          <table:table-cell office:value-type="string" calcext:value-type="string">
            <text:p>IV_11</text:p>
          </table:table-cell>
          <table:table-cell office:value-type="string" calcext:value-type="string">
            <text:p>IV_12</text:p>
          </table:table-cell>
          <table:table-cell office:value-type="string" calcext:value-type="string">
            <text:p>IV_13</text:p>
          </table:table-cell>
          <table:table-cell office:value-type="string" calcext:value-type="string">
            <text:p>IV_14</text:p>
          </table:table-cell>
          <table:table-cell office:value-type="string" calcext:value-type="string">
            <text:p>IV_15</text:p>
          </table:table-cell>
          <table:table-cell office:value-type="string" calcext:value-type="string">
            <text:p>IV_16</text:p>
          </table:table-cell>
          <table:table-cell office:value-type="string" calcext:value-type="string">
            <text:p>IV_17</text:p>
          </table:table-cell>
          <table:table-cell office:value-type="string" calcext:value-type="string">
            <text:p>IV_18</text:p>
          </table:table-cell>
          <table:table-cell office:value-type="string" calcext:value-type="string">
            <text:p>V_1</text:p>
          </table:table-cell>
          <table:table-cell office:value-type="string" calcext:value-type="string">
            <text:p>V_2</text:p>
          </table:table-cell>
          <table:table-cell office:value-type="string" calcext:value-type="string">
            <text:p>V_3</text:p>
          </table:table-cell>
          <table:table-cell office:value-type="string" calcext:value-type="string">
            <text:p>V_4</text:p>
          </table:table-cell>
          <table:table-cell office:value-type="string" calcext:value-type="string">
            <text:p>V_5</text:p>
          </table:table-cell>
          <table:table-cell office:value-type="string" calcext:value-type="string">
            <text:p>V_6</text:p>
          </table:table-cell>
          <table:table-cell office:value-type="string" calcext:value-type="string">
            <text:p>V_7</text:p>
          </table:table-cell>
          <table:table-cell office:value-type="string" calcext:value-type="string">
            <text:p>V_8</text:p>
          </table:table-cell>
          <table:table-cell office:value-type="string" calcext:value-type="string">
            <text:p>V_9</text:p>
          </table:table-cell>
          <table:table-cell office:value-type="string" calcext:value-type="string">
            <text:p>V_10</text:p>
          </table:table-cell>
          <table:table-cell office:value-type="string" calcext:value-type="string">
            <text:p>V_11</text:p>
          </table:table-cell>
          <table:table-cell office:value-type="string" calcext:value-type="string">
            <text:p>V_12</text:p>
          </table:table-cell>
          <table:table-cell office:value-type="string" calcext:value-type="string">
            <text:p>V_13</text:p>
          </table:table-cell>
          <table:table-cell office:value-type="string" calcext:value-type="string">
            <text:p>V_14</text:p>
          </table:table-cell>
          <table:table-cell office:value-type="string" calcext:value-type="string">
            <text:p>V_15</text:p>
          </table:table-cell>
          <table:table-cell office:value-type="string" calcext:value-type="string">
            <text:p>V_16</text:p>
          </table:table-cell>
          <table:table-cell office:value-type="string" calcext:value-type="string">
            <text:p>V_17</text:p>
          </table:table-cell>
          <table:table-cell office:value-type="string" calcext:value-type="string">
            <text:p>V_18</text:p>
          </table:table-cell>
          <table:table-cell office:value-type="string" calcext:value-type="string">
            <text:p>VI_1</text:p>
          </table:table-cell>
          <table:table-cell office:value-type="string" calcext:value-type="string">
            <text:p>VI_2</text:p>
          </table:table-cell>
          <table:table-cell office:value-type="string" calcext:value-type="string">
            <text:p>VI_3</text:p>
          </table:table-cell>
          <table:table-cell office:value-type="string" calcext:value-type="string">
            <text:p>VI_4</text:p>
          </table:table-cell>
          <table:table-cell office:value-type="string" calcext:value-type="string">
            <text:p>VI_5</text:p>
          </table:table-cell>
          <table:table-cell office:value-type="string" calcext:value-type="string">
            <text:p>VI_6</text:p>
          </table:table-cell>
          <table:table-cell office:value-type="string" calcext:value-type="string">
            <text:p>VI_7</text:p>
          </table:table-cell>
          <table:table-cell office:value-type="string" calcext:value-type="string">
            <text:p>VI_8</text:p>
          </table:table-cell>
          <table:table-cell office:value-type="string" calcext:value-type="string">
            <text:p>VI_9</text:p>
          </table:table-cell>
          <table:table-cell office:value-type="string" calcext:value-type="string">
            <text:p>VI_10</text:p>
          </table:table-cell>
          <table:table-cell office:value-type="string" calcext:value-type="string">
            <text:p>VI_11</text:p>
          </table:table-cell>
          <table:table-cell office:value-type="string" calcext:value-type="string">
            <text:p>VI_12</text:p>
          </table:table-cell>
          <table:table-cell office:value-type="string" calcext:value-type="string">
            <text:p>VI_13</text:p>
          </table:table-cell>
          <table:table-cell office:value-type="string" calcext:value-type="string">
            <text:p>VI_14</text:p>
          </table:table-cell>
          <table:table-cell office:value-type="string" calcext:value-type="string">
            <text:p>VI_15</text:p>
          </table:table-cell>
          <table:table-cell office:value-type="string" calcext:value-type="string">
            <text:p>VI_16</text:p>
          </table:table-cell>
          <table:table-cell office:value-type="string" calcext:value-type="string">
            <text:p>VI_17</text:p>
          </table:table-cell>
          <table:table-cell office:value-type="string" calcext:value-type="string">
            <text:p>VI_18</text:p>
          </table:table-cell>
          <table:table-cell office:value-type="string" calcext:value-type="string">
            <text:p>VII_1</text:p>
          </table:table-cell>
          <table:table-cell office:value-type="string" calcext:value-type="string">
            <text:p>VII_2</text:p>
          </table:table-cell>
          <table:table-cell office:value-type="string" calcext:value-type="string">
            <text:p>VII_3</text:p>
          </table:table-cell>
          <table:table-cell office:value-type="string" calcext:value-type="string">
            <text:p>VII_4</text:p>
          </table:table-cell>
          <table:table-cell office:value-type="string" calcext:value-type="string">
            <text:p>VII_5</text:p>
          </table:table-cell>
          <table:table-cell office:value-type="string" calcext:value-type="string">
            <text:p>VII_6</text:p>
          </table:table-cell>
          <table:table-cell office:value-type="string" calcext:value-type="string">
            <text:p>VII_7</text:p>
          </table:table-cell>
          <table:table-cell office:value-type="string" calcext:value-type="string">
            <text:p>VII_8</text:p>
          </table:table-cell>
          <table:table-cell office:value-type="string" calcext:value-type="string">
            <text:p>VII_9</text:p>
          </table:table-cell>
          <table:table-cell office:value-type="string" calcext:value-type="string">
            <text:p>VII_10</text:p>
          </table:table-cell>
          <table:table-cell office:value-type="string" calcext:value-type="string">
            <text:p>VII_11</text:p>
          </table:table-cell>
          <table:table-cell office:value-type="string" calcext:value-type="string">
            <text:p>VII_12</text:p>
          </table:table-cell>
          <table:table-cell office:value-type="string" calcext:value-type="string">
            <text:p>VII_13</text:p>
          </table:table-cell>
          <table:table-cell office:value-type="string" calcext:value-type="string">
            <text:p>VII_14</text:p>
          </table:table-cell>
          <table:table-cell office:value-type="string" calcext:value-type="string">
            <text:p>VII_15</text:p>
          </table:table-cell>
          <table:table-cell office:value-type="string" calcext:value-type="string">
            <text:p>VII_16</text:p>
          </table:table-cell>
          <table:table-cell office:value-type="string" calcext:value-type="string">
            <text:p>VII_17</text:p>
          </table:table-cell>
          <table:table-cell office:value-type="string" calcext:value-type="string">
            <text:p>VII_18</text:p>
          </table:table-cell>
        </table:table-row>
        <table:table-row table:style-name="ro1">
          <table:table-cell office:value-type="string" calcext:value-type="string">
            <text:p>T. LANCHES PRONTOS</text:p>
          </table:table-cell>
          <table:table-cell office:value-type="float" office:value="61" calcext:value-type="float">
            <text:p>61</text:p>
          </table:table-cell>
          <table:table-cell office:value-type="float" office:value="67.86" calcext:value-type="float">
            <text:p>67.86</text:p>
          </table:table-cell>
          <table:table-cell office:value-type="float" office:value="76.18" calcext:value-type="float">
            <text:p>76.18</text:p>
          </table:table-cell>
          <table:table-cell office:value-type="float" office:value="81.21" calcext:value-type="float">
            <text:p>81.21</text:p>
          </table:table-cell>
          <table:table-cell office:value-type="float" office:value="80.1" calcext:value-type="float">
            <text:p>80.1</text:p>
          </table:table-cell>
          <table:table-cell office:value-type="float" office:value="76.69" calcext:value-type="float">
            <text:p>76.69</text:p>
          </table:table-cell>
          <table:table-cell office:value-type="float" office:value="80.69" calcext:value-type="float">
            <text:p>80.69</text:p>
          </table:table-cell>
          <table:table-cell office:value-type="float" office:value="89.35" calcext:value-type="float">
            <text:p>89.35</text:p>
          </table:table-cell>
          <table:table-cell office:value-type="float" office:value="87.24" calcext:value-type="float">
            <text:p>87.24</text:p>
          </table:table-cell>
          <table:table-cell office:value-type="float" office:value="89.3" calcext:value-type="float">
            <text:p>89.3</text:p>
          </table:table-cell>
          <table:table-cell office:value-type="float" office:value="95.15" calcext:value-type="float">
            <text:p>95.15</text:p>
          </table:table-cell>
          <table:table-cell office:value-type="float" office:value="85.19" calcext:value-type="float">
            <text:p>85.19</text:p>
          </table:table-cell>
          <table:table-cell office:value-type="float" office:value="90.3" calcext:value-type="float">
            <text:p>90.3</text:p>
          </table:table-cell>
          <table:table-cell office:value-type="float" office:value="94.43" calcext:value-type="float">
            <text:p>94.43</text:p>
          </table:table-cell>
          <table:table-cell office:value-type="float" office:value="88.77" calcext:value-type="float">
            <text:p>88.77</text:p>
          </table:table-cell>
          <table:table-cell office:value-type="float" office:value="96.02" calcext:value-type="float">
            <text:p>96.02</text:p>
          </table:table-cell>
          <table:table-cell office:value-type="float" office:value="96.35" calcext:value-type="float">
            <text:p>96.35</text:p>
          </table:table-cell>
          <table:table-cell office:value-type="float" office:value="90.53" calcext:value-type="float">
            <text:p>90.53</text:p>
          </table:table-cell>
          <table:table-cell office:value-type="float" office:value="212.47" calcext:value-type="float">
            <text:p>212.47</text:p>
          </table:table-cell>
          <table:table-cell office:value-type="float" office:value="206.27" calcext:value-type="float">
            <text:p>206.27</text:p>
          </table:table-cell>
          <table:table-cell office:value-type="float" office:value="193.87" calcext:value-type="float">
            <text:p>193.87</text:p>
          </table:table-cell>
          <table:table-cell office:value-type="float" office:value="193.56" calcext:value-type="float">
            <text:p>193.56</text:p>
          </table:table-cell>
          <table:table-cell office:value-type="float" office:value="199.35" calcext:value-type="float">
            <text:p>199.35</text:p>
          </table:table-cell>
          <table:table-cell office:value-type="float" office:value="190.74" calcext:value-type="float">
            <text:p>190.74</text:p>
          </table:table-cell>
          <table:table-cell office:value-type="float" office:value="203.03" calcext:value-type="float">
            <text:p>203.03</text:p>
          </table:table-cell>
          <table:table-cell office:value-type="float" office:value="211.01" calcext:value-type="float">
            <text:p>211.01</text:p>
          </table:table-cell>
          <table:table-cell office:value-type="float" office:value="195.89" calcext:value-type="float">
            <text:p>195.89</text:p>
          </table:table-cell>
          <table:table-cell office:value-type="float" office:value="205.85" calcext:value-type="float">
            <text:p>205.85</text:p>
          </table:table-cell>
          <table:table-cell office:value-type="float" office:value="200.54" calcext:value-type="float">
            <text:p>200.54</text:p>
          </table:table-cell>
          <table:table-cell office:value-type="float" office:value="187.81" calcext:value-type="float">
            <text:p>187.81</text:p>
          </table:table-cell>
          <table:table-cell office:value-type="float" office:value="194.29" calcext:value-type="float">
            <text:p>194.29</text:p>
          </table:table-cell>
          <table:table-cell office:value-type="float" office:value="201.19" calcext:value-type="float">
            <text:p>201.19</text:p>
          </table:table-cell>
          <table:table-cell office:value-type="float" office:value="199.11" calcext:value-type="float">
            <text:p>199.11</text:p>
          </table:table-cell>
          <table:table-cell office:value-type="float" office:value="205.45" calcext:value-type="float">
            <text:p>205.45</text:p>
          </table:table-cell>
          <table:table-cell office:value-type="float" office:value="223.88" calcext:value-type="float">
            <text:p>223.88</text:p>
          </table:table-cell>
          <table:table-cell office:value-type="float" office:value="207.43" calcext:value-type="float">
            <text:p>207.43</text:p>
          </table:table-cell>
          <table:table-cell office:value-type="float" office:value="132.83" calcext:value-type="float">
            <text:p>132.83</text:p>
          </table:table-cell>
          <table:table-cell office:value-type="float" office:value="135.33" calcext:value-type="float">
            <text:p>135.33</text:p>
          </table:table-cell>
          <table:table-cell office:value-type="float" office:value="136.76" calcext:value-type="float">
            <text:p>136.76</text:p>
          </table:table-cell>
          <table:table-cell office:value-type="float" office:value="144.27" calcext:value-type="float">
            <text:p>144.27</text:p>
          </table:table-cell>
          <table:table-cell office:value-type="float" office:value="141.78" calcext:value-type="float">
            <text:p>141.78</text:p>
          </table:table-cell>
          <table:table-cell office:value-type="float" office:value="131.28" calcext:value-type="float">
            <text:p>131.28</text:p>
          </table:table-cell>
          <table:table-cell office:value-type="float" office:value="124.18" calcext:value-type="float">
            <text:p>124.18</text:p>
          </table:table-cell>
          <table:table-cell office:value-type="float" office:value="131.75" calcext:value-type="float">
            <text:p>131.75</text:p>
          </table:table-cell>
          <table:table-cell office:value-type="float" office:value="140.57" calcext:value-type="float">
            <text:p>140.57</text:p>
          </table:table-cell>
          <table:table-cell office:value-type="float" office:value="148.44" calcext:value-type="float">
            <text:p>148.44</text:p>
          </table:table-cell>
          <table:table-cell office:value-type="float" office:value="132.24" calcext:value-type="float">
            <text:p>132.24</text:p>
          </table:table-cell>
          <table:table-cell office:value-type="float" office:value="134.91" calcext:value-type="float">
            <text:p>134.91</text:p>
          </table:table-cell>
          <table:table-cell office:value-type="float" office:value="133.47" calcext:value-type="float">
            <text:p>133.47</text:p>
          </table:table-cell>
          <table:table-cell office:value-type="float" office:value="137.14" calcext:value-type="float">
            <text:p>137.14</text:p>
          </table:table-cell>
          <table:table-cell office:value-type="float" office:value="132.03" calcext:value-type="float">
            <text:p>132.03</text:p>
          </table:table-cell>
          <table:table-cell office:value-type="float" office:value="133.01" calcext:value-type="float">
            <text:p>133.01</text:p>
          </table:table-cell>
          <table:table-cell office:value-type="float" office:value="143.1" calcext:value-type="float">
            <text:p>143.1</text:p>
          </table:table-cell>
          <table:table-cell office:value-type="float" office:value="126.15" calcext:value-type="float">
            <text:p>126.15</text:p>
          </table:table-cell>
          <table:table-cell office:value-type="float" office:value="311.8" calcext:value-type="float">
            <text:p>311.8</text:p>
          </table:table-cell>
          <table:table-cell office:value-type="float" office:value="313.22" calcext:value-type="float">
            <text:p>313.22</text:p>
          </table:table-cell>
          <table:table-cell office:value-type="float" office:value="306.58" calcext:value-type="float">
            <text:p>306.58</text:p>
          </table:table-cell>
          <table:table-cell office:value-type="float" office:value="318.5" calcext:value-type="float">
            <text:p>318.5</text:p>
          </table:table-cell>
          <table:table-cell office:value-type="float" office:value="321.05" calcext:value-type="float">
            <text:p>321.05</text:p>
          </table:table-cell>
          <table:table-cell office:value-type="float" office:value="307.5" calcext:value-type="float">
            <text:p>307.5</text:p>
          </table:table-cell>
          <table:table-cell office:value-type="float" office:value="292.03" calcext:value-type="float">
            <text:p>292.03</text:p>
          </table:table-cell>
          <table:table-cell office:value-type="float" office:value="280.82" calcext:value-type="float">
            <text:p>280.82</text:p>
          </table:table-cell>
          <table:table-cell office:value-type="float" office:value="297.67" calcext:value-type="float">
            <text:p>297.67</text:p>
          </table:table-cell>
          <table:table-cell office:value-type="float" office:value="279.2" calcext:value-type="float">
            <text:p>279.2</text:p>
          </table:table-cell>
          <table:table-cell office:value-type="float" office:value="255.09" calcext:value-type="float">
            <text:p>255.09</text:p>
          </table:table-cell>
          <table:table-cell office:value-type="float" office:value="247.49" calcext:value-type="float">
            <text:p>247.49</text:p>
          </table:table-cell>
          <table:table-cell office:value-type="float" office:value="244.85" calcext:value-type="float">
            <text:p>244.85</text:p>
          </table:table-cell>
          <table:table-cell office:value-type="float" office:value="256.64" calcext:value-type="float">
            <text:p>256.64</text:p>
          </table:table-cell>
          <table:table-cell office:value-type="float" office:value="260.05" calcext:value-type="float">
            <text:p>260.05</text:p>
          </table:table-cell>
          <table:table-cell office:value-type="float" office:value="256.14" calcext:value-type="float">
            <text:p>256.14</text:p>
          </table:table-cell>
          <table:table-cell office:value-type="float" office:value="236.01" calcext:value-type="float">
            <text:p>236.01</text:p>
          </table:table-cell>
          <table:table-cell office:value-type="float" office:value="229.43" calcext:value-type="float">
            <text:p>229.43</text:p>
          </table:table-cell>
          <table:table-cell office:value-type="float" office:value="289.6" calcext:value-type="float">
            <text:p>289.6</text:p>
          </table:table-cell>
          <table:table-cell office:value-type="float" office:value="299.27" calcext:value-type="float">
            <text:p>299.27</text:p>
          </table:table-cell>
          <table:table-cell office:value-type="float" office:value="290.19" calcext:value-type="float">
            <text:p>290.19</text:p>
          </table:table-cell>
          <table:table-cell office:value-type="float" office:value="298.79" calcext:value-type="float">
            <text:p>298.79</text:p>
          </table:table-cell>
          <table:table-cell office:value-type="float" office:value="287.66" calcext:value-type="float">
            <text:p>287.66</text:p>
          </table:table-cell>
          <table:table-cell office:value-type="float" office:value="313.79" calcext:value-type="float">
            <text:p>313.79</text:p>
          </table:table-cell>
          <table:table-cell office:value-type="float" office:value="317.01" calcext:value-type="float">
            <text:p>317.01</text:p>
          </table:table-cell>
          <table:table-cell office:value-type="float" office:value="306.84" calcext:value-type="float">
            <text:p>306.84</text:p>
          </table:table-cell>
          <table:table-cell office:value-type="float" office:value="316.05" calcext:value-type="float">
            <text:p>316.05</text:p>
          </table:table-cell>
          <table:table-cell office:value-type="float" office:value="300.11" calcext:value-type="float">
            <text:p>300.11</text:p>
          </table:table-cell>
          <table:table-cell office:value-type="float" office:value="276.35" calcext:value-type="float">
            <text:p>276.35</text:p>
          </table:table-cell>
          <table:table-cell office:value-type="float" office:value="261.28" calcext:value-type="float">
            <text:p>261.28</text:p>
          </table:table-cell>
          <table:table-cell office:value-type="float" office:value="296.46" calcext:value-type="float">
            <text:p>296.46</text:p>
          </table:table-cell>
          <table:table-cell office:value-type="float" office:value="320.22" calcext:value-type="float">
            <text:p>320.22</text:p>
          </table:table-cell>
          <table:table-cell office:value-type="float" office:value="309.2" calcext:value-type="float">
            <text:p>309.2</text:p>
          </table:table-cell>
          <table:table-cell office:value-type="float" office:value="325.66" calcext:value-type="float">
            <text:p>325.66</text:p>
          </table:table-cell>
          <table:table-cell office:value-type="float" office:value="296.87" calcext:value-type="float">
            <text:p>296.87</text:p>
          </table:table-cell>
          <table:table-cell office:value-type="float" office:value="277" calcext:value-type="float">
            <text:p>277</text:p>
          </table:table-cell>
          <table:table-cell office:value-type="float" office:value="248.52" calcext:value-type="float">
            <text:p>248.52</text:p>
          </table:table-cell>
          <table:table-cell office:value-type="float" office:value="270.45" calcext:value-type="float">
            <text:p>270.45</text:p>
          </table:table-cell>
          <table:table-cell office:value-type="float" office:value="275.79" calcext:value-type="float">
            <text:p>275.79</text:p>
          </table:table-cell>
          <table:table-cell office:value-type="float" office:value="279.85" calcext:value-type="float">
            <text:p>279.85</text:p>
          </table:table-cell>
          <table:table-cell office:value-type="float" office:value="303.92" calcext:value-type="float">
            <text:p>303.92</text:p>
          </table:table-cell>
          <table:table-cell office:value-type="float" office:value="269.81" calcext:value-type="float">
            <text:p>269.81</text:p>
          </table:table-cell>
          <table:table-cell office:value-type="float" office:value="279.51" calcext:value-type="float">
            <text:p>279.51</text:p>
          </table:table-cell>
          <table:table-cell office:value-type="float" office:value="397.15" calcext:value-type="float">
            <text:p>397.15</text:p>
          </table:table-cell>
          <table:table-cell office:value-type="float" office:value="382.33" calcext:value-type="float">
            <text:p>382.33</text:p>
          </table:table-cell>
          <table:table-cell office:value-type="float" office:value="368.25" calcext:value-type="float">
            <text:p>368.25</text:p>
          </table:table-cell>
          <table:table-cell office:value-type="float" office:value="330.16" calcext:value-type="float">
            <text:p>330.16</text:p>
          </table:table-cell>
          <table:table-cell office:value-type="float" office:value="311.08" calcext:value-type="float">
            <text:p>311.08</text:p>
          </table:table-cell>
          <table:table-cell office:value-type="float" office:value="330.69" calcext:value-type="float">
            <text:p>330.69</text:p>
          </table:table-cell>
          <table:table-cell office:value-type="float" office:value="330" calcext:value-type="float">
            <text:p>330</text:p>
          </table:table-cell>
          <table:table-cell office:value-type="float" office:value="318.38" calcext:value-type="float">
            <text:p>318.38</text:p>
          </table:table-cell>
          <table:table-cell office:value-type="float" office:value="342.12" calcext:value-type="float">
            <text:p>342.12</text:p>
          </table:table-cell>
          <table:table-cell office:value-type="float" office:value="353.83" calcext:value-type="float">
            <text:p>353.83</text:p>
          </table:table-cell>
          <table:table-cell office:value-type="float" office:value="332.54" calcext:value-type="float">
            <text:p>332.54</text:p>
          </table:table-cell>
          <table:table-cell office:value-type="float" office:value="76.19" calcext:value-type="float">
            <text:p>76.19</text:p>
          </table:table-cell>
          <table:table-cell office:value-type="float" office:value="90.79" calcext:value-type="float">
            <text:p>90.79</text:p>
          </table:table-cell>
          <table:table-cell office:value-type="float" office:value="91.28" calcext:value-type="float">
            <text:p>91.28</text:p>
          </table:table-cell>
          <table:table-cell office:value-type="float" office:value="84.35" calcext:value-type="float">
            <text:p>84.35</text:p>
          </table:table-cell>
          <table:table-cell office:value-type="float" office:value="92.08" calcext:value-type="float">
            <text:p>92.08</text:p>
          </table:table-cell>
          <table:table-cell office:value-type="float" office:value="87.53" calcext:value-type="float">
            <text:p>87.53</text:p>
          </table:table-cell>
          <table:table-cell office:value-type="float" office:value="83.34" calcext:value-type="float">
            <text:p>83.34</text:p>
          </table:table-cell>
          <table:table-cell office:value-type="float" office:value="79.78" calcext:value-type="float">
            <text:p>79.78</text:p>
          </table:table-cell>
          <table:table-cell office:value-type="float" office:value="84.23" calcext:value-type="float">
            <text:p>84.23</text:p>
          </table:table-cell>
          <table:table-cell office:value-type="float" office:value="84.87" calcext:value-type="float">
            <text:p>84.87</text:p>
          </table:table-cell>
          <table:table-cell office:value-type="float" office:value="83.09" calcext:value-type="float">
            <text:p>83.09</text:p>
          </table:table-cell>
          <table:table-cell office:value-type="float" office:value="78.19" calcext:value-type="float">
            <text:p>78.19</text:p>
          </table:table-cell>
          <table:table-cell office:value-type="float" office:value="98.6" calcext:value-type="float">
            <text:p>98.6</text:p>
          </table:table-cell>
          <table:table-cell office:value-type="float" office:value="111.6" calcext:value-type="float">
            <text:p>111.6</text:p>
          </table:table-cell>
          <table:table-cell office:value-type="float" office:value="96.92" calcext:value-type="float">
            <text:p>96.92</text:p>
          </table:table-cell>
          <table:table-cell office:value-type="float" office:value="101.67" calcext:value-type="float">
            <text:p>101.67</text:p>
          </table:table-cell>
          <table:table-cell office:value-type="float" office:value="93.01" calcext:value-type="float">
            <text:p>93.01</text:p>
          </table:table-cell>
          <table:table-cell office:value-type="float" office:value="96.4" calcext:value-type="float">
            <text:p>96.4</text:p>
          </table:table-cell>
        </table:table-row>
        <table:table-row table:style-name="ro1">
          <table:table-cell office:value-type="string" calcext:value-type="string">
            <text:p>T. BRF,LANCHES PRONTOS</text:p>
          </table:table-cell>
          <table:table-cell office:value-type="float" office:value="50.22" calcext:value-type="float">
            <text:p>50.22</text:p>
          </table:table-cell>
          <table:table-cell office:value-type="float" office:value="56.39" calcext:value-type="float">
            <text:p>56.39</text:p>
          </table:table-cell>
          <table:table-cell office:value-type="float" office:value="64.55" calcext:value-type="float">
            <text:p>64.55</text:p>
          </table:table-cell>
          <table:table-cell office:value-type="float" office:value="65.87" calcext:value-type="float">
            <text:p>65.87</text:p>
          </table:table-cell>
          <table:table-cell office:value-type="float" office:value="62.2" calcext:value-type="float">
            <text:p>62.2</text:p>
          </table:table-cell>
          <table:table-cell office:value-type="float" office:value="57.84" calcext:value-type="float">
            <text:p>57.84</text:p>
          </table:table-cell>
          <table:table-cell office:value-type="float" office:value="63.03" calcext:value-type="float">
            <text:p>63.03</text:p>
          </table:table-cell>
          <table:table-cell office:value-type="float" office:value="72.92" calcext:value-type="float">
            <text:p>72.92</text:p>
          </table:table-cell>
          <table:table-cell office:value-type="float" office:value="72.1" calcext:value-type="float">
            <text:p>72.1</text:p>
          </table:table-cell>
          <table:table-cell office:value-type="float" office:value="73.68" calcext:value-type="float">
            <text:p>73.68</text:p>
          </table:table-cell>
          <table:table-cell office:value-type="float" office:value="78.78" calcext:value-type="float">
            <text:p>78.78</text:p>
          </table:table-cell>
          <table:table-cell office:value-type="float" office:value="65.59" calcext:value-type="float">
            <text:p>65.59</text:p>
          </table:table-cell>
          <table:table-cell office:value-type="float" office:value="71.14" calcext:value-type="float">
            <text:p>71.14</text:p>
          </table:table-cell>
          <table:table-cell office:value-type="float" office:value="72.8" calcext:value-type="float">
            <text:p>72.8</text:p>
          </table:table-cell>
          <table:table-cell office:value-type="float" office:value="70.58" calcext:value-type="float">
            <text:p>70.58</text:p>
          </table:table-cell>
          <table:table-cell office:value-type="float" office:value="78.88" calcext:value-type="float">
            <text:p>78.88</text:p>
          </table:table-cell>
          <table:table-cell office:value-type="float" office:value="75.58" calcext:value-type="float">
            <text:p>75.58</text:p>
          </table:table-cell>
          <table:table-cell office:value-type="float" office:value="72.08" calcext:value-type="float">
            <text:p>72.08</text:p>
          </table:table-cell>
          <table:table-cell office:value-type="float" office:value="175.71" calcext:value-type="float">
            <text:p>175.71</text:p>
          </table:table-cell>
          <table:table-cell office:value-type="float" office:value="160.23" calcext:value-type="float">
            <text:p>160.23</text:p>
          </table:table-cell>
          <table:table-cell office:value-type="float" office:value="152.19" calcext:value-type="float">
            <text:p>152.19</text:p>
          </table:table-cell>
          <table:table-cell office:value-type="float" office:value="150.27" calcext:value-type="float">
            <text:p>150.27</text:p>
          </table:table-cell>
          <table:table-cell office:value-type="float" office:value="145.27" calcext:value-type="float">
            <text:p>145.27</text:p>
          </table:table-cell>
          <table:table-cell office:value-type="float" office:value="138.64" calcext:value-type="float">
            <text:p>138.64</text:p>
          </table:table-cell>
          <table:table-cell office:value-type="float" office:value="143.96" calcext:value-type="float">
            <text:p>143.96</text:p>
          </table:table-cell>
          <table:table-cell office:value-type="float" office:value="142.12" calcext:value-type="float">
            <text:p>142.12</text:p>
          </table:table-cell>
          <table:table-cell office:value-type="float" office:value="133.93" calcext:value-type="float">
            <text:p>133.93</text:p>
          </table:table-cell>
          <table:table-cell office:value-type="float" office:value="142.02" calcext:value-type="float">
            <text:p>142.02</text:p>
          </table:table-cell>
          <table:table-cell office:value-type="float" office:value="145.9" calcext:value-type="float">
            <text:p>145.9</text:p>
          </table:table-cell>
          <table:table-cell office:value-type="float" office:value="129.17" calcext:value-type="float">
            <text:p>129.17</text:p>
          </table:table-cell>
          <table:table-cell office:value-type="float" office:value="130.37" calcext:value-type="float">
            <text:p>130.37</text:p>
          </table:table-cell>
          <table:table-cell office:value-type="float" office:value="133.33" calcext:value-type="float">
            <text:p>133.33</text:p>
          </table:table-cell>
          <table:table-cell office:value-type="float" office:value="133.82" calcext:value-type="float">
            <text:p>133.82</text:p>
          </table:table-cell>
          <table:table-cell office:value-type="float" office:value="141.35" calcext:value-type="float">
            <text:p>141.35</text:p>
          </table:table-cell>
          <table:table-cell office:value-type="float" office:value="161.88" calcext:value-type="float">
            <text:p>161.88</text:p>
          </table:table-cell>
          <table:table-cell office:value-type="float" office:value="147.7" calcext:value-type="float">
            <text:p>147.7</text:p>
          </table:table-cell>
          <table:table-cell office:value-type="float" office:value="107" calcext:value-type="float">
            <text:p>107</text:p>
          </table:table-cell>
          <table:table-cell office:value-type="float" office:value="114.6" calcext:value-type="float">
            <text:p>114.6</text:p>
          </table:table-cell>
          <table:table-cell office:value-type="float" office:value="115.14" calcext:value-type="float">
            <text:p>115.14</text:p>
          </table:table-cell>
          <table:table-cell office:value-type="float" office:value="109.22" calcext:value-type="float">
            <text:p>109.22</text:p>
          </table:table-cell>
          <table:table-cell office:value-type="float" office:value="101.14" calcext:value-type="float">
            <text:p>101.14</text:p>
          </table:table-cell>
          <table:table-cell office:value-type="float" office:value="94.66" calcext:value-type="float">
            <text:p>94.66</text:p>
          </table:table-cell>
          <table:table-cell office:value-type="float" office:value="95.78" calcext:value-type="float">
            <text:p>95.78</text:p>
          </table:table-cell>
          <table:table-cell office:value-type="float" office:value="98.55" calcext:value-type="float">
            <text:p>98.55</text:p>
          </table:table-cell>
          <table:table-cell office:value-type="float" office:value="96.32" calcext:value-type="float">
            <text:p>96.32</text:p>
          </table:table-cell>
          <table:table-cell office:value-type="float" office:value="108.56" calcext:value-type="float">
            <text:p>108.56</text:p>
          </table:table-cell>
          <table:table-cell office:value-type="float" office:value="101.38" calcext:value-type="float">
            <text:p>101.38</text:p>
          </table:table-cell>
          <table:table-cell office:value-type="float" office:value="102.8" calcext:value-type="float">
            <text:p>102.8</text:p>
          </table:table-cell>
          <table:table-cell office:value-type="float" office:value="95.88" calcext:value-type="float">
            <text:p>95.88</text:p>
          </table:table-cell>
          <table:table-cell office:value-type="float" office:value="97.27" calcext:value-type="float">
            <text:p>97.27</text:p>
          </table:table-cell>
          <table:table-cell office:value-type="float" office:value="97.39" calcext:value-type="float">
            <text:p>97.39</text:p>
          </table:table-cell>
          <table:table-cell office:value-type="float" office:value="104.33" calcext:value-type="float">
            <text:p>104.33</text:p>
          </table:table-cell>
          <table:table-cell office:value-type="float" office:value="105.77" calcext:value-type="float">
            <text:p>105.77</text:p>
          </table:table-cell>
          <table:table-cell office:value-type="float" office:value="88.83" calcext:value-type="float">
            <text:p>88.83</text:p>
          </table:table-cell>
          <table:table-cell office:value-type="float" office:value="271.52" calcext:value-type="float">
            <text:p>271.52</text:p>
          </table:table-cell>
          <table:table-cell office:value-type="float" office:value="264.31" calcext:value-type="float">
            <text:p>264.31</text:p>
          </table:table-cell>
          <table:table-cell office:value-type="float" office:value="250.86" calcext:value-type="float">
            <text:p>250.86</text:p>
          </table:table-cell>
          <table:table-cell office:value-type="float" office:value="249.11" calcext:value-type="float">
            <text:p>249.11</text:p>
          </table:table-cell>
          <table:table-cell office:value-type="float" office:value="255.3" calcext:value-type="float">
            <text:p>255.3</text:p>
          </table:table-cell>
          <table:table-cell office:value-type="float" office:value="244.92" calcext:value-type="float">
            <text:p>244.92</text:p>
          </table:table-cell>
          <table:table-cell office:value-type="float" office:value="231.32" calcext:value-type="float">
            <text:p>231.32</text:p>
          </table:table-cell>
          <table:table-cell office:value-type="float" office:value="216.02" calcext:value-type="float">
            <text:p>216.02</text:p>
          </table:table-cell>
          <table:table-cell office:value-type="float" office:value="228.7" calcext:value-type="float">
            <text:p>228.7</text:p>
          </table:table-cell>
          <table:table-cell office:value-type="float" office:value="215.75" calcext:value-type="float">
            <text:p>215.75</text:p>
          </table:table-cell>
          <table:table-cell office:value-type="float" office:value="202.58" calcext:value-type="float">
            <text:p>202.58</text:p>
          </table:table-cell>
          <table:table-cell office:value-type="float" office:value="195.09" calcext:value-type="float">
            <text:p>195.09</text:p>
          </table:table-cell>
          <table:table-cell office:value-type="float" office:value="194.74" calcext:value-type="float">
            <text:p>194.74</text:p>
          </table:table-cell>
          <table:table-cell office:value-type="float" office:value="208.36" calcext:value-type="float">
            <text:p>208.36</text:p>
          </table:table-cell>
          <table:table-cell office:value-type="float" office:value="214.93" calcext:value-type="float">
            <text:p>214.93</text:p>
          </table:table-cell>
          <table:table-cell office:value-type="float" office:value="209.86" calcext:value-type="float">
            <text:p>209.86</text:p>
          </table:table-cell>
          <table:table-cell office:value-type="float" office:value="190.25" calcext:value-type="float">
            <text:p>190.25</text:p>
          </table:table-cell>
          <table:table-cell office:value-type="float" office:value="173.33" calcext:value-type="float">
            <text:p>173.33</text:p>
          </table:table-cell>
          <table:table-cell office:value-type="float" office:value="261.88" calcext:value-type="float">
            <text:p>261.88</text:p>
          </table:table-cell>
          <table:table-cell office:value-type="float" office:value="263.76" calcext:value-type="float">
            <text:p>263.76</text:p>
          </table:table-cell>
          <table:table-cell office:value-type="float" office:value="247.23" calcext:value-type="float">
            <text:p>247.23</text:p>
          </table:table-cell>
          <table:table-cell office:value-type="float" office:value="248.89" calcext:value-type="float">
            <text:p>248.89</text:p>
          </table:table-cell>
          <table:table-cell office:value-type="float" office:value="233.05" calcext:value-type="float">
            <text:p>233.05</text:p>
          </table:table-cell>
          <table:table-cell office:value-type="float" office:value="250.56" calcext:value-type="float">
            <text:p>250.56</text:p>
          </table:table-cell>
          <table:table-cell office:value-type="float" office:value="259.13" calcext:value-type="float">
            <text:p>259.13</text:p>
          </table:table-cell>
          <table:table-cell office:value-type="float" office:value="251.41" calcext:value-type="float">
            <text:p>251.41</text:p>
          </table:table-cell>
          <table:table-cell office:value-type="float" office:value="262.07" calcext:value-type="float">
            <text:p>262.07</text:p>
          </table:table-cell>
          <table:table-cell office:value-type="float" office:value="244.56" calcext:value-type="float">
            <text:p>244.56</text:p>
          </table:table-cell>
          <table:table-cell office:value-type="float" office:value="228.56" calcext:value-type="float">
            <text:p>228.56</text:p>
          </table:table-cell>
          <table:table-cell office:value-type="float" office:value="212.96" calcext:value-type="float">
            <text:p>212.96</text:p>
          </table:table-cell>
          <table:table-cell office:value-type="float" office:value="240.37" calcext:value-type="float">
            <text:p>240.37</text:p>
          </table:table-cell>
          <table:table-cell office:value-type="float" office:value="246.99" calcext:value-type="float">
            <text:p>246.99</text:p>
          </table:table-cell>
          <table:table-cell office:value-type="float" office:value="251.86" calcext:value-type="float">
            <text:p>251.86</text:p>
          </table:table-cell>
          <table:table-cell office:value-type="float" office:value="259.39" calcext:value-type="float">
            <text:p>259.39</text:p>
          </table:table-cell>
          <table:table-cell office:value-type="float" office:value="236.42" calcext:value-type="float">
            <text:p>236.42</text:p>
          </table:table-cell>
          <table:table-cell office:value-type="float" office:value="217.68" calcext:value-type="float">
            <text:p>217.68</text:p>
          </table:table-cell>
          <table:table-cell office:value-type="float" office:value="212.9" calcext:value-type="float">
            <text:p>212.9</text:p>
          </table:table-cell>
          <table:table-cell office:value-type="float" office:value="218.63" calcext:value-type="float">
            <text:p>218.63</text:p>
          </table:table-cell>
          <table:table-cell office:value-type="float" office:value="217.83" calcext:value-type="float">
            <text:p>217.83</text:p>
          </table:table-cell>
          <table:table-cell office:value-type="float" office:value="217.07" calcext:value-type="float">
            <text:p>217.07</text:p>
          </table:table-cell>
          <table:table-cell office:value-type="float" office:value="221.49" calcext:value-type="float">
            <text:p>221.49</text:p>
          </table:table-cell>
          <table:table-cell office:value-type="float" office:value="188.99" calcext:value-type="float">
            <text:p>188.99</text:p>
          </table:table-cell>
          <table:table-cell office:value-type="float" office:value="204.78" calcext:value-type="float">
            <text:p>204.78</text:p>
          </table:table-cell>
          <table:table-cell office:value-type="float" office:value="313.04" calcext:value-type="float">
            <text:p>313.04</text:p>
          </table:table-cell>
          <table:table-cell office:value-type="float" office:value="305" calcext:value-type="float">
            <text:p>305</text:p>
          </table:table-cell>
          <table:table-cell office:value-type="float" office:value="286.46" calcext:value-type="float">
            <text:p>286.46</text:p>
          </table:table-cell>
          <table:table-cell office:value-type="float" office:value="258.49" calcext:value-type="float">
            <text:p>258.49</text:p>
          </table:table-cell>
          <table:table-cell office:value-type="float" office:value="228.15" calcext:value-type="float">
            <text:p>228.15</text:p>
          </table:table-cell>
          <table:table-cell office:value-type="float" office:value="250.42" calcext:value-type="float">
            <text:p>250.42</text:p>
          </table:table-cell>
          <table:table-cell office:value-type="float" office:value="244.57" calcext:value-type="float">
            <text:p>244.57</text:p>
          </table:table-cell>
          <table:table-cell office:value-type="float" office:value="226.78" calcext:value-type="float">
            <text:p>226.78</text:p>
          </table:table-cell>
          <table:table-cell office:value-type="float" office:value="247.29" calcext:value-type="float">
            <text:p>247.29</text:p>
          </table:table-cell>
          <table:table-cell office:value-type="float" office:value="249.49" calcext:value-type="float">
            <text:p>249.49</text:p>
          </table:table-cell>
          <table:table-cell office:value-type="float" office:value="227.52" calcext:value-type="float">
            <text:p>227.52</text:p>
          </table:table-cell>
          <table:table-cell office:value-type="float" office:value="66.7" calcext:value-type="float">
            <text:p>66.7</text:p>
          </table:table-cell>
          <table:table-cell office:value-type="float" office:value="80.26" calcext:value-type="float">
            <text:p>80.26</text:p>
          </table:table-cell>
          <table:table-cell office:value-type="float" office:value="77.37" calcext:value-type="float">
            <text:p>77.37</text:p>
          </table:table-cell>
          <table:table-cell office:value-type="float" office:value="70.45" calcext:value-type="float">
            <text:p>70.45</text:p>
          </table:table-cell>
          <table:table-cell office:value-type="float" office:value="72.62" calcext:value-type="float">
            <text:p>72.62</text:p>
          </table:table-cell>
          <table:table-cell office:value-type="float" office:value="63.77" calcext:value-type="float">
            <text:p>63.77</text:p>
          </table:table-cell>
          <table:table-cell office:value-type="float" office:value="63.62" calcext:value-type="float">
            <text:p>63.62</text:p>
          </table:table-cell>
          <table:table-cell office:value-type="float" office:value="61.35" calcext:value-type="float">
            <text:p>61.35</text:p>
          </table:table-cell>
          <table:table-cell office:value-type="float" office:value="64.16" calcext:value-type="float">
            <text:p>64.16</text:p>
          </table:table-cell>
          <table:table-cell office:value-type="float" office:value="65.2" calcext:value-type="float">
            <text:p>65.2</text:p>
          </table:table-cell>
          <table:table-cell office:value-type="float" office:value="66.85" calcext:value-type="float">
            <text:p>66.85</text:p>
          </table:table-cell>
          <table:table-cell office:value-type="float" office:value="62.63" calcext:value-type="float">
            <text:p>62.63</text:p>
          </table:table-cell>
          <table:table-cell office:value-type="float" office:value="83.15" calcext:value-type="float">
            <text:p>83.15</text:p>
          </table:table-cell>
          <table:table-cell office:value-type="float" office:value="95.6" calcext:value-type="float">
            <text:p>95.6</text:p>
          </table:table-cell>
          <table:table-cell office:value-type="float" office:value="82.13" calcext:value-type="float">
            <text:p>82.13</text:p>
          </table:table-cell>
          <table:table-cell office:value-type="float" office:value="86.74" calcext:value-type="float">
            <text:p>86.74</text:p>
          </table:table-cell>
          <table:table-cell office:value-type="float" office:value="75.19" calcext:value-type="float">
            <text:p>75.19</text:p>
          </table:table-cell>
          <table:table-cell office:value-type="float" office:value="78.41" calcext:value-type="float">
            <text:p>78.41</text:p>
          </table:table-cell>
        </table:table-row>
        <table:table-row table:style-name="ro1">
          <table:table-cell office:value-type="string" calcext:value-type="string">
            <text:p>T. PERDIGAO,BRF,LANCHES PRONTOS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6"/>
          <table:table-cell office:value-type="float" office:value="3.56" calcext:value-type="float">
            <text:p>3.56</text:p>
          </table:table-cell>
          <table:table-cell office:value-type="float" office:value="10.81" calcext:value-type="float">
            <text:p>10.81</text:p>
          </table:table-cell>
          <table:table-cell office:value-type="float" office:value="19.19" calcext:value-type="float">
            <text:p>19.19</text:p>
          </table:table-cell>
          <table:table-cell office:value-type="float" office:value="16.11" calcext:value-type="float">
            <text:p>16.11</text:p>
          </table:table-cell>
          <table:table-cell office:value-type="float" office:value="14.16" calcext:value-type="float">
            <text:p>14.16</text:p>
          </table:table-cell>
          <table:table-cell office:value-type="float" office:value="12.3" calcext:value-type="float">
            <text:p>12.3</text:p>
          </table:table-cell>
          <table:table-cell office:value-type="float" office:value="21.5" calcext:value-type="float">
            <text:p>21.5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/>
          <table:table-cell office:value-type="float" office:value="0.79" calcext:value-type="float">
            <text:p>0.79</text:p>
          </table:table-cell>
          <table:table-cell office:value-type="float" office:value="3.52" calcext:value-type="float">
            <text:p>3.52</text:p>
          </table:table-cell>
          <table:table-cell office:value-type="float" office:value="8.68" calcext:value-type="float">
            <text:p>8.68</text:p>
          </table:table-cell>
          <table:table-cell office:value-type="float" office:value="12.5" calcext:value-type="float">
            <text:p>12.5</text:p>
          </table:table-cell>
          <table:table-cell office:value-type="float" office:value="16.44" calcext:value-type="float">
            <text:p>16.44</text:p>
          </table:table-cell>
          <table:table-cell office:value-type="float" office:value="16.64" calcext:value-type="float">
            <text:p>16.64</text:p>
          </table:table-cell>
          <table:table-cell office:value-type="float" office:value="20.68" calcext:value-type="float">
            <text:p>20.68</text:p>
          </table:table-cell>
          <table:table-cell office:value-type="float" office:value="19.94" calcext:value-type="float">
            <text:p>19.94</text:p>
          </table:table-cell>
          <table:table-cell office:value-type="float" office:value="26.15" calcext:value-type="float">
            <text:p>26.15</text:p>
          </table:table-cell>
          <table:table-cell office:value-type="float" office:value="23.88" calcext:value-type="float">
            <text:p>23.88</text:p>
          </table:table-cell>
          <table:table-cell office:value-type="float" office:value="35.02" calcext:value-type="float">
            <text:p>35.0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1.13" calcext:value-type="float">
            <text:p>1.13</text:p>
          </table:table-cell>
          <table:table-cell office:value-type="float" office:value="8.54" calcext:value-type="float">
            <text:p>8.54</text:p>
          </table:table-cell>
          <table:table-cell office:value-type="float" office:value="13.63" calcext:value-type="float">
            <text:p>13.63</text:p>
          </table:table-cell>
          <table:table-cell office:value-type="float" office:value="19.05" calcext:value-type="float">
            <text:p>19.05</text:p>
          </table:table-cell>
          <table:table-cell office:value-type="float" office:value="29.88" calcext:value-type="float">
            <text:p>29.88</text:p>
          </table:table-cell>
          <table:table-cell office:value-type="float" office:value="20.45" calcext:value-type="float">
            <text:p>20.45</text:p>
          </table:table-cell>
          <table:table-cell office:value-type="float" office:value="29.14" calcext:value-type="float">
            <text:p>29.14</text:p>
          </table:table-cell>
          <table:table-cell office:value-type="float" office:value="22.88" calcext:value-type="float">
            <text:p>22.88</text:p>
          </table:table-cell>
          <table:table-cell office:value-type="float" office:value="20.71" calcext:value-type="float">
            <text:p>20.71</text:p>
          </table:table-cell>
          <table:table-cell office:value-type="float" office:value="23.35" calcext:value-type="float">
            <text:p>23.35</text:p>
          </table:table-cell>
          <table:table-cell office:value-type="float" office:value="27.64" calcext:value-type="float">
            <text:p>27.64</text:p>
          </table:table-cell>
          <table:table-cell table:number-columns-repeated="7"/>
          <table:table-cell office:value-type="float" office:value="6.65" calcext:value-type="float">
            <text:p>6.65</text:p>
          </table:table-cell>
          <table:table-cell office:value-type="float" office:value="22.01" calcext:value-type="float">
            <text:p>22.01</text:p>
          </table:table-cell>
          <table:table-cell office:value-type="float" office:value="30.79" calcext:value-type="float">
            <text:p>30.79</text:p>
          </table:table-cell>
          <table:table-cell office:value-type="float" office:value="29.28" calcext:value-type="float">
            <text:p>29.28</text:p>
          </table:table-cell>
          <table:table-cell office:value-type="float" office:value="26.55" calcext:value-type="float">
            <text:p>26.55</text:p>
          </table:table-cell>
          <table:table-cell office:value-type="float" office:value="30.34" calcext:value-type="float">
            <text:p>30.34</text:p>
          </table:table-cell>
          <table:table-cell office:value-type="float" office:value="36.51" calcext:value-type="float">
            <text:p>36.51</text:p>
          </table:table-cell>
          <table:table-cell office:value-type="float" office:value="41.56" calcext:value-type="float">
            <text:p>41.56</text:p>
          </table:table-cell>
          <table:table-cell office:value-type="float" office:value="39.58" calcext:value-type="float">
            <text:p>39.58</text:p>
          </table:table-cell>
          <table:table-cell office:value-type="float" office:value="33.33" calcext:value-type="float">
            <text:p>33.33</text:p>
          </table:table-cell>
          <table:table-cell office:value-type="float" office:value="40.45" calcext:value-type="float">
            <text:p>40.45</text:p>
          </table:table-cell>
          <table:table-cell table:number-columns-repeated="7"/>
          <table:table-cell office:value-type="float" office:value="20.43" calcext:value-type="float">
            <text:p>20.43</text:p>
          </table:table-cell>
          <table:table-cell office:value-type="float" office:value="38.29" calcext:value-type="float">
            <text:p>38.29</text:p>
          </table:table-cell>
          <table:table-cell office:value-type="float" office:value="35.79" calcext:value-type="float">
            <text:p>35.79</text:p>
          </table:table-cell>
          <table:table-cell office:value-type="float" office:value="37.63" calcext:value-type="float">
            <text:p>37.63</text:p>
          </table:table-cell>
          <table:table-cell office:value-type="float" office:value="40.88" calcext:value-type="float">
            <text:p>40.88</text:p>
          </table:table-cell>
          <table:table-cell office:value-type="float" office:value="55.81" calcext:value-type="float">
            <text:p>55.81</text:p>
          </table:table-cell>
          <table:table-cell office:value-type="float" office:value="48.85" calcext:value-type="float">
            <text:p>48.85</text:p>
          </table:table-cell>
          <table:table-cell office:value-type="float" office:value="51.93" calcext:value-type="float">
            <text:p>51.93</text:p>
          </table:table-cell>
          <table:table-cell office:value-type="float" office:value="57.83" calcext:value-type="float">
            <text:p>57.83</text:p>
          </table:table-cell>
          <table:table-cell office:value-type="float" office:value="55.97" calcext:value-type="float">
            <text:p>55.97</text:p>
          </table:table-cell>
          <table:table-cell office:value-type="float" office:value="58.65" calcext:value-type="float">
            <text:p>58.65</text:p>
          </table:table-cell>
          <table:table-cell table:number-columns-repeated="6"/>
          <table:table-cell office:value-type="float" office:value="23.5" calcext:value-type="float">
            <text:p>23.5</text:p>
          </table:table-cell>
          <table:table-cell office:value-type="float" office:value="107.62" calcext:value-type="float">
            <text:p>107.62</text:p>
          </table:table-cell>
          <table:table-cell office:value-type="float" office:value="134.71" calcext:value-type="float">
            <text:p>134.71</text:p>
          </table:table-cell>
          <table:table-cell office:value-type="float" office:value="108.24" calcext:value-type="float">
            <text:p>108.24</text:p>
          </table:table-cell>
          <table:table-cell office:value-type="float" office:value="77.65" calcext:value-type="float">
            <text:p>77.65</text:p>
          </table:table-cell>
          <table:table-cell office:value-type="float" office:value="66.86" calcext:value-type="float">
            <text:p>66.86</text:p>
          </table:table-cell>
          <table:table-cell office:value-type="float" office:value="91.11" calcext:value-type="float">
            <text:p>91.11</text:p>
          </table:table-cell>
          <table:table-cell office:value-type="float" office:value="74.74" calcext:value-type="float">
            <text:p>74.74</text:p>
          </table:table-cell>
          <table:table-cell office:value-type="float" office:value="65.78" calcext:value-type="float">
            <text:p>65.78</text:p>
          </table:table-cell>
          <table:table-cell office:value-type="float" office:value="68.51" calcext:value-type="float">
            <text:p>68.51</text:p>
          </table:table-cell>
          <table:table-cell office:value-type="float" office:value="75.16" calcext:value-type="float">
            <text:p>75.16</text:p>
          </table:table-cell>
          <table:table-cell office:value-type="float" office:value="71.76" calcext:value-type="float">
            <text:p>71.76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office:value-type="float" office:value="1.14" calcext:value-type="float">
            <text:p>1.14</text:p>
          </table:table-cell>
          <table:table-cell office:value-type="float" office:value="0.84" calcext:value-type="float">
            <text:p>0.84</text:p>
          </table:table-cell>
          <table:table-cell office:value-type="float" office:value="1.12" calcext:value-type="float">
            <text:p>1.12</text:p>
          </table:table-cell>
          <table:table-cell office:value-type="float" office:value="5.6" calcext:value-type="float">
            <text:p>5.6</text:p>
          </table:table-cell>
          <table:table-cell office:value-type="float" office:value="4.42" calcext:value-type="float">
            <text:p>4.42</text:p>
          </table:table-cell>
          <table:table-cell office:value-type="float" office:value="9.11" calcext:value-type="float">
            <text:p>9.11</text:p>
          </table:table-cell>
          <table:table-cell office:value-type="float" office:value="15.66" calcext:value-type="float">
            <text:p>15.66</text:p>
          </table:table-cell>
          <table:table-cell office:value-type="float" office:value="18.11" calcext:value-type="float">
            <text:p>18.11</text:p>
          </table:table-cell>
          <table:table-cell office:value-type="float" office:value="16.88" calcext:value-type="float">
            <text:p>16.88</text:p>
          </table:table-cell>
        </table:table-row>
        <table:table-row table:style-name="ro1">
          <table:table-cell office:value-type="string" calcext:value-type="string">
            <text:p>T. SADIA,BRF,LANCHES PRONTOS</text:p>
          </table:table-cell>
          <table:table-cell office:value-type="float" office:value="50.22" calcext:value-type="float">
            <text:p>50.22</text:p>
          </table:table-cell>
          <table:table-cell office:value-type="float" office:value="56.39" calcext:value-type="float">
            <text:p>56.39</text:p>
          </table:table-cell>
          <table:table-cell office:value-type="float" office:value="64.55" calcext:value-type="float">
            <text:p>64.55</text:p>
          </table:table-cell>
          <table:table-cell office:value-type="float" office:value="65.87" calcext:value-type="float">
            <text:p>65.87</text:p>
          </table:table-cell>
          <table:table-cell office:value-type="float" office:value="62.2" calcext:value-type="float">
            <text:p>62.2</text:p>
          </table:table-cell>
          <table:table-cell office:value-type="float" office:value="57.84" calcext:value-type="float">
            <text:p>57.84</text:p>
          </table:table-cell>
          <table:table-cell office:value-type="float" office:value="63.03" calcext:value-type="float">
            <text:p>63.03</text:p>
          </table:table-cell>
          <table:table-cell office:value-type="float" office:value="72.92" calcext:value-type="float">
            <text:p>72.92</text:p>
          </table:table-cell>
          <table:table-cell office:value-type="float" office:value="72.1" calcext:value-type="float">
            <text:p>72.1</text:p>
          </table:table-cell>
          <table:table-cell office:value-type="float" office:value="73.68" calcext:value-type="float">
            <text:p>73.68</text:p>
          </table:table-cell>
          <table:table-cell office:value-type="float" office:value="78.78" calcext:value-type="float">
            <text:p>78.78</text:p>
          </table:table-cell>
          <table:table-cell office:value-type="float" office:value="62.03" calcext:value-type="float">
            <text:p>62.03</text:p>
          </table:table-cell>
          <table:table-cell office:value-type="float" office:value="60.32" calcext:value-type="float">
            <text:p>60.32</text:p>
          </table:table-cell>
          <table:table-cell office:value-type="float" office:value="53.61" calcext:value-type="float">
            <text:p>53.61</text:p>
          </table:table-cell>
          <table:table-cell office:value-type="float" office:value="54.47" calcext:value-type="float">
            <text:p>54.47</text:p>
          </table:table-cell>
          <table:table-cell office:value-type="float" office:value="64.72" calcext:value-type="float">
            <text:p>64.72</text:p>
          </table:table-cell>
          <table:table-cell office:value-type="float" office:value="63.29" calcext:value-type="float">
            <text:p>63.29</text:p>
          </table:table-cell>
          <table:table-cell office:value-type="float" office:value="50.58" calcext:value-type="float">
            <text:p>50.58</text:p>
          </table:table-cell>
          <table:table-cell office:value-type="float" office:value="175.71" calcext:value-type="float">
            <text:p>175.71</text:p>
          </table:table-cell>
          <table:table-cell office:value-type="float" office:value="160.23" calcext:value-type="float">
            <text:p>160.23</text:p>
          </table:table-cell>
          <table:table-cell office:value-type="float" office:value="152.19" calcext:value-type="float">
            <text:p>152.19</text:p>
          </table:table-cell>
          <table:table-cell office:value-type="float" office:value="150.27" calcext:value-type="float">
            <text:p>150.27</text:p>
          </table:table-cell>
          <table:table-cell office:value-type="float" office:value="145.27" calcext:value-type="float">
            <text:p>145.27</text:p>
          </table:table-cell>
          <table:table-cell office:value-type="float" office:value="138.64" calcext:value-type="float">
            <text:p>138.64</text:p>
          </table:table-cell>
          <table:table-cell office:value-type="float" office:value="143.96" calcext:value-type="float">
            <text:p>143.96</text:p>
          </table:table-cell>
          <table:table-cell office:value-type="float" office:value="141.33" calcext:value-type="float">
            <text:p>141.33</text:p>
          </table:table-cell>
          <table:table-cell office:value-type="float" office:value="130.41" calcext:value-type="float">
            <text:p>130.41</text:p>
          </table:table-cell>
          <table:table-cell office:value-type="float" office:value="133.35" calcext:value-type="float">
            <text:p>133.35</text:p>
          </table:table-cell>
          <table:table-cell office:value-type="float" office:value="133.4" calcext:value-type="float">
            <text:p>133.4</text:p>
          </table:table-cell>
          <table:table-cell office:value-type="float" office:value="112.73" calcext:value-type="float">
            <text:p>112.73</text:p>
          </table:table-cell>
          <table:table-cell office:value-type="float" office:value="113.73" calcext:value-type="float">
            <text:p>113.73</text:p>
          </table:table-cell>
          <table:table-cell office:value-type="float" office:value="112.65" calcext:value-type="float">
            <text:p>112.65</text:p>
          </table:table-cell>
          <table:table-cell office:value-type="float" office:value="113.88" calcext:value-type="float">
            <text:p>113.88</text:p>
          </table:table-cell>
          <table:table-cell office:value-type="float" office:value="115.2" calcext:value-type="float">
            <text:p>115.2</text:p>
          </table:table-cell>
          <table:table-cell office:value-type="float" office:value="138" calcext:value-type="float">
            <text:p>138</text:p>
          </table:table-cell>
          <table:table-cell office:value-type="float" office:value="112.68" calcext:value-type="float">
            <text:p>112.68</text:p>
          </table:table-cell>
          <table:table-cell office:value-type="float" office:value="107" calcext:value-type="float">
            <text:p>107</text:p>
          </table:table-cell>
          <table:table-cell office:value-type="float" office:value="114.6" calcext:value-type="float">
            <text:p>114.6</text:p>
          </table:table-cell>
          <table:table-cell office:value-type="float" office:value="115.14" calcext:value-type="float">
            <text:p>115.14</text:p>
          </table:table-cell>
          <table:table-cell office:value-type="float" office:value="109.22" calcext:value-type="float">
            <text:p>109.22</text:p>
          </table:table-cell>
          <table:table-cell office:value-type="float" office:value="101.14" calcext:value-type="float">
            <text:p>101.14</text:p>
          </table:table-cell>
          <table:table-cell office:value-type="float" office:value="94.66" calcext:value-type="float">
            <text:p>94.66</text:p>
          </table:table-cell>
          <table:table-cell office:value-type="float" office:value="95.78" calcext:value-type="float">
            <text:p>95.78</text:p>
          </table:table-cell>
          <table:table-cell office:value-type="float" office:value="97.42" calcext:value-type="float">
            <text:p>97.42</text:p>
          </table:table-cell>
          <table:table-cell office:value-type="float" office:value="87.78" calcext:value-type="float">
            <text:p>87.78</text:p>
          </table:table-cell>
          <table:table-cell office:value-type="float" office:value="94.94" calcext:value-type="float">
            <text:p>94.94</text:p>
          </table:table-cell>
          <table:table-cell office:value-type="float" office:value="82.33" calcext:value-type="float">
            <text:p>82.33</text:p>
          </table:table-cell>
          <table:table-cell office:value-type="float" office:value="72.92" calcext:value-type="float">
            <text:p>72.92</text:p>
          </table:table-cell>
          <table:table-cell office:value-type="float" office:value="75.43" calcext:value-type="float">
            <text:p>75.43</text:p>
          </table:table-cell>
          <table:table-cell office:value-type="float" office:value="68.12" calcext:value-type="float">
            <text:p>68.12</text:p>
          </table:table-cell>
          <table:table-cell office:value-type="float" office:value="74.51" calcext:value-type="float">
            <text:p>74.51</text:p>
          </table:table-cell>
          <table:table-cell office:value-type="float" office:value="83.62" calcext:value-type="float">
            <text:p>83.62</text:p>
          </table:table-cell>
          <table:table-cell office:value-type="float" office:value="82.43" calcext:value-type="float">
            <text:p>82.43</text:p>
          </table:table-cell>
          <table:table-cell office:value-type="float" office:value="61.2" calcext:value-type="float">
            <text:p>61.2</text:p>
          </table:table-cell>
          <table:table-cell office:value-type="float" office:value="271.52" calcext:value-type="float">
            <text:p>271.52</text:p>
          </table:table-cell>
          <table:table-cell office:value-type="float" office:value="264.31" calcext:value-type="float">
            <text:p>264.31</text:p>
          </table:table-cell>
          <table:table-cell office:value-type="float" office:value="250.86" calcext:value-type="float">
            <text:p>250.86</text:p>
          </table:table-cell>
          <table:table-cell office:value-type="float" office:value="249.11" calcext:value-type="float">
            <text:p>249.11</text:p>
          </table:table-cell>
          <table:table-cell office:value-type="float" office:value="255.3" calcext:value-type="float">
            <text:p>255.3</text:p>
          </table:table-cell>
          <table:table-cell office:value-type="float" office:value="244.92" calcext:value-type="float">
            <text:p>244.92</text:p>
          </table:table-cell>
          <table:table-cell office:value-type="float" office:value="231.32" calcext:value-type="float">
            <text:p>231.32</text:p>
          </table:table-cell>
          <table:table-cell office:value-type="float" office:value="209.36" calcext:value-type="float">
            <text:p>209.36</text:p>
          </table:table-cell>
          <table:table-cell office:value-type="float" office:value="206.69" calcext:value-type="float">
            <text:p>206.69</text:p>
          </table:table-cell>
          <table:table-cell office:value-type="float" office:value="184.96" calcext:value-type="float">
            <text:p>184.96</text:p>
          </table:table-cell>
          <table:table-cell office:value-type="float" office:value="173.3" calcext:value-type="float">
            <text:p>173.3</text:p>
          </table:table-cell>
          <table:table-cell office:value-type="float" office:value="168.55" calcext:value-type="float">
            <text:p>168.55</text:p>
          </table:table-cell>
          <table:table-cell office:value-type="float" office:value="164.41" calcext:value-type="float">
            <text:p>164.41</text:p>
          </table:table-cell>
          <table:table-cell office:value-type="float" office:value="171.85" calcext:value-type="float">
            <text:p>171.85</text:p>
          </table:table-cell>
          <table:table-cell office:value-type="float" office:value="173.37" calcext:value-type="float">
            <text:p>173.37</text:p>
          </table:table-cell>
          <table:table-cell office:value-type="float" office:value="170.28" calcext:value-type="float">
            <text:p>170.28</text:p>
          </table:table-cell>
          <table:table-cell office:value-type="float" office:value="156.92" calcext:value-type="float">
            <text:p>156.92</text:p>
          </table:table-cell>
          <table:table-cell office:value-type="float" office:value="132.88" calcext:value-type="float">
            <text:p>132.88</text:p>
          </table:table-cell>
          <table:table-cell office:value-type="float" office:value="261.88" calcext:value-type="float">
            <text:p>261.88</text:p>
          </table:table-cell>
          <table:table-cell office:value-type="float" office:value="263.76" calcext:value-type="float">
            <text:p>263.76</text:p>
          </table:table-cell>
          <table:table-cell office:value-type="float" office:value="247.23" calcext:value-type="float">
            <text:p>247.23</text:p>
          </table:table-cell>
          <table:table-cell office:value-type="float" office:value="248.89" calcext:value-type="float">
            <text:p>248.89</text:p>
          </table:table-cell>
          <table:table-cell office:value-type="float" office:value="233.05" calcext:value-type="float">
            <text:p>233.05</text:p>
          </table:table-cell>
          <table:table-cell office:value-type="float" office:value="250.56" calcext:value-type="float">
            <text:p>250.56</text:p>
          </table:table-cell>
          <table:table-cell office:value-type="float" office:value="259.13" calcext:value-type="float">
            <text:p>259.13</text:p>
          </table:table-cell>
          <table:table-cell office:value-type="float" office:value="230.98" calcext:value-type="float">
            <text:p>230.98</text:p>
          </table:table-cell>
          <table:table-cell office:value-type="float" office:value="223.78" calcext:value-type="float">
            <text:p>223.78</text:p>
          </table:table-cell>
          <table:table-cell office:value-type="float" office:value="208.77" calcext:value-type="float">
            <text:p>208.77</text:p>
          </table:table-cell>
          <table:table-cell office:value-type="float" office:value="190.94" calcext:value-type="float">
            <text:p>190.94</text:p>
          </table:table-cell>
          <table:table-cell office:value-type="float" office:value="172.07" calcext:value-type="float">
            <text:p>172.07</text:p>
          </table:table-cell>
          <table:table-cell office:value-type="float" office:value="184.56" calcext:value-type="float">
            <text:p>184.56</text:p>
          </table:table-cell>
          <table:table-cell office:value-type="float" office:value="198.15" calcext:value-type="float">
            <text:p>198.15</text:p>
          </table:table-cell>
          <table:table-cell office:value-type="float" office:value="199.93" calcext:value-type="float">
            <text:p>199.93</text:p>
          </table:table-cell>
          <table:table-cell office:value-type="float" office:value="201.56" calcext:value-type="float">
            <text:p>201.56</text:p>
          </table:table-cell>
          <table:table-cell office:value-type="float" office:value="180.45" calcext:value-type="float">
            <text:p>180.45</text:p>
          </table:table-cell>
          <table:table-cell office:value-type="float" office:value="159.03" calcext:value-type="float">
            <text:p>159.03</text:p>
          </table:table-cell>
          <table:table-cell office:value-type="float" office:value="212.9" calcext:value-type="float">
            <text:p>212.9</text:p>
          </table:table-cell>
          <table:table-cell office:value-type="float" office:value="218.63" calcext:value-type="float">
            <text:p>218.63</text:p>
          </table:table-cell>
          <table:table-cell office:value-type="float" office:value="217.83" calcext:value-type="float">
            <text:p>217.83</text:p>
          </table:table-cell>
          <table:table-cell office:value-type="float" office:value="217.07" calcext:value-type="float">
            <text:p>217.07</text:p>
          </table:table-cell>
          <table:table-cell office:value-type="float" office:value="221.49" calcext:value-type="float">
            <text:p>221.49</text:p>
          </table:table-cell>
          <table:table-cell office:value-type="float" office:value="188.99" calcext:value-type="float">
            <text:p>188.99</text:p>
          </table:table-cell>
          <table:table-cell office:value-type="float" office:value="181.27" calcext:value-type="float">
            <text:p>181.27</text:p>
          </table:table-cell>
          <table:table-cell office:value-type="float" office:value="205.42" calcext:value-type="float">
            <text:p>205.42</text:p>
          </table:table-cell>
          <table:table-cell office:value-type="float" office:value="170.29" calcext:value-type="float">
            <text:p>170.29</text:p>
          </table:table-cell>
          <table:table-cell office:value-type="float" office:value="178.22" calcext:value-type="float">
            <text:p>178.22</text:p>
          </table:table-cell>
          <table:table-cell office:value-type="float" office:value="180.83" calcext:value-type="float">
            <text:p>180.83</text:p>
          </table:table-cell>
          <table:table-cell office:value-type="float" office:value="161.29" calcext:value-type="float">
            <text:p>161.29</text:p>
          </table:table-cell>
          <table:table-cell office:value-type="float" office:value="159.31" calcext:value-type="float">
            <text:p>159.31</text:p>
          </table:table-cell>
          <table:table-cell office:value-type="float" office:value="169.83" calcext:value-type="float">
            <text:p>169.83</text:p>
          </table:table-cell>
          <table:table-cell office:value-type="float" office:value="161.01" calcext:value-type="float">
            <text:p>161.01</text:p>
          </table:table-cell>
          <table:table-cell office:value-type="float" office:value="178.78" calcext:value-type="float">
            <text:p>178.78</text:p>
          </table:table-cell>
          <table:table-cell office:value-type="float" office:value="174.34" calcext:value-type="float">
            <text:p>174.34</text:p>
          </table:table-cell>
          <table:table-cell office:value-type="float" office:value="155.76" calcext:value-type="float">
            <text:p>155.76</text:p>
          </table:table-cell>
          <table:table-cell office:value-type="float" office:value="66.7" calcext:value-type="float">
            <text:p>66.7</text:p>
          </table:table-cell>
          <table:table-cell office:value-type="float" office:value="80.26" calcext:value-type="float">
            <text:p>80.26</text:p>
          </table:table-cell>
          <table:table-cell office:value-type="float" office:value="77.37" calcext:value-type="float">
            <text:p>77.37</text:p>
          </table:table-cell>
          <table:table-cell office:value-type="float" office:value="70.45" calcext:value-type="float">
            <text:p>70.45</text:p>
          </table:table-cell>
          <table:table-cell office:value-type="float" office:value="72.62" calcext:value-type="float">
            <text:p>72.62</text:p>
          </table:table-cell>
          <table:table-cell office:value-type="float" office:value="63.77" calcext:value-type="float">
            <text:p>63.77</text:p>
          </table:table-cell>
          <table:table-cell office:value-type="float" office:value="63.62" calcext:value-type="float">
            <text:p>63.62</text:p>
          </table:table-cell>
          <table:table-cell office:value-type="float" office:value="60.35" calcext:value-type="float">
            <text:p>60.35</text:p>
          </table:table-cell>
          <table:table-cell office:value-type="float" office:value="63.41" calcext:value-type="float">
            <text:p>63.41</text:p>
          </table:table-cell>
          <table:table-cell office:value-type="float" office:value="64.06" calcext:value-type="float">
            <text:p>64.06</text:p>
          </table:table-cell>
          <table:table-cell office:value-type="float" office:value="66.01" calcext:value-type="float">
            <text:p>66.01</text:p>
          </table:table-cell>
          <table:table-cell office:value-type="float" office:value="61.51" calcext:value-type="float">
            <text:p>61.51</text:p>
          </table:table-cell>
          <table:table-cell office:value-type="float" office:value="77.55" calcext:value-type="float">
            <text:p>77.55</text:p>
          </table:table-cell>
          <table:table-cell office:value-type="float" office:value="91.19" calcext:value-type="float">
            <text:p>91.19</text:p>
          </table:table-cell>
          <table:table-cell office:value-type="float" office:value="73.02" calcext:value-type="float">
            <text:p>73.02</text:p>
          </table:table-cell>
          <table:table-cell office:value-type="float" office:value="71.08" calcext:value-type="float">
            <text:p>71.08</text:p>
          </table:table-cell>
          <table:table-cell office:value-type="float" office:value="57.07" calcext:value-type="float">
            <text:p>57.07</text:p>
          </table:table-cell>
          <table:table-cell office:value-type="float" office:value="61.53" calcext:value-type="float">
            <text:p>61.53</text:p>
          </table:table-cell>
        </table:table-row>
        <table:table-row table:style-name="ro1">
          <table:table-cell office:value-type="string" calcext:value-type="string">
            <text:p>T. JBS FOODS,LANCHES PRONTOS</text:p>
          </table:table-cell>
          <table:table-cell office:value-type="float" office:value="1.21" calcext:value-type="float">
            <text:p>1.21</text:p>
          </table:table-cell>
          <table:table-cell office:value-type="float" office:value="1.95" calcext:value-type="float">
            <text:p>1.95</text:p>
          </table:table-cell>
          <table:table-cell office:value-type="float" office:value="1.68" calcext:value-type="float">
            <text:p>1.68</text:p>
          </table:table-cell>
          <table:table-cell office:value-type="float" office:value="3.56" calcext:value-type="float">
            <text:p>3.56</text:p>
          </table:table-cell>
          <table:table-cell office:value-type="float" office:value="4.9" calcext:value-type="float">
            <text:p>4.9</text:p>
          </table:table-cell>
          <table:table-cell office:value-type="float" office:value="6.83" calcext:value-type="float">
            <text:p>6.83</text:p>
          </table:table-cell>
          <table:table-cell office:value-type="float" office:value="7.21" calcext:value-type="float">
            <text:p>7.21</text:p>
          </table:table-cell>
          <table:table-cell office:value-type="float" office:value="4.96" calcext:value-type="float">
            <text:p>4.96</text:p>
          </table:table-cell>
          <table:table-cell office:value-type="float" office:value="5.18" calcext:value-type="float">
            <text:p>5.18</text:p>
          </table:table-cell>
          <table:table-cell office:value-type="float" office:value="5.48" calcext:value-type="float">
            <text:p>5.48</text:p>
          </table:table-cell>
          <table:table-cell office:value-type="float" office:value="5.23" calcext:value-type="float">
            <text:p>5.23</text:p>
          </table:table-cell>
          <table:table-cell office:value-type="float" office:value="5.31" calcext:value-type="float">
            <text:p>5.31</text:p>
          </table:table-cell>
          <table:table-cell office:value-type="float" office:value="6.84" calcext:value-type="float">
            <text:p>6.84</text:p>
          </table:table-cell>
          <table:table-cell office:value-type="float" office:value="9.24" calcext:value-type="float">
            <text:p>9.24</text:p>
          </table:table-cell>
          <table:table-cell office:value-type="float" office:value="8.86" calcext:value-type="float">
            <text:p>8.86</text:p>
          </table:table-cell>
          <table:table-cell office:value-type="float" office:value="8.31" calcext:value-type="float">
            <text:p>8.31</text:p>
          </table:table-cell>
          <table:table-cell office:value-type="float" office:value="12.41" calcext:value-type="float">
            <text:p>12.41</text:p>
          </table:table-cell>
          <table:table-cell office:value-type="float" office:value="10.42" calcext:value-type="float">
            <text:p>10.42</text:p>
          </table:table-cell>
          <table:table-cell office:value-type="float" office:value="4.32" calcext:value-type="float">
            <text:p>4.32</text:p>
          </table:table-cell>
          <table:table-cell office:value-type="float" office:value="10.91" calcext:value-type="float">
            <text:p>10.91</text:p>
          </table:table-cell>
          <table:table-cell office:value-type="float" office:value="12.88" calcext:value-type="float">
            <text:p>12.88</text:p>
          </table:table-cell>
          <table:table-cell office:value-type="float" office:value="16.14" calcext:value-type="float">
            <text:p>16.14</text:p>
          </table:table-cell>
          <table:table-cell office:value-type="float" office:value="29.88" calcext:value-type="float">
            <text:p>29.88</text:p>
          </table:table-cell>
          <table:table-cell office:value-type="float" office:value="22.07" calcext:value-type="float">
            <text:p>22.07</text:p>
          </table:table-cell>
          <table:table-cell office:value-type="float" office:value="24.87" calcext:value-type="float">
            <text:p>24.87</text:p>
          </table:table-cell>
          <table:table-cell office:value-type="float" office:value="29.28" calcext:value-type="float">
            <text:p>29.28</text:p>
          </table:table-cell>
          <table:table-cell office:value-type="float" office:value="27.36" calcext:value-type="float">
            <text:p>27.36</text:p>
          </table:table-cell>
          <table:table-cell office:value-type="float" office:value="24.41" calcext:value-type="float">
            <text:p>24.41</text:p>
          </table:table-cell>
          <table:table-cell office:value-type="float" office:value="21.97" calcext:value-type="float">
            <text:p>21.97</text:p>
          </table:table-cell>
          <table:table-cell office:value-type="float" office:value="26.05" calcext:value-type="float">
            <text:p>26.05</text:p>
          </table:table-cell>
          <table:table-cell office:value-type="float" office:value="34.11" calcext:value-type="float">
            <text:p>34.11</text:p>
          </table:table-cell>
          <table:table-cell office:value-type="float" office:value="33.92" calcext:value-type="float">
            <text:p>33.92</text:p>
          </table:table-cell>
          <table:table-cell office:value-type="float" office:value="34.95" calcext:value-type="float">
            <text:p>34.95</text:p>
          </table:table-cell>
          <table:table-cell office:value-type="float" office:value="39.29" calcext:value-type="float">
            <text:p>39.29</text:p>
          </table:table-cell>
          <table:table-cell office:value-type="float" office:value="39.54" calcext:value-type="float">
            <text:p>39.54</text:p>
          </table:table-cell>
          <table:table-cell office:value-type="float" office:value="35.14" calcext:value-type="float">
            <text:p>35.14</text:p>
          </table:table-cell>
          <table:table-cell office:value-type="float" office:value="10.32" calcext:value-type="float">
            <text:p>10.32</text:p>
          </table:table-cell>
          <table:table-cell office:value-type="float" office:value="6.58" calcext:value-type="float">
            <text:p>6.58</text:p>
          </table:table-cell>
          <table:table-cell office:value-type="float" office:value="9" calcext:value-type="float">
            <text:p>9</text:p>
          </table:table-cell>
          <table:table-cell office:value-type="float" office:value="22.25" calcext:value-type="float">
            <text:p>22.25</text:p>
          </table:table-cell>
          <table:table-cell office:value-type="float" office:value="27.38" calcext:value-type="float">
            <text:p>27.38</text:p>
          </table:table-cell>
          <table:table-cell office:value-type="float" office:value="20.09" calcext:value-type="float">
            <text:p>20.09</text:p>
          </table:table-cell>
          <table:table-cell office:value-type="float" office:value="17.91" calcext:value-type="float">
            <text:p>17.91</text:p>
          </table:table-cell>
          <table:table-cell office:value-type="float" office:value="20.05" calcext:value-type="float">
            <text:p>20.05</text:p>
          </table:table-cell>
          <table:table-cell office:value-type="float" office:value="25.88" calcext:value-type="float">
            <text:p>25.88</text:p>
          </table:table-cell>
          <table:table-cell office:value-type="float" office:value="22.31" calcext:value-type="float">
            <text:p>22.31</text:p>
          </table:table-cell>
          <table:table-cell office:value-type="float" office:value="14.11" calcext:value-type="float">
            <text:p>14.11</text:p>
          </table:table-cell>
          <table:table-cell office:value-type="float" office:value="15.25" calcext:value-type="float">
            <text:p>15.25</text:p>
          </table:table-cell>
          <table:table-cell office:value-type="float" office:value="13.86" calcext:value-type="float">
            <text:p>13.86</text:p>
          </table:table-cell>
          <table:table-cell office:value-type="float" office:value="17.64" calcext:value-type="float">
            <text:p>17.64</text:p>
          </table:table-cell>
          <table:table-cell office:value-type="float" office:value="15.9" calcext:value-type="float">
            <text:p>15.9</text:p>
          </table:table-cell>
          <table:table-cell office:value-type="float" office:value="14.26" calcext:value-type="float">
            <text:p>14.26</text:p>
          </table:table-cell>
          <table:table-cell office:value-type="float" office:value="17.33" calcext:value-type="float">
            <text:p>17.33</text:p>
          </table:table-cell>
          <table:table-cell office:value-type="float" office:value="11.62" calcext:value-type="float">
            <text:p>11.62</text:p>
          </table:table-cell>
          <table:table-cell office:value-type="float" office:value="14.19" calcext:value-type="float">
            <text:p>14.19</text:p>
          </table:table-cell>
          <table:table-cell office:value-type="float" office:value="22.27" calcext:value-type="float">
            <text:p>22.27</text:p>
          </table:table-cell>
          <table:table-cell office:value-type="float" office:value="24.66" calcext:value-type="float">
            <text:p>24.66</text:p>
          </table:table-cell>
          <table:table-cell office:value-type="float" office:value="31.91" calcext:value-type="float">
            <text:p>31.91</text:p>
          </table:table-cell>
          <table:table-cell office:value-type="float" office:value="27.51" calcext:value-type="float">
            <text:p>27.51</text:p>
          </table:table-cell>
          <table:table-cell office:value-type="float" office:value="30.17" calcext:value-type="float">
            <text:p>30.17</text:p>
          </table:table-cell>
          <table:table-cell office:value-type="float" office:value="26.74" calcext:value-type="float">
            <text:p>26.74</text:p>
          </table:table-cell>
          <table:table-cell office:value-type="float" office:value="32.34" calcext:value-type="float">
            <text:p>32.34</text:p>
          </table:table-cell>
          <table:table-cell office:value-type="float" office:value="36.07" calcext:value-type="float">
            <text:p>36.07</text:p>
          </table:table-cell>
          <table:table-cell office:value-type="float" office:value="29.11" calcext:value-type="float">
            <text:p>29.11</text:p>
          </table:table-cell>
          <table:table-cell office:value-type="float" office:value="18.34" calcext:value-type="float">
            <text:p>18.34</text:p>
          </table:table-cell>
          <table:table-cell office:value-type="float" office:value="16.45" calcext:value-type="float">
            <text:p>16.45</text:p>
          </table:table-cell>
          <table:table-cell office:value-type="float" office:value="14.81" calcext:value-type="float">
            <text:p>14.81</text:p>
          </table:table-cell>
          <table:table-cell office:value-type="float" office:value="14" calcext:value-type="float">
            <text:p>14</text:p>
          </table:table-cell>
          <table:table-cell office:value-type="float" office:value="12.07" calcext:value-type="float">
            <text:p>12.07</text:p>
          </table:table-cell>
          <table:table-cell office:value-type="float" office:value="10.88" calcext:value-type="float">
            <text:p>10.88</text:p>
          </table:table-cell>
          <table:table-cell office:value-type="float" office:value="10.48" calcext:value-type="float">
            <text:p>10.48</text:p>
          </table:table-cell>
          <table:table-cell office:value-type="float" office:value="13.49" calcext:value-type="float">
            <text:p>13.49</text:p>
          </table:table-cell>
          <table:table-cell office:value-type="float" office:value="12.49" calcext:value-type="float">
            <text:p>12.49</text:p>
          </table:table-cell>
          <table:table-cell office:value-type="float" office:value="15.98" calcext:value-type="float">
            <text:p>15.98</text:p>
          </table:table-cell>
          <table:table-cell office:value-type="float" office:value="20" calcext:value-type="float">
            <text:p>20</text:p>
          </table:table-cell>
          <table:table-cell office:value-type="float" office:value="25.66" calcext:value-type="float">
            <text:p>25.66</text:p>
          </table:table-cell>
          <table:table-cell office:value-type="float" office:value="30.24" calcext:value-type="float">
            <text:p>30.24</text:p>
          </table:table-cell>
          <table:table-cell office:value-type="float" office:value="37.93" calcext:value-type="float">
            <text:p>37.93</text:p>
          </table:table-cell>
          <table:table-cell office:value-type="float" office:value="32.48" calcext:value-type="float">
            <text:p>32.48</text:p>
          </table:table-cell>
          <table:table-cell office:value-type="float" office:value="32.84" calcext:value-type="float">
            <text:p>32.84</text:p>
          </table:table-cell>
          <table:table-cell office:value-type="float" office:value="35.48" calcext:value-type="float">
            <text:p>35.48</text:p>
          </table:table-cell>
          <table:table-cell office:value-type="float" office:value="28.65" calcext:value-type="float">
            <text:p>28.65</text:p>
          </table:table-cell>
          <table:table-cell office:value-type="float" office:value="24.47" calcext:value-type="float">
            <text:p>24.47</text:p>
          </table:table-cell>
          <table:table-cell office:value-type="float" office:value="22.49" calcext:value-type="float">
            <text:p>22.49</text:p>
          </table:table-cell>
          <table:table-cell office:value-type="float" office:value="31.04" calcext:value-type="float">
            <text:p>31.04</text:p>
          </table:table-cell>
          <table:table-cell office:value-type="float" office:value="41.15" calcext:value-type="float">
            <text:p>41.15</text:p>
          </table:table-cell>
          <table:table-cell office:value-type="float" office:value="32.6" calcext:value-type="float">
            <text:p>32.6</text:p>
          </table:table-cell>
          <table:table-cell office:value-type="float" office:value="35.89" calcext:value-type="float">
            <text:p>35.89</text:p>
          </table:table-cell>
          <table:table-cell office:value-type="float" office:value="27.09" calcext:value-type="float">
            <text:p>27.09</text:p>
          </table:table-cell>
          <table:table-cell office:value-type="float" office:value="22.85" calcext:value-type="float">
            <text:p>22.85</text:p>
          </table:table-cell>
          <table:table-cell office:value-type="float" office:value="12.09" calcext:value-type="float">
            <text:p>12.09</text:p>
          </table:table-cell>
          <table:table-cell office:value-type="float" office:value="21.1" calcext:value-type="float">
            <text:p>21.1</text:p>
          </table:table-cell>
          <table:table-cell office:value-type="float" office:value="31.31" calcext:value-type="float">
            <text:p>31.31</text:p>
          </table:table-cell>
          <table:table-cell office:value-type="float" office:value="38.47" calcext:value-type="float">
            <text:p>38.47</text:p>
          </table:table-cell>
          <table:table-cell office:value-type="float" office:value="60.66" calcext:value-type="float">
            <text:p>60.66</text:p>
          </table:table-cell>
          <table:table-cell office:value-type="float" office:value="54.94" calcext:value-type="float">
            <text:p>54.94</text:p>
          </table:table-cell>
          <table:table-cell office:value-type="float" office:value="55.72" calcext:value-type="float">
            <text:p>55.72</text:p>
          </table:table-cell>
          <table:table-cell office:value-type="float" office:value="59.9" calcext:value-type="float">
            <text:p>59.9</text:p>
          </table:table-cell>
          <table:table-cell office:value-type="float" office:value="58.58" calcext:value-type="float">
            <text:p>58.58</text:p>
          </table:table-cell>
          <table:table-cell office:value-type="float" office:value="61.36" calcext:value-type="float">
            <text:p>61.36</text:p>
          </table:table-cell>
          <table:table-cell office:value-type="float" office:value="57.14" calcext:value-type="float">
            <text:p>57.14</text:p>
          </table:table-cell>
          <table:table-cell office:value-type="float" office:value="59.89" calcext:value-type="float">
            <text:p>59.89</text:p>
          </table:table-cell>
          <table:table-cell office:value-type="float" office:value="62.96" calcext:value-type="float">
            <text:p>62.96</text:p>
          </table:table-cell>
          <table:table-cell office:value-type="float" office:value="66.53" calcext:value-type="float">
            <text:p>66.53</text:p>
          </table:table-cell>
          <table:table-cell office:value-type="float" office:value="73.26" calcext:value-type="float">
            <text:p>73.26</text:p>
          </table:table-cell>
          <table:table-cell office:value-type="float" office:value="70.26" calcext:value-type="float">
            <text:p>70.26</text:p>
          </table:table-cell>
          <table:table-cell office:value-type="float" office:value="83.46" calcext:value-type="float">
            <text:p>83.46</text:p>
          </table:table-cell>
          <table:table-cell office:value-type="float" office:value="80.97" calcext:value-type="float">
            <text:p>80.97</text:p>
          </table:table-cell>
          <table:table-cell office:value-type="float" office:value="6.21" calcext:value-type="float">
            <text:p>6.21</text:p>
          </table:table-cell>
          <table:table-cell office:value-type="float" office:value="6.54" calcext:value-type="float">
            <text:p>6.54</text:p>
          </table:table-cell>
          <table:table-cell office:value-type="float" office:value="8.58" calcext:value-type="float">
            <text:p>8.58</text:p>
          </table:table-cell>
          <table:table-cell office:value-type="float" office:value="8.55" calcext:value-type="float">
            <text:p>8.55</text:p>
          </table:table-cell>
          <table:table-cell office:value-type="float" office:value="12.64" calcext:value-type="float">
            <text:p>12.64</text:p>
          </table:table-cell>
          <table:table-cell office:value-type="float" office:value="15.94" calcext:value-type="float">
            <text:p>15.94</text:p>
          </table:table-cell>
          <table:table-cell office:value-type="float" office:value="15.61" calcext:value-type="float">
            <text:p>15.61</text:p>
          </table:table-cell>
          <table:table-cell office:value-type="float" office:value="15.62" calcext:value-type="float">
            <text:p>15.62</text:p>
          </table:table-cell>
          <table:table-cell office:value-type="float" office:value="17.09" calcext:value-type="float">
            <text:p>17.09</text:p>
          </table:table-cell>
          <table:table-cell office:value-type="float" office:value="16.1" calcext:value-type="float">
            <text:p>16.1</text:p>
          </table:table-cell>
          <table:table-cell office:value-type="float" office:value="12.61" calcext:value-type="float">
            <text:p>12.61</text:p>
          </table:table-cell>
          <table:table-cell office:value-type="float" office:value="10.93" calcext:value-type="float">
            <text:p>10.93</text:p>
          </table:table-cell>
          <table:table-cell office:value-type="float" office:value="10.8" calcext:value-type="float">
            <text:p>10.8</text:p>
          </table:table-cell>
          <table:table-cell office:value-type="float" office:value="12.49" calcext:value-type="float">
            <text:p>12.49</text:p>
          </table:table-cell>
          <table:table-cell office:value-type="float" office:value="11.68" calcext:value-type="float">
            <text:p>11.68</text:p>
          </table:table-cell>
          <table:table-cell office:value-type="float" office:value="12.29" calcext:value-type="float">
            <text:p>12.29</text:p>
          </table:table-cell>
          <table:table-cell office:value-type="float" office:value="13.59" calcext:value-type="float">
            <text:p>13.59</text:p>
          </table:table-cell>
          <table:table-cell office:value-type="float" office:value="13.19" calcext:value-type="float">
            <text:p>13.19</text:p>
          </table:table-cell>
        </table:table-row>
        <table:table-row table:style-name="ro1">
          <table:table-cell office:value-type="string" calcext:value-type="string">
            <text:p>T. MARCA PROPRIA,LANCHES PRONTOS</text:p>
          </table:table-cell>
          <table:table-cell office:value-type="float" office:value="0.33" calcext:value-type="float">
            <text:p>0.33</text:p>
          </table:table-cell>
          <table:table-cell office:value-type="float" office:value="0.56" calcext:value-type="float">
            <text:p>0.56</text:p>
          </table:table-cell>
          <table:table-cell office:value-type="float" office:value="0.5" calcext:value-type="float">
            <text:p>0.5</text:p>
          </table:table-cell>
          <table:table-cell office:value-type="float" office:value="0.68" calcext:value-type="float">
            <text:p>0.68</text:p>
          </table:table-cell>
          <table:table-cell office:value-type="float" office:value="0.88" calcext:value-type="float">
            <text:p>0.88</text:p>
          </table:table-cell>
          <table:table-cell office:value-type="float" office:value="0.36" calcext:value-type="float">
            <text:p>0.36</text:p>
          </table:table-cell>
          <table:table-cell table:number-columns-repeated="11"/>
          <table:table-cell office:value-type="float" office:value="0.14" calcext:value-type="float">
            <text:p>0.14</text:p>
          </table:table-cell>
          <table:table-cell office:value-type="float" office:value="0.4" calcext:value-type="float">
            <text:p>0.4</text:p>
          </table:table-cell>
          <table:table-cell office:value-type="float" office:value="0.72" calcext:value-type="float">
            <text:p>0.72</text:p>
          </table:table-cell>
          <table:table-cell office:value-type="float" office:value="0.5" calcext:value-type="float">
            <text:p>0.5</text:p>
          </table:table-cell>
          <table:table-cell office:value-type="float" office:value="0.73" calcext:value-type="float">
            <text:p>0.73</text:p>
          </table:table-cell>
          <table:table-cell office:value-type="float" office:value="0.71" calcext:value-type="float">
            <text:p>0.71</text:p>
          </table:table-cell>
          <table:table-cell office:value-type="float" office:value="0.26" calcext:value-type="float">
            <text:p>0.26</text:p>
          </table:table-cell>
          <table:table-cell table:number-columns-repeated="11"/>
          <table:table-cell office:value-type="float" office:value="0.11" calcext:value-type="float">
            <text:p>0.11</text:p>
          </table:table-cell>
          <table:table-cell office:value-type="float" office:value="0.79" calcext:value-type="float">
            <text:p>0.79</text:p>
          </table:table-cell>
          <table:table-cell office:value-type="float" office:value="0.81" calcext:value-type="float">
            <text:p>0.81</text:p>
          </table:table-cell>
          <table:table-cell office:value-type="float" office:value="1.28" calcext:value-type="float">
            <text:p>1.28</text:p>
          </table:table-cell>
          <table:table-cell office:value-type="float" office:value="1.81" calcext:value-type="float">
            <text:p>1.81</text:p>
          </table:table-cell>
          <table:table-cell office:value-type="float" office:value="0.7" calcext:value-type="float">
            <text:p>0.7</text:p>
          </table:table-cell>
          <table:table-cell office:value-type="float" office:value="0.06" calcext:value-type="float">
            <text:p>0.06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0.01" calcext:value-type="float">
            <text:p>0.01</text:p>
          </table:table-cell>
          <table:table-cell office:value-type="float" office:value="1.55" calcext:value-type="float">
            <text:p>1.55</text:p>
          </table:table-cell>
          <table:table-cell office:value-type="float" office:value="4.4" calcext:value-type="float">
            <text:p>4.4</text:p>
          </table:table-cell>
          <table:table-cell office:value-type="float" office:value="4.83" calcext:value-type="float">
            <text:p>4.83</text:p>
          </table:table-cell>
          <table:table-cell office:value-type="float" office:value="10.79" calcext:value-type="float">
            <text:p>10.79</text:p>
          </table:table-cell>
          <table:table-cell office:value-type="float" office:value="9.83" calcext:value-type="float">
            <text:p>9.83</text:p>
          </table:table-cell>
          <table:table-cell office:value-type="float" office:value="2.95" calcext:value-type="float">
            <text:p>2.95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.46" calcext:value-type="float">
            <text:p>1.46</text:p>
          </table:table-cell>
          <table:table-cell office:value-type="float" office:value="1.35" calcext:value-type="float">
            <text:p>1.35</text:p>
          </table:table-cell>
          <table:table-cell office:value-type="float" office:value="3.07" calcext:value-type="float">
            <text:p>3.07</text:p>
          </table:table-cell>
          <table:table-cell office:value-type="float" office:value="3.11" calcext:value-type="float">
            <text:p>3.11</text:p>
          </table:table-cell>
          <table:table-cell office:value-type="float" office:value="6.35" calcext:value-type="float">
            <text:p>6.35</text:p>
          </table:table-cell>
          <table:table-cell office:value-type="float" office:value="5.57" calcext:value-type="float">
            <text:p>5.57</text:p>
          </table:table-cell>
          <table:table-cell office:value-type="float" office:value="1.72" calcext:value-type="float">
            <text:p>1.72</text:p>
          </table:table-cell>
          <table:table-cell office:value-type="float" office:value="0.02" calcext:value-type="float">
            <text:p>0.02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.07" calcext:value-type="float">
            <text:p>1.07</text:p>
          </table:table-cell>
          <table:table-cell office:value-type="float" office:value="0.05" calcext:value-type="float">
            <text:p>0.05</text:p>
          </table:table-cell>
          <table:table-cell office:value-type="float" office:value="0.04" calcext:value-type="float">
            <text:p>0.04</text:p>
          </table:table-cell>
          <table:table-cell office:value-type="float" office:value="0.06" calcext:value-type="float">
            <text:p>0.06</text:p>
          </table:table-cell>
          <table:table-cell office:value-type="float" office:value="0.07" calcext:value-type="float">
            <text:p>0.07</text:p>
          </table:table-cell>
          <table:table-cell office:value-type="float" office:value="0.06" calcext:value-type="float">
            <text:p>0.06</text:p>
          </table:table-cell>
          <table:table-cell office:value-type="float" office:value="0.02" calcext:value-type="float">
            <text:p>0.02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.41" calcext:value-type="float">
            <text:p>0.41</text:p>
          </table:table-cell>
          <table:table-cell office:value-type="float" office:value="0.59" calcext:value-type="float">
            <text:p>0.59</text:p>
          </table:table-cell>
          <table:table-cell office:value-type="float" office:value="0.57" calcext:value-type="float">
            <text:p>0.57</text:p>
          </table:table-cell>
          <table:table-cell office:value-type="float" office:value="0.88" calcext:value-type="float">
            <text:p>0.88</text:p>
          </table:table-cell>
          <table:table-cell office:value-type="float" office:value="1.01" calcext:value-type="float">
            <text:p>1.01</text:p>
          </table:table-cell>
          <table:table-cell office:value-type="float" office:value="0.38" calcext:value-type="float">
            <text:p>0.38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.17" calcext:value-type="float">
            <text:p>0.17</text:p>
          </table:table-cell>
        </table:table-row>
        <table:table-row table:style-name="ro1">
          <table:table-cell office:value-type="string" calcext:value-type="string">
            <text:p>T. OUTRO FABRICANTE,LANCHES PRONTOS</text:p>
          </table:table-cell>
          <table:table-cell office:value-type="float" office:value="4.19" calcext:value-type="float">
            <text:p>4.19</text:p>
          </table:table-cell>
          <table:table-cell office:value-type="float" office:value="3.3" calcext:value-type="float">
            <text:p>3.3</text:p>
          </table:table-cell>
          <table:table-cell office:value-type="float" office:value="2.45" calcext:value-type="float">
            <text:p>2.45</text:p>
          </table:table-cell>
          <table:table-cell office:value-type="float" office:value="3.28" calcext:value-type="float">
            <text:p>3.28</text:p>
          </table:table-cell>
          <table:table-cell office:value-type="float" office:value="2.58" calcext:value-type="float">
            <text:p>2.58</text:p>
          </table:table-cell>
          <table:table-cell office:value-type="float" office:value="1.51" calcext:value-type="float">
            <text:p>1.51</text:p>
          </table:table-cell>
          <table:table-cell office:value-type="float" office:value="1.29" calcext:value-type="float">
            <text:p>1.29</text:p>
          </table:table-cell>
          <table:table-cell office:value-type="float" office:value="1.6" calcext:value-type="float">
            <text:p>1.6</text:p>
          </table:table-cell>
          <table:table-cell office:value-type="float" office:value="1.14" calcext:value-type="float">
            <text:p>1.14</text:p>
          </table:table-cell>
          <table:table-cell office:value-type="float" office:value="0.53" calcext:value-type="float">
            <text:p>0.53</text:p>
          </table:table-cell>
          <table:table-cell office:value-type="float" office:value="0.58" calcext:value-type="float">
            <text:p>0.58</text:p>
          </table:table-cell>
          <table:table-cell office:value-type="float" office:value="0.51" calcext:value-type="float">
            <text:p>0.51</text:p>
          </table:table-cell>
          <table:table-cell office:value-type="float" office:value="0.1" calcext:value-type="float">
            <text:p>0.1</text:p>
          </table:table-cell>
          <table:table-cell office:value-type="float" office:value="0.13" calcext:value-type="float">
            <text:p>0.13</text:p>
          </table:table-cell>
          <table:table-cell office:value-type="float" office:value="0.14" calcext:value-type="float">
            <text:p>0.14</text:p>
          </table:table-cell>
          <table:table-cell office:value-type="float" office:value="0.09" calcext:value-type="float">
            <text:p>0.09</text:p>
          </table:table-cell>
          <table:table-cell office:value-type="float" office:value="0.17" calcext:value-type="float">
            <text:p>0.17</text:p>
          </table:table-cell>
          <table:table-cell office:value-type="float" office:value="0.23" calcext:value-type="float">
            <text:p>0.23</text:p>
          </table:table-cell>
          <table:table-cell office:value-type="float" office:value="3.62" calcext:value-type="float">
            <text:p>3.62</text:p>
          </table:table-cell>
          <table:table-cell office:value-type="float" office:value="3.29" calcext:value-type="float">
            <text:p>3.29</text:p>
          </table:table-cell>
          <table:table-cell office:value-type="float" office:value="3.64" calcext:value-type="float">
            <text:p>3.64</text:p>
          </table:table-cell>
          <table:table-cell office:value-type="float" office:value="4.82" calcext:value-type="float">
            <text:p>4.82</text:p>
          </table:table-cell>
          <table:table-cell office:value-type="float" office:value="6.35" calcext:value-type="float">
            <text:p>6.35</text:p>
          </table:table-cell>
          <table:table-cell office:value-type="float" office:value="5.91" calcext:value-type="float">
            <text:p>5.91</text:p>
          </table:table-cell>
          <table:table-cell office:value-type="float" office:value="2.75" calcext:value-type="float">
            <text:p>2.75</text:p>
          </table:table-cell>
          <table:table-cell office:value-type="float" office:value="7.39" calcext:value-type="float">
            <text:p>7.39</text:p>
          </table:table-cell>
          <table:table-cell office:value-type="float" office:value="4.94" calcext:value-type="float">
            <text:p>4.94</text:p>
          </table:table-cell>
          <table:table-cell office:value-type="float" office:value="8.88" calcext:value-type="float">
            <text:p>8.88</text:p>
          </table:table-cell>
          <table:table-cell office:value-type="float" office:value="7.69" calcext:value-type="float">
            <text:p>7.69</text:p>
          </table:table-cell>
          <table:table-cell office:value-type="float" office:value="7.84" calcext:value-type="float">
            <text:p>7.84</text:p>
          </table:table-cell>
          <table:table-cell office:value-type="float" office:value="7.77" calcext:value-type="float">
            <text:p>7.77</text:p>
          </table:table-cell>
          <table:table-cell office:value-type="float" office:value="7.24" calcext:value-type="float">
            <text:p>7.24</text:p>
          </table:table-cell>
          <table:table-cell office:value-type="float" office:value="5.23" calcext:value-type="float">
            <text:p>5.23</text:p>
          </table:table-cell>
          <table:table-cell office:value-type="float" office:value="7.02" calcext:value-type="float">
            <text:p>7.02</text:p>
          </table:table-cell>
          <table:table-cell office:value-type="float" office:value="7.86" calcext:value-type="float">
            <text:p>7.86</text:p>
          </table:table-cell>
          <table:table-cell office:value-type="float" office:value="8.67" calcext:value-type="float">
            <text:p>8.67</text:p>
          </table:table-cell>
          <table:table-cell office:value-type="float" office:value="2.88" calcext:value-type="float">
            <text:p>2.88</text:p>
          </table:table-cell>
          <table:table-cell office:value-type="float" office:value="1.74" calcext:value-type="float">
            <text:p>1.74</text:p>
          </table:table-cell>
          <table:table-cell office:value-type="float" office:value="1.48" calcext:value-type="float">
            <text:p>1.48</text:p>
          </table:table-cell>
          <table:table-cell office:value-type="float" office:value="2.03" calcext:value-type="float">
            <text:p>2.03</text:p>
          </table:table-cell>
          <table:table-cell office:value-type="float" office:value="0.4" calcext:value-type="float">
            <text:p>0.4</text:p>
          </table:table-cell>
          <table:table-cell office:value-type="float" office:value="0.46" calcext:value-type="float">
            <text:p>0.46</text:p>
          </table:table-cell>
          <table:table-cell office:value-type="float" office:value="0.52" calcext:value-type="float">
            <text:p>0.52</text:p>
          </table:table-cell>
          <table:table-cell office:value-type="float" office:value="0.36" calcext:value-type="float">
            <text:p>0.36</text:p>
          </table:table-cell>
          <table:table-cell office:value-type="float" office:value="0.27" calcext:value-type="float">
            <text:p>0.27</text:p>
          </table:table-cell>
          <table:table-cell office:value-type="float" office:value="0.29" calcext:value-type="float">
            <text:p>0.29</text:p>
          </table:table-cell>
          <table:table-cell office:value-type="float" office:value="0.1" calcext:value-type="float">
            <text:p>0.1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1.02" calcext:value-type="float">
            <text:p>1.02</text:p>
          </table:table-cell>
          <table:table-cell office:value-type="float" office:value="4.98" calcext:value-type="float">
            <text:p>4.98</text:p>
          </table:table-cell>
          <table:table-cell office:value-type="float" office:value="4.23" calcext:value-type="float">
            <text:p>4.23</text:p>
          </table:table-cell>
          <table:table-cell office:value-type="float" office:value="3.34" calcext:value-type="float">
            <text:p>3.34</text:p>
          </table:table-cell>
          <table:table-cell office:value-type="float" office:value="3.42" calcext:value-type="float">
            <text:p>3.42</text:p>
          </table:table-cell>
          <table:table-cell office:value-type="float" office:value="3.26" calcext:value-type="float">
            <text:p>3.26</text:p>
          </table:table-cell>
          <table:table-cell office:value-type="float" office:value="2.82" calcext:value-type="float">
            <text:p>2.82</text:p>
          </table:table-cell>
          <table:table-cell office:value-type="float" office:value="3.11" calcext:value-type="float">
            <text:p>3.11</text:p>
          </table:table-cell>
          <table:table-cell office:value-type="float" office:value="2.57" calcext:value-type="float">
            <text:p>2.57</text:p>
          </table:table-cell>
          <table:table-cell office:value-type="float" office:value="2.27" calcext:value-type="float">
            <text:p>2.27</text:p>
          </table:table-cell>
          <table:table-cell office:value-type="float" office:value="1.83" calcext:value-type="float">
            <text:p>1.83</text:p>
          </table:table-cell>
          <table:table-cell office:value-type="float" office:value="1.94" calcext:value-type="float">
            <text:p>1.94</text:p>
          </table:table-cell>
          <table:table-cell office:value-type="float" office:value="1.4" calcext:value-type="float">
            <text:p>1.4</text:p>
          </table:table-cell>
          <table:table-cell office:value-type="float" office:value="0.48" calcext:value-type="float">
            <text:p>0.48</text:p>
          </table:table-cell>
          <table:table-cell office:value-type="float" office:value="0.67" calcext:value-type="float">
            <text:p>0.67</text:p>
          </table:table-cell>
          <table:table-cell office:value-type="float" office:value="0.74" calcext:value-type="float">
            <text:p>0.74</text:p>
          </table:table-cell>
          <table:table-cell office:value-type="float" office:value="0.59" calcext:value-type="float">
            <text:p>0.59</text:p>
          </table:table-cell>
          <table:table-cell office:value-type="float" office:value="0.43" calcext:value-type="float">
            <text:p>0.43</text:p>
          </table:table-cell>
          <table:table-cell office:value-type="float" office:value="0.46" calcext:value-type="float">
            <text:p>0.46</text:p>
          </table:table-cell>
          <table:table-cell office:value-type="float" office:value="2.11" calcext:value-type="float">
            <text:p>2.11</text:p>
          </table:table-cell>
          <table:table-cell office:value-type="float" office:value="1.24" calcext:value-type="float">
            <text:p>1.24</text:p>
          </table:table-cell>
          <table:table-cell office:value-type="float" office:value="1.18" calcext:value-type="float">
            <text:p>1.18</text:p>
          </table:table-cell>
          <table:table-cell office:value-type="float" office:value="1.24" calcext:value-type="float">
            <text:p>1.24</text:p>
          </table:table-cell>
          <table:table-cell office:value-type="float" office:value="1.15" calcext:value-type="float">
            <text:p>1.15</text:p>
          </table:table-cell>
          <table:table-cell office:value-type="float" office:value="0.97" calcext:value-type="float">
            <text:p>0.97</text:p>
          </table:table-cell>
          <table:table-cell office:value-type="float" office:value="1.26" calcext:value-type="float">
            <text:p>1.26</text:p>
          </table:table-cell>
          <table:table-cell office:value-type="float" office:value="1.05" calcext:value-type="float">
            <text:p>1.05</text:p>
          </table:table-cell>
          <table:table-cell office:value-type="float" office:value="0.96" calcext:value-type="float">
            <text:p>0.96</text:p>
          </table:table-cell>
          <table:table-cell office:value-type="float" office:value="0.62" calcext:value-type="float">
            <text:p>0.62</text:p>
          </table:table-cell>
          <table:table-cell office:value-type="float" office:value="0.75" calcext:value-type="float">
            <text:p>0.75</text:p>
          </table:table-cell>
          <table:table-cell office:value-type="float" office:value="0.65" calcext:value-type="float">
            <text:p>0.65</text:p>
          </table:table-cell>
          <table:table-cell office:value-type="float" office:value="0.2" calcext:value-type="float">
            <text:p>0.2</text:p>
          </table:table-cell>
          <table:table-cell office:value-type="float" office:value="0.49" calcext:value-type="float">
            <text:p>0.49</text:p>
          </table:table-cell>
          <table:table-cell office:value-type="float" office:value="0.63" calcext:value-type="float">
            <text:p>0.63</text:p>
          </table:table-cell>
          <table:table-cell office:value-type="float" office:value="0.53" calcext:value-type="float">
            <text:p>0.53</text:p>
          </table:table-cell>
          <table:table-cell office:value-type="float" office:value="0.47" calcext:value-type="float">
            <text:p>0.47</text:p>
          </table:table-cell>
          <table:table-cell office:value-type="float" office:value="1.09" calcext:value-type="float">
            <text:p>1.09</text:p>
          </table:table-cell>
          <table:table-cell office:value-type="float" office:value="7.81" calcext:value-type="float">
            <text:p>7.81</text:p>
          </table:table-cell>
          <table:table-cell office:value-type="float" office:value="6.73" calcext:value-type="float">
            <text:p>6.73</text:p>
          </table:table-cell>
          <table:table-cell office:value-type="float" office:value="5.96" calcext:value-type="float">
            <text:p>5.96</text:p>
          </table:table-cell>
          <table:table-cell office:value-type="float" office:value="7.73" calcext:value-type="float">
            <text:p>7.73</text:p>
          </table:table-cell>
          <table:table-cell office:value-type="float" office:value="6.87" calcext:value-type="float">
            <text:p>6.87</text:p>
          </table:table-cell>
          <table:table-cell office:value-type="float" office:value="7.43" calcext:value-type="float">
            <text:p>7.43</text:p>
          </table:table-cell>
          <table:table-cell office:value-type="float" office:value="4.7" calcext:value-type="float">
            <text:p>4.7</text:p>
          </table:table-cell>
          <table:table-cell office:value-type="float" office:value="5.28" calcext:value-type="float">
            <text:p>5.28</text:p>
          </table:table-cell>
          <table:table-cell office:value-type="float" office:value="2.52" calcext:value-type="float">
            <text:p>2.52</text:p>
          </table:table-cell>
          <table:table-cell office:value-type="float" office:value="3.71" calcext:value-type="float">
            <text:p>3.71</text:p>
          </table:table-cell>
          <table:table-cell office:value-type="float" office:value="2.33" calcext:value-type="float">
            <text:p>2.33</text:p>
          </table:table-cell>
          <table:table-cell office:value-type="float" office:value="1.42" calcext:value-type="float">
            <text:p>1.42</text:p>
          </table:table-cell>
          <table:table-cell office:value-type="float" office:value="1.38" calcext:value-type="float">
            <text:p>1.38</text:p>
          </table:table-cell>
          <table:table-cell office:value-type="float" office:value="1.88" calcext:value-type="float">
            <text:p>1.88</text:p>
          </table:table-cell>
          <table:table-cell office:value-type="float" office:value="0.73" calcext:value-type="float">
            <text:p>0.73</text:p>
          </table:table-cell>
          <table:table-cell office:value-type="float" office:value="0.33" calcext:value-type="float">
            <text:p>0.33</text:p>
          </table:table-cell>
          <table:table-cell office:value-type="float" office:value="0.32" calcext:value-type="float">
            <text:p>0.32</text:p>
          </table:table-cell>
          <table:table-cell office:value-type="float" office:value="2.4" calcext:value-type="float">
            <text:p>2.4</text:p>
          </table:table-cell>
          <table:table-cell office:value-type="float" office:value="0.3" calcext:value-type="float">
            <text:p>0.3</text:p>
          </table:table-cell>
          <table:table-cell office:value-type="float" office:value="0.12" calcext:value-type="float">
            <text:p>0.12</text:p>
          </table:table-cell>
          <table:table-cell office:value-type="float" office:value="0.13" calcext:value-type="float">
            <text:p>0.13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17" calcext:value-type="float">
            <text:p>0.17</text:p>
          </table:table-cell>
          <table:table-cell office:value-type="float" office:value="0.19" calcext:value-type="float">
            <text:p>0.19</text:p>
          </table:table-cell>
          <table:table-cell office:value-type="float" office:value="0.12" calcext:value-type="float">
            <text:p>0.12</text:p>
          </table:table-cell>
          <table:table-cell table:number-columns-repeated="2" office:value-type="float" office:value="0.07" calcext:value-type="float">
            <text:p>0.07</text:p>
          </table:table-cell>
          <table:table-cell office:value-type="float" office:value="0.1" calcext:value-type="float">
            <text:p>0.1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1" calcext:value-type="float">
            <text:p>0.01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string" calcext:value-type="string">
            <text:p>T. AURORA ALIMENTOS,LANCHES PRONTOS</text:p>
          </table:table-cell>
          <table:table-cell office:value-type="float" office:value="1.18" calcext:value-type="float">
            <text:p>1.18</text:p>
          </table:table-cell>
          <table:table-cell office:value-type="float" office:value="1.44" calcext:value-type="float">
            <text:p>1.44</text:p>
          </table:table-cell>
          <table:table-cell office:value-type="float" office:value="2.56" calcext:value-type="float">
            <text:p>2.56</text:p>
          </table:table-cell>
          <table:table-cell office:value-type="float" office:value="3.21" calcext:value-type="float">
            <text:p>3.21</text:p>
          </table:table-cell>
          <table:table-cell office:value-type="float" office:value="3.19" calcext:value-type="float">
            <text:p>3.19</text:p>
          </table:table-cell>
          <table:table-cell office:value-type="float" office:value="2.52" calcext:value-type="float">
            <text:p>2.52</text:p>
          </table:table-cell>
          <table:table-cell office:value-type="float" office:value="2.72" calcext:value-type="float">
            <text:p>2.72</text:p>
          </table:table-cell>
          <table:table-cell office:value-type="float" office:value="2.58" calcext:value-type="float">
            <text:p>2.58</text:p>
          </table:table-cell>
          <table:table-cell office:value-type="float" office:value="3.13" calcext:value-type="float">
            <text:p>3.13</text:p>
          </table:table-cell>
          <table:table-cell office:value-type="float" office:value="2.69" calcext:value-type="float">
            <text:p>2.69</text:p>
          </table:table-cell>
          <table:table-cell office:value-type="float" office:value="2.91" calcext:value-type="float">
            <text:p>2.91</text:p>
          </table:table-cell>
          <table:table-cell office:value-type="float" office:value="2.69" calcext:value-type="float">
            <text:p>2.69</text:p>
          </table:table-cell>
          <table:table-cell office:value-type="float" office:value="2.97" calcext:value-type="float">
            <text:p>2.97</text:p>
          </table:table-cell>
          <table:table-cell office:value-type="float" office:value="3.16" calcext:value-type="float">
            <text:p>3.16</text:p>
          </table:table-cell>
          <table:table-cell table:number-columns-repeated="2" office:value-type="float" office:value="2.34" calcext:value-type="float">
            <text:p>2.34</text:p>
          </table:table-cell>
          <table:table-cell office:value-type="float" office:value="2.4" calcext:value-type="float">
            <text:p>2.4</text:p>
          </table:table-cell>
          <table:table-cell office:value-type="float" office:value="1.62" calcext:value-type="float">
            <text:p>1.62</text:p>
          </table:table-cell>
          <table:table-cell office:value-type="float" office:value="10.36" calcext:value-type="float">
            <text:p>10.36</text:p>
          </table:table-cell>
          <table:table-cell office:value-type="float" office:value="9.86" calcext:value-type="float">
            <text:p>9.86</text:p>
          </table:table-cell>
          <table:table-cell office:value-type="float" office:value="8.09" calcext:value-type="float">
            <text:p>8.09</text:p>
          </table:table-cell>
          <table:table-cell office:value-type="float" office:value="6.22" calcext:value-type="float">
            <text:p>6.22</text:p>
          </table:table-cell>
          <table:table-cell office:value-type="float" office:value="5.96" calcext:value-type="float">
            <text:p>5.96</text:p>
          </table:table-cell>
          <table:table-cell office:value-type="float" office:value="7.56" calcext:value-type="float">
            <text:p>7.56</text:p>
          </table:table-cell>
          <table:table-cell office:value-type="float" office:value="11.61" calcext:value-type="float">
            <text:p>11.61</text:p>
          </table:table-cell>
          <table:table-cell office:value-type="float" office:value="14.4" calcext:value-type="float">
            <text:p>14.4</text:p>
          </table:table-cell>
          <table:table-cell office:value-type="float" office:value="13.47" calcext:value-type="float">
            <text:p>13.47</text:p>
          </table:table-cell>
          <table:table-cell office:value-type="float" office:value="16.16" calcext:value-type="float">
            <text:p>16.16</text:p>
          </table:table-cell>
          <table:table-cell office:value-type="float" office:value="13.84" calcext:value-type="float">
            <text:p>13.84</text:p>
          </table:table-cell>
          <table:table-cell office:value-type="float" office:value="9.27" calcext:value-type="float">
            <text:p>9.27</text:p>
          </table:table-cell>
          <table:table-cell office:value-type="float" office:value="10.48" calcext:value-type="float">
            <text:p>10.48</text:p>
          </table:table-cell>
          <table:table-cell office:value-type="float" office:value="13.39" calcext:value-type="float">
            <text:p>13.39</text:p>
          </table:table-cell>
          <table:table-cell office:value-type="float" office:value="19.58" calcext:value-type="float">
            <text:p>19.58</text:p>
          </table:table-cell>
          <table:table-cell office:value-type="float" office:value="13.71" calcext:value-type="float">
            <text:p>13.71</text:p>
          </table:table-cell>
          <table:table-cell office:value-type="float" office:value="12.01" calcext:value-type="float">
            <text:p>12.01</text:p>
          </table:table-cell>
          <table:table-cell office:value-type="float" office:value="12.83" calcext:value-type="float">
            <text:p>12.83</text:p>
          </table:table-cell>
          <table:table-cell office:value-type="float" office:value="10.94" calcext:value-type="float">
            <text:p>10.94</text:p>
          </table:table-cell>
          <table:table-cell office:value-type="float" office:value="9.35" calcext:value-type="float">
            <text:p>9.35</text:p>
          </table:table-cell>
          <table:table-cell office:value-type="float" office:value="7.48" calcext:value-type="float">
            <text:p>7.48</text:p>
          </table:table-cell>
          <table:table-cell office:value-type="float" office:value="5.95" calcext:value-type="float">
            <text:p>5.95</text:p>
          </table:table-cell>
          <table:table-cell office:value-type="float" office:value="8.02" calcext:value-type="float">
            <text:p>8.02</text:p>
          </table:table-cell>
          <table:table-cell office:value-type="float" office:value="12.9" calcext:value-type="float">
            <text:p>12.9</text:p>
          </table:table-cell>
          <table:table-cell office:value-type="float" office:value="7.04" calcext:value-type="float">
            <text:p>7.04</text:p>
          </table:table-cell>
          <table:table-cell office:value-type="float" office:value="6.79" calcext:value-type="float">
            <text:p>6.79</text:p>
          </table:table-cell>
          <table:table-cell office:value-type="float" office:value="8.55" calcext:value-type="float">
            <text:p>8.55</text:p>
          </table:table-cell>
          <table:table-cell office:value-type="float" office:value="11.25" calcext:value-type="float">
            <text:p>11.25</text:p>
          </table:table-cell>
          <table:table-cell office:value-type="float" office:value="11.71" calcext:value-type="float">
            <text:p>11.71</text:p>
          </table:table-cell>
          <table:table-cell office:value-type="float" office:value="11.13" calcext:value-type="float">
            <text:p>11.13</text:p>
          </table:table-cell>
          <table:table-cell office:value-type="float" office:value="14.7" calcext:value-type="float">
            <text:p>14.7</text:p>
          </table:table-cell>
          <table:table-cell office:value-type="float" office:value="14.3" calcext:value-type="float">
            <text:p>14.3</text:p>
          </table:table-cell>
          <table:table-cell office:value-type="float" office:value="13.07" calcext:value-type="float">
            <text:p>13.07</text:p>
          </table:table-cell>
          <table:table-cell office:value-type="float" office:value="10.2" calcext:value-type="float">
            <text:p>10.2</text:p>
          </table:table-cell>
          <table:table-cell office:value-type="float" office:value="16.88" calcext:value-type="float">
            <text:p>16.88</text:p>
          </table:table-cell>
          <table:table-cell office:value-type="float" office:value="19.96" calcext:value-type="float">
            <text:p>19.96</text:p>
          </table:table-cell>
          <table:table-cell office:value-type="float" office:value="7.87" calcext:value-type="float">
            <text:p>7.87</text:p>
          </table:table-cell>
          <table:table-cell office:value-type="float" office:value="9.27" calcext:value-type="float">
            <text:p>9.27</text:p>
          </table:table-cell>
          <table:table-cell office:value-type="float" office:value="10.39" calcext:value-type="float">
            <text:p>10.39</text:p>
          </table:table-cell>
          <table:table-cell office:value-type="float" office:value="11.15" calcext:value-type="float">
            <text:p>11.15</text:p>
          </table:table-cell>
          <table:table-cell office:value-type="float" office:value="10.61" calcext:value-type="float">
            <text:p>10.61</text:p>
          </table:table-cell>
          <table:table-cell office:value-type="float" office:value="11.04" calcext:value-type="float">
            <text:p>11.04</text:p>
          </table:table-cell>
          <table:table-cell office:value-type="float" office:value="16.05" calcext:value-type="float">
            <text:p>16.05</text:p>
          </table:table-cell>
          <table:table-cell office:value-type="float" office:value="12.91" calcext:value-type="float">
            <text:p>12.91</text:p>
          </table:table-cell>
          <table:table-cell office:value-type="float" office:value="15.16" calcext:value-type="float">
            <text:p>15.16</text:p>
          </table:table-cell>
          <table:table-cell office:value-type="float" office:value="17.75" calcext:value-type="float">
            <text:p>17.75</text:p>
          </table:table-cell>
          <table:table-cell office:value-type="float" office:value="18.67" calcext:value-type="float">
            <text:p>18.67</text:p>
          </table:table-cell>
          <table:table-cell office:value-type="float" office:value="19.09" calcext:value-type="float">
            <text:p>19.09</text:p>
          </table:table-cell>
          <table:table-cell office:value-type="float" office:value="20.25" calcext:value-type="float">
            <text:p>20.25</text:p>
          </table:table-cell>
          <table:table-cell office:value-type="float" office:value="15.57" calcext:value-type="float">
            <text:p>15.57</text:p>
          </table:table-cell>
          <table:table-cell office:value-type="float" office:value="14.88" calcext:value-type="float">
            <text:p>14.88</text:p>
          </table:table-cell>
          <table:table-cell office:value-type="float" office:value="14.15" calcext:value-type="float">
            <text:p>14.15</text:p>
          </table:table-cell>
          <table:table-cell office:value-type="float" office:value="16.24" calcext:value-type="float">
            <text:p>16.24</text:p>
          </table:table-cell>
          <table:table-cell office:value-type="float" office:value="15.93" calcext:value-type="float">
            <text:p>15.93</text:p>
          </table:table-cell>
          <table:table-cell office:value-type="float" office:value="4.12" calcext:value-type="float">
            <text:p>4.12</text:p>
          </table:table-cell>
          <table:table-cell office:value-type="float" office:value="6.61" calcext:value-type="float">
            <text:p>6.61</text:p>
          </table:table-cell>
          <table:table-cell office:value-type="float" office:value="5.96" calcext:value-type="float">
            <text:p>5.96</text:p>
          </table:table-cell>
          <table:table-cell office:value-type="float" office:value="4.95" calcext:value-type="float">
            <text:p>4.95</text:p>
          </table:table-cell>
          <table:table-cell office:value-type="float" office:value="4.2" calcext:value-type="float">
            <text:p>4.2</text:p>
          </table:table-cell>
          <table:table-cell office:value-type="float" office:value="7.86" calcext:value-type="float">
            <text:p>7.86</text:p>
          </table:table-cell>
          <table:table-cell office:value-type="float" office:value="9.07" calcext:value-type="float">
            <text:p>9.07</text:p>
          </table:table-cell>
          <table:table-cell office:value-type="float" office:value="7.31" calcext:value-type="float">
            <text:p>7.31</text:p>
          </table:table-cell>
          <table:table-cell office:value-type="float" office:value="6.79" calcext:value-type="float">
            <text:p>6.79</text:p>
          </table:table-cell>
          <table:table-cell office:value-type="float" office:value="15.41" calcext:value-type="float">
            <text:p>15.41</text:p>
          </table:table-cell>
          <table:table-cell office:value-type="float" office:value="12.95" calcext:value-type="float">
            <text:p>12.95</text:p>
          </table:table-cell>
          <table:table-cell office:value-type="float" office:value="11.41" calcext:value-type="float">
            <text:p>11.41</text:p>
          </table:table-cell>
          <table:table-cell office:value-type="float" office:value="12.19" calcext:value-type="float">
            <text:p>12.19</text:p>
          </table:table-cell>
          <table:table-cell office:value-type="float" office:value="17.97" calcext:value-type="float">
            <text:p>17.97</text:p>
          </table:table-cell>
          <table:table-cell office:value-type="float" office:value="12.99" calcext:value-type="float">
            <text:p>12.99</text:p>
          </table:table-cell>
          <table:table-cell office:value-type="float" office:value="17.05" calcext:value-type="float">
            <text:p>17.05</text:p>
          </table:table-cell>
          <table:table-cell office:value-type="float" office:value="22.37" calcext:value-type="float">
            <text:p>22.37</text:p>
          </table:table-cell>
          <table:table-cell office:value-type="float" office:value="20.78" calcext:value-type="float">
            <text:p>20.78</text:p>
          </table:table-cell>
          <table:table-cell office:value-type="float" office:value="8.94" calcext:value-type="float">
            <text:p>8.94</text:p>
          </table:table-cell>
          <table:table-cell office:value-type="float" office:value="12.17" calcext:value-type="float">
            <text:p>12.17</text:p>
          </table:table-cell>
          <table:table-cell office:value-type="float" office:value="10.07" calcext:value-type="float">
            <text:p>10.07</text:p>
          </table:table-cell>
          <table:table-cell office:value-type="float" office:value="7.8" calcext:value-type="float">
            <text:p>7.8</text:p>
          </table:table-cell>
          <table:table-cell office:value-type="float" office:value="6.79" calcext:value-type="float">
            <text:p>6.79</text:p>
          </table:table-cell>
          <table:table-cell office:value-type="float" office:value="9.14" calcext:value-type="float">
            <text:p>9.14</text:p>
          </table:table-cell>
          <table:table-cell office:value-type="float" office:value="7.22" calcext:value-type="float">
            <text:p>7.22</text:p>
          </table:table-cell>
          <table:table-cell office:value-type="float" office:value="10.81" calcext:value-type="float">
            <text:p>10.81</text:p>
          </table:table-cell>
          <table:table-cell office:value-type="float" office:value="7.94" calcext:value-type="float">
            <text:p>7.94</text:p>
          </table:table-cell>
          <table:table-cell office:value-type="float" office:value="10.09" calcext:value-type="float">
            <text:p>10.09</text:p>
          </table:table-cell>
          <table:table-cell office:value-type="float" office:value="8.22" calcext:value-type="float">
            <text:p>8.22</text:p>
          </table:table-cell>
          <table:table-cell office:value-type="float" office:value="13.74" calcext:value-type="float">
            <text:p>13.74</text:p>
          </table:table-cell>
          <table:table-cell office:value-type="float" office:value="9.43" calcext:value-type="float">
            <text:p>9.43</text:p>
          </table:table-cell>
          <table:table-cell office:value-type="float" office:value="9.72" calcext:value-type="float">
            <text:p>9.72</text:p>
          </table:table-cell>
          <table:table-cell office:value-type="float" office:value="10.21" calcext:value-type="float">
            <text:p>10.21</text:p>
          </table:table-cell>
          <table:table-cell office:value-type="float" office:value="14.4" calcext:value-type="float">
            <text:p>14.4</text:p>
          </table:table-cell>
          <table:table-cell office:value-type="float" office:value="11.37" calcext:value-type="float">
            <text:p>11.37</text:p>
          </table:table-cell>
          <table:table-cell office:value-type="float" office:value="13.15" calcext:value-type="float">
            <text:p>13.15</text:p>
          </table:table-cell>
          <table:table-cell office:value-type="float" office:value="0.31" calcext:value-type="float">
            <text:p>0.31</text:p>
          </table:table-cell>
          <table:table-cell office:value-type="float" office:value="0.69" calcext:value-type="float">
            <text:p>0.69</text:p>
          </table:table-cell>
          <table:table-cell office:value-type="float" office:value="0.94" calcext:value-type="float">
            <text:p>0.94</text:p>
          </table:table-cell>
          <table:table-cell office:value-type="float" office:value="1.33" calcext:value-type="float">
            <text:p>1.33</text:p>
          </table:table-cell>
          <table:table-cell office:value-type="float" office:value="1.49" calcext:value-type="float">
            <text:p>1.49</text:p>
          </table:table-cell>
          <table:table-cell office:value-type="float" office:value="2.14" calcext:value-type="float">
            <text:p>2.14</text:p>
          </table:table-cell>
          <table:table-cell office:value-type="float" office:value="2.33" calcext:value-type="float">
            <text:p>2.33</text:p>
          </table:table-cell>
          <table:table-cell office:value-type="float" office:value="1.08" calcext:value-type="float">
            <text:p>1.08</text:p>
          </table:table-cell>
          <table:table-cell office:value-type="float" office:value="1.13" calcext:value-type="float">
            <text:p>1.13</text:p>
          </table:table-cell>
          <table:table-cell office:value-type="float" office:value="2.21" calcext:value-type="float">
            <text:p>2.21</text:p>
          </table:table-cell>
          <table:table-cell office:value-type="float" office:value="2.22" calcext:value-type="float">
            <text:p>2.22</text:p>
          </table:table-cell>
          <table:table-cell office:value-type="float" office:value="2.12" calcext:value-type="float">
            <text:p>2.12</text:p>
          </table:table-cell>
          <table:table-cell office:value-type="float" office:value="1.94" calcext:value-type="float">
            <text:p>1.94</text:p>
          </table:table-cell>
          <table:table-cell office:value-type="float" office:value="1.76" calcext:value-type="float">
            <text:p>1.76</text:p>
          </table:table-cell>
          <table:table-cell office:value-type="float" office:value="1.69" calcext:value-type="float">
            <text:p>1.69</text:p>
          </table:table-cell>
          <table:table-cell office:value-type="float" office:value="1.83" calcext:value-type="float">
            <text:p>1.83</text:p>
          </table:table-cell>
          <table:table-cell office:value-type="float" office:value="3.08" calcext:value-type="float">
            <text:p>3.08</text:p>
          </table:table-cell>
          <table:table-cell office:value-type="float" office:value="3.05" calcext:value-type="float">
            <text:p>3.05</text:p>
          </table:table-cell>
        </table:table-row>
        <table:table-row table:style-name="ro1">
          <table:table-cell office:value-type="string" calcext:value-type="string">
            <text:p>T. MASSA LEVE,LANCHES PRONTOS</text:p>
          </table:table-cell>
          <table:table-cell office:value-type="float" office:value="3.87" calcext:value-type="float">
            <text:p>3.87</text:p>
          </table:table-cell>
          <table:table-cell office:value-type="float" office:value="4.23" calcext:value-type="float">
            <text:p>4.23</text:p>
          </table:table-cell>
          <table:table-cell office:value-type="float" office:value="4.45" calcext:value-type="float">
            <text:p>4.45</text:p>
          </table:table-cell>
          <table:table-cell office:value-type="float" office:value="4.61" calcext:value-type="float">
            <text:p>4.61</text:p>
          </table:table-cell>
          <table:table-cell office:value-type="float" office:value="6.35" calcext:value-type="float">
            <text:p>6.35</text:p>
          </table:table-cell>
          <table:table-cell office:value-type="float" office:value="7.62" calcext:value-type="float">
            <text:p>7.62</text:p>
          </table:table-cell>
          <table:table-cell office:value-type="float" office:value="6.43" calcext:value-type="float">
            <text:p>6.43</text:p>
          </table:table-cell>
          <table:table-cell office:value-type="float" office:value="7.3" calcext:value-type="float">
            <text:p>7.3</text:p>
          </table:table-cell>
          <table:table-cell office:value-type="float" office:value="5.69" calcext:value-type="float">
            <text:p>5.69</text:p>
          </table:table-cell>
          <table:table-cell office:value-type="float" office:value="6.92" calcext:value-type="float">
            <text:p>6.92</text:p>
          </table:table-cell>
          <table:table-cell office:value-type="float" office:value="7.65" calcext:value-type="float">
            <text:p>7.65</text:p>
          </table:table-cell>
          <table:table-cell office:value-type="float" office:value="11.1" calcext:value-type="float">
            <text:p>11.1</text:p>
          </table:table-cell>
          <table:table-cell office:value-type="float" office:value="9.26" calcext:value-type="float">
            <text:p>9.26</text:p>
          </table:table-cell>
          <table:table-cell office:value-type="float" office:value="9.1" calcext:value-type="float">
            <text:p>9.1</text:p>
          </table:table-cell>
          <table:table-cell office:value-type="float" office:value="6.85" calcext:value-type="float">
            <text:p>6.85</text:p>
          </table:table-cell>
          <table:table-cell office:value-type="float" office:value="6.39" calcext:value-type="float">
            <text:p>6.39</text:p>
          </table:table-cell>
          <table:table-cell office:value-type="float" office:value="5.78" calcext:value-type="float">
            <text:p>5.78</text:p>
          </table:table-cell>
          <table:table-cell office:value-type="float" office:value="6.04" calcext:value-type="float">
            <text:p>6.04</text:p>
          </table:table-cell>
          <table:table-cell office:value-type="float" office:value="18.07" calcext:value-type="float">
            <text:p>18.07</text:p>
          </table:table-cell>
          <table:table-cell office:value-type="float" office:value="21.26" calcext:value-type="float">
            <text:p>21.26</text:p>
          </table:table-cell>
          <table:table-cell office:value-type="float" office:value="16.57" calcext:value-type="float">
            <text:p>16.57</text:p>
          </table:table-cell>
          <table:table-cell office:value-type="float" office:value="15.38" calcext:value-type="float">
            <text:p>15.38</text:p>
          </table:table-cell>
          <table:table-cell office:value-type="float" office:value="11.18" calcext:value-type="float">
            <text:p>11.18</text:p>
          </table:table-cell>
          <table:table-cell office:value-type="float" office:value="16.3" calcext:value-type="float">
            <text:p>16.3</text:p>
          </table:table-cell>
          <table:table-cell office:value-type="float" office:value="19.84" calcext:value-type="float">
            <text:p>19.84</text:p>
          </table:table-cell>
          <table:table-cell office:value-type="float" office:value="17.81" calcext:value-type="float">
            <text:p>17.81</text:p>
          </table:table-cell>
          <table:table-cell office:value-type="float" office:value="16.19" calcext:value-type="float">
            <text:p>16.19</text:p>
          </table:table-cell>
          <table:table-cell office:value-type="float" office:value="14.38" calcext:value-type="float">
            <text:p>14.38</text:p>
          </table:table-cell>
          <table:table-cell office:value-type="float" office:value="11.14" calcext:value-type="float">
            <text:p>11.14</text:p>
          </table:table-cell>
          <table:table-cell office:value-type="float" office:value="15.48" calcext:value-type="float">
            <text:p>15.48</text:p>
          </table:table-cell>
          <table:table-cell office:value-type="float" office:value="11.56" calcext:value-type="float">
            <text:p>11.56</text:p>
          </table:table-cell>
          <table:table-cell office:value-type="float" office:value="13.31" calcext:value-type="float">
            <text:p>13.31</text:p>
          </table:table-cell>
          <table:table-cell office:value-type="float" office:value="5.53" calcext:value-type="float">
            <text:p>5.53</text:p>
          </table:table-cell>
          <table:table-cell office:value-type="float" office:value="4.08" calcext:value-type="float">
            <text:p>4.08</text:p>
          </table:table-cell>
          <table:table-cell office:value-type="float" office:value="2.59" calcext:value-type="float">
            <text:p>2.59</text:p>
          </table:table-cell>
          <table:table-cell office:value-type="float" office:value="2.97" calcext:value-type="float">
            <text:p>2.97</text:p>
          </table:table-cell>
          <table:table-cell office:value-type="float" office:value="0.9" calcext:value-type="float">
            <text:p>0.9</text:p>
          </table:table-cell>
          <table:table-cell office:value-type="float" office:value="2.26" calcext:value-type="float">
            <text:p>2.26</text:p>
          </table:table-cell>
          <table:table-cell office:value-type="float" office:value="2.38" calcext:value-type="float">
            <text:p>2.38</text:p>
          </table:table-cell>
          <table:table-cell office:value-type="float" office:value="3.02" calcext:value-type="float">
            <text:p>3.02</text:p>
          </table:table-cell>
          <table:table-cell office:value-type="float" office:value="4.13" calcext:value-type="float">
            <text:p>4.13</text:p>
          </table:table-cell>
          <table:table-cell office:value-type="float" office:value="3.11" calcext:value-type="float">
            <text:p>3.11</text:p>
          </table:table-cell>
          <table:table-cell office:value-type="float" office:value="2.93" calcext:value-type="float">
            <text:p>2.93</text:p>
          </table:table-cell>
          <table:table-cell office:value-type="float" office:value="5.99" calcext:value-type="float">
            <text:p>5.99</text:p>
          </table:table-cell>
          <table:table-cell office:value-type="float" office:value="9.55" calcext:value-type="float">
            <text:p>9.55</text:p>
          </table:table-cell>
          <table:table-cell office:value-type="float" office:value="6.03" calcext:value-type="float">
            <text:p>6.03</text:p>
          </table:table-cell>
          <table:table-cell office:value-type="float" office:value="4.94" calcext:value-type="float">
            <text:p>4.94</text:p>
          </table:table-cell>
          <table:table-cell office:value-type="float" office:value="5.69" calcext:value-type="float">
            <text:p>5.69</text:p>
          </table:table-cell>
          <table:table-cell office:value-type="float" office:value="9.02" calcext:value-type="float">
            <text:p>9.02</text:p>
          </table:table-cell>
          <table:table-cell office:value-type="float" office:value="7.93" calcext:value-type="float">
            <text:p>7.93</text:p>
          </table:table-cell>
          <table:table-cell office:value-type="float" office:value="5.66" calcext:value-type="float">
            <text:p>5.66</text:p>
          </table:table-cell>
          <table:table-cell office:value-type="float" office:value="4.23" calcext:value-type="float">
            <text:p>4.23</text:p>
          </table:table-cell>
          <table:table-cell office:value-type="float" office:value="3.12" calcext:value-type="float">
            <text:p>3.12</text:p>
          </table:table-cell>
          <table:table-cell office:value-type="float" office:value="4.71" calcext:value-type="float">
            <text:p>4.71</text:p>
          </table:table-cell>
          <table:table-cell office:value-type="float" office:value="11.68" calcext:value-type="float">
            <text:p>11.68</text:p>
          </table:table-cell>
          <table:table-cell office:value-type="float" office:value="8.74" calcext:value-type="float">
            <text:p>8.74</text:p>
          </table:table-cell>
          <table:table-cell office:value-type="float" office:value="12.51" calcext:value-type="float">
            <text:p>12.51</text:p>
          </table:table-cell>
          <table:table-cell office:value-type="float" office:value="12.13" calcext:value-type="float">
            <text:p>12.13</text:p>
          </table:table-cell>
          <table:table-cell office:value-type="float" office:value="14.53" calcext:value-type="float">
            <text:p>14.53</text:p>
          </table:table-cell>
          <table:table-cell office:value-type="float" office:value="15.62" calcext:value-type="float">
            <text:p>15.62</text:p>
          </table:table-cell>
          <table:table-cell office:value-type="float" office:value="14.8" calcext:value-type="float">
            <text:p>14.8</text:p>
          </table:table-cell>
          <table:table-cell office:value-type="float" office:value="16.98" calcext:value-type="float">
            <text:p>16.98</text:p>
          </table:table-cell>
          <table:table-cell office:value-type="float" office:value="15.46" calcext:value-type="float">
            <text:p>15.46</text:p>
          </table:table-cell>
          <table:table-cell office:value-type="float" office:value="14.76" calcext:value-type="float">
            <text:p>14.76</text:p>
          </table:table-cell>
          <table:table-cell office:value-type="float" office:value="13.56" calcext:value-type="float">
            <text:p>13.56</text:p>
          </table:table-cell>
          <table:table-cell office:value-type="float" office:value="15.46" calcext:value-type="float">
            <text:p>15.46</text:p>
          </table:table-cell>
          <table:table-cell office:value-type="float" office:value="14.56" calcext:value-type="float">
            <text:p>14.56</text:p>
          </table:table-cell>
          <table:table-cell office:value-type="float" office:value="18.06" calcext:value-type="float">
            <text:p>18.06</text:p>
          </table:table-cell>
          <table:table-cell office:value-type="float" office:value="17.44" calcext:value-type="float">
            <text:p>17.44</text:p>
          </table:table-cell>
          <table:table-cell office:value-type="float" office:value="20.66" calcext:value-type="float">
            <text:p>20.66</text:p>
          </table:table-cell>
          <table:table-cell office:value-type="float" office:value="18.61" calcext:value-type="float">
            <text:p>18.61</text:p>
          </table:table-cell>
          <table:table-cell office:value-type="float" office:value="24.76" calcext:value-type="float">
            <text:p>24.76</text:p>
          </table:table-cell>
          <table:table-cell office:value-type="float" office:value="7.64" calcext:value-type="float">
            <text:p>7.64</text:p>
          </table:table-cell>
          <table:table-cell office:value-type="float" office:value="8.61" calcext:value-type="float">
            <text:p>8.61</text:p>
          </table:table-cell>
          <table:table-cell office:value-type="float" office:value="12.71" calcext:value-type="float">
            <text:p>12.71</text:p>
          </table:table-cell>
          <table:table-cell office:value-type="float" office:value="11.7" calcext:value-type="float">
            <text:p>11.7</text:p>
          </table:table-cell>
          <table:table-cell office:value-type="float" office:value="13.45" calcext:value-type="float">
            <text:p>13.45</text:p>
          </table:table-cell>
          <table:table-cell office:value-type="float" office:value="14.74" calcext:value-type="float">
            <text:p>14.74</text:p>
          </table:table-cell>
          <table:table-cell office:value-type="float" office:value="15.06" calcext:value-type="float">
            <text:p>15.06</text:p>
          </table:table-cell>
          <table:table-cell office:value-type="float" office:value="14.24" calcext:value-type="float">
            <text:p>14.24</text:p>
          </table:table-cell>
          <table:table-cell office:value-type="float" office:value="10.76" calcext:value-type="float">
            <text:p>10.76</text:p>
          </table:table-cell>
          <table:table-cell office:value-type="float" office:value="10.87" calcext:value-type="float">
            <text:p>10.87</text:p>
          </table:table-cell>
          <table:table-cell office:value-type="float" office:value="9.62" calcext:value-type="float">
            <text:p>9.62</text:p>
          </table:table-cell>
          <table:table-cell office:value-type="float" office:value="13.77" calcext:value-type="float">
            <text:p>13.77</text:p>
          </table:table-cell>
          <table:table-cell office:value-type="float" office:value="12.66" calcext:value-type="float">
            <text:p>12.66</text:p>
          </table:table-cell>
          <table:table-cell office:value-type="float" office:value="13.62" calcext:value-type="float">
            <text:p>13.62</text:p>
          </table:table-cell>
          <table:table-cell office:value-type="float" office:value="11.11" calcext:value-type="float">
            <text:p>11.11</text:p>
          </table:table-cell>
          <table:table-cell office:value-type="float" office:value="12.8" calcext:value-type="float">
            <text:p>12.8</text:p>
          </table:table-cell>
          <table:table-cell office:value-type="float" office:value="10.51" calcext:value-type="float">
            <text:p>10.51</text:p>
          </table:table-cell>
          <table:table-cell office:value-type="float" office:value="13.53" calcext:value-type="float">
            <text:p>13.53</text:p>
          </table:table-cell>
          <table:table-cell office:value-type="float" office:value="6.73" calcext:value-type="float">
            <text:p>6.73</text:p>
          </table:table-cell>
          <table:table-cell office:value-type="float" office:value="11.78" calcext:value-type="float">
            <text:p>11.78</text:p>
          </table:table-cell>
          <table:table-cell office:value-type="float" office:value="10.57" calcext:value-type="float">
            <text:p>10.57</text:p>
          </table:table-cell>
          <table:table-cell office:value-type="float" office:value="8.7" calcext:value-type="float">
            <text:p>8.7</text:p>
          </table:table-cell>
          <table:table-cell office:value-type="float" office:value="8.06" calcext:value-type="float">
            <text:p>8.06</text:p>
          </table:table-cell>
          <table:table-cell office:value-type="float" office:value="9.28" calcext:value-type="float">
            <text:p>9.28</text:p>
          </table:table-cell>
          <table:table-cell office:value-type="float" office:value="7.1" calcext:value-type="float">
            <text:p>7.1</text:p>
          </table:table-cell>
          <table:table-cell office:value-type="float" office:value="8.12" calcext:value-type="float">
            <text:p>8.12</text:p>
          </table:table-cell>
          <table:table-cell office:value-type="float" office:value="8.29" calcext:value-type="float">
            <text:p>8.29</text:p>
          </table:table-cell>
          <table:table-cell office:value-type="float" office:value="6.63" calcext:value-type="float">
            <text:p>6.63</text:p>
          </table:table-cell>
          <table:table-cell office:value-type="float" office:value="3.98" calcext:value-type="float">
            <text:p>3.98</text:p>
          </table:table-cell>
          <table:table-cell office:value-type="float" office:value="7.86" calcext:value-type="float">
            <text:p>7.86</text:p>
          </table:table-cell>
          <table:table-cell office:value-type="float" office:value="6.51" calcext:value-type="float">
            <text:p>6.51</text:p>
          </table:table-cell>
          <table:table-cell office:value-type="float" office:value="7.3" calcext:value-type="float">
            <text:p>7.3</text:p>
          </table:table-cell>
          <table:table-cell office:value-type="float" office:value="7.4" calcext:value-type="float">
            <text:p>7.4</text:p>
          </table:table-cell>
          <table:table-cell office:value-type="float" office:value="9.84" calcext:value-type="float">
            <text:p>9.84</text:p>
          </table:table-cell>
          <table:table-cell office:value-type="float" office:value="9.19" calcext:value-type="float">
            <text:p>9.19</text:p>
          </table:table-cell>
          <table:table-cell office:value-type="float" office:value="8.46" calcext:value-type="float">
            <text:p>8.46</text:p>
          </table:table-cell>
          <table:table-cell office:value-type="float" office:value="2.26" calcext:value-type="float">
            <text:p>2.26</text:p>
          </table:table-cell>
          <table:table-cell office:value-type="float" office:value="2.59" calcext:value-type="float">
            <text:p>2.59</text:p>
          </table:table-cell>
          <table:table-cell office:value-type="float" office:value="3.69" calcext:value-type="float">
            <text:p>3.69</text:p>
          </table:table-cell>
          <table:table-cell office:value-type="float" office:value="2.94" calcext:value-type="float">
            <text:p>2.94</text:p>
          </table:table-cell>
          <table:table-cell office:value-type="float" office:value="4.11" calcext:value-type="float">
            <text:p>4.11</text:p>
          </table:table-cell>
          <table:table-cell office:value-type="float" office:value="5.12" calcext:value-type="float">
            <text:p>5.12</text:p>
          </table:table-cell>
          <table:table-cell office:value-type="float" office:value="1.58" calcext:value-type="float">
            <text:p>1.58</text:p>
          </table:table-cell>
          <table:table-cell office:value-type="float" office:value="1.61" calcext:value-type="float">
            <text:p>1.61</text:p>
          </table:table-cell>
          <table:table-cell office:value-type="float" office:value="1.78" calcext:value-type="float">
            <text:p>1.78</text:p>
          </table:table-cell>
          <table:table-cell office:value-type="float" office:value="1.28" calcext:value-type="float">
            <text:p>1.28</text:p>
          </table:table-cell>
          <table:table-cell office:value-type="float" office:value="1.32" calcext:value-type="float">
            <text:p>1.32</text:p>
          </table:table-cell>
          <table:table-cell office:value-type="float" office:value="2.49" calcext:value-type="float">
            <text:p>2.49</text:p>
          </table:table-cell>
          <table:table-cell office:value-type="float" office:value="2.71" calcext:value-type="float">
            <text:p>2.71</text:p>
          </table:table-cell>
          <table:table-cell office:value-type="float" office:value="1.75" calcext:value-type="float">
            <text:p>1.75</text:p>
          </table:table-cell>
          <table:table-cell office:value-type="float" office:value="1.43" calcext:value-type="float">
            <text:p>1.43</text:p>
          </table:table-cell>
          <table:table-cell office:value-type="float" office:value="0.81" calcext:value-type="float">
            <text:p>0.81</text:p>
          </table:table-cell>
          <table:table-cell office:value-type="float" office:value="1.14" calcext:value-type="float">
            <text:p>1.14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table-cell office:value-type="string" calcext:value-type="string">
            <text:p>Potencial Mercado</text:p>
          </table:table-cell>
          <table:table-cell table:formula="of:=[$Populacao.$B$2]*[.$B$13]" office:value-type="float" office:value="1321.6085637" calcext:value-type="float">
            <text:p>1321.6085637</text:p>
          </table:table-cell>
          <table:table-cell table:formula="of:=[$Populacao.$B$2]*[.$B$13]" office:value-type="float" office:value="1321.6085637" calcext:value-type="float">
            <text:p>1321.6085637</text:p>
          </table:table-cell>
          <table:table-cell table:formula="of:=[$Populacao.$B$2]*[.$B$13]" office:value-type="float" office:value="1321.6085637" calcext:value-type="float">
            <text:p>1321.6085637</text:p>
          </table:table-cell>
          <table:table-cell table:formula="of:=[$Populacao.$B$2]*[.$B$13]" office:value-type="float" office:value="1321.6085637" calcext:value-type="float">
            <text:p>1321.6085637</text:p>
          </table:table-cell>
          <table:table-cell table:formula="of:=[$Populacao.$B$2]*[.$B$13]" office:value-type="float" office:value="1321.6085637" calcext:value-type="float">
            <text:p>1321.6085637</text:p>
          </table:table-cell>
          <table:table-cell table:formula="of:=[$Populacao.$B$2]*[.$B$13]" office:value-type="float" office:value="1321.6085637" calcext:value-type="float">
            <text:p>1321.6085637</text:p>
          </table:table-cell>
          <table:table-cell table:formula="of:=[$Populacao.$B$2]*[.$B$13]" office:value-type="float" office:value="1321.6085637" calcext:value-type="float">
            <text:p>1321.6085637</text:p>
          </table:table-cell>
          <table:table-cell table:formula="of:=[$Populacao.$B$2]*[.$B$13]" office:value-type="float" office:value="1321.6085637" calcext:value-type="float">
            <text:p>1321.6085637</text:p>
          </table:table-cell>
          <table:table-cell table:formula="of:=[$Populacao.$B$2]*[.$B$13]" office:value-type="float" office:value="1321.6085637" calcext:value-type="float">
            <text:p>1321.6085637</text:p>
          </table:table-cell>
          <table:table-cell table:formula="of:=[$Populacao.$B$2]*[.$B$13]" office:value-type="float" office:value="1321.6085637" calcext:value-type="float">
            <text:p>1321.6085637</text:p>
          </table:table-cell>
          <table:table-cell table:formula="of:=[$Populacao.$B$2]*[.$B$13]" office:value-type="float" office:value="1321.6085637" calcext:value-type="float">
            <text:p>1321.6085637</text:p>
          </table:table-cell>
          <table:table-cell table:formula="of:=[$Populacao.$B$2]*[.$B$13]" office:value-type="float" office:value="1321.6085637" calcext:value-type="float">
            <text:p>1321.6085637</text:p>
          </table:table-cell>
          <table:table-cell table:formula="of:=[$Populacao.$B$2]*[.$B$13]" office:value-type="float" office:value="1321.6085637" calcext:value-type="float">
            <text:p>1321.6085637</text:p>
          </table:table-cell>
          <table:table-cell table:formula="of:=[$Populacao.$B$2]*[.$B$13]" office:value-type="float" office:value="1321.6085637" calcext:value-type="float">
            <text:p>1321.6085637</text:p>
          </table:table-cell>
          <table:table-cell table:formula="of:=[$Populacao.$B$2]*[.$B$13]" office:value-type="float" office:value="1321.6085637" calcext:value-type="float">
            <text:p>1321.6085637</text:p>
          </table:table-cell>
          <table:table-cell table:formula="of:=[$Populacao.$B$2]*[.$B$13]" office:value-type="float" office:value="1321.6085637" calcext:value-type="float">
            <text:p>1321.6085637</text:p>
          </table:table-cell>
          <table:table-cell table:formula="of:=[$Populacao.$B$2]*[.$B$13]" office:value-type="float" office:value="1321.6085637" calcext:value-type="float">
            <text:p>1321.6085637</text:p>
          </table:table-cell>
          <table:table-cell table:formula="of:=[$Populacao.$B$2]*[.$B$13]" office:value-type="float" office:value="1321.6085637" calcext:value-type="float">
            <text:p>1321.6085637</text:p>
          </table:table-cell>
          <table:table-cell table:formula="of:=[$Populacao.$B$3]*[.$B$13]" office:value-type="float" office:value="1174.3088919" calcext:value-type="float">
            <text:p>1174.3088919</text:p>
          </table:table-cell>
          <table:table-cell table:formula="of:=[$Populacao.$B$3]*[.$B$13]" office:value-type="float" office:value="1174.3088919" calcext:value-type="float">
            <text:p>1174.3088919</text:p>
          </table:table-cell>
          <table:table-cell table:formula="of:=[$Populacao.$B$3]*[.$B$13]" office:value-type="float" office:value="1174.3088919" calcext:value-type="float">
            <text:p>1174.3088919</text:p>
          </table:table-cell>
          <table:table-cell table:formula="of:=[$Populacao.$B$3]*[.$B$13]" office:value-type="float" office:value="1174.3088919" calcext:value-type="float">
            <text:p>1174.3088919</text:p>
          </table:table-cell>
          <table:table-cell table:formula="of:=[$Populacao.$B$3]*[.$B$13]" office:value-type="float" office:value="1174.3088919" calcext:value-type="float">
            <text:p>1174.3088919</text:p>
          </table:table-cell>
          <table:table-cell table:formula="of:=[$Populacao.$B$3]*[.$B$13]" office:value-type="float" office:value="1174.3088919" calcext:value-type="float">
            <text:p>1174.3088919</text:p>
          </table:table-cell>
          <table:table-cell table:formula="of:=[$Populacao.$B$3]*[.$B$13]" office:value-type="float" office:value="1174.3088919" calcext:value-type="float">
            <text:p>1174.3088919</text:p>
          </table:table-cell>
          <table:table-cell table:formula="of:=[$Populacao.$B$3]*[.$B$13]" office:value-type="float" office:value="1174.3088919" calcext:value-type="float">
            <text:p>1174.3088919</text:p>
          </table:table-cell>
          <table:table-cell table:formula="of:=[$Populacao.$B$3]*[.$B$13]" office:value-type="float" office:value="1174.3088919" calcext:value-type="float">
            <text:p>1174.3088919</text:p>
          </table:table-cell>
          <table:table-cell table:formula="of:=[$Populacao.$B$3]*[.$B$13]" office:value-type="float" office:value="1174.3088919" calcext:value-type="float">
            <text:p>1174.3088919</text:p>
          </table:table-cell>
          <table:table-cell table:formula="of:=[$Populacao.$B$3]*[.$B$13]" office:value-type="float" office:value="1174.3088919" calcext:value-type="float">
            <text:p>1174.3088919</text:p>
          </table:table-cell>
          <table:table-cell table:formula="of:=[$Populacao.$B$3]*[.$B$13]" office:value-type="float" office:value="1174.3088919" calcext:value-type="float">
            <text:p>1174.3088919</text:p>
          </table:table-cell>
          <table:table-cell table:formula="of:=[$Populacao.$B$3]*[.$B$13]" office:value-type="float" office:value="1174.3088919" calcext:value-type="float">
            <text:p>1174.3088919</text:p>
          </table:table-cell>
          <table:table-cell table:formula="of:=[$Populacao.$B$3]*[.$B$13]" office:value-type="float" office:value="1174.3088919" calcext:value-type="float">
            <text:p>1174.3088919</text:p>
          </table:table-cell>
          <table:table-cell table:formula="of:=[$Populacao.$B$3]*[.$B$13]" office:value-type="float" office:value="1174.3088919" calcext:value-type="float">
            <text:p>1174.3088919</text:p>
          </table:table-cell>
          <table:table-cell table:formula="of:=[$Populacao.$B$3]*[.$B$13]" office:value-type="float" office:value="1174.3088919" calcext:value-type="float">
            <text:p>1174.3088919</text:p>
          </table:table-cell>
          <table:table-cell table:formula="of:=[$Populacao.$B$3]*[.$B$13]" office:value-type="float" office:value="1174.3088919" calcext:value-type="float">
            <text:p>1174.3088919</text:p>
          </table:table-cell>
          <table:table-cell table:formula="of:=[$Populacao.$B$3]*[.$B$13]" office:value-type="float" office:value="1174.3088919" calcext:value-type="float">
            <text:p>1174.3088919</text:p>
          </table:table-cell>
          <table:table-cell table:formula="of:=[$Populacao.$B$4]*[.$B$13]" office:value-type="float" office:value="471.1139727" calcext:value-type="float">
            <text:p>471.1139727</text:p>
          </table:table-cell>
          <table:table-cell table:formula="of:=[$Populacao.$B$4]*[.$B$13]" office:value-type="float" office:value="471.1139727" calcext:value-type="float">
            <text:p>471.1139727</text:p>
          </table:table-cell>
          <table:table-cell table:formula="of:=[$Populacao.$B$4]*[.$B$13]" office:value-type="float" office:value="471.1139727" calcext:value-type="float">
            <text:p>471.1139727</text:p>
          </table:table-cell>
          <table:table-cell table:formula="of:=[$Populacao.$B$4]*[.$B$13]" office:value-type="float" office:value="471.1139727" calcext:value-type="float">
            <text:p>471.1139727</text:p>
          </table:table-cell>
          <table:table-cell table:formula="of:=[$Populacao.$B$4]*[.$B$13]" office:value-type="float" office:value="471.1139727" calcext:value-type="float">
            <text:p>471.1139727</text:p>
          </table:table-cell>
          <table:table-cell table:formula="of:=[$Populacao.$B$4]*[.$B$13]" office:value-type="float" office:value="471.1139727" calcext:value-type="float">
            <text:p>471.1139727</text:p>
          </table:table-cell>
          <table:table-cell table:formula="of:=[$Populacao.$B$4]*[.$B$13]" office:value-type="float" office:value="471.1139727" calcext:value-type="float">
            <text:p>471.1139727</text:p>
          </table:table-cell>
          <table:table-cell table:formula="of:=[$Populacao.$B$4]*[.$B$13]" office:value-type="float" office:value="471.1139727" calcext:value-type="float">
            <text:p>471.1139727</text:p>
          </table:table-cell>
          <table:table-cell table:formula="of:=[$Populacao.$B$4]*[.$B$13]" office:value-type="float" office:value="471.1139727" calcext:value-type="float">
            <text:p>471.1139727</text:p>
          </table:table-cell>
          <table:table-cell table:formula="of:=[$Populacao.$B$4]*[.$B$13]" office:value-type="float" office:value="471.1139727" calcext:value-type="float">
            <text:p>471.1139727</text:p>
          </table:table-cell>
          <table:table-cell table:formula="of:=[$Populacao.$B$4]*[.$B$13]" office:value-type="float" office:value="471.1139727" calcext:value-type="float">
            <text:p>471.1139727</text:p>
          </table:table-cell>
          <table:table-cell table:formula="of:=[$Populacao.$B$4]*[.$B$13]" office:value-type="float" office:value="471.1139727" calcext:value-type="float">
            <text:p>471.1139727</text:p>
          </table:table-cell>
          <table:table-cell table:formula="of:=[$Populacao.$B$4]*[.$B$13]" office:value-type="float" office:value="471.1139727" calcext:value-type="float">
            <text:p>471.1139727</text:p>
          </table:table-cell>
          <table:table-cell table:formula="of:=[$Populacao.$B$4]*[.$B$13]" office:value-type="float" office:value="471.1139727" calcext:value-type="float">
            <text:p>471.1139727</text:p>
          </table:table-cell>
          <table:table-cell table:formula="of:=[$Populacao.$B$4]*[.$B$13]" office:value-type="float" office:value="471.1139727" calcext:value-type="float">
            <text:p>471.1139727</text:p>
          </table:table-cell>
          <table:table-cell table:formula="of:=[$Populacao.$B$4]*[.$B$13]" office:value-type="float" office:value="471.1139727" calcext:value-type="float">
            <text:p>471.1139727</text:p>
          </table:table-cell>
          <table:table-cell table:formula="of:=[$Populacao.$B$4]*[.$B$13]" office:value-type="float" office:value="471.1139727" calcext:value-type="float">
            <text:p>471.1139727</text:p>
          </table:table-cell>
          <table:table-cell table:formula="of:=[$Populacao.$B$4]*[.$B$13]" office:value-type="float" office:value="471.1139727" calcext:value-type="float">
            <text:p>471.1139727</text:p>
          </table:table-cell>
          <table:table-cell table:formula="of:=[$Populacao.$B$5]*[.$B$13]" office:value-type="float" office:value="1227.9411798" calcext:value-type="float">
            <text:p>1227.9411798</text:p>
          </table:table-cell>
          <table:table-cell table:formula="of:=[$Populacao.$B$5]*[.$B$13]" office:value-type="float" office:value="1227.9411798" calcext:value-type="float">
            <text:p>1227.9411798</text:p>
          </table:table-cell>
          <table:table-cell table:formula="of:=[$Populacao.$B$5]*[.$B$13]" office:value-type="float" office:value="1227.9411798" calcext:value-type="float">
            <text:p>1227.9411798</text:p>
          </table:table-cell>
          <table:table-cell table:formula="of:=[$Populacao.$B$5]*[.$B$13]" office:value-type="float" office:value="1227.9411798" calcext:value-type="float">
            <text:p>1227.9411798</text:p>
          </table:table-cell>
          <table:table-cell table:formula="of:=[$Populacao.$B$5]*[.$B$13]" office:value-type="float" office:value="1227.9411798" calcext:value-type="float">
            <text:p>1227.9411798</text:p>
          </table:table-cell>
          <table:table-cell table:formula="of:=[$Populacao.$B$5]*[.$B$13]" office:value-type="float" office:value="1227.9411798" calcext:value-type="float">
            <text:p>1227.9411798</text:p>
          </table:table-cell>
          <table:table-cell table:formula="of:=[$Populacao.$B$5]*[.$B$13]" office:value-type="float" office:value="1227.9411798" calcext:value-type="float">
            <text:p>1227.9411798</text:p>
          </table:table-cell>
          <table:table-cell table:formula="of:=[$Populacao.$B$5]*[.$B$13]" office:value-type="float" office:value="1227.9411798" calcext:value-type="float">
            <text:p>1227.9411798</text:p>
          </table:table-cell>
          <table:table-cell table:formula="of:=[$Populacao.$B$5]*[.$B$13]" office:value-type="float" office:value="1227.9411798" calcext:value-type="float">
            <text:p>1227.9411798</text:p>
          </table:table-cell>
          <table:table-cell table:formula="of:=[$Populacao.$B$5]*[.$B$13]" office:value-type="float" office:value="1227.9411798" calcext:value-type="float">
            <text:p>1227.9411798</text:p>
          </table:table-cell>
          <table:table-cell table:formula="of:=[$Populacao.$B$5]*[.$B$13]" office:value-type="float" office:value="1227.9411798" calcext:value-type="float">
            <text:p>1227.9411798</text:p>
          </table:table-cell>
          <table:table-cell table:formula="of:=[$Populacao.$B$5]*[.$B$13]" office:value-type="float" office:value="1227.9411798" calcext:value-type="float">
            <text:p>1227.9411798</text:p>
          </table:table-cell>
          <table:table-cell table:formula="of:=[$Populacao.$B$5]*[.$B$13]" office:value-type="float" office:value="1227.9411798" calcext:value-type="float">
            <text:p>1227.9411798</text:p>
          </table:table-cell>
          <table:table-cell table:formula="of:=[$Populacao.$B$5]*[.$B$13]" office:value-type="float" office:value="1227.9411798" calcext:value-type="float">
            <text:p>1227.9411798</text:p>
          </table:table-cell>
          <table:table-cell table:formula="of:=[$Populacao.$B$5]*[.$B$13]" office:value-type="float" office:value="1227.9411798" calcext:value-type="float">
            <text:p>1227.9411798</text:p>
          </table:table-cell>
          <table:table-cell table:formula="of:=[$Populacao.$B$5]*[.$B$13]" office:value-type="float" office:value="1227.9411798" calcext:value-type="float">
            <text:p>1227.9411798</text:p>
          </table:table-cell>
          <table:table-cell table:formula="of:=[$Populacao.$B$5]*[.$B$13]" office:value-type="float" office:value="1227.9411798" calcext:value-type="float">
            <text:p>1227.9411798</text:p>
          </table:table-cell>
          <table:table-cell table:formula="of:=[$Populacao.$B$5]*[.$B$13]" office:value-type="float" office:value="1227.9411798" calcext:value-type="float">
            <text:p>1227.9411798</text:p>
          </table:table-cell>
          <table:table-cell table:formula="of:=[$Populacao.$B$6]*[.$B$13]" office:value-type="float" office:value="1227.9411798" calcext:value-type="float">
            <text:p>1227.9411798</text:p>
          </table:table-cell>
          <table:table-cell table:formula="of:=[$Populacao.$B$6]*[.$B$13]" office:value-type="float" office:value="1227.9411798" calcext:value-type="float">
            <text:p>1227.9411798</text:p>
          </table:table-cell>
          <table:table-cell table:formula="of:=[$Populacao.$B$6]*[.$B$13]" office:value-type="float" office:value="1227.9411798" calcext:value-type="float">
            <text:p>1227.9411798</text:p>
          </table:table-cell>
          <table:table-cell table:formula="of:=[$Populacao.$B$6]*[.$B$13]" office:value-type="float" office:value="1227.9411798" calcext:value-type="float">
            <text:p>1227.9411798</text:p>
          </table:table-cell>
          <table:table-cell table:formula="of:=[$Populacao.$B$6]*[.$B$13]" office:value-type="float" office:value="1227.9411798" calcext:value-type="float">
            <text:p>1227.9411798</text:p>
          </table:table-cell>
          <table:table-cell table:formula="of:=[$Populacao.$B$6]*[.$B$13]" office:value-type="float" office:value="1227.9411798" calcext:value-type="float">
            <text:p>1227.9411798</text:p>
          </table:table-cell>
          <table:table-cell table:formula="of:=[$Populacao.$B$6]*[.$B$13]" office:value-type="float" office:value="1227.9411798" calcext:value-type="float">
            <text:p>1227.9411798</text:p>
          </table:table-cell>
          <table:table-cell table:formula="of:=[$Populacao.$B$6]*[.$B$13]" office:value-type="float" office:value="1227.9411798" calcext:value-type="float">
            <text:p>1227.9411798</text:p>
          </table:table-cell>
          <table:table-cell table:formula="of:=[$Populacao.$B$6]*[.$B$13]" office:value-type="float" office:value="1227.9411798" calcext:value-type="float">
            <text:p>1227.9411798</text:p>
          </table:table-cell>
          <table:table-cell table:formula="of:=[$Populacao.$B$6]*[.$B$13]" office:value-type="float" office:value="1227.9411798" calcext:value-type="float">
            <text:p>1227.9411798</text:p>
          </table:table-cell>
          <table:table-cell table:formula="of:=[$Populacao.$B$6]*[.$B$13]" office:value-type="float" office:value="1227.9411798" calcext:value-type="float">
            <text:p>1227.9411798</text:p>
          </table:table-cell>
          <table:table-cell table:formula="of:=[$Populacao.$B$6]*[.$B$13]" office:value-type="float" office:value="1227.9411798" calcext:value-type="float">
            <text:p>1227.9411798</text:p>
          </table:table-cell>
          <table:table-cell table:formula="of:=[$Populacao.$B$6]*[.$B$13]" office:value-type="float" office:value="1227.9411798" calcext:value-type="float">
            <text:p>1227.9411798</text:p>
          </table:table-cell>
          <table:table-cell table:formula="of:=[$Populacao.$B$6]*[.$B$13]" office:value-type="float" office:value="1227.9411798" calcext:value-type="float">
            <text:p>1227.9411798</text:p>
          </table:table-cell>
          <table:table-cell table:formula="of:=[$Populacao.$B$6]*[.$B$13]" office:value-type="float" office:value="1227.9411798" calcext:value-type="float">
            <text:p>1227.9411798</text:p>
          </table:table-cell>
          <table:table-cell table:formula="of:=[$Populacao.$B$6]*[.$B$13]" office:value-type="float" office:value="1227.9411798" calcext:value-type="float">
            <text:p>1227.9411798</text:p>
          </table:table-cell>
          <table:table-cell table:formula="of:=[$Populacao.$B$6]*[.$B$13]" office:value-type="float" office:value="1227.9411798" calcext:value-type="float">
            <text:p>1227.9411798</text:p>
          </table:table-cell>
          <table:table-cell table:formula="of:=[$Populacao.$B$6]*[.$B$13]" office:value-type="float" office:value="1227.9411798" calcext:value-type="float">
            <text:p>1227.9411798</text:p>
          </table:table-cell>
          <table:table-cell table:formula="of:=[$Populacao.$B$7]*[.$B$13]" office:value-type="float" office:value="829.0989279" calcext:value-type="float">
            <text:p>829.0989279</text:p>
          </table:table-cell>
          <table:table-cell table:formula="of:=[$Populacao.$B$7]*[.$B$13]" office:value-type="float" office:value="829.0989279" calcext:value-type="float">
            <text:p>829.0989279</text:p>
          </table:table-cell>
          <table:table-cell table:formula="of:=[$Populacao.$B$7]*[.$B$13]" office:value-type="float" office:value="829.0989279" calcext:value-type="float">
            <text:p>829.0989279</text:p>
          </table:table-cell>
          <table:table-cell table:formula="of:=[$Populacao.$B$7]*[.$B$13]" office:value-type="float" office:value="829.0989279" calcext:value-type="float">
            <text:p>829.0989279</text:p>
          </table:table-cell>
          <table:table-cell table:formula="of:=[$Populacao.$B$7]*[.$B$13]" office:value-type="float" office:value="829.0989279" calcext:value-type="float">
            <text:p>829.0989279</text:p>
          </table:table-cell>
          <table:table-cell table:formula="of:=[$Populacao.$B$7]*[.$B$13]" office:value-type="float" office:value="829.0989279" calcext:value-type="float">
            <text:p>829.0989279</text:p>
          </table:table-cell>
          <table:table-cell table:formula="of:=[$Populacao.$B$7]*[.$B$13]" office:value-type="float" office:value="829.0989279" calcext:value-type="float">
            <text:p>829.0989279</text:p>
          </table:table-cell>
          <table:table-cell table:formula="of:=[$Populacao.$B$7]*[.$B$13]" office:value-type="float" office:value="829.0989279" calcext:value-type="float">
            <text:p>829.0989279</text:p>
          </table:table-cell>
          <table:table-cell table:formula="of:=[$Populacao.$B$7]*[.$B$13]" office:value-type="float" office:value="829.0989279" calcext:value-type="float">
            <text:p>829.0989279</text:p>
          </table:table-cell>
          <table:table-cell table:formula="of:=[$Populacao.$B$7]*[.$B$13]" office:value-type="float" office:value="829.0989279" calcext:value-type="float">
            <text:p>829.0989279</text:p>
          </table:table-cell>
          <table:table-cell table:formula="of:=[$Populacao.$B$7]*[.$B$13]" office:value-type="float" office:value="829.0989279" calcext:value-type="float">
            <text:p>829.0989279</text:p>
          </table:table-cell>
          <table:table-cell table:formula="of:=[$Populacao.$B$7]*[.$B$13]" office:value-type="float" office:value="829.0989279" calcext:value-type="float">
            <text:p>829.0989279</text:p>
          </table:table-cell>
          <table:table-cell table:formula="of:=[$Populacao.$B$7]*[.$B$13]" office:value-type="float" office:value="829.0989279" calcext:value-type="float">
            <text:p>829.0989279</text:p>
          </table:table-cell>
          <table:table-cell table:formula="of:=[$Populacao.$B$7]*[.$B$13]" office:value-type="float" office:value="829.0989279" calcext:value-type="float">
            <text:p>829.0989279</text:p>
          </table:table-cell>
          <table:table-cell table:formula="of:=[$Populacao.$B$7]*[.$B$13]" office:value-type="float" office:value="829.0989279" calcext:value-type="float">
            <text:p>829.0989279</text:p>
          </table:table-cell>
          <table:table-cell table:formula="of:=[$Populacao.$B$7]*[.$B$13]" office:value-type="float" office:value="829.0989279" calcext:value-type="float">
            <text:p>829.0989279</text:p>
          </table:table-cell>
          <table:table-cell table:formula="of:=[$Populacao.$B$7]*[.$B$13]" office:value-type="float" office:value="829.0989279" calcext:value-type="float">
            <text:p>829.0989279</text:p>
          </table:table-cell>
          <table:table-cell table:formula="of:=[$Populacao.$B$7]*[.$B$13]" office:value-type="float" office:value="829.0989279" calcext:value-type="float">
            <text:p>829.0989279</text:p>
          </table:table-cell>
          <table:table-cell table:formula="of:=[$Populacao.$B$8]*[.$B$13]" office:value-type="float" office:value="324.4865391" calcext:value-type="float">
            <text:p>324.4865391</text:p>
          </table:table-cell>
          <table:table-cell table:formula="of:=[$Populacao.$B$8]*[.$B$13]" office:value-type="float" office:value="324.4865391" calcext:value-type="float">
            <text:p>324.4865391</text:p>
          </table:table-cell>
          <table:table-cell table:formula="of:=[$Populacao.$B$8]*[.$B$13]" office:value-type="float" office:value="324.4865391" calcext:value-type="float">
            <text:p>324.4865391</text:p>
          </table:table-cell>
          <table:table-cell table:formula="of:=[$Populacao.$B$8]*[.$B$13]" office:value-type="float" office:value="324.4865391" calcext:value-type="float">
            <text:p>324.4865391</text:p>
          </table:table-cell>
          <table:table-cell table:formula="of:=[$Populacao.$B$8]*[.$B$13]" office:value-type="float" office:value="324.4865391" calcext:value-type="float">
            <text:p>324.4865391</text:p>
          </table:table-cell>
          <table:table-cell table:formula="of:=[$Populacao.$B$8]*[.$B$13]" office:value-type="float" office:value="324.4865391" calcext:value-type="float">
            <text:p>324.4865391</text:p>
          </table:table-cell>
          <table:table-cell table:formula="of:=[$Populacao.$B$8]*[.$B$13]" office:value-type="float" office:value="324.4865391" calcext:value-type="float">
            <text:p>324.4865391</text:p>
          </table:table-cell>
          <table:table-cell table:formula="of:=[$Populacao.$B$8]*[.$B$13]" office:value-type="float" office:value="324.4865391" calcext:value-type="float">
            <text:p>324.4865391</text:p>
          </table:table-cell>
          <table:table-cell table:formula="of:=[$Populacao.$B$8]*[.$B$13]" office:value-type="float" office:value="324.4865391" calcext:value-type="float">
            <text:p>324.4865391</text:p>
          </table:table-cell>
          <table:table-cell table:formula="of:=[$Populacao.$B$8]*[.$B$13]" office:value-type="float" office:value="324.4865391" calcext:value-type="float">
            <text:p>324.4865391</text:p>
          </table:table-cell>
          <table:table-cell table:formula="of:=[$Populacao.$B$8]*[.$B$13]" office:value-type="float" office:value="324.4865391" calcext:value-type="float">
            <text:p>324.4865391</text:p>
          </table:table-cell>
          <table:table-cell table:formula="of:=[$Populacao.$B$8]*[.$B$13]" office:value-type="float" office:value="324.4865391" calcext:value-type="float">
            <text:p>324.4865391</text:p>
          </table:table-cell>
          <table:table-cell table:formula="of:=[$Populacao.$B$8]*[.$B$13]" office:value-type="float" office:value="324.4865391" calcext:value-type="float">
            <text:p>324.4865391</text:p>
          </table:table-cell>
          <table:table-cell table:formula="of:=[$Populacao.$B$8]*[.$B$13]" office:value-type="float" office:value="324.4865391" calcext:value-type="float">
            <text:p>324.4865391</text:p>
          </table:table-cell>
          <table:table-cell table:formula="of:=[$Populacao.$B$8]*[.$B$13]" office:value-type="float" office:value="324.4865391" calcext:value-type="float">
            <text:p>324.4865391</text:p>
          </table:table-cell>
          <table:table-cell table:formula="of:=[$Populacao.$B$8]*[.$B$13]" office:value-type="float" office:value="324.4865391" calcext:value-type="float">
            <text:p>324.4865391</text:p>
          </table:table-cell>
          <table:table-cell table:formula="of:=[$Populacao.$B$8]*[.$B$13]" office:value-type="float" office:value="324.4865391" calcext:value-type="float">
            <text:p>324.4865391</text:p>
          </table:table-cell>
          <table:table-cell table:formula="of:=[$Populacao.$B$8]*[.$B$13]" office:value-type="float" office:value="324.4865391" calcext:value-type="float">
            <text:p>324.4865391</text:p>
          </table:table-cell>
        </table:table-row>
        <table:table-row table:style-name="ro1">
          <table:table-cell table:number-columns-repeated="127"/>
        </table:table-row>
        <table:table-row table:style-name="ro1">
          <table:table-cell office:value-type="string" calcext:value-type="string">
            <text:p>fator</text:p>
          </table:table-cell>
          <table:table-cell table:formula="of:=0.03/1000" office:value-type="float" office:value="0.00003" calcext:value-type="float">
            <text:p>3E-05</text:p>
          </table:table-cell>
          <table:table-cell table:number-columns-repeated="125"/>
        </table:table-row>
      </table:table>
      <table:table table:name="Populacao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populacao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table:formula="of:=SUM(['file:///home/rbrandao/dados_congelados/populacao.ods'#$Estados.B11:.B17])" office:value-type="float" office:value="44053618.79" calcext:value-type="float">
            <text:p>44053618.79</text:p>
          </table:table-cell>
        </table:table-row>
        <table:table-row table:style-name="ro1">
          <table:table-cell office:value-type="string" calcext:value-type="string">
            <text:p>II</text:p>
          </table:table-cell>
          <table:table-cell table:formula="of:=SUM(['file:///home/rbrandao/dados_congelados/populacao.ods'#$Estados.B18:.B20])" office:value-type="float" office:value="39143629.73" calcext:value-type="float">
            <text:p>39143629.73</text:p>
          </table:table-cell>
        </table:table-row>
        <table:table-row table:style-name="ro1">
          <table:table-cell office:value-type="string" calcext:value-type="string">
            <text:p>III</text:p>
          </table:table-cell>
          <table:table-cell table:formula="of:=SUM(['file:///home/rbrandao/dados_congelados/populacao.ods'#$Estados.B20])" office:value-type="float" office:value="15703799.09" calcext:value-type="float">
            <text:p>15703799.09</text:p>
          </table:table-cell>
        </table:table-row>
        <table:table-row table:style-name="ro1">
          <table:table-cell office:value-type="string" calcext:value-type="string">
            <text:p>IV</text:p>
          </table:table-cell>
          <table:table-cell table:formula="of:=['file:///home/rbrandao/dados_congelados/populacao.ods'#$Estados.B21]" office:value-type="float" office:value="40931372.66" calcext:value-type="float">
            <text:p>40931372.66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table:formula="of:=['file:///home/rbrandao/dados_congelados/populacao.ods'#$Estados.B21]" office:value-type="float" office:value="40931372.66" calcext:value-type="float">
            <text:p>40931372.66</text:p>
          </table:table-cell>
        </table:table-row>
        <table:table-row table:style-name="ro1">
          <table:table-cell office:value-type="string" calcext:value-type="string">
            <text:p>VI</text:p>
          </table:table-cell>
          <table:table-cell table:formula="of:=SUM(['file:///home/rbrandao/dados_congelados/populacao.ods'#$Estados.B22:.B24])" office:value-type="float" office:value="27636630.93" calcext:value-type="float">
            <text:p>27636630.93</text:p>
          </table:table-cell>
        </table:table-row>
        <table:table-row table:style-name="ro1">
          <table:table-cell office:value-type="string" calcext:value-type="string">
            <text:p>VII</text:p>
          </table:table-cell>
          <table:table-cell table:formula="of:=['file:///home/rbrandao/dados_congelados/populacao.ods'#$Estados.B25]+SUM(['file:///home/rbrandao/dados_congelados/populacao.ods'#$Estados.B27:.B28])" office:value-type="float" office:value="10816217.97" calcext:value-type="float">
            <text:p>10816217.97</text:p>
          </table:table-cell>
        </table:table-row>
      </table:table>
      <table:table table:name="'file:///home/rbrandao/dados_congelados/populacao.ods'#Estados" table:print="false" table:style-name="ta_extref">
        <table:table-source xlink:type="simple" xlink:href="../populacao.ods" table:table-name="Estados" table:filter-name="calc8" table:mode="copy-results-only"/>
        <table:table-column table:number-columns-repeated="2"/>
        <table:table-row table:number-rows-repeated="10">
          <table:table-cell table:number-columns-repeated="2"/>
        </table:table-row>
        <table:table-row>
          <table:table-cell/>
          <table:table-cell table:style-name="ce2" office:value-type="float" office:value="8509772.13">
            <text:p>8509772.13</text:p>
          </table:table-cell>
        </table:table-row>
        <table:table-row>
          <table:table-cell/>
          <table:table-cell table:style-name="ce2" office:value-type="float" office:value="3166135.84">
            <text:p>3166135.84</text:p>
          </table:table-cell>
        </table:table-row>
        <table:table-row>
          <table:table-cell/>
          <table:table-cell table:style-name="ce2" office:value-type="float" office:value="3805128.48">
            <text:p>3805128.48</text:p>
          </table:table-cell>
        </table:table-row>
        <table:table-row>
          <table:table-cell/>
          <table:table-cell table:style-name="ce2" office:value-type="float" office:value="8768807.24">
            <text:p>8768807.24</text:p>
          </table:table-cell>
        </table:table-row>
        <table:table-row>
          <table:table-cell/>
          <table:table-cell table:style-name="ce2" office:value-type="float" office:value="3183530">
            <text:p>3183530</text:p>
          </table:table-cell>
        </table:table-row>
        <table:table-row>
          <table:table-cell/>
          <table:table-cell table:style-name="ce2" office:value-type="float" office:value="2036343.6">
            <text:p>2036343.6</text:p>
          </table:table-cell>
        </table:table-row>
        <table:table-row>
          <table:table-cell/>
          <table:table-cell table:style-name="ce2" office:value-type="float" office:value="14583901.5">
            <text:p>14583901.5</text:p>
          </table:table-cell>
        </table:table-row>
        <table:table-row>
          <table:table-cell/>
          <table:table-cell table:style-name="ce2" office:value-type="float" office:value="19981227.5">
            <text:p>19981227.5</text:p>
          </table:table-cell>
        </table:table-row>
        <table:table-row>
          <table:table-cell/>
          <table:table-cell table:style-name="ce2" office:value-type="float" office:value="3458603.14">
            <text:p>3458603.14</text:p>
          </table:table-cell>
        </table:table-row>
        <table:table-row>
          <table:table-cell/>
          <table:table-cell table:style-name="ce2" office:value-type="float" office:value="15703799.09">
            <text:p>15703799.09</text:p>
          </table:table-cell>
        </table:table-row>
        <table:table-row>
          <table:table-cell/>
          <table:table-cell table:style-name="ce2" office:value-type="float" office:value="40931372.66">
            <text:p>40931372.66</text:p>
          </table:table-cell>
        </table:table-row>
        <table:table-row>
          <table:table-cell/>
          <table:table-cell table:style-name="ce2" office:value-type="float" office:value="10644341.12">
            <text:p>10644341.12</text:p>
          </table:table-cell>
        </table:table-row>
        <table:table-row>
          <table:table-cell/>
          <table:table-cell table:style-name="ce2" office:value-type="float" office:value="6106739.19">
            <text:p>6106739.19</text:p>
          </table:table-cell>
        </table:table-row>
        <table:table-row>
          <table:table-cell/>
          <table:table-cell table:style-name="ce2" office:value-type="float" office:value="10885550.62">
            <text:p>10885550.62</text:p>
          </table:table-cell>
        </table:table-row>
        <table:table-row>
          <table:table-cell/>
          <table:table-cell table:style-name="ce2" office:value-type="float" office:value="2381510.45">
            <text:p>2381510.45</text:p>
          </table:table-cell>
        </table:table-row>
        <table:table-row>
          <table:table-cell table:number-columns-repeated="2"/>
        </table:table-row>
        <table:table-row>
          <table:table-cell/>
          <table:table-cell table:style-name="ce2" office:value-type="float" office:value="5895689.12">
            <text:p>5895689.12</text:p>
          </table:table-cell>
        </table:table-row>
        <table:table-row>
          <table:table-cell/>
          <table:table-cell table:style-name="ce2" office:value-type="float" office:value="2539018.4">
            <text:p>2539018.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AR PL KaitiM GB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P0" style:volatile="true">
      <number:number number:decimal-places="0" loext:min-decimal-places="0" number:min-integer-digits="1"/>
    </number:number-style>
    <number:number-style style:name="N125">
      <number:text>-</number:text>
      <number:number number:decimal-places="0" loext:min-decimal-places="0" number:min-integer-digits="1"/>
      <style:map style:condition="value()&gt;=0" style:apply-style-name="N125P0"/>
    </number:number-style>
    <number:number-style style:name="N127P0" style:volatile="true">
      <number:number number:decimal-places="1" loext:min-decimal-places="1" number:min-integer-digits="1" number:grouping="true"/>
    </number:number-style>
    <number:number-style style:name="N127">
      <number:text>-</number:text>
      <number:number number:decimal-places="1" loext:min-decimal-places="1" number:min-integer-digits="1" number:grouping="true"/>
      <style:map style:condition="value()&gt;=0" style:apply-style-name="N127P0"/>
    </number:number-style>
    <number:number-style style:name="N128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28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29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30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31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31P0"/>
    </number:number-style>
    <number:number-style style:name="N13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2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2P2" style:volatile="true">
      <loext:text> </loext:text>
      <loext:fill-character> </loext:fill-character>
      <number:text>-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3P0" style:volatile="true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3P1" style:volatile="true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3P2" style:volatile="true">
      <loext:text> R$ </loext:text>
      <loext:fill-character> </loext:fill-character>
      <number:text>-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4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5P0" style:volatile="true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5P1" style:volatile="true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5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text-style style:name="N136">
      <number:text-content/>
      <loext:fill-character>.</loext:fill-character>
    </number:text-style>
    <number:number-style style:name="N137">
      <number:number number:decimal-places="2" loext:min-decimal-places="2" number:min-integer-digits="1">
        <number:embedded-text number:position="6"> </number:embedded-text>
        <number:embedded-text number:position="3"> </number:embedded-text>
      </number:number>
    </number:number-style>
    <number:number-style style:name="N138P0" style:volatile="true">
      <number:number number:decimal-places="2" loext:min-decimal-places="2" number:min-integer-digits="1">
        <number:embedded-text number:position="6"> </number:embedded-text>
        <number:embedded-text number:position="3"> </number:embedded-text>
      </number:number>
    </number:number-style>
    <number:number-style style:name="N138P1" style:volatile="true">
      <number:text>-</number:text>
      <number:number number:decimal-places="2" loext:min-decimal-places="2" number:min-integer-digits="1">
        <number:embedded-text number:position="6"> </number:embedded-text>
        <number:embedded-text number:position="3"> </number:embedded-text>
      </number:number>
    </number:number-style>
    <number:number-style style:name="N138">
      <number:text>-</number:text>
      <style:map style:condition="value()&gt;0" style:apply-style-name="N138P0"/>
      <style:map style:condition="value()&lt;0" style:apply-style-name="N138P1"/>
    </number:number-style>
    <number:number-style style:name="N139"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</number:number-style>
    <number:number-style style:name="N140P0" style:volatile="true"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</number:number-style>
    <number:number-style style:name="N140P1" style:volatile="true">
      <number:text>-</number:text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</number:number-style>
    <number:number-style style:name="N140">
      <number:text>-</number:text>
      <style:map style:condition="value()&gt;0" style:apply-style-name="N140P0"/>
      <style:map style:condition="value()&lt;0" style:apply-style-name="N140P1"/>
    </number:number-style>
    <number:number-style style:name="N141">
      <number:number number:decimal-places="1" loext:min-decimal-places="1" number:min-integer-digits="1"/>
    </number:number-style>
    <number:number-style style:name="N142">
      <number:number number:decimal-places="4" loext:min-decimal-places="4" number:min-integer-digits="1"/>
    </number:number-style>
    <number:number-style style:name="N143">
      <number:number number:decimal-places="0" loext:min-decimal-places="0" number:min-integer-digits="0">
        <number:embedded-text number:position="6"> </number:embedded-text>
        <number:embedded-text number:position="3"> </number:embedded-text>
      </number:number>
    </number:number-style>
    <number:number-style style:name="N144P0" style:volatile="true">
      <number:text>R$</number:text>
      <number:number number:decimal-places="0" loext:min-decimal-places="0" number:min-integer-digits="1" number:grouping="true"/>
      <number:text> </number:text>
    </number:number-style>
    <number:number-style style:name="N144">
      <number:text>(R$</number:text>
      <number:number number:decimal-places="0" loext:min-decimal-places="0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text>R$</number:text>
      <number:number number:decimal-places="0" loext:min-decimal-places="0" number:min-integer-digits="1" number:grouping="true"/>
      <number:text> </number:text>
    </number:number-style>
    <number:number-style style:name="N145">
      <style:text-properties fo:color="#ff0000"/>
      <number:text>(R$</number:text>
      <number:number number:decimal-places="0" loext:min-decimal-places="0" number:min-integer-digits="1" number:grouping="true"/>
      <number:text>)</number:text>
      <style:map style:condition="value()&gt;=0" style:apply-style-name="N145P0"/>
    </number:number-style>
    <number:number-style style:name="N146P0" style:volatile="true">
      <number:text>R$</number:text>
      <number:number number:decimal-places="2" loext:min-decimal-places="2" number:min-integer-digits="1" number:grouping="true"/>
      <number:text> </number:text>
    </number:number-style>
    <number:number-style style:name="N146">
      <number:text>(R$</number:text>
      <number:number number:decimal-places="2" loext:min-decimal-places="2" number:min-integer-digits="1" number:grouping="true"/>
      <number:text>)</number:text>
      <style:map style:condition="value()&gt;=0" style:apply-style-name="N146P0"/>
    </number:number-style>
    <number:number-style style:name="N147P0" style:volatile="true">
      <number:text>R$</number:text>
      <number:number number:decimal-places="2" loext:min-decimal-places="2" number:min-integer-digits="1" number:grouping="true"/>
      <number:text> </number:text>
    </number:number-style>
    <number:number-style style:name="N147">
      <style:text-properties fo:color="#ff0000"/>
      <number:text>(R$</number:text>
      <number:number number:decimal-places="2" loext:min-decimal-places="2" number:min-integer-digits="1" number:grouping="true"/>
      <number:text>)</number:text>
      <style:map style:condition="value()&gt;=0" style:apply-style-name="N147P0"/>
    </number:number-style>
    <number:number-style style:name="N148P0" style:volatile="true">
      <loext:text> R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8P1" style:volatile="true">
      <loext:text> R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8P2" style:volatile="true">
      <loext:text> R$</loext:text>
      <loext:fill-character> </loext:fill-character>
      <number:text>-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49P0" style:volatile="true">
      <loext:text> R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9P1" style:volatile="true">
      <loext:text> R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9P2" style:volatile="true">
      <loext:text> R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number:text>R$ </number:text>
      <number:number number:decimal-places="0" loext:min-decimal-places="0" number:min-integer-digits="1" number:grouping="true"/>
    </number:number-style>
    <number:number-style style:name="N150">
      <number:text>-R$ </number:text>
      <number:number number:decimal-places="0" loext:min-decimal-places="0" number:min-integer-digits="1" number:grouping="true"/>
      <style:map style:condition="value()&gt;=0" style:apply-style-name="N150P0"/>
    </number:number-style>
    <number:number-style style:name="N151P0" style:volatile="true">
      <number:text>R$ </number:text>
      <number:number number:decimal-places="0" loext:min-decimal-places="0" number:min-integer-digits="1" number:grouping="true"/>
    </number:number-style>
    <number:number-style style:name="N151">
      <style:text-properties fo:color="#ff0000"/>
      <number:text>-R$ </number:text>
      <number:number number:decimal-places="0" loext:min-decimal-places="0" number:min-integer-digits="1" number:grouping="true"/>
      <style:map style:condition="value()&gt;=0" style:apply-style-name="N151P0"/>
    </number:number-style>
    <number:number-style style:name="N152P0" style:volatile="true">
      <number:text>R$ </number:text>
      <number:number number:decimal-places="2" loext:min-decimal-places="2" number:min-integer-digits="1" number:grouping="true"/>
    </number:number-style>
    <number:number-style style:name="N152">
      <number:text>-R$ </number:text>
      <number:number number:decimal-places="2" loext:min-decimal-places="2" number:min-integer-digits="1" number:grouping="true"/>
      <style:map style:condition="value()&gt;=0" style:apply-style-name="N152P0"/>
    </number:number-style>
    <number:number-style style:name="N153P0" style:volatile="true">
      <number:text>R$ </number:text>
      <number:number number:decimal-places="2" loext:min-decimal-places="2" number:min-integer-digits="1" number:grouping="true"/>
    </number:number-style>
    <number:number-style style:name="N153">
      <style:text-properties fo:color="#ff0000"/>
      <number:text>-R$ </number:text>
      <number:number number:decimal-places="2" loext:min-decimal-places="2" number:min-integer-digits="1" number:grouping="true"/>
      <style:map style:condition="value()&gt;=0" style:apply-style-name="N153P0"/>
    </number:number-style>
    <number:number-style style:name="N154P0" style:volatile="true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4P1" style:volatile="true">
      <loext:text>-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4P2" style:volatile="true">
      <loext:text> R$ </loext:text>
      <loext:fill-character> </loext:fill-character>
      <number:text>- </number:text>
    </number:number-style>
    <number:text-style style:name="N154">
      <number:text> </number:text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5P2" style:volatile="true">
      <loext:text> </loext:text>
      <loext:fill-character> </loext:fill-character>
      <number:text>-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6P0" style:volatile="true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6P1" style:volatile="true">
      <loext:text>-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6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6">
      <number:text> </number:text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">
      <number:number number:decimal-places="0" loext:min-decimal-places="0" number:min-integer-digits="0">
        <number:embedded-text number:position="9"> </number:embedded-text>
        <number:embedded-text number:position="6"> </number:embedded-text>
        <number:embedded-text number:position="3"> </number:embedded-text>
      </number:number>
    </number:number-style>
    <number:number-style style:name="N159">
      <number:number number:decimal-places="0" loext:min-decimal-places="0" number:min-integer-digits="6">
        <number:embedded-text number:position="3"> </number:embedded-text>
      </number:number>
    </number:number-style>
    <number:number-style style:name="N160">
      <number:number number:decimal-places="0" loext:min-decimal-places="0" number:min-integer-digits="5">
        <number:embedded-text number:position="3"> </number:embedded-text>
      </number:number>
    </number:number-style>
    <number:number-style style:name="N161">
      <number:number number:decimal-places="0" loext:min-decimal-places="0" number:min-integer-digits="5">
        <number:embedded-text number:position="3"> </number:embedded-text>
      </number:number>
      <number:text>l</number:text>
    </number:number-style>
    <number:number-style style:name="N162">
      <number:number number:decimal-places="0" loext:min-decimal-places="0" number:min-integer-digits="7">
        <number:embedded-text number:position="6"> </number:embedded-text>
        <number:embedded-text number:position="3"> </number:embedded-text>
      </number:number>
    </number:number-style>
    <number:number-style style:name="N163">
      <number:number number:decimal-places="2" loext:min-decimal-places="2" number:min-integer-digits="4">
        <number:embedded-text number:position="3"> </number:embedded-text>
      </number:number>
    </number:number-style>
    <number:number-style style:name="N164">
      <number:text> </number:text>
      <number:number number:decimal-places="0" loext:min-decimal-places="0" number:min-integer-digits="6">
        <number:embedded-text number:position="3"> </number:embedded-text>
      </number:number>
    </number:number-style>
    <number:number-style style:name="N165">
      <number:number number:decimal-places="2" loext:min-decimal-places="2" number:min-integer-digits="1">
        <number:embedded-text number:position="3"> </number:embedded-text>
      </number:number>
    </number:number-style>
    <number:number-style style:name="N166">
      <number:number number:decimal-places="3" loext:min-decimal-places="3" number:min-integer-digits="1"/>
    </number:number-style>
    <number:number-style style:name="N167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67P1" style:volatile="true">
      <loext:text> </loext:text>
      <loext:fill-character> </loext:fill-character>
      <number:text>(</number:text>
      <number:number number:decimal-places="3" loext:min-decimal-places="3" number:min-integer-digits="1" number:grouping="true"/>
      <number:text>)</number:text>
    </number:number-style>
    <number:number-style style:name="N16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">
      <number:number number:decimal-places="1" loext:min-decimal-places="1" number:min-integer-digits="1">
        <number:embedded-text number:position="3"> </number:embedded-text>
      </number:number>
    </number:number-style>
    <number:number-style style:name="N169P0" style:volatile="true">
      <number:number number:decimal-places="1" loext:min-decimal-places="1" number:min-integer-digits="1">
        <number:embedded-text number:position="6"> </number:embedded-text>
        <number:embedded-text number:position="3"> </number:embedded-text>
      </number:number>
    </number:number-style>
    <number:number-style style:name="N169P1" style:volatile="true">
      <number:text>-</number:text>
      <number:number number:decimal-places="1" loext:min-decimal-places="1" number:min-integer-digits="1">
        <number:embedded-text number:position="6"> </number:embedded-text>
        <number:embedded-text number:position="3"> </number:embedded-text>
      </number:number>
    </number:number-style>
    <number:number-style style:name="N169">
      <number:text>-</number:text>
      <style:map style:condition="value()&gt;0" style:apply-style-name="N169P0"/>
      <style:map style:condition="value()&lt;0" style:apply-style-name="N169P1"/>
    </number:number-style>
    <number:number-style style:name="N170">
      <number:text>-</number:text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5">00/00/0000</text:date>, <text:time style:data-style-name="N2" text:time-value="11:56:13.36725943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19T19:04:05.301616376</meta:creation-date>
    <dc:date>2020-11-25T13:31:34.597246596</dc:date>
    <meta:editing-duration>PT1H23M27S</meta:editing-duration>
    <meta:editing-cycles>16</meta:editing-cycles>
    <meta:generator>LibreOffice/6.1.5.2$Linux_X86_64 LibreOffice_project/10$Build-2</meta:generator>
    <meta:document-statistic meta:table-count="3" meta:cell-count="2460" meta:object-count="0"/>
  </office:meta>
</office:document-meta>
</file>